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Object 22/content.xml" manifest:media-type="text/xml"/>
  <manifest:file-entry manifest:full-path="Object 22/styles.xml" manifest:media-type="text/xml"/>
  <manifest:file-entry manifest:full-path="Object 22/meta.xml" manifest:media-type="text/xml"/>
  <manifest:file-entry manifest:full-path="Object 22/" manifest:media-type="application/vnd.oasis.opendocument.chart"/>
  <manifest:file-entry manifest:full-path="Object 16/content.xml" manifest:media-type="text/xml"/>
  <manifest:file-entry manifest:full-path="Object 16/styles.xml" manifest:media-type="text/xml"/>
  <manifest:file-entry manifest:full-path="Object 16/meta.xml" manifest:media-type="text/xml"/>
  <manifest:file-entry manifest:full-path="Object 16/" manifest:media-type="application/vnd.oasis.opendocument.chart"/>
  <manifest:file-entry manifest:full-path="meta.xml" manifest:media-type="text/xml"/>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23/content.xml" manifest:media-type="text/xml"/>
  <manifest:file-entry manifest:full-path="Object 23/styles.xml" manifest:media-type="text/xml"/>
  <manifest:file-entry manifest:full-path="Object 23/meta.xml" manifest:media-type="text/xml"/>
  <manifest:file-entry manifest:full-path="Object 23/" manifest:media-type="application/vnd.oasis.opendocument.chart"/>
  <manifest:file-entry manifest:full-path="Thumbnails/thumbnail.png" manifest:media-type="image/png"/>
  <manifest:file-entry manifest:full-path="Object 24/content.xml" manifest:media-type="text/xml"/>
  <manifest:file-entry manifest:full-path="Object 24/styles.xml" manifest:media-type="text/xml"/>
  <manifest:file-entry manifest:full-path="Object 24/meta.xml" manifest:media-type="text/xml"/>
  <manifest:file-entry manifest:full-path="Object 24/" manifest:media-type="application/vnd.oasis.opendocument.chart"/>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8/content.xml" manifest:media-type="text/xml"/>
  <manifest:file-entry manifest:full-path="Object 18/styles.xml" manifest:media-type="text/xml"/>
  <manifest:file-entry manifest:full-path="Object 18/meta.xml" manifest:media-type="text/xml"/>
  <manifest:file-entry manifest:full-path="Object 18/"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107.66pt"/>
    </style:style>
    <style:style style:name="co3" style:family="table-column">
      <style:table-column-properties fo:break-before="auto" style:column-width="233.35pt"/>
    </style:style>
    <style:style style:name="co4" style:family="table-column">
      <style:table-column-properties fo:break-before="auto" style:column-width="190.29pt"/>
    </style:style>
    <style:style style:name="co5" style:family="table-column">
      <style:table-column-properties fo:break-before="auto" style:column-width="87.51pt"/>
    </style:style>
    <style:style style:name="co6" style:family="table-column">
      <style:table-column-properties fo:break-before="auto" style:column-width="1437.59pt"/>
    </style:style>
    <style:style style:name="co7" style:family="table-column">
      <style:table-column-properties fo:break-before="auto" style:column-width="888.24pt"/>
    </style:style>
    <style:style style:name="co8" style:family="table-column">
      <style:table-column-properties fo:break-before="auto" style:column-width="298.66pt"/>
    </style:style>
    <style:style style:name="co9" style:family="table-column">
      <style:table-column-properties fo:break-before="auto" style:column-width="586.86pt"/>
    </style:style>
    <style:style style:name="co10" style:family="table-column">
      <style:table-column-properties fo:break-before="auto" style:column-width="852.86pt"/>
    </style:style>
    <style:style style:name="co11" style:family="table-column">
      <style:table-column-properties fo:break-before="auto" style:column-width="418.11pt"/>
    </style:style>
    <style:style style:name="co12" style:family="table-column">
      <style:table-column-properties fo:break-before="auto" style:column-width="388.26pt"/>
    </style:style>
    <style:style style:name="co13" style:family="table-column">
      <style:table-column-properties fo:break-before="auto" style:column-width="748.01pt"/>
    </style:style>
    <style:style style:name="co14" style:family="table-column">
      <style:table-column-properties fo:break-before="auto" style:column-width="290.3pt"/>
    </style:style>
    <style:style style:name="co15" style:family="table-column">
      <style:table-column-properties fo:break-before="auto" style:column-width="441.69pt"/>
    </style:style>
    <style:style style:name="co16" style:family="table-column">
      <style:table-column-properties fo:break-before="auto" style:column-width="303.51pt"/>
    </style:style>
    <style:style style:name="co17" style:family="table-column">
      <style:table-column-properties fo:break-before="auto" style:column-width="470.21pt"/>
    </style:style>
    <style:style style:name="co18" style:family="table-column">
      <style:table-column-properties fo:break-before="auto" style:column-width="920.89pt"/>
    </style:style>
    <style:style style:name="co19" style:family="table-column">
      <style:table-column-properties fo:break-before="auto" style:column-width="309.06pt"/>
    </style:style>
    <style:style style:name="co20" style:family="table-column">
      <style:table-column-properties fo:break-before="auto" style:column-width="70.16pt"/>
    </style:style>
    <style:style style:name="co21" style:family="table-column">
      <style:table-column-properties fo:break-before="auto" style:column-width="193.8pt"/>
    </style:style>
    <style:style style:name="co22" style:family="table-column">
      <style:table-column-properties fo:break-before="auto" style:column-width="244.46pt"/>
    </style:style>
    <style:style style:name="co23" style:family="table-column">
      <style:table-column-properties fo:break-before="auto" style:column-width="168.04pt"/>
    </style:style>
    <style:style style:name="co24" style:family="table-column">
      <style:table-column-properties fo:break-before="auto" style:column-width="84.05pt"/>
    </style:style>
    <style:style style:name="co25" style:family="table-column">
      <style:table-column-properties fo:break-before="auto" style:column-width="77.81pt"/>
    </style:style>
    <style:style style:name="co26" style:family="table-column">
      <style:table-column-properties fo:break-before="auto" style:column-width="81.95pt"/>
    </style:style>
    <style:style style:name="co27" style:family="table-column">
      <style:table-column-properties fo:break-before="auto" style:column-width="72.96pt"/>
    </style:style>
    <style:style style:name="co28" style:family="table-column">
      <style:table-column-properties fo:break-before="auto" style:column-width="86.85pt"/>
    </style:style>
    <style:style style:name="co29" style:family="table-column">
      <style:table-column-properties fo:break-before="auto" style:column-width="109.76pt"/>
    </style:style>
    <style:style style:name="co30" style:family="table-column">
      <style:table-column-properties fo:break-before="auto" style:column-width="115.31pt"/>
    </style:style>
    <style:style style:name="co31" style:family="table-column">
      <style:table-column-properties fo:break-before="auto" style:column-width="90.9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lle_20_Antworten">
      <style:table-properties table:display="true" style:writing-mode="lr-tb"/>
    </style:style>
    <style:style style:name="ta2" style:family="table" style:master-page-name="PageStyle_5f_Beruflich">
      <style:table-properties table:display="true" style:writing-mode="lr-tb"/>
    </style:style>
    <style:style style:name="ta3" style:family="table" style:master-page-name="PageStyle_5f_Hobby">
      <style:table-properties table:display="true" style:writing-mode="lr-tb"/>
    </style:style>
    <style:style style:name="ta4" style:family="table" style:master-page-name="PageStyle_5f_Nicht_20_im_20_Verein">
      <style:table-properties table:display="true" style:writing-mode="lr-tb"/>
    </style:style>
    <style:style style:name="ta5" style:family="table" style:master-page-name="PageStyle_5f_Im_20_Verein">
      <style:table-properties table:display="true" style:writing-mode="lr-tb"/>
    </style:style>
    <style:style style:name="ta6" style:family="table" style:master-page-name="PageStyle_5f_Erfahren">
      <style:table-properties table:display="true" style:writing-mode="lr-tb"/>
    </style:style>
    <style:style style:name="ta7" style:family="table" style:master-page-name="PageStyle_5f_Unerfahren">
      <style:table-properties table:display="true" style:writing-mode="lr-tb"/>
    </style:style>
    <style:style style:name="ta8" style:family="table" style:master-page-name="PageStyle_5f_Gärtnert_20__3e__20_6">
      <style:table-properties table:display="true" style:writing-mode="lr-tb"/>
    </style:style>
    <style:style style:name="ta9" style:family="table" style:master-page-name="PageStyle_5f_Gärtnert_20__3c__20_6">
      <style:table-properties table:display="true" style:writing-mode="lr-tb"/>
    </style:style>
    <style:style style:name="ta10" style:family="table" style:master-page-name="PageStyle_5f_1.1_20_Wo_20_verbringen_20_Sie_20_die_20_meiste_20_Zeit_20_beim_20_Gärtnern">
      <style:table-properties table:display="true" style:writing-mode="lr-tb"/>
    </style:style>
    <style:style style:name="ta11" style:family="table" style:master-page-name="PageStyle_5f_1.2_20_Worauf_20_achten_20_Sie_20_bei_20_der_20_Gestaltung_20_ihres_20_Gartens_2c__20_Balkons_20_oder_20_ihrer_20_Terrasse_20_etc._20_">
      <style:table-properties table:display="true" style:writing-mode="lr-tb"/>
    </style:style>
    <style:style style:name="ta12" style:family="table" style:master-page-name="PageStyle_5f_1.3_20_Wie_20_lange_20_gärtnern_20_Sie_20_schon_20_oder_20_interessieren_20_sich_20_für_20_Pflanzen">
      <style:table-properties table:display="true" style:writing-mode="lr-tb"/>
    </style:style>
    <style:style style:name="ta13" style:family="table" style:master-page-name="PageStyle_5f_1.4_20_Beschäftigen_20_Sie_20_sich_20_beruflich_20_mit_20_Pflanzen">
      <style:table-properties table:display="true" style:writing-mode="lr-tb"/>
    </style:style>
    <style:style style:name="ta14" style:family="table" style:master-page-name="PageStyle_5f_2.1_20_Welche_20_Aktivitäten_20_unternehmen_20_Sie_20_beim_20_Gärtnern">
      <style:table-properties table:display="true" style:writing-mode="lr-tb"/>
    </style:style>
    <style:style style:name="ta15" style:family="table" style:master-page-name="PageStyle_5f_2.2_20_Welche_20_Probleme_20_treten_20_dabei_20_für_20_Sie_20_auf">
      <style:table-properties table:display="true" style:writing-mode="lr-tb"/>
    </style:style>
    <style:style style:name="ta16" style:family="table" style:master-page-name="PageStyle_5f_2.3_20_Wo_20_finden_20_Sie_20_Lösungen_20_für_20_auftretende_20_Probleme">
      <style:table-properties table:display="true" style:writing-mode="lr-tb"/>
    </style:style>
    <style:style style:name="ta17" style:family="table" style:master-page-name="PageStyle_5f_3.1_20_Wie_20_ausgereift_20_würden_20_Sie_20_Ihr_20_Wissen_20_über_20_Pflanzen_20_einschätzen">
      <style:table-properties table:display="true" style:writing-mode="lr-tb"/>
    </style:style>
    <style:style style:name="ta18" style:family="table" style:master-page-name="PageStyle_5f_3.2_20_Wie_20_ausgereift_20_würden_20_Sie_20_Ihr_20_Wissen_20_über_20_das_20_Gärtnern_20_einschätzen">
      <style:table-properties table:display="true" style:writing-mode="lr-tb"/>
    </style:style>
    <style:style style:name="ta19" style:family="table" style:master-page-name="PageStyle_5f_3.3_20_Wie_20_ausgereift_20_würden_20_Sie_20_Ihr_20_Wissen_20_über_20_die_20_naturnahe_20_Gestaltung_20_einschätzen">
      <style:table-properties table:display="true" style:writing-mode="lr-tb"/>
    </style:style>
    <style:style style:name="ta20" style:family="table" style:master-page-name="PageStyle_5f_4.1_20_Was_20_macht_20_naturnahe_20_Gestaltung_20_für_20_Sie_20_aus">
      <style:table-properties table:display="true" style:writing-mode="lr-tb"/>
    </style:style>
    <style:style style:name="ta21" style:family="table" style:master-page-name="PageStyle_5f_4.2_20_Wie_20_sehr_20_achten_20_Sie_20_auf_20_naturnahe_20_Gestaltung">
      <style:table-properties table:display="true" style:writing-mode="lr-tb"/>
    </style:style>
    <style:style style:name="ta22" style:family="table" style:master-page-name="PageStyle_5f_5.0_20_Tauschen_20_Sie_20_sich_20_mit_20_anderen_20_Leuten_20_über_20_ihren_20_GartenPflanzen_20_aus">
      <style:table-properties table:display="true" style:writing-mode="lr-tb"/>
    </style:style>
    <style:style style:name="ta23" style:family="table" style:master-page-name="PageStyle_5f_5.1_20_Wo_20_tauschen_20_Sie_20_sich_20_mit_20_diesen_20_Leuten_20_aus">
      <style:table-properties table:display="true" style:writing-mode="lr-tb"/>
    </style:style>
    <style:style style:name="ta24" style:family="table" style:master-page-name="PageStyle_5f_5.2_20_Worüber_20_tauschen_20_Sie_20_sich_20_aus">
      <style:table-properties table:display="true" style:writing-mode="lr-tb"/>
    </style:style>
    <style:style style:name="ta25" style:family="table" style:master-page-name="PageStyle_5f_5.3_20_Wie_20_wichtig_20_ist_20_Ihnen_20_der_20_Austausch_20_über_20_Pflanzen_20_und_20_ihre_20_Pflege_20_mit_20_anderen">
      <style:table-properties table:display="true" style:writing-mode="lr-tb"/>
    </style:style>
    <style:style style:name="ta26" style:family="table" style:master-page-name="PageStyle_5f_6.1_20_Schauen_20_Sie_20_zur_20_Inspiration_20_auch_20_mal_20_in_20_die_20_Gärten_20_anderer_20_Leute_20_Wenn_20_nein_20_Warum_20_nicht">
      <style:table-properties table:display="true" style:writing-mode="lr-tb"/>
    </style:style>
    <style:style style:name="ta27" style:family="table" style:master-page-name="PageStyle_5f_6.2_20_Suchen_20_Sie_20_ab_20_und_20_an_20_nach_20_Inspiration_20_für_20_Ihren_20_Garten_2c__20_Balkon_20_etc._20_Wenn_20_ja_2c__20_wo">
      <style:table-properties table:display="true" style:writing-mode="lr-tb"/>
    </style:style>
    <style:style style:name="ta28" style:family="table" style:master-page-name="PageStyle_5f_7.0_20_Sind_20_Sie_20_Mitglied_20_eines_20_Garten-Vereins_2c__20_Schrebergarten-Vereins_20_o.ä.">
      <style:table-properties table:display="true" style:writing-mode="lr-tb"/>
    </style:style>
    <style:style style:name="ta29" style:family="table" style:master-page-name="PageStyle_5f_7.1_20_Was_20_macht_20_Ihr_20_Verein_20__20_Gruppe">
      <style:table-properties table:display="true" style:writing-mode="lr-tb"/>
    </style:style>
    <style:style style:name="ta30" style:family="table" style:master-page-name="PageStyle_5f_7.2_20_Nehmen_20_Sie_20_dort_20_eine_20_besondere_20_Rolle_20_ein_20_Wenn_20_ja_2c__20_welche">
      <style:table-properties table:display="true" style:writing-mode="lr-tb"/>
    </style:style>
    <style:style style:name="ta31" style:family="table" style:master-page-name="PageStyle_5f_8.1_20_Nutzen_20_Sie_20_bereits_20_eine_20_App_20_für_20_Tipps_20__26__20_Tricks_2c__20_Inspiration_20_und_20_Austausch_20_Wenn_20_ja_2c__20_welche">
      <style:table-properties table:display="true" style:writing-mode="lr-tb"/>
    </style:style>
    <style:style style:name="ta32" style:family="table" style:master-page-name="PageStyle_5f_8.2_20_Wie_20_finden_20_sie_20_die_20_Idee_20_von_20_GrowUp">
      <style:table-properties table:display="true" style:writing-mode="lr-tb"/>
    </style:style>
    <style:style style:name="ta33" style:family="table" style:master-page-name="PageStyle_5f_8.3_20_Wie_20_finden_20_sie_20_die_20_Idee_20_von_20_GrowUp_20_mit_20_Fokus_20_auf_20_naturnähe">
      <style:table-properties table:display="true" style:writing-mode="lr-tb"/>
    </style:style>
    <style:style style:name="ta34" style:family="table" style:master-page-name="PageStyle_5f_Alter">
      <style:table-properties table:display="true" style:writing-mode="lr-tb"/>
    </style:style>
    <style:style style:name="ta35" style:family="table" style:master-page-name="PageStyle_5f_Geschlecht">
      <style:table-properties table:display="true" style:writing-mode="lr-tb"/>
    </style:style>
    <style:style style:name="ta36" style:family="table" style:master-page-name="PageStyle_5f_Wohnor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ea4335"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fff"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3" style:family="table-cell" style:parent-style-name="Default" style:data-style-name="N10">
      <style:table-cell-properties fo:border="none"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lle Antworten" table:style-name="ta1">
        <office:forms form:automatic-focus="false" form:apply-design-mode="false"/>
        <table:table-column table:style-name="co1" table:default-cell-style-name="Default"/>
        <table:table-column table:style-name="co2" table:visibility="collapse" table:default-cell-style-name="Default"/>
        <table:table-column table:style-name="co1" table:visibility="collapse" table:default-cell-style-name="Default"/>
        <table:table-column table:style-name="co3" table:visibility="collapse"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1" table:number-columns-repeated="3"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9" table:default-cell-style-name="Default"/>
        <table:table-column table:style-name="co20" table:number-columns-repeated="987" table:default-cell-style-name="Default"/>
        <table:table-row table:style-name="ro1">
          <table:table-cell table:style-name="ce1" office:value-type="string" calcext:value-type="string">
            <text:p>Zeitstempel</text:p>
          </table:table-cell>
          <table:table-cell table:style-name="ce3" office:value-type="string" calcext:value-type="string">
            <text:p>Interessieren Sie sich für Pflanzen oder Gärtnern?</text:p>
          </table:table-cell>
          <table:table-cell table:style-name="ce3" office:value-type="string" calcext:value-type="string">
            <text:p>Besitzen Sie ein Smartphone?</text:p>
          </table:table-cell>
          <table:table-cell table:style-name="ce3" office:value-type="string" calcext:value-type="string">
            <text:p>Wo verbringen Sie die meiste Zeit mit Gärtnern / Pflanzenpflege?</text:p>
          </table:table-cell>
          <table:table-cell table:style-name="ce3" office:value-type="string" calcext:value-type="string">
            <text:p>Worauf achten Sie bei der Gestaltung ihres Gartens, Balkons oder ihrer Terrasse etc. ?</text:p>
          </table:table-cell>
          <table:table-cell table:style-name="ce3" office:value-type="string" calcext:value-type="string">
            <text:p>Wie lange gärtnern Sie schon oder interessieren sich für Pflanzen?</text:p>
          </table:table-cell>
          <table:table-cell table:style-name="ce3" office:value-type="string" calcext:value-type="string">
            <text:p>Beschäftigen Sie sich beruflich mit Pflanzen?</text:p>
          </table:table-cell>
          <table:table-cell table:style-name="ce3" office:value-type="string" calcext:value-type="string">
            <text:p>Welche Aktivitäten unternehmen Sie beim Gärtnern?</text:p>
          </table:table-cell>
          <table:table-cell table:style-name="ce3" office:value-type="string" calcext:value-type="string">
            <text:p>Welche Probleme treten dabei für Sie auf?</text:p>
          </table:table-cell>
          <table:table-cell table:style-name="ce3" office:value-type="string" calcext:value-type="string">
            <text:p>Wo finden Sie Lösungen für auftretende Probleme?</text:p>
          </table:table-cell>
          <table:table-cell table:style-name="ce3" office:value-type="string" calcext:value-type="string">
            <text:p>Wie ausgereift würden Sie Ihr Wissen über Pflanzen einschätzen?</text:p>
          </table:table-cell>
          <table:table-cell table:style-name="ce3" office:value-type="string" calcext:value-type="string">
            <text:p>Wie ausgereift würden Sie Ihr Wissen über das Gärtnern einschätzen?</text:p>
          </table:table-cell>
          <table:table-cell table:style-name="ce3" office:value-type="string" calcext:value-type="string">
            <text:p>Wie ausgereift würden Sie Ihr Wissen über die naturnahe Gestaltung von Gärten, Balkonen, Terrassen etc. einschätzen?</text:p>
          </table:table-cell>
          <table:table-cell table:style-name="ce3" office:value-type="string" calcext:value-type="string">
            <text:p>Was macht naturnahe Gestaltung für Sie aus?</text:p>
          </table:table-cell>
          <table:table-cell table:style-name="ce3" office:value-type="string" calcext:value-type="string">
            <text:p>Wie sehr achten Sie auf naturnahe Gestaltung?</text:p>
          </table:table-cell>
          <table:table-cell table:style-name="ce3" office:value-type="string" calcext:value-type="string">
            <text:p>Welche Begriffe bringen Sie in Verbindung mit naturnaher Gestaltung?</text:p>
          </table:table-cell>
          <table:table-cell table:style-name="ce3" office:value-type="string" calcext:value-type="string">
            <text:p>Tauschen Sie sich mit anderen Leuten über ihren Garten/Pflanzen aus?</text:p>
          </table:table-cell>
          <table:table-cell table:style-name="ce3" office:value-type="string" calcext:value-type="string">
            <text:p>Wo tauschen Sie sich mit diesen Leuten aus?</text:p>
          </table:table-cell>
          <table:table-cell table:style-name="ce3" office:value-type="string" calcext:value-type="string">
            <text:p>Worüber tauschen Sie sich aus?</text:p>
          </table:table-cell>
          <table:table-cell table:style-name="ce3" office:value-type="string" calcext:value-type="string">
            <text:p>Wie wichtig ist Ihnen der Austausch über Pflanzen und ihre Pflege mit anderen Hobbygärtner*innen?</text:p>
          </table:table-cell>
          <table:table-cell table:style-name="ce3" office:value-type="string" calcext:value-type="string">
            <text:p>Schauen Sie zur Inspiration auch mal in die Gärten anderer Leute? Wenn nein: Warum nicht?</text:p>
          </table:table-cell>
          <table:table-cell table:style-name="ce3" office:value-type="string" calcext:value-type="string">
            <text:p>Suchen Sie ab und an nach Inspiration für Ihren Garten, Balkon etc.? Wenn ja, wo finden Sie diese?</text:p>
          </table:table-cell>
          <table:table-cell table:style-name="ce3" office:value-type="string" calcext:value-type="string">
            <text:p>Sind Sie Mitglied eines Garten-Vereins, Schrebergarten-Vereins o.ä.?</text:p>
          </table:table-cell>
          <table:table-cell table:style-name="ce3" office:value-type="string" calcext:value-type="string">
            <text:p>Was macht Ihr Verein / Gruppe?</text:p>
          </table:table-cell>
          <table:table-cell table:style-name="ce3" office:value-type="string" calcext:value-type="string">
            <text:p>Nehmen Sie dort eine besondere Rolle ein? Wenn ja, welche?</text:p>
          </table:table-cell>
          <table:table-cell table:style-name="ce3" office:value-type="string" calcext:value-type="string">
            <text:p>Nutzen Sie bereits eine App für Tipps &amp; Tricks, Inspiration und Austausch zu Gärtner-Themen? Wenn ja, welche?</text:p>
          </table:table-cell>
          <table:table-cell table:style-name="ce3" office:value-type="string" calcext:value-type="string">
            <text:p>Stellen Sie sich eine App vor, mit der Sie sich mit anderen Personen über eure Gärten, Pflanzen o.ä. austauschen und auch gezielt aktuelle Probleme oder Schwierigkeiten angehen könnten. Was würden Sie darüber denken</text:p>
          </table:table-cell>
          <table:table-cell table:style-name="ce3" office:value-type="string" calcext:value-type="string">
            <text:p>Stellen Sie sich jetzt vor, der Fokus der App liegt dabei auf der naturnahen Gestaltung. Würde sich Ihre Meinung zu der App ändern?</text:p>
          </table:table-cell>
          <table:table-cell table:style-name="ce3" office:value-type="string" calcext:value-type="string">
            <text:p>Alter:</text:p>
          </table:table-cell>
          <table:table-cell table:style-name="ce3" office:value-type="string" calcext:value-type="string">
            <text:p>Geschlecht:</text:p>
          </table:table-cell>
          <table:table-cell table:style-name="ce3" office:value-type="string" calcext:value-type="string">
            <text:p>Wie würden Sie Ihren Wohnort beschreiben?</text:p>
          </table:table-cell>
          <table:table-cell table:number-columns-repeated="993"/>
        </table:table-row>
        <table:table-row table:style-name="ro1">
          <table:table-cell table:style-name="ce1" office:value-type="float" office:value="1" calcext:value-type="float">
            <text:p>1</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table-cell table:style-name="ce1" office:value-type="string" calcext:value-type="string">
            <text:p>Freunde und Bekannte, Videoplattformen (YouTube), Soziale Medien (Facebook, Instagram etc.), Internetrecherche</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6" calcext:value-type="float">
            <text:p>6</text:p>
          </table:table-cell>
          <table:table-cell/>
          <table:table-cell table:style-name="ce1" office:value-type="float" office:value="7" calcext:value-type="float">
            <text:p>7</text:p>
          </table:table-cell>
          <table:table-cell table:style-name="ce1" office:value-type="string" calcext:value-type="string">
            <text:p>Kompost, Bienengerechte Blumenwies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Umwelt, Gartenutensilien, Wetter, Düngemittel,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number-columns-repeated="2" table:style-name="ce1" office:value-type="string" calcext:value-type="string">
            <text:p>Nein</text:p>
          </table:table-cell>
          <table:table-cell table:style-name="ce1" office:value-type="string" calcext:value-type="string">
            <text:p>Gute Idee. Am besten mit Kleinanzeigen und / oder Tauschbörse.</text:p>
          </table:table-cell>
          <table:table-cell table:style-name="ce1" office:value-type="string" calcext:value-type="string">
            <text:p>Nein. Es muss aber praktikabel im Sinne der Kleingartenverordnung sein.</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 calcext:value-type="float">
            <text:p>2</text:p>
          </table:table-cell>
          <table:table-cell table:number-columns-repeated="2" table:style-name="ce1" office:value-type="string" calcext:value-type="string">
            <text:p>Ja</text:p>
          </table:table-cell>
          <table:table-cell table:style-name="ce1" office:value-type="string" calcext:value-type="string">
            <text:p>Schrebergarten, eigener Garten/Grundstück </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Veredeln, Vermehrung…,</text:p>
          </table:table-cell>
          <table:table-cell/>
          <table:table-cell table:style-name="ce1" office:value-type="string" calcext:value-type="string">
            <text:p>Freunde und Bekannte, Zeitschriften, Bücher, Soziale Medien (Facebook, Instagram etc.), Internetrecherche, Vereine und Verbände</text:p>
          </table:table-cell>
          <table:table-cell table:number-columns-repeated="3" table:style-name="ce1" office:value-type="float" office:value="9" calcext:value-type="float">
            <text:p>9</text:p>
          </table:table-cell>
          <table:table-cell table:style-name="ce1" office:value-type="string" calcext:value-type="string">
            <text:p>Vielfalt, nachhaltige Kreisläufe, keinerlei Pestizide und Kunstdünger, vielfältige Lebensräume, gesunder, lebender Boden…..</text:p>
          </table:table-cell>
          <table:table-cell table:style-name="ce1"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Hecken, Bäume in div. Altersklassen, Sorten-und Artenvielfalt</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text:p>
          </table:table-cell>
          <table:table-cell table:style-name="ce1" office:value-type="string" calcext:value-type="string">
            <text:p>Pflanzenpflege, Pflanzenarten, Umwelt, Gartenutensilien, Wetter, Pflanztechniken, Ernte, Pflanzenzucht, Kreisläufe….Nachhaltigkeit</text:p>
          </table:table-cell>
          <table:table-cell table:style-name="ce1"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Vorsitzender, Fachberater</text:p>
          </table:table-cell>
          <table:table-cell table:style-name="ce1" office:value-type="string" calcext:value-type="string">
            <text:p>nein</text:p>
          </table:table-cell>
          <table:table-cell table:style-name="ce1" office:value-type="string" calcext:value-type="string">
            <text:p>Gut</text:p>
          </table:table-cell>
          <table:table-cell table:style-name="ce1" office:value-type="string" calcext:value-type="string">
            <text:p>fände ich super</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 calcext:value-type="float">
            <text:p>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Insektenfreundlichkeit, Ästhetik / Dekorativ, Günsti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Garten winterfest machen, Pflanzen fotografieren, Freunde einladen,grillen,relaxen,</text:p>
          </table:table-cell>
          <table:table-cell table:style-name="ce1" office:value-type="string" calcext:value-type="string">
            <text:p>Die Gartenverordnung nervt ,die ganze Regeln.</text:p>
            <text:p/>
          </table:table-cell>
          <table:table-cell table:style-name="ce1" office:value-type="string" calcext:value-type="string">
            <text:p>Freunde und Bekannte, Soziale Medien (Facebook, Instagram etc.), Internetrecherche, Gartenvorstand</text:p>
          </table:table-cell>
          <table:table-cell table:number-columns-repeated="2" table:style-name="ce1" office:value-type="float" office:value="6" calcext:value-type="float">
            <text:p>6</text:p>
          </table:table-cell>
          <table:table-cell table:style-name="ce1" office:value-type="float" office:value="5" calcext:value-type="float">
            <text:p>5</text:p>
          </table:table-cell>
          <table:table-cell table:style-name="ce1" office:value-type="string" calcext:value-type="string">
            <text:p>Ich Imkern im Schrebergarten,Hobby.</text:p>
            <text:p>Es ist mir sehr wichtig,naturnahe Gestaltung für die Bienen.</text:p>
            <text:p>Pflanzen für die Bienen.</text:p>
          </table:table-cell>
          <table:table-cell table:style-name="ce1" office:value-type="float" office:value="7" calcext:value-type="float">
            <text:p>7</text:p>
          </table:table-cell>
          <table:table-cell table:style-name="ce1" office:value-type="string" calcext:value-type="string">
            <text:p>Wasserfläche, Kompost, Steingarten, Veschiedene Pflanzen</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Pflanztechniken, Ernte, Ungeziefer, Pflanzenzucht, Das gemeinsames Essen und Lagerfeuer </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Internetrecherche</text:p>
          </table:table-cell>
          <table:table-cell table:style-name="ce1" office:value-type="string" calcext:value-type="string">
            <text:p>Ja</text:p>
          </table:table-cell>
          <table:table-cell table:style-name="ce1" office:value-type="string" calcext:value-type="string">
            <text:p>Über 160 Schrebergarten müssen die leiten,kontrollieren,schauen etc.</text:p>
          </table:table-cell>
          <table:table-cell table:style-name="ce1" office:value-type="string" calcext:value-type="string">
            <text:p>Gemeinschatsarbeit teilnehmen und einmal im Jahr die Versammlungen </text:p>
          </table:table-cell>
          <table:table-cell/>
          <table:table-cell table:style-name="ce1" office:value-type="string" calcext:value-type="string">
            <text:p>Ich würde das in Anspruch nehmen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4" calcext:value-type="float">
            <text:p>4</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Insektenfreundlichkeit, Ästhetik / Dekorativ</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ungünstiges Wetter</text:p>
          </table:table-cell>
          <table:table-cell table:style-name="ce1" office:value-type="string" calcext:value-type="string">
            <text:p>Freunde und Bekannte, Fachhandel, Zeitschriften, Bücher, Internetrecherche</text:p>
          </table:table-cell>
          <table:table-cell table:number-columns-repeated="3" table:style-name="ce1" office:value-type="float" office:value="8" calcext:value-type="float">
            <text:p>8</text:p>
          </table:table-cell>
          <table:table-cell table:style-name="ce1" office:value-type="string" calcext:value-type="string">
            <text:p>Igel, Vögel, Insekten usw. fühlen sich im Garten wohl</text:p>
          </table:table-cell>
          <table:table-cell table:style-name="ce1" office:value-type="float" office:value="8" calcext:value-type="float">
            <text:p>8</text:p>
          </table:table-cell>
          <table:table-cell table:style-name="ce1" office:value-type="string" calcext:value-type="string">
            <text:p>Totholz, Wasserfläche, Kompost, Versteckmöglichkeiten für Tiere, insektenfreundliche Pflanzen, nicht unbedingt alle lokal</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Freunde, Pflanzenliebhabervereine</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Bücher, Internetrecherche, Besuche von Gärten und Parks</text:p>
          </table:table-cell>
          <table:table-cell table:style-name="ce1" office:value-type="string" calcext:value-type="string">
            <text:p>Ja</text:p>
          </table:table-cell>
          <table:table-cell table:style-name="ce1" office:value-type="string" calcext:value-type="string">
            <text:p>Liebhaberverein, Tausch von Pflanzen, Samen etc., Vorträge</text:p>
          </table:table-cell>
          <table:table-cell table:number-columns-repeated="4"/>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5" calcext:value-type="float">
            <text:p>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Unkraut jähten, Samen aussähen, Pflanzen zurückschneiden, Rasen mähen, Pflanzen fotografieren</text:p>
          </table:table-cell>
          <table:table-cell table:style-name="ce1" office:value-type="string" calcext:value-type="string">
            <text:p>Zuviel Arbeit. Zu hohe Pflanzen mit schwieriger Pflege</text:p>
          </table:table-cell>
          <table:table-cell table:style-name="ce1" office:value-type="string" calcext:value-type="string">
            <text:p>Freunde und Bekannte, Zeitschriften, Internetrecherche</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string" calcext:value-type="string">
            <text:p>Rückzugsräume für Tiere, abwechslungsreiche Gestaltung. </text:p>
          </table:table-cell>
          <table:table-cell table:style-name="ce1" office:value-type="float" office:value="8" calcext:value-type="float">
            <text:p>8</text:p>
          </table:table-cell>
          <table:table-cell table:style-name="ce1" office:value-type="string" calcext:value-type="string">
            <text:p>Totholz, Lokale Fauna und Flora, Versteckmöglichkeiten für Tiere, Wildkräuter </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pflege, Gartenutensilien, Wetter, Ernte, Pflanzenzuch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Zeitschriften, Bücher, Soziale Medien (Facebook, Instagram etc.), Tag der offenen Gärten </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Mein schöner Garten </text:p>
          </table:table-cell>
          <table:table-cell table:style-name="ce1" office:value-type="string" calcext:value-type="string">
            <text:p>Wäre praktisch. Nur interessierte Teilnehmer. </text:p>
          </table:table-cell>
          <table:table-cell table:style-name="ce1" office:value-type="string" calcext:value-type="string">
            <text:p>Fände ich gut.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Dörflich</text:p>
          </table:table-cell>
          <table:table-cell table:number-columns-repeated="993"/>
        </table:table-row>
        <table:table-row table:style-name="ro1">
          <table:table-cell table:style-name="ce1" office:value-type="float" office:value="6" calcext:value-type="float">
            <text:p>6</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Was steht gut an welcher Stelle? Wo bekomme ich (interessante) Pflanzen her? </text:p>
          </table:table-cell>
          <table:table-cell table:style-name="ce1" office:value-type="string" calcext:value-type="string">
            <text:p>Freunde und Bekannte, Bücher, Internetrecherche, Online-Shops von Pflanzenanbietern</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string" calcext:value-type="string">
            <text:p>einheimische Pflanzen, Verzicht auf Pflanzenschutzmittel, vielfältiger Garten mit Totholzecken etc.</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Wetter, Ernte</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Videoplattformen (YouTube), Internetrecherche</text:p>
          </table:table-cell>
          <table:table-cell table:style-name="ce1" office:value-type="string" calcext:value-type="string">
            <text:p>Ja</text:p>
          </table:table-cell>
          <table:table-cell table:style-name="ce1" office:value-type="string" calcext:value-type="string">
            <text:p>Schrebergarten (mit Pflanzentauschbörse)</text:p>
          </table:table-cell>
          <table:table-cell/>
          <table:table-cell table:style-name="ce1" office:value-type="string" calcext:value-type="string">
            <text:p>Nein</text:p>
          </table:table-cell>
          <table:table-cell table:style-name="ce1" office:value-type="string" calcext:value-type="string">
            <text:p>Joar</text:p>
          </table:table-cell>
          <table:table-cell table:style-name="ce1" office:value-type="string" calcext:value-type="string">
            <text:p>Ja</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7" calcext:value-type="float">
            <text:p>7</text:p>
          </table:table-cell>
          <table:table-cell table:number-columns-repeated="2" table:style-name="ce1" office:value-type="string" calcext:value-type="string">
            <text:p>Ja</text:p>
          </table:table-cell>
          <table:table-cell table:style-name="ce1" office:value-type="string" calcext:value-type="string">
            <text:p>Schrebergarten, Balkon</text:p>
          </table:table-cell>
          <table:table-cell table:style-name="ce1" office:value-type="string" calcext:value-type="string">
            <text:p>Naturnahe Gestaltung, Insektenfreundlichkeit, Ertra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Voranzucht (Tomaten, Paprika, Auberginen)</text:p>
          </table:table-cell>
          <table:table-cell/>
          <table:table-cell table:style-name="ce1" office:value-type="string" calcext:value-type="string">
            <text:p>Zeitschriften, Bücher, Videoplattformen (YouTube), 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Ökologische Kreisläufe, Vogel-, Insekten und Kleintierfreundlich, möglichst heimische Bepflanzung</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Foren im Internet, Gruppen in den sozialen Medien, Familienkreis</text:p>
          </table:table-cell>
          <table:table-cell table:style-name="ce1" office:value-type="string" calcext:value-type="string">
            <text:p>Pflanzenpflege, Pflanzenarten, Umwelt, Gartenutensilien, Pflanztechniken, Ernte, Pflanzenzucht, Obstbaumschnit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text:p>
          </table:table-cell>
          <table:table-cell table:number-columns-repeated="2"/>
          <table:table-cell table:style-name="ce1" office:value-type="string" calcext:value-type="string">
            <text:p>Wäre interessant</text:p>
          </table:table-cell>
          <table:table-cell table:style-name="ce1" office:value-type="string" calcext:value-type="string">
            <text:p>Würde ich evtl. nutze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8" calcext:value-type="float">
            <text:p>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rtrag an Obst und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Ernten</text:p>
          </table:table-cell>
          <table:table-cell table:style-name="ce1" office:value-type="string" calcext:value-type="string">
            <text:p>Wissenslücken, Fehlende Erfahrung</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Verzicht auf Chemie, Förderung von Nützlingen durch Nahrungsangebot und Nistmöglichkeiten, Anbau einheimischer Pflanzen</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 Steingarten, Pestizidfrei, keine mineralischen Dünger</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Sorten und deren Geschmack und natürliche Resistenzen, Gartengestaltung</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 Landesgartenschau, TV</text:p>
          </table:table-cell>
          <table:table-cell table:style-name="ce1" office:value-type="string" calcext:value-type="string">
            <text:p>Ja</text:p>
          </table:table-cell>
          <table:table-cell table:style-name="ce1" office:value-type="string" calcext:value-type="string">
            <text:p>Verpachtet das Land an die Gärtner und bietet die Infrastruktur mit Wegen, Wasser, Strom und Einfriedung</text:p>
          </table:table-cell>
          <table:table-cell table:style-name="ce1" office:value-type="string" calcext:value-type="string">
            <text:p>stelv. Schriftführer</text:p>
          </table:table-cell>
          <table:table-cell table:style-name="ce1" office:value-type="string" calcext:value-type="string">
            <text:p>Nein</text:p>
          </table:table-cell>
          <table:table-cell table:style-name="ce1" office:value-type="string" calcext:value-type="string">
            <text:p>Wäre nicht schlecht</text:p>
          </table:table-cell>
          <table:table-cell table:style-name="ce1" office:value-type="string" calcext:value-type="string">
            <text:p>Ja, positiver</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9" calcext:value-type="float">
            <text:p>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 Ernten</text:p>
          </table:table-cell>
          <table:table-cell table:style-name="ce1" office:value-type="string" calcext:value-type="string">
            <text:p>Wühlmäuse, Ratten, Braunfäule </text:p>
          </table:table-cell>
          <table:table-cell table:style-name="ce1" office:value-type="string" calcext:value-type="string">
            <text:p>Fachhandel, Zeitschriften, Bücher, Videoplattformen (YouTube), Soziale Medien (Facebook, Instagram etc.), Internetrecherche</text:p>
          </table:table-cell>
          <table:table-cell table:number-columns-repeated="2" table:style-name="ce1" office:value-type="float" office:value="6" calcext:value-type="float">
            <text:p>6</text:p>
          </table:table-cell>
          <table:table-cell table:style-name="ce1" office:value-type="float" office:value="7" calcext:value-type="float">
            <text:p>7</text:p>
          </table:table-cell>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artenverein / -gruppe, Freunde</text:p>
          </table:table-cell>
          <table:table-cell table:style-name="ce1" office:value-type="string" calcext:value-type="string">
            <text:p>Pflanzenpflege, Pflanzenarten, Gartenutensilien, Ernte, Ungeziefer</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Admin Facebookgruppe</text:p>
          </table:table-cell>
          <table:table-cell/>
          <table:table-cell table:style-name="ce1" office:value-type="string" calcext:value-type="string">
            <text:p>Überflüssig, es gibt FB</text:p>
          </table:table-cell>
          <table:table-cell table:style-name="ce1" office:value-type="string" calcext:value-type="string">
            <text:p>Nur wenn mehr als Austausch geboten wird</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0" calcext:value-type="float">
            <text:p>10</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Pflanzenkrankheiten, Schädlingsbefall</text:p>
          </table:table-cell>
          <table:table-cell table:style-name="ce1" office:value-type="string" calcext:value-type="string">
            <text:p>Freunde und Bekannte, Zeitschriften, Bücher, Internetrecherche</text:p>
          </table:table-cell>
          <table:table-cell table:style-name="ce1" office:value-type="float" office:value="7" calcext:value-type="float">
            <text:p>7</text:p>
          </table:table-cell>
          <table:table-cell table:number-columns-repeated="2" table:style-name="ce1" office:value-type="float" office:value="8" calcext:value-type="float">
            <text:p>8</text:p>
          </table:table-cell>
          <table:table-cell table:style-name="ce1" office:value-type="string" calcext:value-type="string">
            <text:p>heimische, insektenfreundliche Pflanzen, Verzicht auf Pestzide und Fungizide </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Ungeziefer, Pflanzenzucht</text:p>
          </table:table-cell>
          <table:table-cell table:style-name="ce1"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number-columns-repeated="2"/>
          <table:table-cell table:style-name="ce1" office:value-type="string" calcext:value-type="string">
            <text:p>Gut</text:p>
          </table:table-cell>
          <table:table-cell table:style-name="ce1" office:value-type="string" calcext:value-type="string">
            <text:p>Fänd ich super</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1" calcext:value-type="float">
            <text:p>11</text:p>
          </table:table-cell>
          <table:table-cell table:number-columns-repeated="2" table:style-name="ce1" office:value-type="string" calcext:value-type="string">
            <text:p>Ja</text:p>
          </table:table-cell>
          <table:table-cell table:style-name="ce1" office:value-type="string" calcext:value-type="string">
            <text:p>Garten, 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Schädlingsbefall</text:p>
          </table:table-cell>
          <table:table-cell table:style-name="ce1" office:value-type="string" calcext:value-type="string">
            <text:p>Freunde und Bekannte, Fachhandel, Zeitschriften, Internetrecherche</text:p>
          </table:table-cell>
          <table:table-cell table:style-name="ce1" office:value-type="float" office:value="6" calcext:value-type="float">
            <text:p>6</text:p>
          </table:table-cell>
          <table:table-cell table:style-name="ce1" office:value-type="float" office:value="8" calcext:value-type="float">
            <text:p>8</text:p>
          </table:table-cell>
          <table:table-cell table:style-name="ce1" office:value-type="float" office:value="6" calcext:value-type="float">
            <text:p>6</text:p>
          </table:table-cell>
          <table:table-cell table:style-name="ce1" office:value-type="string" calcext:value-type="string">
            <text:p>Ganzjährige insektenfreundliche Blühpflanzen</text:p>
          </table:table-cell>
          <table:table-cell table:style-name="ce1" office:value-type="float" office:value="7" calcext:value-type="float">
            <text:p>7</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artenverein / -gruppe, Nachbarschaft</text:p>
          </table:table-cell>
          <table:table-cell table:style-name="ce1" office:value-type="string" calcext:value-type="string">
            <text:p>Pflanzenpflege, Düngemittel, Pflanztechniken,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Soziale Medien (Facebook, Instagram etc.), Internetrecherche, Ich suche nicht nach Inspiration für meinen Garten.</text:p>
          </table:table-cell>
          <table:table-cell table:style-name="ce1" office:value-type="string" calcext:value-type="string">
            <text:p>Ja</text:p>
          </table:table-cell>
          <table:table-cell table:style-name="ce1" office:value-type="string" calcext:value-type="string">
            <text:p>Kleingärtnerverein</text:p>
          </table:table-cell>
          <table:table-cell table:style-name="ce1" office:value-type="string" calcext:value-type="string">
            <text:p>Kassierer</text:p>
          </table:table-cell>
          <table:table-cell table:style-name="ce1" office:value-type="string" calcext:value-type="string">
            <text:p>Facebookgruppe</text:p>
          </table:table-cell>
          <table:table-cell table:style-name="ce1" office:value-type="string" calcext:value-type="string">
            <text:p>Wäre sehr gut</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2" calcext:value-type="float">
            <text:p>1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Samen aussähen, Pflanzen zurückschneiden, Rasen mähen</text:p>
          </table:table-cell>
          <table:table-cell/>
          <table:table-cell table:style-name="ce1" office:value-type="string" calcext:value-type="string">
            <text:p>Freunde und Bekannte, Videoplattformen (YouTube), Soziale Medien (Facebook, Instagram etc.), Internetrecherche</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Einheimische Pflanzen, insekten- und tierfreundlich</text:p>
          </table:table-cell>
          <table:table-cell table:style-name="ce1" office:value-type="float" office:value="4" calcext:value-type="float">
            <text:p>4</text:p>
          </table:table-cell>
          <table:table-cell table:style-name="ce1" office:value-type="string" calcext:value-type="string">
            <text:p>Totholz,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Ernte, Ungeziefer</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Nicht so nützlich</text:p>
          </table:table-cell>
          <table:table-cell table:style-name="ce1" office:value-type="string" calcext:value-type="string">
            <text:p>Vielleicht</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3" calcext:value-type="float">
            <text:p>1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 Voranzucht, Pflanzen pflanzen, ernten</text:p>
          </table:table-cell>
          <table:table-cell table:style-name="ce1" office:value-type="string" calcext:value-type="string">
            <text:p>Es mangelt an Zeit; samenfestes Saatgut ist offline schwer zu kaufen</text:p>
          </table:table-cell>
          <table:table-cell table:style-name="ce1" office:value-type="string" calcext:value-type="string">
            <text:p>Internetrecherche, Familie</text:p>
          </table:table-cell>
          <table:table-cell table:style-name="ce1" office:value-type="float" office:value="4" calcext:value-type="float">
            <text:p>4</text:p>
          </table:table-cell>
          <table:table-cell table:number-columns-repeated="2" table:style-name="ce1" office:value-type="float" office:value="5" calcext:value-type="float">
            <text:p>5</text:p>
          </table:table-cell>
          <table:table-cell table:style-name="ce1" office:value-type="string" calcext:value-type="string">
            <text:p>Böden sind nie kahl; Insekten und andere Tiere haben Nahrung und Lebensräume; insbesondere heimische Pflanzen; Mensch im Einklang mit der Natur</text:p>
          </table:table-cell>
          <table:table-cell table:style-name="ce1" office:value-type="float" office:value="7" calcext:value-type="float">
            <text:p>7</text:p>
          </table:table-cell>
          <table:table-cell table:style-name="ce1" office:value-type="string" calcext:value-type="string">
            <text:p>Totholz, Lokale Fauna und Flora, Hohes Gras, Versteckmöglichkeiten für Tiere, Samenfestes Saatgut; Nahrung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Gartenutensilien, Ernte, Pflanzenzucht, Samen; Pflanzen</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Bücher, Internetrecherche</text:p>
          </table:table-cell>
          <table:table-cell table:style-name="ce1" office:value-type="string" calcext:value-type="string">
            <text:p>Ja</text:p>
          </table:table-cell>
          <table:table-cell table:style-name="ce1" office:value-type="string" calcext:value-type="string">
            <text:p>Schrebergarten </text:p>
          </table:table-cell>
          <table:table-cell table:number-columns-repeated="4"/>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4" calcext:value-type="float">
            <text:p>1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ssbarkeit, heimische Pflanzen, chemiefrei</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Mulchen,. Jauchen Kompost ansetzen, jäten und mähen nur sporadisch,</text:p>
          </table:table-cell>
          <table:table-cell table:style-name="ce1" office:value-type="string" calcext:value-type="string">
            <text:p>Ärger mit Nachbarn und Verein wegen des 'Unkrauts' und der 'Unordnung', fehlende Ahnung'</text:p>
          </table:table-cell>
          <table:table-cell table:style-name="ce1" office:value-type="string" calcext:value-type="string">
            <text:p>Freunde und Bekannte, Zeitschriften, Bücher, Videoplattformen (YouTube), Soziale Medien (Facebook, Instagram etc.), Internetrecherche</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string" calcext:value-type="string">
            <text:p>Heimische Pflanzen, wachsen lassen, was wachsen will, Ungeziefer nur bei massivem Befall 'bekämpfen', mit natürliche Mitteln, wenn das nicht hilft, neuer Versuch nächstes Jahr, nicht zu oft mähen, Pflanzen nach Gegebenheiten, nicht nach Geschmack aussuchen, seltener mähen, 'Rümpelecken'</text:p>
          </table:table-cell>
          <table:table-cell table:style-name="ce1" office:value-type="float" office:value="10" calcext:value-type="float">
            <text:p>10</text:p>
          </table:table-cell>
          <table:table-cell table:style-name="ce1" office:value-type="string" calcext:value-type="string">
            <text:p>Totholz, Kompost, Unkraut, Lokale Fauna und Flora, Hohes Gras, Versteckmöglichkeiten für Tiere, Mulchen</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Boden, düngen, Bokashi, Würmer, Kompost, Baumschnit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Nein</text:p>
          </table:table-cell>
          <table:table-cell/>
          <table:table-cell table:style-name="ce1" office:value-type="string" calcext:value-type="string">
            <text:p>Würde ich mir evtl. mal anschauen, eigentlich bevorzuge ich analog</text:p>
          </table:table-cell>
          <table:table-cell table:style-name="ce1" office:value-type="string" calcext:value-type="string">
            <text:p>Etwas anderes kommt eh nicht in frage</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5" calcext:value-type="float">
            <text:p>15</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Keine</text:p>
          </table:table-cell>
          <table:table-cell table:style-name="ce1" office:value-type="string" calcext:value-type="string">
            <text:p>Bücher, Videoplattformen (YouTube), Soziale Medien (Facebook, Instagram etc.), Internetrecherche</text:p>
          </table:table-cell>
          <table:table-cell table:number-columns-repeated="3" table:style-name="ce1" office:value-type="float" office:value="7" calcext:value-type="float">
            <text:p>7</text:p>
          </table:table-cell>
          <table:table-cell table:style-name="ce1" office:value-type="string" calcext:value-type="string">
            <text:p>Einheimische Pflanzen für einheimische Insekten, Totholzhaufen, Teich, Steine, somit wird ein Gleichgewicht hergestellt zwischen Schädlingen und Nützlingen. </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 Steingarten, Pflanzenjauch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Beruflich</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In meinem Verein wird das naturnahe Gärtnern sehr gefördert </text:p>
          </table:table-cell>
          <table:table-cell table:style-name="ce1" office:value-type="string" calcext:value-type="string">
            <text:p>Aktives Mitglied mit Nähe zum Vorstand</text:p>
          </table:table-cell>
          <table:table-cell table:style-name="ce1" office:value-type="string" calcext:value-type="string">
            <text:p>Eine PflanzenerkennungsApp</text:p>
          </table:table-cell>
          <table:table-cell table:style-name="ce1" office:value-type="string" calcext:value-type="string">
            <text:p>Habe den Austausch über soziale Medien. </text:p>
            <text:p>Brauche erstmal keine App</text:p>
          </table:table-cell>
          <table:table-cell table:style-name="ce1" office:value-type="string" calcext:value-type="string">
            <text:p>Ich würde sie mir anschauen und dann abwägen. </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6" calcext:value-type="float">
            <text:p>16</text:p>
          </table:table-cell>
          <table:table-cell table:number-columns-repeated="2" table:style-name="ce1" office:value-type="string" calcext:value-type="string">
            <text:p>Ja</text:p>
          </table:table-cell>
          <table:table-cell table:style-name="ce1" office:value-type="string" calcext:value-type="string">
            <text:p>Garten, Balkon, Beete in der Stadt (Urban Gardening*)</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Rasen mähen</text:p>
          </table:table-cell>
          <table:table-cell/>
          <table:table-cell table:style-name="ce1" office:value-type="string" calcext:value-type="string">
            <text:p>Bücher, Soziale Medien (Facebook, Instagram etc.), Internetrecherche, Naturgarten e.V. und Hortus-Netzwerk</text:p>
          </table:table-cell>
          <table:table-cell table:number-columns-repeated="2"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Lebensräume schaffen, Sehgewohnheiten verändern sich</text:p>
          </table:table-cell>
          <table:table-cell table:style-name="ce1" office:value-type="float" office:value="7" calcext:value-type="float">
            <text:p>7</text:p>
          </table:table-cell>
          <table:table-cell table:style-name="ce1" office:value-type="string" calcext:value-type="string">
            <text:p>Totholz, Wasserfläche,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arten, Umwelt, Pflanztechniken, Ernte</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Naturgarten e.V.</text:p>
            <text:p>Alles mögliche. Vernetzung, Fortbildung,...</text:p>
            <text:p>Mehr Infos unter www.naturgarten.org</text:p>
          </table:table-cell>
          <table:table-cell/>
          <table:table-cell table:style-name="ce1" office:value-type="string" calcext:value-type="string">
            <text:p>Keine App</text:p>
          </table:table-cell>
          <table:table-cell table:style-name="ce1" office:value-type="string" calcext:value-type="string">
            <text:p>Ich hab's nicht so mit Apps, bin lieber im Garten als am Handy. Austausch geht auch über soziale Netzwerke und/oder persönlich.</text:p>
          </table:table-cell>
          <table:table-cell table:style-name="ce1" office:value-type="string" calcext:value-type="string">
            <text:p>Nein</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7" calcext:value-type="float">
            <text:p>17</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nachhaltig/ressourcenschonend</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Beete anlegen, Insektenstätten anlegen, Samen sammeln, ernten, Grünschnitt verarbeiten, Planzen recherchieren und einpflanzen</text:p>
          </table:table-cell>
          <table:table-cell table:style-name="ce1" office:value-type="string" calcext:value-type="string">
            <text:p>Die Temperatur oder Wetter stimmt nicht. Sich zurecht finden im "Dschungel" von einheimischen Pflanzen die zum Standort passen und die Gartenordnung im Schrebergarten beachten. Wildkräuter die Überhand nehmen und kaum zu bändigen sind. </text:p>
          </table:table-cell>
          <table:table-cell table:style-name="ce1" office:value-type="string" calcext:value-type="string">
            <text:p>Freunde und Bekannte, Bücher, Videoplattformen (YouTube), Soziale Medien (Facebook, Instagram etc.), Internetrecherche, Apps zur Pflanzenerkennung</text:p>
          </table:table-cell>
          <table:table-cell table:number-columns-repeated="2" table:style-name="ce1" office:value-type="float" office:value="5" calcext:value-type="float">
            <text:p>5</text:p>
          </table:table-cell>
          <table:table-cell table:style-name="ce1" office:value-type="float" office:value="9" calcext:value-type="float">
            <text:p>9</text:p>
          </table:table-cell>
          <table:table-cell table:style-name="ce1" office:value-type="string" calcext:value-type="string">
            <text:p>Wilde Ecken im Garten lassen, verschiedene Zonen errichten (Ertragszone, Pufferzone, Hotspotzone für Insekten), keine chemischen Dünger verwenden, keine oder nur wenige Kunststoffelemente, einheimische Pflanzen verwenden, Garten als Reich für Tiere und Insekten verstehen in dem man glücklicherweise auch ein paar Sachen anbauen darf</text:p>
          </table:table-cell>
          <table:table-cell table:style-name="ce1" office:value-type="float" office:value="10" calcext:value-type="float">
            <text:p>10</text:p>
          </table:table-cell>
          <table:table-cell table:style-name="ce1" office:value-type="string" calcext:value-type="string">
            <text:p>Totholz, Wasserfläche, Kompost, Lokale Fauna und Flora, Hohes Gras, Versteckmöglichkeiten für Tiere, Steingarten, Magerbeet/Sandbeet, statt Unkraut "Wildkraut", Mischkulturen, Kräuterschnecke, Naturmateriali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Familienkreis</text:p>
          </table:table-cell>
          <table:table-cell table:style-name="ce1" office:value-type="string" calcext:value-type="string">
            <text:p>Pflanzenpflege, Pflanzenarten, Umwelt, Pflanztechniken, Ernte, Ungeziefer</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 Einfach andere Gärten anschauen z.B. in Schrebergartenanlage</text:p>
          </table:table-cell>
          <table:table-cell table:style-name="ce1" office:value-type="string" calcext:value-type="string">
            <text:p>Ja</text:p>
          </table:table-cell>
          <table:table-cell table:style-name="ce1" office:value-type="string" calcext:value-type="string">
            <text:p>Es handelt sich um einen Schrebergartenverein</text:p>
          </table:table-cell>
          <table:table-cell table:style-name="ce1" office:value-type="string" calcext:value-type="string">
            <text:p>Ich bin im Vorstand Schriftführerin</text:p>
          </table:table-cell>
          <table:table-cell table:style-name="ce1" office:value-type="string" calcext:value-type="string">
            <text:p>App zur Pflanzenerkennung</text:p>
          </table:table-cell>
          <table:table-cell table:style-name="ce1" office:value-type="string" calcext:value-type="string">
            <text:p>Würde ich gut finden, Facebook verliert an Wichtigkeit, junge Menschen sind dort zum Teil nicht mehr vertreten</text:p>
          </table:table-cell>
          <table:table-cell table:style-name="ce1" office:value-type="string" calcext:value-type="string">
            <text:p>würde ich erst recht gut finden</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8" calcext:value-type="float">
            <text:p>1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Gemüse </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table-cell table:style-name="ce1" office:value-type="string" calcext:value-type="string">
            <text:p>Freunde und Bekannte, 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9" calcext:value-type="float">
            <text:p>9</text:p>
          </table:table-cell>
          <table:table-cell table:style-name="ce1" office:value-type="string" calcext:value-type="string">
            <text:p>Lebensraum für Wildbienen, Insekten, Igel und andere Kleintiere, heimische Pflanzen, Wildblumen</text:p>
          </table:table-cell>
          <table:table-cell table:style-name="ce1" office:value-type="float" office:value="8" calcext:value-type="float">
            <text:p>8</text:p>
          </table:table-cell>
          <table:table-cell table:style-name="ce1" office:value-type="string" calcext:value-type="string">
            <text:p>Totholz, Wasserfläche, Kompos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Eigenes Blog</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text:p>
          </table:table-cell>
          <table:table-cell table:style-name="ce1" office:value-type="string" calcext:value-type="string">
            <text:p>Ja</text:p>
          </table:table-cell>
          <table:table-cell table:number-columns-repeated="2"/>
          <table:table-cell table:style-name="ce1" office:value-type="string" calcext:value-type="string">
            <text:p>Nein</text:p>
          </table:table-cell>
          <table:table-cell table:style-name="ce1" office:value-type="string" calcext:value-type="string">
            <text:p>Interessant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9" calcext:value-type="float">
            <text:p>1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table-cell table:style-name="ce1" office:value-type="string" calcext:value-type="string">
            <text:p>Freunde und Bekannte, Fachhandel, Zeitschriften, Bücher, Videoplattformen (YouTube), Internetrecherche</text:p>
          </table:table-cell>
          <table:table-cell table:style-name="ce1" office:value-type="float" office:value="6" calcext:value-type="float">
            <text:p>6</text:p>
          </table:table-cell>
          <table:table-cell table:number-columns-repeated="2" table:style-name="ce1" office:value-type="float" office:value="7" calcext:value-type="float">
            <text:p>7</text:p>
          </table:table-cell>
          <table:table-cell/>
          <table:table-cell table:style-name="ce1" office:value-type="float" office:value="5" calcext:value-type="float">
            <text:p>5</text:p>
          </table:table-cell>
          <table:table-cell table:style-name="ce1" office:value-type="string" calcext:value-type="string">
            <text:p>Totholz, Wasserfläche, Kompost, Unkraut,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vorsitzender</text:p>
          </table:table-cell>
          <table:table-cell table:number-columns-repeated="3"/>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0" calcext:value-type="float">
            <text:p>2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Beete neu anlegen, Bäume beschneiden, Teich säubern</text:p>
          </table:table-cell>
          <table:table-cell table:style-name="ce1" office:value-type="string" calcext:value-type="string">
            <text:p>Rückenprobleme, Schädlinge, Wühlmäuse, kümmerliches Wachstum</text:p>
          </table:table-cell>
          <table:table-cell table:style-name="ce1" office:value-type="string" calcext:value-type="string">
            <text:p>Zeitschriften, Videoplattformen (YouTube), Soziale Medien (Facebook, Instagram etc.), Internetrecherche</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string" calcext:value-type="string">
            <text:p>keine Exoten, Vielfalt, Futterpflanzen und Unterschlupf für Insekten und Vögel, Wasserstelle, Totholz, hiesige Pflanzen</text:p>
          </table:table-cell>
          <table:table-cell table:style-name="ce1" office:value-type="float" office:value="7" calcext:value-type="float">
            <text:p>7</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Pflanztechniken, Ernte, Ungeziefer,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 Internetrecherche</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bin kein Handy-Mensch</text:p>
          </table:table-cell>
          <table:table-cell table:style-name="ce1" office:value-type="string" calcext:value-type="string">
            <text:p>vielleicht</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Ländlich</text:p>
          </table:table-cell>
          <table:table-cell table:number-columns-repeated="993"/>
        </table:table-row>
        <table:table-row table:style-name="ro1">
          <table:table-cell table:style-name="ce1" office:value-type="float" office:value="21" calcext:value-type="float">
            <text:p>2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Unkraut jähten, Pflanzen zurückschneiden, Pflanzen fotografieren, Einpflanzen und umpflanzen</text:p>
          </table:table-cell>
          <table:table-cell table:style-name="ce1" office:value-type="string" calcext:value-type="string">
            <text:p>Die Komposition der Pflanzen gefällt nicht immer.</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float" office:value="7" calcext:value-type="float">
            <text:p>7</text:p>
          </table:table-cell>
          <table:table-cell table:style-name="ce1" office:value-type="float" office:value="5" calcext:value-type="float">
            <text:p>5</text:p>
          </table:table-cell>
          <table:table-cell table:style-name="ce1" office:value-type="float" office:value="7" calcext:value-type="float">
            <text:p>7</text:p>
          </table:table-cell>
          <table:table-cell table:style-name="ce1" office:value-type="string" calcext:value-type="string">
            <text:p>Leben und Leben lassen. Vielfalt. Lebensraum für Mensch und Tier. Rückzugsorte. Kein Gift.</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Hohes Gras, Versteckmöglichkeiten für Tiere, Steingarten, Trockenmauer </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arten, Umwelt, Optimale Standorte der Pflanzen</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 Pinterest</text:p>
          </table:table-cell>
          <table:table-cell table:style-name="ce1" office:value-type="string" calcext:value-type="string">
            <text:p>Ja</text:p>
          </table:table-cell>
          <table:table-cell table:style-name="ce1" office:value-type="string" calcext:value-type="string">
            <text:p>Naturgarten e. V. </text:p>
          </table:table-cell>
          <table:table-cell table:number-columns-repeated="2" table:style-name="ce1" office:value-type="string" calcext:value-type="string">
            <text:p>Nein</text:p>
          </table:table-cell>
          <table:table-cell table:style-name="ce1" office:value-type="string" calcext:value-type="string">
            <text:p>Kann ich mir nicht vorstellen.</text:p>
          </table:table-cell>
          <table:table-cell table:style-name="ce1" office:value-type="string" calcext:value-type="string">
            <text:p>Ja</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2" calcext:value-type="float">
            <text:p>22</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Nutzpflanzen</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Beobachten </text:p>
          </table:table-cell>
          <table:table-cell table:style-name="ce1" office:value-type="string" calcext:value-type="string">
            <text:p>Mangelndes Verständnis anderer Gärtner oder des Vorstands, mehr extremes Wetter</text:p>
          </table:table-cell>
          <table:table-cell table:style-name="ce1" office:value-type="string" calcext:value-type="string">
            <text:p>Freunde und Bekannte, Videoplattformen (YouTube), Soziale Medien (Facebook, Instagram etc.), Internetrecherche, Andere Gärtner:innen</text:p>
          </table:table-cell>
          <table:table-cell table:number-columns-repeated="2" table:style-name="ce1" office:value-type="float" office:value="8" calcext:value-type="float">
            <text:p>8</text:p>
          </table:table-cell>
          <table:table-cell table:style-name="ce1" office:value-type="float" office:value="9" calcext:value-type="float">
            <text:p>9</text:p>
          </table:table-cell>
          <table:table-cell table:style-name="ce1" office:value-type="string" calcext:value-type="string">
            <text:p>Vielfältige Gestaltung des Gartens für alle, d.h. auch für die Tierwelt. Orientierung an Gegebenheiten und einheimischen Pflanzen. "Mit der Natur gärtnern" statt gegen sie.</text:p>
          </table:table-cell>
          <table:table-cell table:style-name="ce1" office:value-type="float" office:value="10" calcext:value-type="float">
            <text:p>10</text:p>
          </table:table-cell>
          <table:table-cell table:style-name="ce1" office:value-type="string" calcext:value-type="string">
            <text:p>Totholz, Wasserfläche, Kompost, Lokale Fauna und Flora, Hohes Gras, Versteckmöglichkeiten für Tiere, Steingarten, Humusaufbau, Mulchen, Flächenkompost, wenig Umgraben </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Ein klassischer Kleingartenverein e.V.</text:p>
          </table:table-cell>
          <table:table-cell table:style-name="ce1" office:value-type="string" calcext:value-type="string">
            <text:p>Nein. Vielleicht der Gärtner, der am Meisten "Probleme" macht </text:p>
          </table:table-cell>
          <table:table-cell table:style-name="ce1" office:value-type="string" calcext:value-type="string">
            <text:p>Nein</text:p>
          </table:table-cell>
          <table:table-cell table:style-name="ce1" office:value-type="string" calcext:value-type="string">
            <text:p>Könnte interessant sein</text:p>
          </table:table-cell>
          <table:table-cell table:style-name="ce1" office:value-type="string" calcext:value-type="string">
            <text:p>Ja, verbessern </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3" calcext:value-type="float">
            <text:p>23</text:p>
          </table:table-cell>
          <table:table-cell table:number-columns-repeated="2" table:style-name="ce1" office:value-type="string" calcext:value-type="string">
            <text:p>Ja</text:p>
          </table:table-cell>
          <table:table-cell table:style-name="ce1" office:value-type="string" calcext:value-type="string">
            <text:p>Garten, Schrebergarten, Terrasse</text:p>
          </table:table-cell>
          <table:table-cell table:style-name="ce1" office:value-type="string" calcext:value-type="string">
            <text:p>Naturnahe Gestaltung, Insektenfreundlichkeit, Ästhetik / Dekorativ, Möglichst viel Gemüse anbauen zu können</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 Benjeshecke füllen, Obstbäume schneiden, Beete mulchen, uvm</text:p>
          </table:table-cell>
          <table:table-cell table:style-name="ce1" office:value-type="string" calcext:value-type="string">
            <text:p>Nacktschnecken, trockene Sommer, Kleingartenordnung</text:p>
          </table:table-cell>
          <table:table-cell table:style-name="ce1" office:value-type="string" calcext:value-type="string">
            <text:p>Freunde und Bekannte, Videoplattformen (YouTube), Internetrecherche</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7" calcext:value-type="float">
            <text:p>7</text:p>
          </table:table-cell>
          <table:table-cell table:style-name="ce1" office:value-type="string" calcext:value-type="string">
            <text:p>Lebensräume erhalten und neue schaffen, ökosystemare Zusammenhänge bedenken, Stockwerkbau, untershciedliche Nährstoffansprüche bedenken...</text:p>
          </table:table-cell>
          <table:table-cell table:style-name="ce1" office:value-type="float" office:value="8" calcext:value-type="float">
            <text:p>8</text:p>
          </table:table-cell>
          <table:table-cell table:style-name="ce1" office:value-type="string" calcext:value-type="string">
            <text:p>Totholz, Wasserfläche, Kompost, Unkraut, Lokale Fauna und Flora, Hohes Gras, Versteckmöglichkeiten für Tiere, Steingarten, Verzicht auf Umgraben, Beikraut nicht Unkraut ;-) </text:p>
          </table:table-cell>
          <table:table-cell table:style-name="ce1" office:value-type="string" calcext:value-type="string">
            <text:p>Ja</text:p>
          </table:table-cell>
          <table:table-cell table:style-name="ce1" office:value-type="string" calcext:value-type="string">
            <text:p>Gruppen in den sozialen Medien, Familienkreis, Freunde</text:p>
          </table:table-cell>
          <table:table-cell table:style-name="ce1" office:value-type="string" calcext:value-type="string">
            <text:p>Pflanzenpflege, Pflanzenarten, Gartenutensilien, Pflanztechniken, Ungeziefer, Pflanzenzucht</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verein</text:p>
          </table:table-cell>
          <table:table-cell/>
          <table:table-cell table:style-name="ce1" office:value-type="string" calcext:value-type="string">
            <text:p>nein</text:p>
          </table:table-cell>
          <table:table-cell table:style-name="ce1" office:value-type="string" calcext:value-type="string">
            <text:p>Blödsinn. Gärtnern ist etwas praktisches, das man mit den Händen tut. Austauschen möchte ich mich auch mit Menschen in echt. Wenn ich etwas wissen will, gibt es ausreichend Infos im Netz</text:p>
          </table:table-cell>
          <table:table-cell table:style-name="ce1" office:value-type="string" calcext:value-type="string">
            <text:p>denke 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4" calcext:value-type="float">
            <text:p>2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text:p>
          </table:table-cell>
          <table:table-cell table:style-name="ce1" office:value-type="string" calcext:value-type="string">
            <text:p>Unkraut wächst zu schnell</text:p>
          </table:table-cell>
          <table:table-cell table:style-name="ce1" office:value-type="string" calcext:value-type="string">
            <text:p>Freunde und Bekannte, Fachhandel</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8" calcext:value-type="float">
            <text:p>8</text:p>
          </table:table-cell>
          <table:table-cell table:style-name="ce1" office:value-type="string" calcext:value-type="string">
            <text:p>Ökologisch handeln</text:p>
          </table:table-cell>
          <table:table-cell table:style-name="ce1" office:value-type="float" office:value="8" calcext:value-type="float">
            <text:p>8</text:p>
          </table:table-cell>
          <table:table-cell table:style-name="ce1" office:value-type="string" calcext:value-type="string">
            <text:p>Totholz, Kompost, Lokale Fauna und Flora</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pflege, Pflanzenarten, Umwelt, Gartenutensilien, Pflanztechniken, Ernte,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Internetrecherche</text:p>
          </table:table-cell>
          <table:table-cell table:style-name="ce1" office:value-type="string" calcext:value-type="string">
            <text:p>Ja</text:p>
          </table:table-cell>
          <table:table-cell table:style-name="ce1" office:value-type="string" calcext:value-type="string">
            <text:p>Das was ein Kleingärtnerverein so macht</text:p>
          </table:table-cell>
          <table:table-cell table:style-name="ce1" office:value-type="string" calcext:value-type="string">
            <text:p>Nein</text:p>
          </table:table-cell>
          <table:table-cell table:style-name="ce1" office:value-type="string" calcext:value-type="string">
            <text:p>nein</text:p>
          </table:table-cell>
          <table:table-cell table:style-name="ce1" office:value-type="string" calcext:value-type="string">
            <text:p>gute Idee</text:p>
          </table:table-cell>
          <table:table-cell table:style-name="ce1" office:value-type="string" calcext:value-type="string">
            <text:p>k.A.</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5" calcext:value-type="float">
            <text:p>2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text:p>
          </table:table-cell>
          <table:table-cell table:style-name="ce1" office:value-type="string" calcext:value-type="string">
            <text:p>Schädlinge ohne Chemie bekämpfen/ tolerieren</text:p>
          </table:table-cell>
          <table:table-cell table:style-name="ce1" office:value-type="string" calcext:value-type="string">
            <text:p>Zeitschriften, Internetrecherche</text:p>
          </table:table-cell>
          <table:table-cell table:number-columns-repeated="3" table:style-name="ce1" office:value-type="float" office:value="8" calcext:value-type="float">
            <text:p>8</text:p>
          </table:table-cell>
          <table:table-cell table:style-name="ce1" office:value-type="string" calcext:value-type="string">
            <text:p>Regional - ohne Chemie</text:p>
          </table:table-cell>
          <table:table-cell table:style-name="ce1"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Schmetterlinge/ Bienen/ Nachtfalter</text:p>
          </table:table-cell>
          <table:table-cell table:style-name="ce1" office:value-type="string" calcext:value-type="string">
            <text:p>Ja</text:p>
          </table:table-cell>
          <table:table-cell table:style-name="ce1" office:value-type="string" calcext:value-type="string">
            <text:p>Foren im Internet</text:p>
          </table:table-cell>
          <table:table-cell table:style-name="ce1" office:value-type="string" calcext:value-type="string">
            <text:p>Umwelt, Ungeziefer</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Bücher, Internetrecherche, offene Gartenpforte</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cool </text:p>
          </table:table-cell>
          <table:table-cell table:style-name="ce1" office:value-type="string" calcext:value-type="string">
            <text:p>nein</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Dörflich</text:p>
          </table:table-cell>
          <table:table-cell table:number-columns-repeated="993"/>
        </table:table-row>
        <table:table-row table:style-name="ro1">
          <table:table-cell table:style-name="ce1" office:value-type="float" office:value="26" calcext:value-type="float">
            <text:p>26</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Pflanzen fotografieren</text:p>
          </table:table-cell>
          <table:table-cell/>
          <table:table-cell table:style-name="ce1" office:value-type="string" calcext:value-type="string">
            <text:p>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6" calcext:value-type="float">
            <text:p>6</text:p>
          </table:table-cell>
          <table:table-cell table:style-name="ce1" office:value-type="string" calcext:value-type="string">
            <text:p>Heimische Pflanzen, keine Gifte</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Umwelt, Pflanztechniken</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aber ich hätte Interesse daran</text:p>
          </table:table-cell>
          <table:table-cell table:number-columns-repeated="2"/>
          <table:table-cell table:style-name="ce1" office:value-type="string" calcext:value-type="string">
            <text:p>Flora Incognita </text:p>
          </table:table-cell>
          <table:table-cell table:style-name="ce1" office:value-type="string" calcext:value-type="string">
            <text:p>Gut</text:p>
          </table:table-cell>
          <table:table-cell table:style-name="ce1" office:value-type="string" calcext:value-type="string">
            <text:p>Umso besser</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7" calcext:value-type="float">
            <text:p>27</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text:p>
          </table:table-cell>
          <table:table-cell table:style-name="ce1" office:value-type="string" calcext:value-type="string">
            <text:p>Der Garten ist zu klein für viele Samen. </text:p>
          </table:table-cell>
          <table:table-cell table:style-name="ce1" office:value-type="string" calcext:value-type="string">
            <text:p>Bücher, Soziale Medien (Facebook, Instagram etc.), Internetrecherche</text:p>
          </table:table-cell>
          <table:table-cell table:number-columns-repeated="3" table:style-name="ce1" office:value-type="float" office:value="7" calcext:value-type="float">
            <text:p>7</text:p>
          </table:table-cell>
          <table:table-cell table:style-name="ce1" office:value-type="string" calcext:value-type="string">
            <text:p>Heimische Pflanzen, was nicht wachsen will, wird nicht mit Dünger etc sozusagen mit Gewalt zum wachsen gezwungen, </text:p>
          </table:table-cell>
          <table:table-cell table:style-name="ce1" office:value-type="float" office:value="10" calcext:value-type="float">
            <text:p>10</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Die sind zu weit weg</text:p>
          </table:table-cell>
          <table:table-cell table:style-name="ce1" office:value-type="string" calcext:value-type="string">
            <text:p>Bücher, Soziale Medien (Facebook, Instagram etc.), Ich suche nicht nach Inspiration für meinen Garten.</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Die Gartengruppe (Naturgarten) reicht aus.</text:p>
          </table:table-cell>
          <table:table-cell table:style-name="ce1" office:value-type="string" calcext:value-type="string">
            <text:p>Nein, ich Wilmington noch eine App</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8" calcext:value-type="float">
            <text:p>2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Unkraut jähten, Umtopfen, Samen aussähen, Pflanzen zurückschneiden, Garten winterfest machen</text:p>
          </table:table-cell>
          <table:table-cell/>
          <table:table-cell table:style-name="ce1" office:value-type="string" calcext:value-type="string">
            <text:p>Freunde und Bekannte, Internetrecherche</text:p>
          </table:table-cell>
          <table:table-cell table:number-columns-repeated="2" table:style-name="ce1" office:value-type="float" office:value="6" calcext:value-type="float">
            <text:p>6</text:p>
          </table:table-cell>
          <table:table-cell table:style-name="ce1" office:value-type="float" office:value="7" calcext:value-type="float">
            <text:p>7</text:p>
          </table:table-cell>
          <table:table-cell table:style-name="ce1" office:value-type="string" calcext:value-type="string">
            <text:p>Selbsterhalt des Gartens (Permakultur), insektenfreundlich</text:p>
          </table:table-cell>
          <table:table-cell table:style-name="ce1" office:value-type="float" office:value="8" calcext:value-type="float">
            <text:p>8</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text:p>
          </table:table-cell>
          <table:table-cell table:style-name="ce1" office:value-type="string" calcext:value-type="string">
            <text:p>Nein, aber ich hätte Interesse daran</text:p>
          </table:table-cell>
          <table:table-cell table:number-columns-repeated="2"/>
          <table:table-cell table:style-name="ce1" office:value-type="string" calcext:value-type="string">
            <text:p>nein</text:p>
          </table:table-cell>
          <table:table-cell table:style-name="ce1" office:value-type="string" calcext:value-type="string">
            <text:p>brauche ich nicht, bevorzuge persönlcihen Austausch</text:p>
          </table:table-cell>
          <table:table-cell table:style-name="ce1" office:value-type="string" calcext:value-type="string">
            <text:p>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9" calcext:value-type="float">
            <text:p>2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style-name="ce1" office:value-type="string" calcext:value-type="string">
            <text:p>Unkraut schonend zu entfernen </text:p>
          </table:table-cell>
          <table:table-cell table:style-name="ce1" office:value-type="string" calcext:value-type="string">
            <text:p>Zeitschriften, Videoplattformen (YouTube), Soziale Medien (Facebook, Instagram etc.), Internetrecherche</text:p>
          </table:table-cell>
          <table:table-cell table:number-columns-repeated="3" table:style-name="ce1" office:value-type="float" office:value="4" calcext:value-type="float">
            <text:p>4</text:p>
          </table:table-cell>
          <table:table-cell table:style-name="ce1" office:value-type="string" calcext:value-type="string">
            <text:p>Es muss nicht alles perfekt sein, Rückzugsmöglichkeiten für Insekten </text:p>
          </table:table-cell>
          <table:table-cell table:style-name="ce1"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 Nachbarschaft</text:p>
          </table:table-cell>
          <table:table-cell table:style-name="ce1" office:value-type="string" calcext:value-type="string">
            <text:p>Pflanzenpflege, Pflanzenarten, Umwelt, Gartenutensilien, Wetter, Düngemittel, Ernte, Ungeziefer,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Vorstand </text:p>
          </table:table-cell>
          <table:table-cell table:number-columns-repeated="3"/>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30" calcext:value-type="float">
            <text:p>3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 Rasen mähen, Garten winterfest machen</text:p>
          </table:table-cell>
          <table:table-cell/>
          <table:table-cell table:style-name="ce1" office:value-type="string" calcext:value-type="string">
            <text:p>Bücher, Internetrecherche</text:p>
          </table:table-cell>
          <table:table-cell table:style-name="ce1" office:value-type="float" office:value="6" calcext:value-type="float">
            <text:p>6</text:p>
          </table:table-cell>
          <table:table-cell table:number-columns-repeated="2" table:style-name="ce1" office:value-type="float" office:value="7" calcext:value-type="float">
            <text:p>7</text:p>
          </table:table-cell>
          <table:table-cell/>
          <table:table-cell table:style-name="ce1" office:value-type="float" office:value="10" calcext:value-type="float">
            <text:p>10</text:p>
          </table:table-cell>
          <table:table-cell table:style-name="ce1" office:value-type="string" calcext:value-type="string">
            <text:p>Totholz, Kompost, Lokale Fauna und Flora, Versteckmöglichkeiten für Tiere</text:p>
          </table:table-cell>
          <table:table-cell table:style-name="ce1" office:value-type="string" calcext:value-type="string">
            <text:p>Ja</text:p>
          </table:table-cell>
          <table:table-cell table:style-name="ce1" office:value-type="string" calcext:value-type="string">
            <text:p>Foren im Internet, Nachbarschaft</text:p>
          </table:table-cell>
          <table:table-cell table:style-name="ce1" office:value-type="string" calcext:value-type="string">
            <text:p>Pflanzenpflege</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abu</text:p>
          </table:table-cell>
          <table:table-cell table:style-name="ce1" office:value-type="string" calcext:value-type="string">
            <text:p>Gut. </text:p>
          </table:table-cell>
          <table:table-cell table:style-name="ce1" office:value-type="string" calcext:value-type="string">
            <text:p>Prima</text:p>
          </table:table-cell>
          <table:table-cell table:style-name="ce1" office:value-type="string" calcext:value-type="string">
            <text:p>50 - 59 Jahre</text:p>
          </table:table-cell>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1" calcext:value-type="float">
            <text:p>3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text:p>
          </table:table-cell>
          <table:table-cell table:style-name="ce1" office:value-type="string" calcext:value-type="string">
            <text:p>Schneckenfraß</text:p>
          </table:table-cell>
          <table:table-cell table:style-name="ce1" office:value-type="string" calcext:value-type="string">
            <text:p>Videoplattformen (YouTube), Soziale Medien (Facebook, Instagram etc.), Internetrecherche</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float" office:value="9" calcext:value-type="float">
            <text:p>9</text:p>
          </table:table-cell>
          <table:table-cell table:style-name="ce1" office:value-type="string" calcext:value-type="string">
            <text:p>Vorrangig einheimische Pflanzen, diverse Gartenbereiche für unterschiedliche Ansprüche (z.B. trocken, feucht, Steine, Holz, Wiese, Bäume), Rückzugsorte für Tiere.</text:p>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text:p>
          </table:table-cell>
          <table:table-cell table:style-name="ce1" office:value-type="string" calcext:value-type="string">
            <text:p>Pflanzenpflege, Pflanzenarten, Umwelt,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Für mich nicht von Interesse.</text:p>
          </table:table-cell>
          <table:table-cell table:style-name="ce1" office:value-type="string" calcext:value-type="string">
            <text:p>Nein, meine sozialen Kontakte via FB &amp; YT sind mir da Auskunft genug.</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2" calcext:value-type="float">
            <text:p>3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Samen aussähen, Pflanzen zurückschneiden, Rasen mähen</text:p>
          </table:table-cell>
          <table:table-cell table:style-name="ce1" office:value-type="string" calcext:value-type="string">
            <text:p>Pflanzen Bestimmung </text:p>
          </table:table-cell>
          <table:table-cell table:style-name="ce1" office:value-type="string" calcext:value-type="string">
            <text:p>Freunde und Bekannte, Soziale Medien (Facebook, Instagram etc.), Internetrecherche</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string" calcext:value-type="string">
            <text:p>Einheimische Pflanzen </text:p>
          </table:table-cell>
          <table:table-cell table:style-name="ce1" office:value-type="float" office:value="9" calcext:value-type="float">
            <text:p>9</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 Pflanzenzucht</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Bücher, Soziale Medien (Facebook, Instagram etc.)</text:p>
          </table:table-cell>
          <table:table-cell table:style-name="ce1" office:value-type="string" calcext:value-type="string">
            <text:p>Ja</text:p>
          </table:table-cell>
          <table:table-cell table:style-name="ce1" office:value-type="string" calcext:value-type="string">
            <text:p>Beschäftigt sich mit naturnahen privat Gärten und Kommunen </text:p>
          </table:table-cell>
          <table:table-cell table:number-columns-repeated="2" table:style-name="ce1" office:value-type="string" calcext:value-type="string">
            <text:p>Nein </text:p>
          </table:table-cell>
          <table:table-cell table:style-name="ce1" office:value-type="string" calcext:value-type="string">
            <text:p>Fände ich gut </text:p>
          </table:table-cell>
          <table:table-cell table:style-name="ce1" office:value-type="string" calcext:value-type="string">
            <text:p>Nein, nur dann wäre sie für mich interessant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3" calcext:value-type="float">
            <text:p>33</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Samen aussähen, Garten winterfest machen, Pflanzen fotografieren</text:p>
          </table:table-cell>
          <table:table-cell/>
          <table:table-cell table:style-name="ce1" office:value-type="string" calcext:value-type="string">
            <text:p>Freunde und Bekannte, Zeitschriften, Bücher, Videoplattformen (YouTube), Soziale Medien (Facebook, Instagram etc.), Internetrecherche</text:p>
          </table:table-cell>
          <table:table-cell table:number-columns-repeated="2" table:style-name="ce1" office:value-type="float" office:value="5" calcext:value-type="float">
            <text:p>5</text:p>
          </table:table-cell>
          <table:table-cell table:style-name="ce1" office:value-type="float" office:value="7" calcext:value-type="float">
            <text:p>7</text:p>
          </table:table-cell>
          <table:table-cell table:style-name="ce1" office:value-type="string" calcext:value-type="string">
            <text:p>Erhaltung der Artenvielfalt</text:p>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text:p>
          </table:table-cell>
          <table:table-cell table:style-name="ce1" office:value-type="string" calcext:value-type="string">
            <text:p>Ja</text:p>
          </table:table-cell>
          <table:table-cell table:style-name="ce1" office:value-type="string" calcext:value-type="string">
            <text:p>Setzt sich für die Erhaltung der Biodiversität ein - naturgarten.org</text:p>
          </table:table-cell>
          <table:table-cell table:style-name="ce1" office:value-type="string" calcext:value-type="string">
            <text:p>Mitarbeit GS</text:p>
          </table:table-cell>
          <table:table-cell table:style-name="ce1" office:value-type="string" calcext:value-type="string">
            <text:p>nein</text:p>
          </table:table-cell>
          <table:table-cell table:style-name="ce1" office:value-type="string" calcext:value-type="string">
            <text:p>würde ich testen</text:p>
          </table:table-cell>
          <table:table-cell table:style-name="ce1" office:value-type="string" calcext:value-type="string">
            <text:p>würde ich noch eher testen!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4" calcext:value-type="float">
            <text:p>34</text:p>
          </table:table-cell>
          <table:table-cell table:number-columns-repeated="2" table:style-name="ce1" office:value-type="string" calcext:value-type="string">
            <text:p>Ja</text:p>
          </table:table-cell>
          <table:table-cell table:style-name="ce1" office:value-type="string" calcext:value-type="string">
            <text:p>Garten, Schrebergarten, Beete in der Stadt (Urban Gardening*)</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text:p>
          </table:table-cell>
          <table:table-cell/>
          <table:table-cell table:style-name="ce1" office:value-type="string" calcext:value-type="string">
            <text:p>Freunde und Bekannte, Soziale Medien (Facebook, Instagram etc.), Internetrecherche</text:p>
          </table:table-cell>
          <table:table-cell table:style-name="ce1" office:value-type="float" office:value="4" calcext:value-type="float">
            <text:p>4</text:p>
          </table:table-cell>
          <table:table-cell table:number-columns-repeated="2"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pflege, Ernte</text:p>
          </table:table-cell>
          <table:table-cell table:style-name="ce1" office:value-type="float" office:value="3" calcext:value-type="float">
            <text:p>3</text:p>
          </table:table-cell>
          <table:table-cell table:style-name="ce1" office:value-type="string" calcext:value-type="string">
            <text:p>Ja</text:p>
          </table:table-cell>
          <table:table-cell table:style-name="ce1" office:value-type="string" calcext:value-type="string">
            <text:p>Freunde und Bekannte, Zeitschriften, Videoplattformen (YouTube), Soziale Medien (Facebook, Instagram etc.), Internetrecherche</text:p>
          </table:table-cell>
          <table:table-cell table:style-name="ce1" office:value-type="string" calcext:value-type="string">
            <text:p>Ja</text:p>
          </table:table-cell>
          <table:table-cell table:number-columns-repeated="5"/>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5" calcext:value-type="float">
            <text:p>35</text:p>
          </table:table-cell>
          <table:table-cell table:number-columns-repeated="2" table:style-name="ce1" office:value-type="string" calcext:value-type="string">
            <text:p>Ja</text:p>
          </table:table-cell>
          <table:table-cell table:style-name="ce1" office:value-type="string" calcext:value-type="string">
            <text:p>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Gemüse pflanzen, Pflegen, ernten </text:p>
          </table:table-cell>
          <table:table-cell table:style-name="ce1" office:value-type="string" calcext:value-type="string">
            <text:p>Wilde Kaninchen, die meine Pflanzen fressen; sehr trockener, schlechter Boden </text:p>
          </table:table-cell>
          <table:table-cell table:style-name="ce1" office:value-type="string" calcext:value-type="string">
            <text:p>Freunde und Bekannte, Internetrecherche</text:p>
          </table:table-cell>
          <table:table-cell table:number-columns-repeated="2" table:style-name="ce1" office:value-type="float" office:value="7" calcext:value-type="float">
            <text:p>7</text:p>
          </table:table-cell>
          <table:table-cell table:style-name="ce1" office:value-type="float" office:value="6" calcext:value-type="float">
            <text:p>6</text:p>
          </table:table-cell>
          <table:table-cell table:style-name="ce1" office:value-type="string" calcext:value-type="string">
            <text:p>Heimische, wilde Pflanzen; Nutzpflanzen; Unterschlupfe für Tiere</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Wetter, Ernte,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Soziale Medien (Facebook, Instagram etc.)</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Für mich nicht nötig</text:p>
          </table:table-cell>
          <table:table-cell table:style-name="ce1" office:value-type="string" calcext:value-type="string">
            <text:p>Eventuell ein wenig mehr Interesse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2" office:value-type="date" office:date-value="2022-03-13T18:01:13.356" calcext:value-type="date">
            <text:p>3/13/2022 18:01:13</text:p>
          </table:table-cell>
          <table:table-cell table:number-columns-repeated="2" table:style-name="ce1" office:value-type="string" calcext:value-type="string">
            <text:p>Ja</text:p>
          </table:table-cell>
          <table:table-cell table:style-name="ce1" office:value-type="string" calcext:value-type="string">
            <text:p>Garten, Terrasse</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table-cell table:style-name="ce1" office:value-type="string" calcext:value-type="string">
            <text:p>Freunde und Bekannte, Fachhandel, Bücher, Videoplattformen (YouTube), Internetrecherche</text:p>
          </table:table-cell>
          <table:table-cell table:number-columns-repeated="2" table:style-name="ce1" office:value-type="float" office:value="4" calcext:value-type="float">
            <text:p>4</text:p>
          </table:table-cell>
          <table:table-cell table:style-name="ce1" office:value-type="float" office:value="3" calcext:value-type="float">
            <text:p>3</text:p>
          </table:table-cell>
          <table:table-cell/>
          <table:table-cell table:style-name="ce1" office:value-type="float" office:value="5" calcext:value-type="float">
            <text:p>5</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Umwelt, Gartenutensilien,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Fachhandel, 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4:02.054" calcext:value-type="date">
            <text:p>3/13/2022 19:04:02</text:p>
          </table:table-cell>
          <table:table-cell table:number-columns-repeated="2" table:style-name="ce1" office:value-type="string" calcext:value-type="string">
            <text:p>Ja</text:p>
          </table:table-cell>
          <table:table-cell table:style-name="ce1" office:value-type="string" calcext:value-type="string">
            <text:p>Zimmer</text:p>
          </table:table-cell>
          <table:table-cell table:style-name="ce1" office:value-type="string" calcext:value-type="string">
            <text:p>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geziefer entfernen, Umtopfen, Samen aussähen, Pflanzen fotografieren</text:p>
          </table:table-cell>
          <table:table-cell/>
          <table:table-cell table:style-name="ce1" office:value-type="string" calcext:value-type="string">
            <text:p>Freunde und Bekannte, Internetrecherche</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3" calcext:value-type="float">
            <text:p>3</text:p>
          </table:table-cell>
          <table:table-cell/>
          <table:table-cell table:style-name="ce1" office:value-type="float" office:value="4" calcext:value-type="float">
            <text:p>4</text:p>
          </table:table-cell>
          <table:table-cell table:style-name="ce1" office:value-type="string" calcext:value-type="string">
            <text:p>Wasserfläche, Unkraut, Lokale Fauna und Flora, Versteckmöglichkeiten für Tiere</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arten, Umwelt, Wetter,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7:18.313" calcext:value-type="date">
            <text:p>3/13/2022 19:07:1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mtopfen, Samen aussähen</text:p>
          </table:table-cell>
          <table:table-cell/>
          <table:table-cell table:style-name="ce1" office:value-type="string" calcext:value-type="string">
            <text:p>Videoplattformen (YouTube), Internetrecherche</text:p>
          </table:table-cell>
          <table:table-cell table:number-columns-repeated="3"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Unkraut,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Ja</text:p>
          </table:table-cell>
          <table:table-cell table:style-name="ce1" office:value-type="string" calcext:value-type="string">
            <text:p>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51:12.962" calcext:value-type="date">
            <text:p>3/13/2022 19:51:13</text:p>
          </table:table-cell>
          <table:table-cell table:number-columns-repeated="2" table:style-name="ce1" office:value-type="string" calcext:value-type="string">
            <text:p>Ja</text:p>
          </table:table-cell>
          <table:table-cell table:style-name="ce1" office:value-type="string" calcext:value-type="string">
            <text:p>Garten, Balkon</text:p>
          </table:table-cell>
          <table:table-cell table:style-name="ce1" office:value-type="string" calcext:value-type="string">
            <text:p>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style-name="ce1" office:value-type="string" calcext:value-type="string">
            <text:p>Schädlinge</text:p>
          </table:table-cell>
          <table:table-cell table:style-name="ce1" office:value-type="string" calcext:value-type="string">
            <text:p>Freunde und Bekannte, Internetrecherche</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Insekten freundlich</text:p>
          </table:table-cell>
          <table:table-cell table:style-name="ce1" office:value-type="float" office:value="4" calcext:value-type="float">
            <text:p>4</text:p>
          </table:table-cell>
          <table:table-cell table:style-name="ce1" office:value-type="string" calcext:value-type="string">
            <text:p>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reundeskreis </text:p>
          </table:table-cell>
          <table:table-cell table:style-name="ce1" office:value-type="string" calcext:value-type="string">
            <text:p>Pflanzenpflege, Pflanzenarten, Düngemittel, Pflanztechniken, Pflanzenzucht</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An sich eine gute Idee. In so einer Art gibt es <text:s/>bereits Foren, also sollte das auf jeden Fall Zuspruch finden </text:p>
          </table:table-cell>
          <table:table-cell/>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2" table:number-rows-repeated="1048535">
          <table:table-cell table:number-columns-repeated="1024"/>
        </table:table-row>
        <table:table-row table:style-name="ro2">
          <table:table-cell table:number-columns-repeated="1024"/>
        </table:table-row>
      </table:table>
      <table:table table:name="Beruflich" table:style-name="ta2">
        <table:table-column table:style-name="co1" table:default-cell-style-name="Default"/>
        <table:table-column table:style-name="co2" table:visibility="collapse" table:default-cell-style-name="Default"/>
        <table:table-column table:style-name="co1" table:visibility="collapse" table:default-cell-style-name="Default"/>
        <table:table-column table:style-name="co3" table:visibility="collapse"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1" table:number-columns-repeated="7" table:default-cell-style-name="Default"/>
        <table:table-column table:style-name="co21" table:default-cell-style-name="Default"/>
        <table:table-column table:style-name="co1" table:number-columns-repeated="8" table:default-cell-style-name="Default"/>
        <table:table-column table:style-name="co22" table:default-cell-style-name="Default"/>
        <table:table-column table:style-name="co19" table:default-cell-style-name="Default"/>
        <table:table-column table:style-name="co1" table:number-columns-repeated="9" table:default-cell-style-name="Default"/>
        <table:table-column table:style-name="co20" table:number-columns-repeated="987" table:default-cell-style-name="Default"/>
        <table:table-row table:style-name="ro1">
          <table:table-cell table:style-name="ce1" office:value-type="string" calcext:value-type="string">
            <text:p>Nummer</text:p>
          </table:table-cell>
          <table:table-cell table:style-name="ce3" office:value-type="string" calcext:value-type="string">
            <text:p>Interessieren Sie sich für Pflanzen oder Gärtnern?</text:p>
          </table:table-cell>
          <table:table-cell table:style-name="ce3" office:value-type="string" calcext:value-type="string">
            <text:p>Besitzen Sie ein Smartphone?</text:p>
          </table:table-cell>
          <table:table-cell table:style-name="ce3" office:value-type="string" calcext:value-type="string">
            <text:p>Wo verbringen Sie die meiste Zeit mit Gärtnern / Pflanzenpflege?</text:p>
          </table:table-cell>
          <table:table-cell table:style-name="ce3" office:value-type="string" calcext:value-type="string">
            <text:p>Worauf achten Sie bei der Gestaltung ihres Gartens, Balkons oder ihrer Terrasse etc. ?</text:p>
          </table:table-cell>
          <table:table-cell table:style-name="ce3" office:value-type="string" calcext:value-type="string">
            <text:p>Wie lange gärtnern Sie schon oder interessieren sich für Pflanzen?</text:p>
          </table:table-cell>
          <table:table-cell table:style-name="ce3" office:value-type="string" calcext:value-type="string">
            <text:p>Beschäftigen Sie sich beruflich mit Pflanzen?</text:p>
          </table:table-cell>
          <table:table-cell table:style-name="ce3" office:value-type="string" calcext:value-type="string">
            <text:p>Welche Aktivitäten unternehmen Sie beim Gärtnern?</text:p>
          </table:table-cell>
          <table:table-cell table:style-name="ce3" office:value-type="string" calcext:value-type="string">
            <text:p>Welche Probleme treten dabei für Sie auf?</text:p>
          </table:table-cell>
          <table:table-cell table:style-name="ce3" office:value-type="string" calcext:value-type="string">
            <text:p>Wo finden Sie Lösungen für auftretende Probleme?</text:p>
          </table:table-cell>
          <table:table-cell table:style-name="ce3" office:value-type="string" calcext:value-type="string">
            <text:p>Wie ausgereift würden Sie Ihr Wissen über Pflanzen einschätzen?</text:p>
          </table:table-cell>
          <table:table-cell table:style-name="ce3" office:value-type="string" calcext:value-type="string">
            <text:p>Wie ausgereift würden Sie Ihr Wissen über das Gärtnern einschätzen?</text:p>
          </table:table-cell>
          <table:table-cell table:style-name="ce3" office:value-type="string" calcext:value-type="string">
            <text:p>Wie ausgereift würden Sie Ihr Wissen über die naturnahe Gestaltung von Gärten, Balkonen, Terrassen etc. einschätzen?</text:p>
          </table:table-cell>
          <table:table-cell table:style-name="ce3" office:value-type="string" calcext:value-type="string">
            <text:p>Was macht naturnahe Gestaltung für Sie aus?</text:p>
          </table:table-cell>
          <table:table-cell table:style-name="ce3" office:value-type="string" calcext:value-type="string">
            <text:p>Wie sehr achten Sie auf naturnahe Gestaltung?</text:p>
          </table:table-cell>
          <table:table-cell table:style-name="ce3" office:value-type="string" calcext:value-type="string">
            <text:p>Welche Begriffe bringen Sie in Verbindung mit naturnaher Gestaltung?</text:p>
          </table:table-cell>
          <table:table-cell table:style-name="ce3" office:value-type="string" calcext:value-type="string">
            <text:p>Tauschen Sie sich mit anderen Leuten über ihren Garten/Pflanzen aus?</text:p>
          </table:table-cell>
          <table:table-cell table:style-name="ce3" office:value-type="string" calcext:value-type="string">
            <text:p>Wo tauschen Sie sich mit diesen Leuten aus?</text:p>
          </table:table-cell>
          <table:table-cell table:style-name="ce3" office:value-type="string" calcext:value-type="string">
            <text:p>Worüber tauschen Sie sich aus?</text:p>
          </table:table-cell>
          <table:table-cell table:style-name="ce3" office:value-type="string" calcext:value-type="string">
            <text:p>Wie wichtig ist Ihnen der Austausch über Pflanzen und ihre Pflege mit anderen Hobbygärtner*innen?</text:p>
          </table:table-cell>
          <table:table-cell table:style-name="ce3" office:value-type="string" calcext:value-type="string">
            <text:p>Schauen Sie zur Inspiration auch mal in die Gärten anderer Leute? Wenn nein: Warum nicht?</text:p>
          </table:table-cell>
          <table:table-cell table:style-name="ce3" office:value-type="string" calcext:value-type="string">
            <text:p>Suchen Sie ab und an nach Inspiration für Ihren Garten, Balkon etc.? Wenn ja, wo finden Sie diese?</text:p>
          </table:table-cell>
          <table:table-cell table:style-name="ce3" office:value-type="string" calcext:value-type="string">
            <text:p>Sind Sie Mitglied eines Garten-Vereins, Schrebergarten-Vereins o.ä.?</text:p>
          </table:table-cell>
          <table:table-cell table:style-name="ce3" office:value-type="string" calcext:value-type="string">
            <text:p>Was macht Ihr Verein / Gruppe?</text:p>
          </table:table-cell>
          <table:table-cell table:style-name="ce3" office:value-type="string" calcext:value-type="string">
            <text:p>Nehmen Sie dort eine besondere Rolle ein? Wenn ja, welche?</text:p>
          </table:table-cell>
          <table:table-cell table:style-name="ce3" office:value-type="string" calcext:value-type="string">
            <text:p>Nutzen Sie bereits eine App für Tipps &amp; Tricks, Inspiration und Austausch zu Gärtner-Themen? Wenn ja, welche?</text:p>
          </table:table-cell>
          <table:table-cell table:style-name="ce3" office:value-type="string" calcext:value-type="string">
            <text:p>Stellen Sie sich eine App vor, mit der Sie sich mit anderen Personen über eure Gärten, Pflanzen o.ä. austauschen und auch gezielt aktuelle Probleme oder Schwierigkeiten angehen könnten. Was würden Sie darüber denken</text:p>
          </table:table-cell>
          <table:table-cell table:style-name="ce3" office:value-type="string" calcext:value-type="string">
            <text:p>Stellen Sie sich jetzt vor, der Fokus der App liegt dabei auf der naturnahen Gestaltung. Würde sich Ihre Meinung zu der App ändern?</text:p>
          </table:table-cell>
          <table:table-cell table:style-name="ce3" office:value-type="string" calcext:value-type="string">
            <text:p>Alter:</text:p>
          </table:table-cell>
          <table:table-cell table:style-name="ce3" office:value-type="string" calcext:value-type="string">
            <text:p>Geschlecht:</text:p>
          </table:table-cell>
          <table:table-cell table:style-name="ce3" office:value-type="string" calcext:value-type="string">
            <text:p>Wie würden Sie Ihren Wohnort beschreiben?</text:p>
          </table:table-cell>
          <table:table-cell table:number-columns-repeated="993"/>
        </table:table-row>
        <table:table-row table:style-name="ro1">
          <table:table-cell table:style-name="ce1" office:value-type="float" office:value="33" calcext:value-type="float">
            <text:p>33</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Samen aussähen, Garten winterfest machen, Pflanzen fotografieren</text:p>
          </table:table-cell>
          <table:table-cell/>
          <table:table-cell table:style-name="ce1" office:value-type="string" calcext:value-type="string">
            <text:p>Freunde und Bekannte, Zeitschriften, Bücher, Videoplattformen (YouTube), Soziale Medien (Facebook, Instagram etc.), Internetrecherche</text:p>
          </table:table-cell>
          <table:table-cell table:number-columns-repeated="2" table:style-name="ce1" office:value-type="float" office:value="5" calcext:value-type="float">
            <text:p>5</text:p>
          </table:table-cell>
          <table:table-cell table:style-name="ce1" office:value-type="float" office:value="7" calcext:value-type="float">
            <text:p>7</text:p>
          </table:table-cell>
          <table:table-cell table:style-name="ce1" office:value-type="string" calcext:value-type="string">
            <text:p>Erhaltung der Artenvielfalt</text:p>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text:p>
          </table:table-cell>
          <table:table-cell table:style-name="ce1" office:value-type="string" calcext:value-type="string">
            <text:p>Ja</text:p>
          </table:table-cell>
          <table:table-cell table:style-name="ce1" office:value-type="string" calcext:value-type="string">
            <text:p>Setzt sich für die Erhaltung der Biodiversität ein - naturgarten.org</text:p>
          </table:table-cell>
          <table:table-cell table:style-name="ce1" office:value-type="string" calcext:value-type="string">
            <text:p>Mitarbeit GS</text:p>
          </table:table-cell>
          <table:table-cell table:style-name="ce1" office:value-type="string" calcext:value-type="string">
            <text:p>nein</text:p>
          </table:table-cell>
          <table:table-cell table:style-name="ce1" office:value-type="string" calcext:value-type="string">
            <text:p>würde ich testen</text:p>
          </table:table-cell>
          <table:table-cell table:style-name="ce1" office:value-type="string" calcext:value-type="string">
            <text:p>würde ich noch eher testen!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8" calcext:value-type="float">
            <text:p>2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Unkraut jähten, Umtopfen, Samen aussähen, Pflanzen zurückschneiden, Garten winterfest machen</text:p>
          </table:table-cell>
          <table:table-cell/>
          <table:table-cell table:style-name="ce1" office:value-type="string" calcext:value-type="string">
            <text:p>Freunde und Bekannte, Internetrecherche</text:p>
          </table:table-cell>
          <table:table-cell table:number-columns-repeated="2" table:style-name="ce1" office:value-type="float" office:value="6" calcext:value-type="float">
            <text:p>6</text:p>
          </table:table-cell>
          <table:table-cell table:style-name="ce1" office:value-type="float" office:value="7" calcext:value-type="float">
            <text:p>7</text:p>
          </table:table-cell>
          <table:table-cell table:style-name="ce1" office:value-type="string" calcext:value-type="string">
            <text:p>Selbsterhalt des Gartens (Permakultur), insektenfreundlich</text:p>
          </table:table-cell>
          <table:table-cell table:style-name="ce1" office:value-type="float" office:value="8" calcext:value-type="float">
            <text:p>8</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text:p>
          </table:table-cell>
          <table:table-cell table:style-name="ce1" office:value-type="string" calcext:value-type="string">
            <text:p>Nein, aber ich hätte Interesse daran</text:p>
          </table:table-cell>
          <table:table-cell table:number-columns-repeated="2"/>
          <table:table-cell table:style-name="ce1" office:value-type="string" calcext:value-type="string">
            <text:p>nein</text:p>
          </table:table-cell>
          <table:table-cell table:style-name="ce1" office:value-type="string" calcext:value-type="string">
            <text:p>brauche ich nicht, bevorzuge persönlcihen Austausch</text:p>
          </table:table-cell>
          <table:table-cell table:style-name="ce1" office:value-type="string" calcext:value-type="string">
            <text:p>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8" calcext:value-type="float">
            <text:p>1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Gemüse </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table-cell table:style-name="ce1" office:value-type="string" calcext:value-type="string">
            <text:p>Freunde und Bekannte, 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9" calcext:value-type="float">
            <text:p>9</text:p>
          </table:table-cell>
          <table:table-cell table:style-name="ce1" office:value-type="string" calcext:value-type="string">
            <text:p>Lebensraum für Wildbienen, Insekten, Igel und andere Kleintiere, heimische Pflanzen, Wildblumen</text:p>
          </table:table-cell>
          <table:table-cell table:style-name="ce1" office:value-type="float" office:value="8" calcext:value-type="float">
            <text:p>8</text:p>
          </table:table-cell>
          <table:table-cell table:style-name="ce1" office:value-type="string" calcext:value-type="string">
            <text:p>Totholz, Wasserfläche, Kompos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Eigenes Blog</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text:p>
          </table:table-cell>
          <table:table-cell table:style-name="ce1" office:value-type="string" calcext:value-type="string">
            <text:p>Ja</text:p>
          </table:table-cell>
          <table:table-cell table:number-columns-repeated="2"/>
          <table:table-cell table:style-name="ce1" office:value-type="string" calcext:value-type="string">
            <text:p>Nein</text:p>
          </table:table-cell>
          <table:table-cell table:style-name="ce1" office:value-type="string" calcext:value-type="string">
            <text:p>Interessant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4" calcext:value-type="float">
            <text:p>4</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Insektenfreundlichkeit, Ästhetik / Dekorativ</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ungünstiges Wetter</text:p>
          </table:table-cell>
          <table:table-cell table:style-name="ce1" office:value-type="string" calcext:value-type="string">
            <text:p>Freunde und Bekannte, Fachhandel, Zeitschriften, Bücher, Internetrecherche</text:p>
          </table:table-cell>
          <table:table-cell table:number-columns-repeated="3" table:style-name="ce1" office:value-type="float" office:value="8" calcext:value-type="float">
            <text:p>8</text:p>
          </table:table-cell>
          <table:table-cell table:style-name="ce1" office:value-type="string" calcext:value-type="string">
            <text:p>Igel, Vögel, Insekten usw. fühlen sich im Garten wohl</text:p>
          </table:table-cell>
          <table:table-cell table:style-name="ce1" office:value-type="float" office:value="8" calcext:value-type="float">
            <text:p>8</text:p>
          </table:table-cell>
          <table:table-cell table:style-name="ce1" office:value-type="string" calcext:value-type="string">
            <text:p>Totholz, Wasserfläche, Kompost, Versteckmöglichkeiten für Tiere, insektenfreundliche Pflanzen, nicht unbedingt alle lokal</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Freunde, Pflanzenliebhabervereine</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Bücher, Internetrecherche, Besuche von Gärten und Parks</text:p>
          </table:table-cell>
          <table:table-cell table:style-name="ce1" office:value-type="string" calcext:value-type="string">
            <text:p>Ja</text:p>
          </table:table-cell>
          <table:table-cell table:style-name="ce1" office:value-type="string" calcext:value-type="string">
            <text:p>Liebhaberverein, Tausch von Pflanzen, Samen etc., Vorträge</text:p>
          </table:table-cell>
          <table:table-cell table:number-columns-repeated="4"/>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3" calcext:value-type="float">
            <text:p>23</text:p>
          </table:table-cell>
          <table:table-cell table:number-columns-repeated="2" table:style-name="ce1" office:value-type="string" calcext:value-type="string">
            <text:p>Ja</text:p>
          </table:table-cell>
          <table:table-cell table:style-name="ce1" office:value-type="string" calcext:value-type="string">
            <text:p>Garten, Schrebergarten, Terrasse</text:p>
          </table:table-cell>
          <table:table-cell table:style-name="ce1" office:value-type="string" calcext:value-type="string">
            <text:p>Naturnahe Gestaltung, Insektenfreundlichkeit, Ästhetik / Dekorativ, Möglichst viel Gemüse anbauen zu können</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 Benjeshecke füllen, Obstbäume schneiden, Beete mulchen, uvm</text:p>
          </table:table-cell>
          <table:table-cell table:style-name="ce1" office:value-type="string" calcext:value-type="string">
            <text:p>Nacktschnecken, trockene Sommer, Kleingartenordnung</text:p>
          </table:table-cell>
          <table:table-cell table:style-name="ce1" office:value-type="string" calcext:value-type="string">
            <text:p>Freunde und Bekannte, Videoplattformen (YouTube), Internetrecherche</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7" calcext:value-type="float">
            <text:p>7</text:p>
          </table:table-cell>
          <table:table-cell table:style-name="ce1" office:value-type="string" calcext:value-type="string">
            <text:p>Lebensräume erhalten und neue schaffen, ökosystemare Zusammenhänge bedenken, Stockwerkbau, untershciedliche Nährstoffansprüche bedenken...</text:p>
          </table:table-cell>
          <table:table-cell table:style-name="ce1" office:value-type="float" office:value="8" calcext:value-type="float">
            <text:p>8</text:p>
          </table:table-cell>
          <table:table-cell table:style-name="ce1" office:value-type="string" calcext:value-type="string">
            <text:p>Totholz, Wasserfläche, Kompost, Unkraut, Lokale Fauna und Flora, Hohes Gras, Versteckmöglichkeiten für Tiere, Steingarten, Verzicht auf Umgraben, Beikraut nicht Unkraut ;-) </text:p>
          </table:table-cell>
          <table:table-cell table:style-name="ce1" office:value-type="string" calcext:value-type="string">
            <text:p>Ja</text:p>
          </table:table-cell>
          <table:table-cell table:style-name="ce1" office:value-type="string" calcext:value-type="string">
            <text:p>Gruppen in den sozialen Medien, Familienkreis, Freunde</text:p>
          </table:table-cell>
          <table:table-cell table:style-name="ce1" office:value-type="string" calcext:value-type="string">
            <text:p>Pflanzenpflege, Pflanzenarten, Gartenutensilien, Pflanztechniken, Ungeziefer, Pflanzenzucht</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verein</text:p>
          </table:table-cell>
          <table:table-cell/>
          <table:table-cell table:style-name="ce1" office:value-type="string" calcext:value-type="string">
            <text:p>nein</text:p>
          </table:table-cell>
          <table:table-cell table:style-name="ce1" office:value-type="string" calcext:value-type="string">
            <text:p>Blödsinn. Gärtnern ist etwas praktisches, das man mit den Händen tut. Austauschen möchte ich mich auch mit Menschen in echt. Wenn ich etwas wissen will, gibt es ausreichend Infos im Netz</text:p>
          </table:table-cell>
          <table:table-cell table:style-name="ce1" office:value-type="string" calcext:value-type="string">
            <text:p>denke 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2" table:number-rows-repeated="1048569">
          <table:table-cell table:number-columns-repeated="1024"/>
        </table:table-row>
        <table:table-row table:style-name="ro2">
          <table:table-cell table:number-columns-repeated="1024"/>
        </table:table-row>
      </table:table>
      <table:table table:name="Hobby" table:style-name="ta3">
        <table:table-column table:style-name="co1" table:default-cell-style-name="Default"/>
        <table:table-column table:style-name="co2" table:visibility="collapse" table:default-cell-style-name="Default"/>
        <table:table-column table:style-name="co1" table:visibility="collapse" table:default-cell-style-name="Default"/>
        <table:table-column table:style-name="co3" table:visibility="collapse"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1" table:number-columns-repeated="7" table:default-cell-style-name="Default"/>
        <table:table-column table:style-name="co21" table:default-cell-style-name="Default"/>
        <table:table-column table:style-name="co1" table:number-columns-repeated="8" table:default-cell-style-name="Default"/>
        <table:table-column table:style-name="co22" table:default-cell-style-name="Default"/>
        <table:table-column table:style-name="co19" table:default-cell-style-name="Default"/>
        <table:table-column table:style-name="co1" table:number-columns-repeated="9" table:default-cell-style-name="Default"/>
        <table:table-column table:style-name="co20" table:number-columns-repeated="987" table:default-cell-style-name="Default"/>
        <table:table-row table:style-name="ro1">
          <table:table-cell table:style-name="ce1" office:value-type="string" calcext:value-type="string">
            <text:p>Nummer</text:p>
          </table:table-cell>
          <table:table-cell table:style-name="ce3" office:value-type="string" calcext:value-type="string">
            <text:p>Interessieren Sie sich für Pflanzen oder Gärtnern?</text:p>
          </table:table-cell>
          <table:table-cell table:style-name="ce3" office:value-type="string" calcext:value-type="string">
            <text:p>Besitzen Sie ein Smartphone?</text:p>
          </table:table-cell>
          <table:table-cell table:style-name="ce3" office:value-type="string" calcext:value-type="string">
            <text:p>Wo verbringen Sie die meiste Zeit mit Gärtnern / Pflanzenpflege?</text:p>
          </table:table-cell>
          <table:table-cell table:style-name="ce3" office:value-type="string" calcext:value-type="string">
            <text:p>Worauf achten Sie bei der Gestaltung ihres Gartens, Balkons oder ihrer Terrasse etc. ?</text:p>
          </table:table-cell>
          <table:table-cell table:style-name="ce3" office:value-type="string" calcext:value-type="string">
            <text:p>Wie lange gärtnern Sie schon oder interessieren sich für Pflanzen?</text:p>
          </table:table-cell>
          <table:table-cell table:style-name="ce3" office:value-type="string" calcext:value-type="string">
            <text:p>Beschäftigen Sie sich beruflich mit Pflanzen?</text:p>
          </table:table-cell>
          <table:table-cell table:style-name="ce3" office:value-type="string" calcext:value-type="string">
            <text:p>Welche Aktivitäten unternehmen Sie beim Gärtnern?</text:p>
          </table:table-cell>
          <table:table-cell table:style-name="ce3" office:value-type="string" calcext:value-type="string">
            <text:p>Welche Probleme treten dabei für Sie auf?</text:p>
          </table:table-cell>
          <table:table-cell table:style-name="ce3" office:value-type="string" calcext:value-type="string">
            <text:p>Wo finden Sie Lösungen für auftretende Probleme?</text:p>
          </table:table-cell>
          <table:table-cell table:style-name="ce3" office:value-type="string" calcext:value-type="string">
            <text:p>Wie ausgereift würden Sie Ihr Wissen über Pflanzen einschätzen?</text:p>
          </table:table-cell>
          <table:table-cell table:style-name="ce3" office:value-type="string" calcext:value-type="string">
            <text:p>Wie ausgereift würden Sie Ihr Wissen über das Gärtnern einschätzen?</text:p>
          </table:table-cell>
          <table:table-cell table:style-name="ce3" office:value-type="string" calcext:value-type="string">
            <text:p>Wie ausgereift würden Sie Ihr Wissen über die naturnahe Gestaltung von Gärten, Balkonen, Terrassen etc. einschätzen?</text:p>
          </table:table-cell>
          <table:table-cell table:style-name="ce3" office:value-type="string" calcext:value-type="string">
            <text:p>Was macht naturnahe Gestaltung für Sie aus?</text:p>
          </table:table-cell>
          <table:table-cell table:style-name="ce3" office:value-type="string" calcext:value-type="string">
            <text:p>Wie sehr achten Sie auf naturnahe Gestaltung?</text:p>
          </table:table-cell>
          <table:table-cell table:style-name="ce3" office:value-type="string" calcext:value-type="string">
            <text:p>Welche Begriffe bringen Sie in Verbindung mit naturnaher Gestaltung?</text:p>
          </table:table-cell>
          <table:table-cell table:style-name="ce3" office:value-type="string" calcext:value-type="string">
            <text:p>Tauschen Sie sich mit anderen Leuten über ihren Garten/Pflanzen aus?</text:p>
          </table:table-cell>
          <table:table-cell table:style-name="ce3" office:value-type="string" calcext:value-type="string">
            <text:p>Wo tauschen Sie sich mit diesen Leuten aus?</text:p>
          </table:table-cell>
          <table:table-cell table:style-name="ce3" office:value-type="string" calcext:value-type="string">
            <text:p>Worüber tauschen Sie sich aus?</text:p>
          </table:table-cell>
          <table:table-cell table:style-name="ce3" office:value-type="string" calcext:value-type="string">
            <text:p>Wie wichtig ist Ihnen der Austausch über Pflanzen und ihre Pflege mit anderen Hobbygärtner*innen?</text:p>
          </table:table-cell>
          <table:table-cell table:style-name="ce3" office:value-type="string" calcext:value-type="string">
            <text:p>Schauen Sie zur Inspiration auch mal in die Gärten anderer Leute? Wenn nein: Warum nicht?</text:p>
          </table:table-cell>
          <table:table-cell table:style-name="ce3" office:value-type="string" calcext:value-type="string">
            <text:p>Suchen Sie ab und an nach Inspiration für Ihren Garten, Balkon etc.? Wenn ja, wo finden Sie diese?</text:p>
          </table:table-cell>
          <table:table-cell table:style-name="ce3" office:value-type="string" calcext:value-type="string">
            <text:p>Sind Sie Mitglied eines Garten-Vereins, Schrebergarten-Vereins o.ä.?</text:p>
          </table:table-cell>
          <table:table-cell table:style-name="ce3" office:value-type="string" calcext:value-type="string">
            <text:p>Was macht Ihr Verein / Gruppe?</text:p>
          </table:table-cell>
          <table:table-cell table:style-name="ce3" office:value-type="string" calcext:value-type="string">
            <text:p>Nehmen Sie dort eine besondere Rolle ein? Wenn ja, welche?</text:p>
          </table:table-cell>
          <table:table-cell table:style-name="ce3" office:value-type="string" calcext:value-type="string">
            <text:p>Nutzen Sie bereits eine App für Tipps &amp; Tricks, Inspiration und Austausch zu Gärtner-Themen? Wenn ja, welche?</text:p>
          </table:table-cell>
          <table:table-cell table:style-name="ce3" office:value-type="string" calcext:value-type="string">
            <text:p>Stellen Sie sich eine App vor, mit der Sie sich mit anderen Personen über eure Gärten, Pflanzen o.ä. austauschen und auch gezielt aktuelle Probleme oder Schwierigkeiten angehen könnten. Was würden Sie darüber denken</text:p>
          </table:table-cell>
          <table:table-cell table:style-name="ce3" office:value-type="string" calcext:value-type="string">
            <text:p>Stellen Sie sich jetzt vor, der Fokus der App liegt dabei auf der naturnahen Gestaltung. Würde sich Ihre Meinung zu der App ändern?</text:p>
          </table:table-cell>
          <table:table-cell table:style-name="ce3" office:value-type="string" calcext:value-type="string">
            <text:p>Alter:</text:p>
          </table:table-cell>
          <table:table-cell table:style-name="ce3" office:value-type="string" calcext:value-type="string">
            <text:p>Geschlecht:</text:p>
          </table:table-cell>
          <table:table-cell table:style-name="ce3" office:value-type="string" calcext:value-type="string">
            <text:p>Wie würden Sie Ihren Wohnort beschreiben?</text:p>
          </table:table-cell>
          <table:table-cell table:number-columns-repeated="993"/>
        </table:table-row>
        <table:table-row table:style-name="ro1">
          <table:table-cell table:style-name="ce1" office:value-type="float" office:value="20" calcext:value-type="float">
            <text:p>2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Beete neu anlegen, Bäume beschneiden, Teich säubern</text:p>
          </table:table-cell>
          <table:table-cell table:style-name="ce1" office:value-type="string" calcext:value-type="string">
            <text:p>Rückenprobleme, Schädlinge, Wühlmäuse, kümmerliches Wachstum</text:p>
          </table:table-cell>
          <table:table-cell table:style-name="ce1" office:value-type="string" calcext:value-type="string">
            <text:p>Zeitschriften, Videoplattformen (YouTube), Soziale Medien (Facebook, Instagram etc.), Internetrecherche</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string" calcext:value-type="string">
            <text:p>keine Exoten, Vielfalt, Futterpflanzen und Unterschlupf für Insekten und Vögel, Wasserstelle, Totholz, hiesige Pflanzen</text:p>
          </table:table-cell>
          <table:table-cell table:style-name="ce1" office:value-type="float" office:value="7" calcext:value-type="float">
            <text:p>7</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Pflanztechniken, Ernte, Ungeziefer,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 Internetrecherche</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bin kein Handy-Mensch</text:p>
          </table:table-cell>
          <table:table-cell table:style-name="ce1" office:value-type="string" calcext:value-type="string">
            <text:p>vielleicht</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Ländlich</text:p>
          </table:table-cell>
          <table:table-cell table:number-columns-repeated="993"/>
        </table:table-row>
        <table:table-row table:style-name="ro1">
          <table:table-cell table:style-name="ce1" office:value-type="float" office:value="6" calcext:value-type="float">
            <text:p>6</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Was steht gut an welcher Stelle? Wo bekomme ich (interessante) Pflanzen her? </text:p>
          </table:table-cell>
          <table:table-cell table:style-name="ce1" office:value-type="string" calcext:value-type="string">
            <text:p>Freunde und Bekannte, Bücher, Internetrecherche, Online-Shops von Pflanzenanbietern</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string" calcext:value-type="string">
            <text:p>einheimische Pflanzen, Verzicht auf Pflanzenschutzmittel, vielfältiger Garten mit Totholzecken etc.</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Wetter, Ernte</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Videoplattformen (YouTube), Internetrecherche</text:p>
          </table:table-cell>
          <table:table-cell table:style-name="ce1" office:value-type="string" calcext:value-type="string">
            <text:p>Ja</text:p>
          </table:table-cell>
          <table:table-cell table:style-name="ce1" office:value-type="string" calcext:value-type="string">
            <text:p>Schrebergarten (mit Pflanzentauschbörse)</text:p>
          </table:table-cell>
          <table:table-cell/>
          <table:table-cell table:style-name="ce1" office:value-type="string" calcext:value-type="string">
            <text:p>Nein</text:p>
          </table:table-cell>
          <table:table-cell table:style-name="ce1" office:value-type="string" calcext:value-type="string">
            <text:p>Joar</text:p>
          </table:table-cell>
          <table:table-cell table:style-name="ce1" office:value-type="string" calcext:value-type="string">
            <text:p>Ja</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2" calcext:value-type="float">
            <text:p>1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Samen aussähen, Pflanzen zurückschneiden, Rasen mähen</text:p>
          </table:table-cell>
          <table:table-cell/>
          <table:table-cell table:style-name="ce1" office:value-type="string" calcext:value-type="string">
            <text:p>Freunde und Bekannte, Videoplattformen (YouTube), Soziale Medien (Facebook, Instagram etc.), Internetrecherche</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Einheimische Pflanzen, insekten- und tierfreundlich</text:p>
          </table:table-cell>
          <table:table-cell table:style-name="ce1" office:value-type="float" office:value="4" calcext:value-type="float">
            <text:p>4</text:p>
          </table:table-cell>
          <table:table-cell table:style-name="ce1" office:value-type="string" calcext:value-type="string">
            <text:p>Totholz,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Ernte, Ungeziefer</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Nicht so nützlich</text:p>
          </table:table-cell>
          <table:table-cell table:style-name="ce1" office:value-type="string" calcext:value-type="string">
            <text:p>Vielleicht</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3" calcext:value-type="float">
            <text:p>1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 Voranzucht, Pflanzen pflanzen, ernten</text:p>
          </table:table-cell>
          <table:table-cell table:style-name="ce1" office:value-type="string" calcext:value-type="string">
            <text:p>Es mangelt an Zeit; samenfestes Saatgut ist offline schwer zu kaufen</text:p>
          </table:table-cell>
          <table:table-cell table:style-name="ce1" office:value-type="string" calcext:value-type="string">
            <text:p>Internetrecherche, Familie</text:p>
          </table:table-cell>
          <table:table-cell table:style-name="ce1" office:value-type="float" office:value="4" calcext:value-type="float">
            <text:p>4</text:p>
          </table:table-cell>
          <table:table-cell table:number-columns-repeated="2" table:style-name="ce1" office:value-type="float" office:value="5" calcext:value-type="float">
            <text:p>5</text:p>
          </table:table-cell>
          <table:table-cell table:style-name="ce1" office:value-type="string" calcext:value-type="string">
            <text:p>Böden sind nie kahl; Insekten und andere Tiere haben Nahrung und Lebensräume; insbesondere heimische Pflanzen; Mensch im Einklang mit der Natur</text:p>
          </table:table-cell>
          <table:table-cell table:style-name="ce1" office:value-type="float" office:value="7" calcext:value-type="float">
            <text:p>7</text:p>
          </table:table-cell>
          <table:table-cell table:style-name="ce1" office:value-type="string" calcext:value-type="string">
            <text:p>Totholz, Lokale Fauna und Flora, Hohes Gras, Versteckmöglichkeiten für Tiere, Samenfestes Saatgut; Nahrung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Gartenutensilien, Ernte, Pflanzenzucht, Samen; Pflanzen</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Bücher, Internetrecherche</text:p>
          </table:table-cell>
          <table:table-cell table:style-name="ce1" office:value-type="string" calcext:value-type="string">
            <text:p>Ja</text:p>
          </table:table-cell>
          <table:table-cell table:style-name="ce1" office:value-type="string" calcext:value-type="string">
            <text:p>Schrebergarten </text:p>
          </table:table-cell>
          <table:table-cell table:number-columns-repeated="4"/>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9" calcext:value-type="float">
            <text:p>2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style-name="ce1" office:value-type="string" calcext:value-type="string">
            <text:p>Unkraut schonend zu entfernen </text:p>
          </table:table-cell>
          <table:table-cell table:style-name="ce1" office:value-type="string" calcext:value-type="string">
            <text:p>Zeitschriften, Videoplattformen (YouTube), Soziale Medien (Facebook, Instagram etc.), Internetrecherche</text:p>
          </table:table-cell>
          <table:table-cell table:number-columns-repeated="3" table:style-name="ce1" office:value-type="float" office:value="4" calcext:value-type="float">
            <text:p>4</text:p>
          </table:table-cell>
          <table:table-cell table:style-name="ce1" office:value-type="string" calcext:value-type="string">
            <text:p>Es muss nicht alles perfekt sein, Rückzugsmöglichkeiten für Insekten </text:p>
          </table:table-cell>
          <table:table-cell table:style-name="ce1"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 Nachbarschaft</text:p>
          </table:table-cell>
          <table:table-cell table:style-name="ce1" office:value-type="string" calcext:value-type="string">
            <text:p>Pflanzenpflege, Pflanzenarten, Umwelt, Gartenutensilien, Wetter, Düngemittel, Ernte, Ungeziefer,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Vorstand </text:p>
          </table:table-cell>
          <table:table-cell table:number-columns-repeated="3"/>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34" calcext:value-type="float">
            <text:p>34</text:p>
          </table:table-cell>
          <table:table-cell table:number-columns-repeated="2" table:style-name="ce1" office:value-type="string" calcext:value-type="string">
            <text:p>Ja</text:p>
          </table:table-cell>
          <table:table-cell table:style-name="ce1" office:value-type="string" calcext:value-type="string">
            <text:p>Garten, Schrebergarten, Beete in der Stadt (Urban Gardening*)</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text:p>
          </table:table-cell>
          <table:table-cell/>
          <table:table-cell table:style-name="ce1" office:value-type="string" calcext:value-type="string">
            <text:p>Freunde und Bekannte, Soziale Medien (Facebook, Instagram etc.), Internetrecherche</text:p>
          </table:table-cell>
          <table:table-cell table:style-name="ce1" office:value-type="float" office:value="4" calcext:value-type="float">
            <text:p>4</text:p>
          </table:table-cell>
          <table:table-cell table:number-columns-repeated="2"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pflege, Ernte</text:p>
          </table:table-cell>
          <table:table-cell table:style-name="ce1" office:value-type="float" office:value="3" calcext:value-type="float">
            <text:p>3</text:p>
          </table:table-cell>
          <table:table-cell table:style-name="ce1" office:value-type="string" calcext:value-type="string">
            <text:p>Ja</text:p>
          </table:table-cell>
          <table:table-cell table:style-name="ce1" office:value-type="string" calcext:value-type="string">
            <text:p>Freunde und Bekannte, Zeitschriften, Videoplattformen (YouTube), Soziale Medien (Facebook, Instagram etc.), Internetrecherche</text:p>
          </table:table-cell>
          <table:table-cell table:style-name="ce1" office:value-type="string" calcext:value-type="string">
            <text:p>Ja</text:p>
          </table:table-cell>
          <table:table-cell table:number-columns-repeated="5"/>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7" calcext:value-type="float">
            <text:p>17</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nachhaltig/ressourcenschonend</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Beete anlegen, Insektenstätten anlegen, Samen sammeln, ernten, Grünschnitt verarbeiten, Planzen recherchieren und einpflanzen</text:p>
          </table:table-cell>
          <table:table-cell table:style-name="ce1" office:value-type="string" calcext:value-type="string">
            <text:p>Die Temperatur oder Wetter stimmt nicht. Sich zurecht finden im "Dschungel" von einheimischen Pflanzen die zum Standort passen und die Gartenordnung im Schrebergarten beachten. Wildkräuter die Überhand nehmen und kaum zu bändigen sind. </text:p>
          </table:table-cell>
          <table:table-cell table:style-name="ce1" office:value-type="string" calcext:value-type="string">
            <text:p>Freunde und Bekannte, Bücher, Videoplattformen (YouTube), Soziale Medien (Facebook, Instagram etc.), Internetrecherche, Apps zur Pflanzenerkennung</text:p>
          </table:table-cell>
          <table:table-cell table:number-columns-repeated="2" table:style-name="ce1" office:value-type="float" office:value="5" calcext:value-type="float">
            <text:p>5</text:p>
          </table:table-cell>
          <table:table-cell table:style-name="ce1" office:value-type="float" office:value="9" calcext:value-type="float">
            <text:p>9</text:p>
          </table:table-cell>
          <table:table-cell table:style-name="ce1" office:value-type="string" calcext:value-type="string">
            <text:p>Wilde Ecken im Garten lassen, verschiedene Zonen errichten (Ertragszone, Pufferzone, Hotspotzone für Insekten), keine chemischen Dünger verwenden, keine oder nur wenige Kunststoffelemente, einheimische Pflanzen verwenden, Garten als Reich für Tiere und Insekten verstehen in dem man glücklicherweise auch ein paar Sachen anbauen darf</text:p>
          </table:table-cell>
          <table:table-cell table:style-name="ce1" office:value-type="float" office:value="10" calcext:value-type="float">
            <text:p>10</text:p>
          </table:table-cell>
          <table:table-cell table:style-name="ce1" office:value-type="string" calcext:value-type="string">
            <text:p>Totholz, Wasserfläche, Kompost, Lokale Fauna und Flora, Hohes Gras, Versteckmöglichkeiten für Tiere, Steingarten, Magerbeet/Sandbeet, statt Unkraut "Wildkraut", Mischkulturen, Kräuterschnecke, Naturmateriali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Familienkreis</text:p>
          </table:table-cell>
          <table:table-cell table:style-name="ce1" office:value-type="string" calcext:value-type="string">
            <text:p>Pflanzenpflege, Pflanzenarten, Umwelt, Pflanztechniken, Ernte, Ungeziefer</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 Einfach andere Gärten anschauen z.B. in Schrebergartenanlage</text:p>
          </table:table-cell>
          <table:table-cell table:style-name="ce1" office:value-type="string" calcext:value-type="string">
            <text:p>Ja</text:p>
          </table:table-cell>
          <table:table-cell table:style-name="ce1" office:value-type="string" calcext:value-type="string">
            <text:p>Es handelt sich um einen Schrebergartenverein</text:p>
          </table:table-cell>
          <table:table-cell table:style-name="ce1" office:value-type="string" calcext:value-type="string">
            <text:p>Ich bin im Vorstand Schriftführerin</text:p>
          </table:table-cell>
          <table:table-cell table:style-name="ce1" office:value-type="string" calcext:value-type="string">
            <text:p>App zur Pflanzenerkennung</text:p>
          </table:table-cell>
          <table:table-cell table:style-name="ce1" office:value-type="string" calcext:value-type="string">
            <text:p>Würde ich gut finden, Facebook verliert an Wichtigkeit, junge Menschen sind dort zum Teil nicht mehr vertreten</text:p>
          </table:table-cell>
          <table:table-cell table:style-name="ce1" office:value-type="string" calcext:value-type="string">
            <text:p>würde ich erst recht gut finden</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2" calcext:value-type="float">
            <text:p>3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Samen aussähen, Pflanzen zurückschneiden, Rasen mähen</text:p>
          </table:table-cell>
          <table:table-cell table:style-name="ce1" office:value-type="string" calcext:value-type="string">
            <text:p>Pflanzen Bestimmung </text:p>
          </table:table-cell>
          <table:table-cell table:style-name="ce1" office:value-type="string" calcext:value-type="string">
            <text:p>Freunde und Bekannte, Soziale Medien (Facebook, Instagram etc.), Internetrecherche</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string" calcext:value-type="string">
            <text:p>Einheimische Pflanzen </text:p>
          </table:table-cell>
          <table:table-cell table:style-name="ce1" office:value-type="float" office:value="9" calcext:value-type="float">
            <text:p>9</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 Pflanzenzucht</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Bücher, Soziale Medien (Facebook, Instagram etc.)</text:p>
          </table:table-cell>
          <table:table-cell table:style-name="ce1" office:value-type="string" calcext:value-type="string">
            <text:p>Ja</text:p>
          </table:table-cell>
          <table:table-cell table:style-name="ce1" office:value-type="string" calcext:value-type="string">
            <text:p>Beschäftigt sich mit naturnahen privat Gärten und Kommunen </text:p>
          </table:table-cell>
          <table:table-cell table:number-columns-repeated="2" table:style-name="ce1" office:value-type="string" calcext:value-type="string">
            <text:p>Nein </text:p>
          </table:table-cell>
          <table:table-cell table:style-name="ce1" office:value-type="string" calcext:value-type="string">
            <text:p>Fände ich gut </text:p>
          </table:table-cell>
          <table:table-cell table:style-name="ce1" office:value-type="string" calcext:value-type="string">
            <text:p>Nein, nur dann wäre sie für mich interessant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 calcext:value-type="float">
            <text:p>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Insektenfreundlichkeit, Ästhetik / Dekorativ, Günsti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Garten winterfest machen, Pflanzen fotografieren, Freunde einladen,grillen,relaxen,</text:p>
          </table:table-cell>
          <table:table-cell table:style-name="ce1" office:value-type="string" calcext:value-type="string">
            <text:p>Die Gartenverordnung nervt ,die ganze Regeln.</text:p>
            <text:p/>
          </table:table-cell>
          <table:table-cell table:style-name="ce1" office:value-type="string" calcext:value-type="string">
            <text:p>Freunde und Bekannte, Soziale Medien (Facebook, Instagram etc.), Internetrecherche, Gartenvorstand</text:p>
          </table:table-cell>
          <table:table-cell table:number-columns-repeated="2" table:style-name="ce1" office:value-type="float" office:value="6" calcext:value-type="float">
            <text:p>6</text:p>
          </table:table-cell>
          <table:table-cell table:style-name="ce1" office:value-type="float" office:value="5" calcext:value-type="float">
            <text:p>5</text:p>
          </table:table-cell>
          <table:table-cell table:style-name="ce1" office:value-type="string" calcext:value-type="string">
            <text:p>Ich Imkern im Schrebergarten,Hobby.</text:p>
            <text:p>Es ist mir sehr wichtig,naturnahe Gestaltung für die Bienen.</text:p>
            <text:p>Pflanzen für die Bienen.</text:p>
          </table:table-cell>
          <table:table-cell table:style-name="ce1" office:value-type="float" office:value="7" calcext:value-type="float">
            <text:p>7</text:p>
          </table:table-cell>
          <table:table-cell table:style-name="ce1" office:value-type="string" calcext:value-type="string">
            <text:p>Wasserfläche, Kompost, Steingarten, Veschiedene Pflanzen</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Pflanztechniken, Ernte, Ungeziefer, Pflanzenzucht, Das gemeinsames Essen und Lagerfeuer </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Internetrecherche</text:p>
          </table:table-cell>
          <table:table-cell table:style-name="ce1" office:value-type="string" calcext:value-type="string">
            <text:p>Ja</text:p>
          </table:table-cell>
          <table:table-cell table:style-name="ce1" office:value-type="string" calcext:value-type="string">
            <text:p>Über 160 Schrebergarten müssen die leiten,kontrollieren,schauen etc.</text:p>
          </table:table-cell>
          <table:table-cell table:style-name="ce1" office:value-type="string" calcext:value-type="string">
            <text:p>Gemeinschatsarbeit teilnehmen und einmal im Jahr die Versammlungen </text:p>
          </table:table-cell>
          <table:table-cell/>
          <table:table-cell table:style-name="ce1" office:value-type="string" calcext:value-type="string">
            <text:p>Ich würde das in Anspruch nehmen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8" calcext:value-type="float">
            <text:p>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rtrag an Obst und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Ernten</text:p>
          </table:table-cell>
          <table:table-cell table:style-name="ce1" office:value-type="string" calcext:value-type="string">
            <text:p>Wissenslücken, Fehlende Erfahrung</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Verzicht auf Chemie, Förderung von Nützlingen durch Nahrungsangebot und Nistmöglichkeiten, Anbau einheimischer Pflanzen</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 Steingarten, Pestizidfrei, keine mineralischen Dünger</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Sorten und deren Geschmack und natürliche Resistenzen, Gartengestaltung</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 Landesgartenschau, TV</text:p>
          </table:table-cell>
          <table:table-cell table:style-name="ce1" office:value-type="string" calcext:value-type="string">
            <text:p>Ja</text:p>
          </table:table-cell>
          <table:table-cell table:style-name="ce1" office:value-type="string" calcext:value-type="string">
            <text:p>Verpachtet das Land an die Gärtner und bietet die Infrastruktur mit Wegen, Wasser, Strom und Einfriedung</text:p>
          </table:table-cell>
          <table:table-cell table:style-name="ce1" office:value-type="string" calcext:value-type="string">
            <text:p>stelv. Schriftführer</text:p>
          </table:table-cell>
          <table:table-cell table:style-name="ce1" office:value-type="string" calcext:value-type="string">
            <text:p>Nein</text:p>
          </table:table-cell>
          <table:table-cell table:style-name="ce1" office:value-type="string" calcext:value-type="string">
            <text:p>Wäre nicht schlecht</text:p>
          </table:table-cell>
          <table:table-cell table:style-name="ce1" office:value-type="string" calcext:value-type="string">
            <text:p>Ja, positiver</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9" calcext:value-type="float">
            <text:p>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 Ernten</text:p>
          </table:table-cell>
          <table:table-cell table:style-name="ce1" office:value-type="string" calcext:value-type="string">
            <text:p>Wühlmäuse, Ratten, Braunfäule </text:p>
          </table:table-cell>
          <table:table-cell table:style-name="ce1" office:value-type="string" calcext:value-type="string">
            <text:p>Fachhandel, Zeitschriften, Bücher, Videoplattformen (YouTube), Soziale Medien (Facebook, Instagram etc.), Internetrecherche</text:p>
          </table:table-cell>
          <table:table-cell table:number-columns-repeated="2" table:style-name="ce1" office:value-type="float" office:value="6" calcext:value-type="float">
            <text:p>6</text:p>
          </table:table-cell>
          <table:table-cell table:style-name="ce1" office:value-type="float" office:value="7" calcext:value-type="float">
            <text:p>7</text:p>
          </table:table-cell>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artenverein / -gruppe, Freunde</text:p>
          </table:table-cell>
          <table:table-cell table:style-name="ce1" office:value-type="string" calcext:value-type="string">
            <text:p>Pflanzenpflege, Pflanzenarten, Gartenutensilien, Ernte, Ungeziefer</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Admin Facebookgruppe</text:p>
          </table:table-cell>
          <table:table-cell/>
          <table:table-cell table:style-name="ce1" office:value-type="string" calcext:value-type="string">
            <text:p>Überflüssig, es gibt FB</text:p>
          </table:table-cell>
          <table:table-cell table:style-name="ce1" office:value-type="string" calcext:value-type="string">
            <text:p>Nur wenn mehr als Austausch geboten wird</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1" calcext:value-type="float">
            <text:p>11</text:p>
          </table:table-cell>
          <table:table-cell table:number-columns-repeated="2" table:style-name="ce1" office:value-type="string" calcext:value-type="string">
            <text:p>Ja</text:p>
          </table:table-cell>
          <table:table-cell table:style-name="ce1" office:value-type="string" calcext:value-type="string">
            <text:p>Garten, 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Schädlingsbefall</text:p>
          </table:table-cell>
          <table:table-cell table:style-name="ce1" office:value-type="string" calcext:value-type="string">
            <text:p>Freunde und Bekannte, Fachhandel, Zeitschriften, Internetrecherche</text:p>
          </table:table-cell>
          <table:table-cell table:style-name="ce1" office:value-type="float" office:value="6" calcext:value-type="float">
            <text:p>6</text:p>
          </table:table-cell>
          <table:table-cell table:style-name="ce1" office:value-type="float" office:value="8" calcext:value-type="float">
            <text:p>8</text:p>
          </table:table-cell>
          <table:table-cell table:style-name="ce1" office:value-type="float" office:value="6" calcext:value-type="float">
            <text:p>6</text:p>
          </table:table-cell>
          <table:table-cell table:style-name="ce1" office:value-type="string" calcext:value-type="string">
            <text:p>Ganzjährige insektenfreundliche Blühpflanzen</text:p>
          </table:table-cell>
          <table:table-cell table:style-name="ce1" office:value-type="float" office:value="7" calcext:value-type="float">
            <text:p>7</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artenverein / -gruppe, Nachbarschaft</text:p>
          </table:table-cell>
          <table:table-cell table:style-name="ce1" office:value-type="string" calcext:value-type="string">
            <text:p>Pflanzenpflege, Düngemittel, Pflanztechniken,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Soziale Medien (Facebook, Instagram etc.), Internetrecherche, Ich suche nicht nach Inspiration für meinen Garten.</text:p>
          </table:table-cell>
          <table:table-cell table:style-name="ce1" office:value-type="string" calcext:value-type="string">
            <text:p>Ja</text:p>
          </table:table-cell>
          <table:table-cell table:style-name="ce1" office:value-type="string" calcext:value-type="string">
            <text:p>Kleingärtnerverein</text:p>
          </table:table-cell>
          <table:table-cell table:style-name="ce1" office:value-type="string" calcext:value-type="string">
            <text:p>Kassierer</text:p>
          </table:table-cell>
          <table:table-cell table:style-name="ce1" office:value-type="string" calcext:value-type="string">
            <text:p>Facebookgruppe</text:p>
          </table:table-cell>
          <table:table-cell table:style-name="ce1" office:value-type="string" calcext:value-type="string">
            <text:p>Wäre sehr gut</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4" calcext:value-type="float">
            <text:p>1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ssbarkeit, heimische Pflanzen, chemiefrei</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Mulchen,. Jauchen Kompost ansetzen, jäten und mähen nur sporadisch,</text:p>
          </table:table-cell>
          <table:table-cell table:style-name="ce1" office:value-type="string" calcext:value-type="string">
            <text:p>Ärger mit Nachbarn und Verein wegen des 'Unkrauts' und der 'Unordnung', fehlende Ahnung'</text:p>
          </table:table-cell>
          <table:table-cell table:style-name="ce1" office:value-type="string" calcext:value-type="string">
            <text:p>Freunde und Bekannte, Zeitschriften, Bücher, Videoplattformen (YouTube), Soziale Medien (Facebook, Instagram etc.), Internetrecherche</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string" calcext:value-type="string">
            <text:p>Heimische Pflanzen, wachsen lassen, was wachsen will, Ungeziefer nur bei massivem Befall 'bekämpfen', mit natürliche Mitteln, wenn das nicht hilft, neuer Versuch nächstes Jahr, nicht zu oft mähen, Pflanzen nach Gegebenheiten, nicht nach Geschmack aussuchen, seltener mähen, 'Rümpelecken'</text:p>
          </table:table-cell>
          <table:table-cell table:style-name="ce1" office:value-type="float" office:value="10" calcext:value-type="float">
            <text:p>10</text:p>
          </table:table-cell>
          <table:table-cell table:style-name="ce1" office:value-type="string" calcext:value-type="string">
            <text:p>Totholz, Kompost, Unkraut, Lokale Fauna und Flora, Hohes Gras, Versteckmöglichkeiten für Tiere, Mulchen</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Boden, düngen, Bokashi, Würmer, Kompost, Baumschnit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Nein</text:p>
          </table:table-cell>
          <table:table-cell/>
          <table:table-cell table:style-name="ce1" office:value-type="string" calcext:value-type="string">
            <text:p>Würde ich mir evtl. mal anschauen, eigentlich bevorzuge ich analog</text:p>
          </table:table-cell>
          <table:table-cell table:style-name="ce1" office:value-type="string" calcext:value-type="string">
            <text:p>Etwas anderes kommt eh nicht in frage</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9" calcext:value-type="float">
            <text:p>1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table-cell table:style-name="ce1" office:value-type="string" calcext:value-type="string">
            <text:p>Freunde und Bekannte, Fachhandel, Zeitschriften, Bücher, Videoplattformen (YouTube), Internetrecherche</text:p>
          </table:table-cell>
          <table:table-cell table:style-name="ce1" office:value-type="float" office:value="6" calcext:value-type="float">
            <text:p>6</text:p>
          </table:table-cell>
          <table:table-cell table:number-columns-repeated="2" table:style-name="ce1" office:value-type="float" office:value="7" calcext:value-type="float">
            <text:p>7</text:p>
          </table:table-cell>
          <table:table-cell/>
          <table:table-cell table:style-name="ce1" office:value-type="float" office:value="5" calcext:value-type="float">
            <text:p>5</text:p>
          </table:table-cell>
          <table:table-cell table:style-name="ce1" office:value-type="string" calcext:value-type="string">
            <text:p>Totholz, Wasserfläche, Kompost, Unkraut,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vorsitzender</text:p>
          </table:table-cell>
          <table:table-cell table:number-columns-repeated="3"/>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0" calcext:value-type="float">
            <text:p>3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 Rasen mähen, Garten winterfest machen</text:p>
          </table:table-cell>
          <table:table-cell/>
          <table:table-cell table:style-name="ce1" office:value-type="string" calcext:value-type="string">
            <text:p>Bücher, Internetrecherche</text:p>
          </table:table-cell>
          <table:table-cell table:style-name="ce1" office:value-type="float" office:value="6" calcext:value-type="float">
            <text:p>6</text:p>
          </table:table-cell>
          <table:table-cell table:number-columns-repeated="2" table:style-name="ce1" office:value-type="float" office:value="7" calcext:value-type="float">
            <text:p>7</text:p>
          </table:table-cell>
          <table:table-cell/>
          <table:table-cell table:style-name="ce1" office:value-type="float" office:value="10" calcext:value-type="float">
            <text:p>10</text:p>
          </table:table-cell>
          <table:table-cell table:style-name="ce1" office:value-type="string" calcext:value-type="string">
            <text:p>Totholz, Kompost, Lokale Fauna und Flora, Versteckmöglichkeiten für Tiere</text:p>
          </table:table-cell>
          <table:table-cell table:style-name="ce1" office:value-type="string" calcext:value-type="string">
            <text:p>Ja</text:p>
          </table:table-cell>
          <table:table-cell table:style-name="ce1" office:value-type="string" calcext:value-type="string">
            <text:p>Foren im Internet, Nachbarschaft</text:p>
          </table:table-cell>
          <table:table-cell table:style-name="ce1" office:value-type="string" calcext:value-type="string">
            <text:p>Pflanzenpflege</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abu</text:p>
          </table:table-cell>
          <table:table-cell table:style-name="ce1" office:value-type="string" calcext:value-type="string">
            <text:p>Gut. </text:p>
          </table:table-cell>
          <table:table-cell table:style-name="ce1" office:value-type="string" calcext:value-type="string">
            <text:p>Prima</text:p>
          </table:table-cell>
          <table:table-cell table:style-name="ce1" office:value-type="string" calcext:value-type="string">
            <text:p>50 - 59 Jahre</text:p>
          </table:table-cell>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 calcext:value-type="float">
            <text:p>1</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table-cell table:style-name="ce1" office:value-type="string" calcext:value-type="string">
            <text:p>Freunde und Bekannte, Videoplattformen (YouTube), Soziale Medien (Facebook, Instagram etc.), Internetrecherche</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6" calcext:value-type="float">
            <text:p>6</text:p>
          </table:table-cell>
          <table:table-cell/>
          <table:table-cell table:style-name="ce1" office:value-type="float" office:value="7" calcext:value-type="float">
            <text:p>7</text:p>
          </table:table-cell>
          <table:table-cell table:style-name="ce1" office:value-type="string" calcext:value-type="string">
            <text:p>Kompost, Bienengerechte Blumenwies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Umwelt, Gartenutensilien, Wetter, Düngemittel,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number-columns-repeated="2" table:style-name="ce1" office:value-type="string" calcext:value-type="string">
            <text:p>Nein</text:p>
          </table:table-cell>
          <table:table-cell table:style-name="ce1" office:value-type="string" calcext:value-type="string">
            <text:p>Gute Idee. Am besten mit Kleinanzeigen und / oder Tauschbörse.</text:p>
          </table:table-cell>
          <table:table-cell table:style-name="ce1" office:value-type="string" calcext:value-type="string">
            <text:p>Nein. Es muss aber praktikabel im Sinne der Kleingartenverordnung sein.</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7" calcext:value-type="float">
            <text:p>7</text:p>
          </table:table-cell>
          <table:table-cell table:number-columns-repeated="2" table:style-name="ce1" office:value-type="string" calcext:value-type="string">
            <text:p>Ja</text:p>
          </table:table-cell>
          <table:table-cell table:style-name="ce1" office:value-type="string" calcext:value-type="string">
            <text:p>Schrebergarten, Balkon</text:p>
          </table:table-cell>
          <table:table-cell table:style-name="ce1" office:value-type="string" calcext:value-type="string">
            <text:p>Naturnahe Gestaltung, Insektenfreundlichkeit, Ertra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Voranzucht (Tomaten, Paprika, Auberginen)</text:p>
          </table:table-cell>
          <table:table-cell/>
          <table:table-cell table:style-name="ce1" office:value-type="string" calcext:value-type="string">
            <text:p>Zeitschriften, Bücher, Videoplattformen (YouTube), 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Ökologische Kreisläufe, Vogel-, Insekten und Kleintierfreundlich, möglichst heimische Bepflanzung</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Foren im Internet, Gruppen in den sozialen Medien, Familienkreis</text:p>
          </table:table-cell>
          <table:table-cell table:style-name="ce1" office:value-type="string" calcext:value-type="string">
            <text:p>Pflanzenpflege, Pflanzenarten, Umwelt, Gartenutensilien, Pflanztechniken, Ernte, Pflanzenzucht, Obstbaumschnit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text:p>
          </table:table-cell>
          <table:table-cell table:number-columns-repeated="2"/>
          <table:table-cell table:style-name="ce1" office:value-type="string" calcext:value-type="string">
            <text:p>Wäre interessant</text:p>
          </table:table-cell>
          <table:table-cell table:style-name="ce1" office:value-type="string" calcext:value-type="string">
            <text:p>Würde ich evtl. nutze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0" calcext:value-type="float">
            <text:p>10</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Pflanzenkrankheiten, Schädlingsbefall</text:p>
          </table:table-cell>
          <table:table-cell table:style-name="ce1" office:value-type="string" calcext:value-type="string">
            <text:p>Freunde und Bekannte, Zeitschriften, Bücher, Internetrecherche</text:p>
          </table:table-cell>
          <table:table-cell table:style-name="ce1" office:value-type="float" office:value="7" calcext:value-type="float">
            <text:p>7</text:p>
          </table:table-cell>
          <table:table-cell table:number-columns-repeated="2" table:style-name="ce1" office:value-type="float" office:value="8" calcext:value-type="float">
            <text:p>8</text:p>
          </table:table-cell>
          <table:table-cell table:style-name="ce1" office:value-type="string" calcext:value-type="string">
            <text:p>heimische, insektenfreundliche Pflanzen, Verzicht auf Pestzide und Fungizide </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Ungeziefer, Pflanzenzucht</text:p>
          </table:table-cell>
          <table:table-cell table:style-name="ce1"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number-columns-repeated="2"/>
          <table:table-cell table:style-name="ce1" office:value-type="string" calcext:value-type="string">
            <text:p>Gut</text:p>
          </table:table-cell>
          <table:table-cell table:style-name="ce1" office:value-type="string" calcext:value-type="string">
            <text:p>Fänd ich super</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5" calcext:value-type="float">
            <text:p>15</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Keine</text:p>
          </table:table-cell>
          <table:table-cell table:style-name="ce1" office:value-type="string" calcext:value-type="string">
            <text:p>Bücher, Videoplattformen (YouTube), Soziale Medien (Facebook, Instagram etc.), Internetrecherche</text:p>
          </table:table-cell>
          <table:table-cell table:number-columns-repeated="3" table:style-name="ce1" office:value-type="float" office:value="7" calcext:value-type="float">
            <text:p>7</text:p>
          </table:table-cell>
          <table:table-cell table:style-name="ce1" office:value-type="string" calcext:value-type="string">
            <text:p>Einheimische Pflanzen für einheimische Insekten, Totholzhaufen, Teich, Steine, somit wird ein Gleichgewicht hergestellt zwischen Schädlingen und Nützlingen. </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 Steingarten, Pflanzenjauch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Beruflich</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In meinem Verein wird das naturnahe Gärtnern sehr gefördert </text:p>
          </table:table-cell>
          <table:table-cell table:style-name="ce1" office:value-type="string" calcext:value-type="string">
            <text:p>Aktives Mitglied mit Nähe zum Vorstand</text:p>
          </table:table-cell>
          <table:table-cell table:style-name="ce1" office:value-type="string" calcext:value-type="string">
            <text:p>Eine PflanzenerkennungsApp</text:p>
          </table:table-cell>
          <table:table-cell table:style-name="ce1" office:value-type="string" calcext:value-type="string">
            <text:p>Habe den Austausch über soziale Medien. </text:p>
            <text:p>Brauche erstmal keine App</text:p>
          </table:table-cell>
          <table:table-cell table:style-name="ce1" office:value-type="string" calcext:value-type="string">
            <text:p>Ich würde sie mir anschauen und dann abwägen. </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6" calcext:value-type="float">
            <text:p>16</text:p>
          </table:table-cell>
          <table:table-cell table:number-columns-repeated="2" table:style-name="ce1" office:value-type="string" calcext:value-type="string">
            <text:p>Ja</text:p>
          </table:table-cell>
          <table:table-cell table:style-name="ce1" office:value-type="string" calcext:value-type="string">
            <text:p>Garten, Balkon, Beete in der Stadt (Urban Gardening*)</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Rasen mähen</text:p>
          </table:table-cell>
          <table:table-cell/>
          <table:table-cell table:style-name="ce1" office:value-type="string" calcext:value-type="string">
            <text:p>Bücher, Soziale Medien (Facebook, Instagram etc.), Internetrecherche, Naturgarten e.V. und Hortus-Netzwerk</text:p>
          </table:table-cell>
          <table:table-cell table:number-columns-repeated="2"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Lebensräume schaffen, Sehgewohnheiten verändern sich</text:p>
          </table:table-cell>
          <table:table-cell table:style-name="ce1" office:value-type="float" office:value="7" calcext:value-type="float">
            <text:p>7</text:p>
          </table:table-cell>
          <table:table-cell table:style-name="ce1" office:value-type="string" calcext:value-type="string">
            <text:p>Totholz, Wasserfläche,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arten, Umwelt, Pflanztechniken, Ernte</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Naturgarten e.V.</text:p>
            <text:p>Alles mögliche. Vernetzung, Fortbildung,...</text:p>
            <text:p>Mehr Infos unter www.naturgarten.org</text:p>
          </table:table-cell>
          <table:table-cell/>
          <table:table-cell table:style-name="ce1" office:value-type="string" calcext:value-type="string">
            <text:p>Keine App</text:p>
          </table:table-cell>
          <table:table-cell table:style-name="ce1" office:value-type="string" calcext:value-type="string">
            <text:p>Ich hab's nicht so mit Apps, bin lieber im Garten als am Handy. Austausch geht auch über soziale Netzwerke und/oder persönlich.</text:p>
          </table:table-cell>
          <table:table-cell table:style-name="ce1" office:value-type="string" calcext:value-type="string">
            <text:p>Nein</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1" calcext:value-type="float">
            <text:p>2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Unkraut jähten, Pflanzen zurückschneiden, Pflanzen fotografieren, Einpflanzen und umpflanzen</text:p>
          </table:table-cell>
          <table:table-cell table:style-name="ce1" office:value-type="string" calcext:value-type="string">
            <text:p>Die Komposition der Pflanzen gefällt nicht immer.</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float" office:value="7" calcext:value-type="float">
            <text:p>7</text:p>
          </table:table-cell>
          <table:table-cell table:style-name="ce1" office:value-type="float" office:value="5" calcext:value-type="float">
            <text:p>5</text:p>
          </table:table-cell>
          <table:table-cell table:style-name="ce1" office:value-type="float" office:value="7" calcext:value-type="float">
            <text:p>7</text:p>
          </table:table-cell>
          <table:table-cell table:style-name="ce1" office:value-type="string" calcext:value-type="string">
            <text:p>Leben und Leben lassen. Vielfalt. Lebensraum für Mensch und Tier. Rückzugsorte. Kein Gift.</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Hohes Gras, Versteckmöglichkeiten für Tiere, Steingarten, Trockenmauer </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arten, Umwelt, Optimale Standorte der Pflanzen</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 Pinterest</text:p>
          </table:table-cell>
          <table:table-cell table:style-name="ce1" office:value-type="string" calcext:value-type="string">
            <text:p>Ja</text:p>
          </table:table-cell>
          <table:table-cell table:style-name="ce1" office:value-type="string" calcext:value-type="string">
            <text:p>Naturgarten e. V. </text:p>
          </table:table-cell>
          <table:table-cell table:number-columns-repeated="2" table:style-name="ce1" office:value-type="string" calcext:value-type="string">
            <text:p>Nein</text:p>
          </table:table-cell>
          <table:table-cell table:style-name="ce1" office:value-type="string" calcext:value-type="string">
            <text:p>Kann ich mir nicht vorstellen.</text:p>
          </table:table-cell>
          <table:table-cell table:style-name="ce1" office:value-type="string" calcext:value-type="string">
            <text:p>Ja</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6" calcext:value-type="float">
            <text:p>26</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Pflanzen fotografieren</text:p>
          </table:table-cell>
          <table:table-cell/>
          <table:table-cell table:style-name="ce1" office:value-type="string" calcext:value-type="string">
            <text:p>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6" calcext:value-type="float">
            <text:p>6</text:p>
          </table:table-cell>
          <table:table-cell table:style-name="ce1" office:value-type="string" calcext:value-type="string">
            <text:p>Heimische Pflanzen, keine Gifte</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Umwelt, Pflanztechniken</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aber ich hätte Interesse daran</text:p>
          </table:table-cell>
          <table:table-cell table:number-columns-repeated="2"/>
          <table:table-cell table:style-name="ce1" office:value-type="string" calcext:value-type="string">
            <text:p>Flora Incognita </text:p>
          </table:table-cell>
          <table:table-cell table:style-name="ce1" office:value-type="string" calcext:value-type="string">
            <text:p>Gut</text:p>
          </table:table-cell>
          <table:table-cell table:style-name="ce1" office:value-type="string" calcext:value-type="string">
            <text:p>Umso besser</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7" calcext:value-type="float">
            <text:p>27</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text:p>
          </table:table-cell>
          <table:table-cell table:style-name="ce1" office:value-type="string" calcext:value-type="string">
            <text:p>Der Garten ist zu klein für viele Samen. </text:p>
          </table:table-cell>
          <table:table-cell table:style-name="ce1" office:value-type="string" calcext:value-type="string">
            <text:p>Bücher, Soziale Medien (Facebook, Instagram etc.), Internetrecherche</text:p>
          </table:table-cell>
          <table:table-cell table:number-columns-repeated="3" table:style-name="ce1" office:value-type="float" office:value="7" calcext:value-type="float">
            <text:p>7</text:p>
          </table:table-cell>
          <table:table-cell table:style-name="ce1" office:value-type="string" calcext:value-type="string">
            <text:p>Heimische Pflanzen, was nicht wachsen will, wird nicht mit Dünger etc sozusagen mit Gewalt zum wachsen gezwungen, </text:p>
          </table:table-cell>
          <table:table-cell table:style-name="ce1" office:value-type="float" office:value="10" calcext:value-type="float">
            <text:p>10</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Die sind zu weit weg</text:p>
          </table:table-cell>
          <table:table-cell table:style-name="ce1" office:value-type="string" calcext:value-type="string">
            <text:p>Bücher, Soziale Medien (Facebook, Instagram etc.), Ich suche nicht nach Inspiration für meinen Garten.</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Die Gartengruppe (Naturgarten) reicht aus.</text:p>
          </table:table-cell>
          <table:table-cell table:style-name="ce1" office:value-type="string" calcext:value-type="string">
            <text:p>Nein, ich Wilmington noch eine App</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2" calcext:value-type="float">
            <text:p>22</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Nutzpflanzen</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Beobachten </text:p>
          </table:table-cell>
          <table:table-cell table:style-name="ce1" office:value-type="string" calcext:value-type="string">
            <text:p>Mangelndes Verständnis anderer Gärtner oder des Vorstands, mehr extremes Wetter</text:p>
          </table:table-cell>
          <table:table-cell table:style-name="ce1" office:value-type="string" calcext:value-type="string">
            <text:p>Freunde und Bekannte, Videoplattformen (YouTube), Soziale Medien (Facebook, Instagram etc.), Internetrecherche, Andere Gärtner:innen</text:p>
          </table:table-cell>
          <table:table-cell table:number-columns-repeated="2" table:style-name="ce1" office:value-type="float" office:value="8" calcext:value-type="float">
            <text:p>8</text:p>
          </table:table-cell>
          <table:table-cell table:style-name="ce1" office:value-type="float" office:value="9" calcext:value-type="float">
            <text:p>9</text:p>
          </table:table-cell>
          <table:table-cell table:style-name="ce1" office:value-type="string" calcext:value-type="string">
            <text:p>Vielfältige Gestaltung des Gartens für alle, d.h. auch für die Tierwelt. Orientierung an Gegebenheiten und einheimischen Pflanzen. "Mit der Natur gärtnern" statt gegen sie.</text:p>
          </table:table-cell>
          <table:table-cell table:style-name="ce1" office:value-type="float" office:value="10" calcext:value-type="float">
            <text:p>10</text:p>
          </table:table-cell>
          <table:table-cell table:style-name="ce1" office:value-type="string" calcext:value-type="string">
            <text:p>Totholz, Wasserfläche, Kompost, Lokale Fauna und Flora, Hohes Gras, Versteckmöglichkeiten für Tiere, Steingarten, Humusaufbau, Mulchen, Flächenkompost, wenig Umgraben </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Ein klassischer Kleingartenverein e.V.</text:p>
          </table:table-cell>
          <table:table-cell table:style-name="ce1" office:value-type="string" calcext:value-type="string">
            <text:p>Nein. Vielleicht der Gärtner, der am Meisten "Probleme" macht </text:p>
          </table:table-cell>
          <table:table-cell table:style-name="ce1" office:value-type="string" calcext:value-type="string">
            <text:p>Nein</text:p>
          </table:table-cell>
          <table:table-cell table:style-name="ce1" office:value-type="string" calcext:value-type="string">
            <text:p>Könnte interessant sein</text:p>
          </table:table-cell>
          <table:table-cell table:style-name="ce1" office:value-type="string" calcext:value-type="string">
            <text:p>Ja, verbessern </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4" calcext:value-type="float">
            <text:p>2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text:p>
          </table:table-cell>
          <table:table-cell table:style-name="ce1" office:value-type="string" calcext:value-type="string">
            <text:p>Unkraut wächst zu schnell</text:p>
          </table:table-cell>
          <table:table-cell table:style-name="ce1" office:value-type="string" calcext:value-type="string">
            <text:p>Freunde und Bekannte, Fachhandel</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8" calcext:value-type="float">
            <text:p>8</text:p>
          </table:table-cell>
          <table:table-cell table:style-name="ce1" office:value-type="string" calcext:value-type="string">
            <text:p>Ökologisch handeln</text:p>
          </table:table-cell>
          <table:table-cell table:style-name="ce1" office:value-type="float" office:value="8" calcext:value-type="float">
            <text:p>8</text:p>
          </table:table-cell>
          <table:table-cell table:style-name="ce1" office:value-type="string" calcext:value-type="string">
            <text:p>Totholz, Kompost, Lokale Fauna und Flora</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pflege, Pflanzenarten, Umwelt, Gartenutensilien, Pflanztechniken, Ernte,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Internetrecherche</text:p>
          </table:table-cell>
          <table:table-cell table:style-name="ce1" office:value-type="string" calcext:value-type="string">
            <text:p>Ja</text:p>
          </table:table-cell>
          <table:table-cell table:style-name="ce1" office:value-type="string" calcext:value-type="string">
            <text:p>Das was ein Kleingärtnerverein so macht</text:p>
          </table:table-cell>
          <table:table-cell table:style-name="ce1" office:value-type="string" calcext:value-type="string">
            <text:p>Nein</text:p>
          </table:table-cell>
          <table:table-cell table:style-name="ce1" office:value-type="string" calcext:value-type="string">
            <text:p>nein</text:p>
          </table:table-cell>
          <table:table-cell table:style-name="ce1" office:value-type="string" calcext:value-type="string">
            <text:p>gute Idee</text:p>
          </table:table-cell>
          <table:table-cell table:style-name="ce1" office:value-type="string" calcext:value-type="string">
            <text:p>k.A.</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5" calcext:value-type="float">
            <text:p>2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text:p>
          </table:table-cell>
          <table:table-cell table:style-name="ce1" office:value-type="string" calcext:value-type="string">
            <text:p>Schädlinge ohne Chemie bekämpfen/ tolerieren</text:p>
          </table:table-cell>
          <table:table-cell table:style-name="ce1" office:value-type="string" calcext:value-type="string">
            <text:p>Zeitschriften, Internetrecherche</text:p>
          </table:table-cell>
          <table:table-cell table:number-columns-repeated="3" table:style-name="ce1" office:value-type="float" office:value="8" calcext:value-type="float">
            <text:p>8</text:p>
          </table:table-cell>
          <table:table-cell table:style-name="ce1" office:value-type="string" calcext:value-type="string">
            <text:p>Regional - ohne Chemie</text:p>
          </table:table-cell>
          <table:table-cell table:style-name="ce1"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Schmetterlinge/ Bienen/ Nachtfalter</text:p>
          </table:table-cell>
          <table:table-cell table:style-name="ce1" office:value-type="string" calcext:value-type="string">
            <text:p>Ja</text:p>
          </table:table-cell>
          <table:table-cell table:style-name="ce1" office:value-type="string" calcext:value-type="string">
            <text:p>Foren im Internet</text:p>
          </table:table-cell>
          <table:table-cell table:style-name="ce1" office:value-type="string" calcext:value-type="string">
            <text:p>Umwelt, Ungeziefer</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Bücher, Internetrecherche, offene Gartenpforte</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cool </text:p>
          </table:table-cell>
          <table:table-cell table:style-name="ce1" office:value-type="string" calcext:value-type="string">
            <text:p>nein</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Dörflich</text:p>
          </table:table-cell>
          <table:table-cell table:number-columns-repeated="993"/>
        </table:table-row>
        <table:table-row table:style-name="ro1">
          <table:table-cell table:style-name="ce1" office:value-type="float" office:value="31" calcext:value-type="float">
            <text:p>3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text:p>
          </table:table-cell>
          <table:table-cell table:style-name="ce1" office:value-type="string" calcext:value-type="string">
            <text:p>Schneckenfraß</text:p>
          </table:table-cell>
          <table:table-cell table:style-name="ce1" office:value-type="string" calcext:value-type="string">
            <text:p>Videoplattformen (YouTube), Soziale Medien (Facebook, Instagram etc.), Internetrecherche</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float" office:value="9" calcext:value-type="float">
            <text:p>9</text:p>
          </table:table-cell>
          <table:table-cell table:style-name="ce1" office:value-type="string" calcext:value-type="string">
            <text:p>Vorrangig einheimische Pflanzen, diverse Gartenbereiche für unterschiedliche Ansprüche (z.B. trocken, feucht, Steine, Holz, Wiese, Bäume), Rückzugsorte für Tiere.</text:p>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text:p>
          </table:table-cell>
          <table:table-cell table:style-name="ce1" office:value-type="string" calcext:value-type="string">
            <text:p>Pflanzenpflege, Pflanzenarten, Umwelt,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Für mich nicht von Interesse.</text:p>
          </table:table-cell>
          <table:table-cell table:style-name="ce1" office:value-type="string" calcext:value-type="string">
            <text:p>Nein, meine sozialen Kontakte via FB &amp; YT sind mir da Auskunft genug.</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 calcext:value-type="float">
            <text:p>2</text:p>
          </table:table-cell>
          <table:table-cell table:number-columns-repeated="2" table:style-name="ce1" office:value-type="string" calcext:value-type="string">
            <text:p>Ja</text:p>
          </table:table-cell>
          <table:table-cell table:style-name="ce1" office:value-type="string" calcext:value-type="string">
            <text:p>Schrebergarten, eigener Garten/Grundstück </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Veredeln, Vermehrung…,</text:p>
          </table:table-cell>
          <table:table-cell/>
          <table:table-cell table:style-name="ce1" office:value-type="string" calcext:value-type="string">
            <text:p>Freunde und Bekannte, Zeitschriften, Bücher, Soziale Medien (Facebook, Instagram etc.), Internetrecherche, Vereine und Verbände</text:p>
          </table:table-cell>
          <table:table-cell table:number-columns-repeated="3" table:style-name="ce1" office:value-type="float" office:value="9" calcext:value-type="float">
            <text:p>9</text:p>
          </table:table-cell>
          <table:table-cell table:style-name="ce1" office:value-type="string" calcext:value-type="string">
            <text:p>Vielfalt, nachhaltige Kreisläufe, keinerlei Pestizide und Kunstdünger, vielfältige Lebensräume, gesunder, lebender Boden…..</text:p>
          </table:table-cell>
          <table:table-cell table:style-name="ce1"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Hecken, Bäume in div. Altersklassen, Sorten-und Artenvielfalt</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text:p>
          </table:table-cell>
          <table:table-cell table:style-name="ce1" office:value-type="string" calcext:value-type="string">
            <text:p>Pflanzenpflege, Pflanzenarten, Umwelt, Gartenutensilien, Wetter, Pflanztechniken, Ernte, Pflanzenzucht, Kreisläufe….Nachhaltigkeit</text:p>
          </table:table-cell>
          <table:table-cell table:style-name="ce1"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Vorsitzender, Fachberater</text:p>
          </table:table-cell>
          <table:table-cell table:style-name="ce1" office:value-type="string" calcext:value-type="string">
            <text:p>nein</text:p>
          </table:table-cell>
          <table:table-cell table:style-name="ce1" office:value-type="string" calcext:value-type="string">
            <text:p>Gut</text:p>
          </table:table-cell>
          <table:table-cell table:style-name="ce1" office:value-type="string" calcext:value-type="string">
            <text:p>fände ich super</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5" calcext:value-type="float">
            <text:p>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Unkraut jähten, Samen aussähen, Pflanzen zurückschneiden, Rasen mähen, Pflanzen fotografieren</text:p>
          </table:table-cell>
          <table:table-cell table:style-name="ce1" office:value-type="string" calcext:value-type="string">
            <text:p>Zuviel Arbeit. Zu hohe Pflanzen mit schwieriger Pflege</text:p>
          </table:table-cell>
          <table:table-cell table:style-name="ce1" office:value-type="string" calcext:value-type="string">
            <text:p>Freunde und Bekannte, Zeitschriften, Internetrecherche</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string" calcext:value-type="string">
            <text:p>Rückzugsräume für Tiere, abwechslungsreiche Gestaltung. </text:p>
          </table:table-cell>
          <table:table-cell table:style-name="ce1" office:value-type="float" office:value="8" calcext:value-type="float">
            <text:p>8</text:p>
          </table:table-cell>
          <table:table-cell table:style-name="ce1" office:value-type="string" calcext:value-type="string">
            <text:p>Totholz, Lokale Fauna und Flora, Versteckmöglichkeiten für Tiere, Wildkräuter </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pflege, Gartenutensilien, Wetter, Ernte, Pflanzenzuch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Zeitschriften, Bücher, Soziale Medien (Facebook, Instagram etc.), Tag der offenen Gärten </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Mein schöner Garten </text:p>
          </table:table-cell>
          <table:table-cell table:style-name="ce1" office:value-type="string" calcext:value-type="string">
            <text:p>Wäre praktisch. Nur interessierte Teilnehmer. </text:p>
          </table:table-cell>
          <table:table-cell table:style-name="ce1" office:value-type="string" calcext:value-type="string">
            <text:p>Fände ich gut.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Dörflich</text:p>
          </table:table-cell>
          <table:table-cell table:number-columns-repeated="993"/>
        </table:table-row>
        <table:table-row table:style-name="ro1">
          <table:table-cell table:style-name="ce2" office:value-type="date" office:date-value="2022-02-07T16:08:14.247" calcext:value-type="date">
            <text:p>2/7/2022 16:08:14</text:p>
          </table:table-cell>
          <table:table-cell table:number-columns-repeated="2" table:style-name="ce1" office:value-type="string" calcext:value-type="string">
            <text:p>Ja</text:p>
          </table:table-cell>
          <table:table-cell table:style-name="ce1" office:value-type="string" calcext:value-type="string">
            <text:p>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Gemüse pflanzen, Pflegen, ernten </text:p>
          </table:table-cell>
          <table:table-cell table:style-name="ce1" office:value-type="string" calcext:value-type="string">
            <text:p>Wilde Kaninchen, die meine Pflanzen fressen; sehr trockener, schlechter Boden </text:p>
          </table:table-cell>
          <table:table-cell table:style-name="ce1" office:value-type="string" calcext:value-type="string">
            <text:p>Freunde und Bekannte, Internetrecherche</text:p>
          </table:table-cell>
          <table:table-cell table:number-columns-repeated="2" table:style-name="ce1" office:value-type="float" office:value="7" calcext:value-type="float">
            <text:p>7</text:p>
          </table:table-cell>
          <table:table-cell table:style-name="ce1" office:value-type="float" office:value="6" calcext:value-type="float">
            <text:p>6</text:p>
          </table:table-cell>
          <table:table-cell table:style-name="ce1" office:value-type="string" calcext:value-type="string">
            <text:p>Heimische, wilde Pflanzen; Nutzpflanzen; Unterschlupfe für Tiere</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Wetter, Ernte,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Soziale Medien (Facebook, Instagram etc.)</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Für mich nicht nötig</text:p>
          </table:table-cell>
          <table:table-cell table:style-name="ce1" office:value-type="string" calcext:value-type="string">
            <text:p>Eventuell ein wenig mehr Interesse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2" office:value-type="date" office:date-value="2022-03-13T18:01:13.356" calcext:value-type="date">
            <text:p>3/13/2022 18:01:13</text:p>
          </table:table-cell>
          <table:table-cell table:number-columns-repeated="2" table:style-name="ce1" office:value-type="string" calcext:value-type="string">
            <text:p>Ja</text:p>
          </table:table-cell>
          <table:table-cell table:style-name="ce1" office:value-type="string" calcext:value-type="string">
            <text:p>Garten, Terrasse</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table-cell table:style-name="ce1" office:value-type="string" calcext:value-type="string">
            <text:p>Freunde und Bekannte, Fachhandel, Bücher, Videoplattformen (YouTube), Internetrecherche</text:p>
          </table:table-cell>
          <table:table-cell table:number-columns-repeated="2" table:style-name="ce1" office:value-type="float" office:value="4" calcext:value-type="float">
            <text:p>4</text:p>
          </table:table-cell>
          <table:table-cell table:style-name="ce1" office:value-type="float" office:value="3" calcext:value-type="float">
            <text:p>3</text:p>
          </table:table-cell>
          <table:table-cell/>
          <table:table-cell table:style-name="ce1" office:value-type="float" office:value="5" calcext:value-type="float">
            <text:p>5</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Umwelt, Gartenutensilien,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Fachhandel, 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4:02.054" calcext:value-type="date">
            <text:p>3/13/2022 19:04:02</text:p>
          </table:table-cell>
          <table:table-cell table:number-columns-repeated="2" table:style-name="ce1" office:value-type="string" calcext:value-type="string">
            <text:p>Ja</text:p>
          </table:table-cell>
          <table:table-cell table:style-name="ce1" office:value-type="string" calcext:value-type="string">
            <text:p>Zimmer</text:p>
          </table:table-cell>
          <table:table-cell table:style-name="ce1" office:value-type="string" calcext:value-type="string">
            <text:p>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geziefer entfernen, Umtopfen, Samen aussähen, Pflanzen fotografieren</text:p>
          </table:table-cell>
          <table:table-cell/>
          <table:table-cell table:style-name="ce1" office:value-type="string" calcext:value-type="string">
            <text:p>Freunde und Bekannte, Internetrecherche</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3" calcext:value-type="float">
            <text:p>3</text:p>
          </table:table-cell>
          <table:table-cell/>
          <table:table-cell table:style-name="ce1" office:value-type="float" office:value="4" calcext:value-type="float">
            <text:p>4</text:p>
          </table:table-cell>
          <table:table-cell table:style-name="ce1" office:value-type="string" calcext:value-type="string">
            <text:p>Wasserfläche, Unkraut, Lokale Fauna und Flora, Versteckmöglichkeiten für Tiere</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arten, Umwelt, Wetter,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7:18.313" calcext:value-type="date">
            <text:p>3/13/2022 19:07:1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mtopfen, Samen aussähen</text:p>
          </table:table-cell>
          <table:table-cell/>
          <table:table-cell table:style-name="ce1" office:value-type="string" calcext:value-type="string">
            <text:p>Videoplattformen (YouTube), Internetrecherche</text:p>
          </table:table-cell>
          <table:table-cell table:number-columns-repeated="3"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Unkraut,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Ja</text:p>
          </table:table-cell>
          <table:table-cell table:style-name="ce1" office:value-type="string" calcext:value-type="string">
            <text:p>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51:12.962" calcext:value-type="date">
            <text:p>3/13/2022 19:51:13</text:p>
          </table:table-cell>
          <table:table-cell table:number-columns-repeated="2" table:style-name="ce1" office:value-type="string" calcext:value-type="string">
            <text:p>Ja</text:p>
          </table:table-cell>
          <table:table-cell table:style-name="ce1" office:value-type="string" calcext:value-type="string">
            <text:p>Garten, Balkon</text:p>
          </table:table-cell>
          <table:table-cell table:style-name="ce1" office:value-type="string" calcext:value-type="string">
            <text:p>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style-name="ce1" office:value-type="string" calcext:value-type="string">
            <text:p>Schädlinge</text:p>
          </table:table-cell>
          <table:table-cell table:style-name="ce1" office:value-type="string" calcext:value-type="string">
            <text:p>Freunde und Bekannte, Internetrecherche</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Insekten freundlich</text:p>
          </table:table-cell>
          <table:table-cell table:style-name="ce1" office:value-type="float" office:value="4" calcext:value-type="float">
            <text:p>4</text:p>
          </table:table-cell>
          <table:table-cell table:style-name="ce1" office:value-type="string" calcext:value-type="string">
            <text:p>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reundeskreis </text:p>
          </table:table-cell>
          <table:table-cell table:style-name="ce1" office:value-type="string" calcext:value-type="string">
            <text:p>Pflanzenpflege, Pflanzenarten, Düngemittel, Pflanztechniken, Pflanzenzucht</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An sich eine gute Idee. In so einer Art gibt es <text:s/>bereits Foren, also sollte das auf jeden Fall Zuspruch finden </text:p>
          </table:table-cell>
          <table:table-cell/>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2" table:number-rows-repeated="1048540">
          <table:table-cell table:number-columns-repeated="1024"/>
        </table:table-row>
        <table:table-row table:style-name="ro2">
          <table:table-cell table:number-columns-repeated="1024"/>
        </table:table-row>
      </table:table>
      <table:table table:name="Nicht im Verein" table:style-name="ta4">
        <table:table-column table:style-name="co1" table:default-cell-style-name="Default"/>
        <table:table-column table:style-name="co2" table:visibility="collapse" table:default-cell-style-name="Default"/>
        <table:table-column table:style-name="co1" table:visibility="collapse" table:default-cell-style-name="Default"/>
        <table:table-column table:style-name="co3" table:visibility="collapse"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1" table:number-columns-repeated="7" table:default-cell-style-name="Default"/>
        <table:table-column table:style-name="co21" table:default-cell-style-name="Default"/>
        <table:table-column table:style-name="co1" table:number-columns-repeated="8" table:default-cell-style-name="Default"/>
        <table:table-column table:style-name="co22" table:default-cell-style-name="Default"/>
        <table:table-column table:style-name="co19" table:default-cell-style-name="Default"/>
        <table:table-column table:style-name="co1" table:number-columns-repeated="9" table:default-cell-style-name="Default"/>
        <table:table-column table:style-name="co20" table:number-columns-repeated="987" table:default-cell-style-name="Default"/>
        <table:table-row table:style-name="ro1">
          <table:table-cell table:style-name="ce1" office:value-type="string" calcext:value-type="string">
            <text:p>Nummer</text:p>
          </table:table-cell>
          <table:table-cell table:style-name="ce3" office:value-type="string" calcext:value-type="string">
            <text:p>Interessieren Sie sich für Pflanzen oder Gärtnern?</text:p>
          </table:table-cell>
          <table:table-cell table:style-name="ce3" office:value-type="string" calcext:value-type="string">
            <text:p>Besitzen Sie ein Smartphone?</text:p>
          </table:table-cell>
          <table:table-cell table:style-name="ce3" office:value-type="string" calcext:value-type="string">
            <text:p>Wo verbringen Sie die meiste Zeit mit Gärtnern / Pflanzenpflege?</text:p>
          </table:table-cell>
          <table:table-cell table:style-name="ce3" office:value-type="string" calcext:value-type="string">
            <text:p>Worauf achten Sie bei der Gestaltung ihres Gartens, Balkons oder ihrer Terrasse etc. ?</text:p>
          </table:table-cell>
          <table:table-cell table:style-name="ce3" office:value-type="string" calcext:value-type="string">
            <text:p>Wie lange gärtnern Sie schon oder interessieren sich für Pflanzen?</text:p>
          </table:table-cell>
          <table:table-cell table:style-name="ce3" office:value-type="string" calcext:value-type="string">
            <text:p>Beschäftigen Sie sich beruflich mit Pflanzen?</text:p>
          </table:table-cell>
          <table:table-cell table:style-name="ce3" office:value-type="string" calcext:value-type="string">
            <text:p>Welche Aktivitäten unternehmen Sie beim Gärtnern?</text:p>
          </table:table-cell>
          <table:table-cell table:style-name="ce3" office:value-type="string" calcext:value-type="string">
            <text:p>Welche Probleme treten dabei für Sie auf?</text:p>
          </table:table-cell>
          <table:table-cell table:style-name="ce3" office:value-type="string" calcext:value-type="string">
            <text:p>Wo finden Sie Lösungen für auftretende Probleme?</text:p>
          </table:table-cell>
          <table:table-cell table:style-name="ce3" office:value-type="string" calcext:value-type="string">
            <text:p>Wie ausgereift würden Sie Ihr Wissen über Pflanzen einschätzen?</text:p>
          </table:table-cell>
          <table:table-cell table:style-name="ce3" office:value-type="string" calcext:value-type="string">
            <text:p>Wie ausgereift würden Sie Ihr Wissen über das Gärtnern einschätzen?</text:p>
          </table:table-cell>
          <table:table-cell table:style-name="ce3" office:value-type="string" calcext:value-type="string">
            <text:p>Wie ausgereift würden Sie Ihr Wissen über die naturnahe Gestaltung von Gärten, Balkonen, Terrassen etc. einschätzen?</text:p>
          </table:table-cell>
          <table:table-cell table:style-name="ce3" office:value-type="string" calcext:value-type="string">
            <text:p>Was macht naturnahe Gestaltung für Sie aus?</text:p>
          </table:table-cell>
          <table:table-cell table:style-name="ce3" office:value-type="string" calcext:value-type="string">
            <text:p>Wie sehr achten Sie auf naturnahe Gestaltung?</text:p>
          </table:table-cell>
          <table:table-cell table:style-name="ce3" office:value-type="string" calcext:value-type="string">
            <text:p>Welche Begriffe bringen Sie in Verbindung mit naturnaher Gestaltung?</text:p>
          </table:table-cell>
          <table:table-cell table:style-name="ce3" office:value-type="string" calcext:value-type="string">
            <text:p>Tauschen Sie sich mit anderen Leuten über ihren Garten/Pflanzen aus?</text:p>
          </table:table-cell>
          <table:table-cell table:style-name="ce3" office:value-type="string" calcext:value-type="string">
            <text:p>Wo tauschen Sie sich mit diesen Leuten aus?</text:p>
          </table:table-cell>
          <table:table-cell table:style-name="ce3" office:value-type="string" calcext:value-type="string">
            <text:p>Worüber tauschen Sie sich aus?</text:p>
          </table:table-cell>
          <table:table-cell table:style-name="ce3" office:value-type="string" calcext:value-type="string">
            <text:p>Wie wichtig ist Ihnen der Austausch über Pflanzen und ihre Pflege mit anderen Hobbygärtner*innen?</text:p>
          </table:table-cell>
          <table:table-cell table:style-name="ce3" office:value-type="string" calcext:value-type="string">
            <text:p>Schauen Sie zur Inspiration auch mal in die Gärten anderer Leute? Wenn nein: Warum nicht?</text:p>
          </table:table-cell>
          <table:table-cell table:style-name="ce3" office:value-type="string" calcext:value-type="string">
            <text:p>Suchen Sie ab und an nach Inspiration für Ihren Garten, Balkon etc.? Wenn ja, wo finden Sie diese?</text:p>
          </table:table-cell>
          <table:table-cell table:style-name="ce3" office:value-type="string" calcext:value-type="string">
            <text:p>Sind Sie Mitglied eines Garten-Vereins, Schrebergarten-Vereins o.ä.?</text:p>
          </table:table-cell>
          <table:table-cell table:style-name="ce3" office:value-type="string" calcext:value-type="string">
            <text:p>Was macht Ihr Verein / Gruppe?</text:p>
          </table:table-cell>
          <table:table-cell table:style-name="ce3" office:value-type="string" calcext:value-type="string">
            <text:p>Nehmen Sie dort eine besondere Rolle ein? Wenn ja, welche?</text:p>
          </table:table-cell>
          <table:table-cell table:style-name="ce3" office:value-type="string" calcext:value-type="string">
            <text:p>Nutzen Sie bereits eine App für Tipps &amp; Tricks, Inspiration und Austausch zu Gärtner-Themen? Wenn ja, welche?</text:p>
          </table:table-cell>
          <table:table-cell table:style-name="ce3" office:value-type="string" calcext:value-type="string">
            <text:p>Stellen Sie sich eine App vor, mit der Sie sich mit anderen Personen über eure Gärten, Pflanzen o.ä. austauschen und auch gezielt aktuelle Probleme oder Schwierigkeiten angehen könnten. Was würden Sie darüber denken</text:p>
          </table:table-cell>
          <table:table-cell table:style-name="ce3" office:value-type="string" calcext:value-type="string">
            <text:p>Stellen Sie sich jetzt vor, der Fokus der App liegt dabei auf der naturnahen Gestaltung. Würde sich Ihre Meinung zu der App ändern?</text:p>
          </table:table-cell>
          <table:table-cell table:style-name="ce3" office:value-type="string" calcext:value-type="string">
            <text:p>Alter:</text:p>
          </table:table-cell>
          <table:table-cell table:style-name="ce3" office:value-type="string" calcext:value-type="string">
            <text:p>Geschlecht:</text:p>
          </table:table-cell>
          <table:table-cell table:style-name="ce3" office:value-type="string" calcext:value-type="string">
            <text:p>Wie würden Sie Ihren Wohnort beschreiben?</text:p>
          </table:table-cell>
          <table:table-cell table:number-columns-repeated="993"/>
        </table:table-row>
        <table:table-row table:style-name="ro1">
          <table:table-cell table:style-name="ce1" office:value-type="float" office:value="20" calcext:value-type="float">
            <text:p>2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Beete neu anlegen, Bäume beschneiden, Teich säubern</text:p>
          </table:table-cell>
          <table:table-cell table:style-name="ce1" office:value-type="string" calcext:value-type="string">
            <text:p>Rückenprobleme, Schädlinge, Wühlmäuse, kümmerliches Wachstum</text:p>
          </table:table-cell>
          <table:table-cell table:style-name="ce1" office:value-type="string" calcext:value-type="string">
            <text:p>Zeitschriften, Videoplattformen (YouTube), Soziale Medien (Facebook, Instagram etc.), Internetrecherche</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string" calcext:value-type="string">
            <text:p>keine Exoten, Vielfalt, Futterpflanzen und Unterschlupf für Insekten und Vögel, Wasserstelle, Totholz, hiesige Pflanzen</text:p>
          </table:table-cell>
          <table:table-cell table:style-name="ce1" office:value-type="float" office:value="7" calcext:value-type="float">
            <text:p>7</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Pflanztechniken, Ernte, Ungeziefer,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 Internetrecherche</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bin kein Handy-Mensch</text:p>
          </table:table-cell>
          <table:table-cell table:style-name="ce1" office:value-type="string" calcext:value-type="string">
            <text:p>vielleicht</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Ländlich</text:p>
          </table:table-cell>
          <table:table-cell table:number-columns-repeated="993"/>
        </table:table-row>
        <table:table-row table:style-name="ro1">
          <table:table-cell table:style-name="ce1" office:value-type="float" office:value="12" calcext:value-type="float">
            <text:p>1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Samen aussähen, Pflanzen zurückschneiden, Rasen mähen</text:p>
          </table:table-cell>
          <table:table-cell/>
          <table:table-cell table:style-name="ce1" office:value-type="string" calcext:value-type="string">
            <text:p>Freunde und Bekannte, Videoplattformen (YouTube), Soziale Medien (Facebook, Instagram etc.), Internetrecherche</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Einheimische Pflanzen, insekten- und tierfreundlich</text:p>
          </table:table-cell>
          <table:table-cell table:style-name="ce1" office:value-type="float" office:value="4" calcext:value-type="float">
            <text:p>4</text:p>
          </table:table-cell>
          <table:table-cell table:style-name="ce1" office:value-type="string" calcext:value-type="string">
            <text:p>Totholz,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Ernte, Ungeziefer</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Nicht so nützlich</text:p>
          </table:table-cell>
          <table:table-cell table:style-name="ce1" office:value-type="string" calcext:value-type="string">
            <text:p>Vielleicht</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0" calcext:value-type="float">
            <text:p>3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 Rasen mähen, Garten winterfest machen</text:p>
          </table:table-cell>
          <table:table-cell/>
          <table:table-cell table:style-name="ce1" office:value-type="string" calcext:value-type="string">
            <text:p>Bücher, Internetrecherche</text:p>
          </table:table-cell>
          <table:table-cell table:style-name="ce1" office:value-type="float" office:value="6" calcext:value-type="float">
            <text:p>6</text:p>
          </table:table-cell>
          <table:table-cell table:number-columns-repeated="2" table:style-name="ce1" office:value-type="float" office:value="7" calcext:value-type="float">
            <text:p>7</text:p>
          </table:table-cell>
          <table:table-cell/>
          <table:table-cell table:style-name="ce1" office:value-type="float" office:value="10" calcext:value-type="float">
            <text:p>10</text:p>
          </table:table-cell>
          <table:table-cell table:style-name="ce1" office:value-type="string" calcext:value-type="string">
            <text:p>Totholz, Kompost, Lokale Fauna und Flora, Versteckmöglichkeiten für Tiere</text:p>
          </table:table-cell>
          <table:table-cell table:style-name="ce1" office:value-type="string" calcext:value-type="string">
            <text:p>Ja</text:p>
          </table:table-cell>
          <table:table-cell table:style-name="ce1" office:value-type="string" calcext:value-type="string">
            <text:p>Foren im Internet, Nachbarschaft</text:p>
          </table:table-cell>
          <table:table-cell table:style-name="ce1" office:value-type="string" calcext:value-type="string">
            <text:p>Pflanzenpflege</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abu</text:p>
          </table:table-cell>
          <table:table-cell table:style-name="ce1" office:value-type="string" calcext:value-type="string">
            <text:p>Gut. </text:p>
          </table:table-cell>
          <table:table-cell table:style-name="ce1" office:value-type="string" calcext:value-type="string">
            <text:p>Prima</text:p>
          </table:table-cell>
          <table:table-cell table:style-name="ce1" office:value-type="string" calcext:value-type="string">
            <text:p>50 - 59 Jahre</text:p>
          </table:table-cell>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8" calcext:value-type="float">
            <text:p>2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Unkraut jähten, Umtopfen, Samen aussähen, Pflanzen zurückschneiden, Garten winterfest machen</text:p>
          </table:table-cell>
          <table:table-cell/>
          <table:table-cell table:style-name="ce1" office:value-type="string" calcext:value-type="string">
            <text:p>Freunde und Bekannte, Internetrecherche</text:p>
          </table:table-cell>
          <table:table-cell table:number-columns-repeated="2" table:style-name="ce1" office:value-type="float" office:value="6" calcext:value-type="float">
            <text:p>6</text:p>
          </table:table-cell>
          <table:table-cell table:style-name="ce1" office:value-type="float" office:value="7" calcext:value-type="float">
            <text:p>7</text:p>
          </table:table-cell>
          <table:table-cell table:style-name="ce1" office:value-type="string" calcext:value-type="string">
            <text:p>Selbsterhalt des Gartens (Permakultur), insektenfreundlich</text:p>
          </table:table-cell>
          <table:table-cell table:style-name="ce1" office:value-type="float" office:value="8" calcext:value-type="float">
            <text:p>8</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text:p>
          </table:table-cell>
          <table:table-cell table:style-name="ce1" office:value-type="string" calcext:value-type="string">
            <text:p>Nein, aber ich hätte Interesse daran</text:p>
          </table:table-cell>
          <table:table-cell table:number-columns-repeated="2"/>
          <table:table-cell table:style-name="ce1" office:value-type="string" calcext:value-type="string">
            <text:p>nein</text:p>
          </table:table-cell>
          <table:table-cell table:style-name="ce1" office:value-type="string" calcext:value-type="string">
            <text:p>brauche ich nicht, bevorzuge persönlcihen Austausch</text:p>
          </table:table-cell>
          <table:table-cell table:style-name="ce1" office:value-type="string" calcext:value-type="string">
            <text:p>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7" calcext:value-type="float">
            <text:p>27</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text:p>
          </table:table-cell>
          <table:table-cell table:style-name="ce1" office:value-type="string" calcext:value-type="string">
            <text:p>Der Garten ist zu klein für viele Samen. </text:p>
          </table:table-cell>
          <table:table-cell table:style-name="ce1" office:value-type="string" calcext:value-type="string">
            <text:p>Bücher, Soziale Medien (Facebook, Instagram etc.), Internetrecherche</text:p>
          </table:table-cell>
          <table:table-cell table:number-columns-repeated="3" table:style-name="ce1" office:value-type="float" office:value="7" calcext:value-type="float">
            <text:p>7</text:p>
          </table:table-cell>
          <table:table-cell table:style-name="ce1" office:value-type="string" calcext:value-type="string">
            <text:p>Heimische Pflanzen, was nicht wachsen will, wird nicht mit Dünger etc sozusagen mit Gewalt zum wachsen gezwungen, </text:p>
          </table:table-cell>
          <table:table-cell table:style-name="ce1" office:value-type="float" office:value="10" calcext:value-type="float">
            <text:p>10</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Die sind zu weit weg</text:p>
          </table:table-cell>
          <table:table-cell table:style-name="ce1" office:value-type="string" calcext:value-type="string">
            <text:p>Bücher, Soziale Medien (Facebook, Instagram etc.), Ich suche nicht nach Inspiration für meinen Garten.</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Die Gartengruppe (Naturgarten) reicht aus.</text:p>
          </table:table-cell>
          <table:table-cell table:style-name="ce1" office:value-type="string" calcext:value-type="string">
            <text:p>Nein, ich Wilmington noch eine App</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6" calcext:value-type="float">
            <text:p>26</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Pflanzen fotografieren</text:p>
          </table:table-cell>
          <table:table-cell/>
          <table:table-cell table:style-name="ce1" office:value-type="string" calcext:value-type="string">
            <text:p>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6" calcext:value-type="float">
            <text:p>6</text:p>
          </table:table-cell>
          <table:table-cell table:style-name="ce1" office:value-type="string" calcext:value-type="string">
            <text:p>Heimische Pflanzen, keine Gifte</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Umwelt, Pflanztechniken</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aber ich hätte Interesse daran</text:p>
          </table:table-cell>
          <table:table-cell table:number-columns-repeated="2"/>
          <table:table-cell table:style-name="ce1" office:value-type="string" calcext:value-type="string">
            <text:p>Flora Incognita </text:p>
          </table:table-cell>
          <table:table-cell table:style-name="ce1" office:value-type="string" calcext:value-type="string">
            <text:p>Gut</text:p>
          </table:table-cell>
          <table:table-cell table:style-name="ce1" office:value-type="string" calcext:value-type="string">
            <text:p>Umso besser</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5" calcext:value-type="float">
            <text:p>2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text:p>
          </table:table-cell>
          <table:table-cell table:style-name="ce1" office:value-type="string" calcext:value-type="string">
            <text:p>Schädlinge ohne Chemie bekämpfen/ tolerieren</text:p>
          </table:table-cell>
          <table:table-cell table:style-name="ce1" office:value-type="string" calcext:value-type="string">
            <text:p>Zeitschriften, Internetrecherche</text:p>
          </table:table-cell>
          <table:table-cell table:number-columns-repeated="3" table:style-name="ce1" office:value-type="float" office:value="8" calcext:value-type="float">
            <text:p>8</text:p>
          </table:table-cell>
          <table:table-cell table:style-name="ce1" office:value-type="string" calcext:value-type="string">
            <text:p>Regional - ohne Chemie</text:p>
          </table:table-cell>
          <table:table-cell table:style-name="ce1"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Schmetterlinge/ Bienen/ Nachtfalter</text:p>
          </table:table-cell>
          <table:table-cell table:style-name="ce1" office:value-type="string" calcext:value-type="string">
            <text:p>Ja</text:p>
          </table:table-cell>
          <table:table-cell table:style-name="ce1" office:value-type="string" calcext:value-type="string">
            <text:p>Foren im Internet</text:p>
          </table:table-cell>
          <table:table-cell table:style-name="ce1" office:value-type="string" calcext:value-type="string">
            <text:p>Umwelt, Ungeziefer</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Bücher, Internetrecherche, offene Gartenpforte</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cool </text:p>
          </table:table-cell>
          <table:table-cell table:style-name="ce1" office:value-type="string" calcext:value-type="string">
            <text:p>nein</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Dörflich</text:p>
          </table:table-cell>
          <table:table-cell table:number-columns-repeated="993"/>
        </table:table-row>
        <table:table-row table:style-name="ro1">
          <table:table-cell table:style-name="ce1" office:value-type="float" office:value="31" calcext:value-type="float">
            <text:p>3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text:p>
          </table:table-cell>
          <table:table-cell table:style-name="ce1" office:value-type="string" calcext:value-type="string">
            <text:p>Schneckenfraß</text:p>
          </table:table-cell>
          <table:table-cell table:style-name="ce1" office:value-type="string" calcext:value-type="string">
            <text:p>Videoplattformen (YouTube), Soziale Medien (Facebook, Instagram etc.), Internetrecherche</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float" office:value="9" calcext:value-type="float">
            <text:p>9</text:p>
          </table:table-cell>
          <table:table-cell table:style-name="ce1" office:value-type="string" calcext:value-type="string">
            <text:p>Vorrangig einheimische Pflanzen, diverse Gartenbereiche für unterschiedliche Ansprüche (z.B. trocken, feucht, Steine, Holz, Wiese, Bäume), Rückzugsorte für Tiere.</text:p>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text:p>
          </table:table-cell>
          <table:table-cell table:style-name="ce1" office:value-type="string" calcext:value-type="string">
            <text:p>Pflanzenpflege, Pflanzenarten, Umwelt,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Für mich nicht von Interesse.</text:p>
          </table:table-cell>
          <table:table-cell table:style-name="ce1" office:value-type="string" calcext:value-type="string">
            <text:p>Nein, meine sozialen Kontakte via FB &amp; YT sind mir da Auskunft genug.</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5" calcext:value-type="float">
            <text:p>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Unkraut jähten, Samen aussähen, Pflanzen zurückschneiden, Rasen mähen, Pflanzen fotografieren</text:p>
          </table:table-cell>
          <table:table-cell table:style-name="ce1" office:value-type="string" calcext:value-type="string">
            <text:p>Zuviel Arbeit. Zu hohe Pflanzen mit schwieriger Pflege</text:p>
          </table:table-cell>
          <table:table-cell table:style-name="ce1" office:value-type="string" calcext:value-type="string">
            <text:p>Freunde und Bekannte, Zeitschriften, Internetrecherche</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string" calcext:value-type="string">
            <text:p>Rückzugsräume für Tiere, abwechslungsreiche Gestaltung. </text:p>
          </table:table-cell>
          <table:table-cell table:style-name="ce1" office:value-type="float" office:value="8" calcext:value-type="float">
            <text:p>8</text:p>
          </table:table-cell>
          <table:table-cell table:style-name="ce1" office:value-type="string" calcext:value-type="string">
            <text:p>Totholz, Lokale Fauna und Flora, Versteckmöglichkeiten für Tiere, Wildkräuter </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pflege, Gartenutensilien, Wetter, Ernte, Pflanzenzuch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Zeitschriften, Bücher, Soziale Medien (Facebook, Instagram etc.), Tag der offenen Gärten </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Mein schöner Garten </text:p>
          </table:table-cell>
          <table:table-cell table:style-name="ce1" office:value-type="string" calcext:value-type="string">
            <text:p>Wäre praktisch. Nur interessierte Teilnehmer. </text:p>
          </table:table-cell>
          <table:table-cell table:style-name="ce1" office:value-type="string" calcext:value-type="string">
            <text:p>Fände ich gut.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Dörflich</text:p>
          </table:table-cell>
          <table:table-cell table:number-columns-repeated="993"/>
        </table:table-row>
        <table:table-row table:style-name="ro1">
          <table:table-cell table:style-name="ce2" office:value-type="date" office:date-value="2022-02-07T16:08:14.247" calcext:value-type="date">
            <text:p>2/7/2022 16:08:14</text:p>
          </table:table-cell>
          <table:table-cell table:number-columns-repeated="2" table:style-name="ce1" office:value-type="string" calcext:value-type="string">
            <text:p>Ja</text:p>
          </table:table-cell>
          <table:table-cell table:style-name="ce1" office:value-type="string" calcext:value-type="string">
            <text:p>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Gemüse pflanzen, Pflegen, ernten </text:p>
          </table:table-cell>
          <table:table-cell table:style-name="ce1" office:value-type="string" calcext:value-type="string">
            <text:p>Wilde Kaninchen, die meine Pflanzen fressen; sehr trockener, schlechter Boden </text:p>
          </table:table-cell>
          <table:table-cell table:style-name="ce1" office:value-type="string" calcext:value-type="string">
            <text:p>Freunde und Bekannte, Internetrecherche</text:p>
          </table:table-cell>
          <table:table-cell table:number-columns-repeated="2" table:style-name="ce1" office:value-type="float" office:value="7" calcext:value-type="float">
            <text:p>7</text:p>
          </table:table-cell>
          <table:table-cell table:style-name="ce1" office:value-type="float" office:value="6" calcext:value-type="float">
            <text:p>6</text:p>
          </table:table-cell>
          <table:table-cell table:style-name="ce1" office:value-type="string" calcext:value-type="string">
            <text:p>Heimische, wilde Pflanzen; Nutzpflanzen; Unterschlupfe für Tiere</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Wetter, Ernte,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Soziale Medien (Facebook, Instagram etc.)</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Für mich nicht nötig</text:p>
          </table:table-cell>
          <table:table-cell table:style-name="ce1" office:value-type="string" calcext:value-type="string">
            <text:p>Eventuell ein wenig mehr Interesse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2" office:value-type="date" office:date-value="2022-03-13T18:01:13.356" calcext:value-type="date">
            <text:p>3/13/2022 18:01:13</text:p>
          </table:table-cell>
          <table:table-cell table:number-columns-repeated="2" table:style-name="ce1" office:value-type="string" calcext:value-type="string">
            <text:p>Ja</text:p>
          </table:table-cell>
          <table:table-cell table:style-name="ce1" office:value-type="string" calcext:value-type="string">
            <text:p>Garten, Terrasse</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table-cell table:style-name="ce1" office:value-type="string" calcext:value-type="string">
            <text:p>Freunde und Bekannte, Fachhandel, Bücher, Videoplattformen (YouTube), Internetrecherche</text:p>
          </table:table-cell>
          <table:table-cell table:number-columns-repeated="2" table:style-name="ce1" office:value-type="float" office:value="4" calcext:value-type="float">
            <text:p>4</text:p>
          </table:table-cell>
          <table:table-cell table:style-name="ce1" office:value-type="float" office:value="3" calcext:value-type="float">
            <text:p>3</text:p>
          </table:table-cell>
          <table:table-cell/>
          <table:table-cell table:style-name="ce1" office:value-type="float" office:value="5" calcext:value-type="float">
            <text:p>5</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Umwelt, Gartenutensilien,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Fachhandel, 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4:02.054" calcext:value-type="date">
            <text:p>3/13/2022 19:04:02</text:p>
          </table:table-cell>
          <table:table-cell table:number-columns-repeated="2" table:style-name="ce1" office:value-type="string" calcext:value-type="string">
            <text:p>Ja</text:p>
          </table:table-cell>
          <table:table-cell table:style-name="ce1" office:value-type="string" calcext:value-type="string">
            <text:p>Zimmer</text:p>
          </table:table-cell>
          <table:table-cell table:style-name="ce1" office:value-type="string" calcext:value-type="string">
            <text:p>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geziefer entfernen, Umtopfen, Samen aussähen, Pflanzen fotografieren</text:p>
          </table:table-cell>
          <table:table-cell/>
          <table:table-cell table:style-name="ce1" office:value-type="string" calcext:value-type="string">
            <text:p>Freunde und Bekannte, Internetrecherche</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3" calcext:value-type="float">
            <text:p>3</text:p>
          </table:table-cell>
          <table:table-cell/>
          <table:table-cell table:style-name="ce1" office:value-type="float" office:value="4" calcext:value-type="float">
            <text:p>4</text:p>
          </table:table-cell>
          <table:table-cell table:style-name="ce1" office:value-type="string" calcext:value-type="string">
            <text:p>Wasserfläche, Unkraut, Lokale Fauna und Flora, Versteckmöglichkeiten für Tiere</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arten, Umwelt, Wetter,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7:18.313" calcext:value-type="date">
            <text:p>3/13/2022 19:07:1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mtopfen, Samen aussähen</text:p>
          </table:table-cell>
          <table:table-cell/>
          <table:table-cell table:style-name="ce1" office:value-type="string" calcext:value-type="string">
            <text:p>Videoplattformen (YouTube), Internetrecherche</text:p>
          </table:table-cell>
          <table:table-cell table:number-columns-repeated="3"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Unkraut,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Ja</text:p>
          </table:table-cell>
          <table:table-cell table:style-name="ce1" office:value-type="string" calcext:value-type="string">
            <text:p>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51:12.962" calcext:value-type="date">
            <text:p>3/13/2022 19:51:13</text:p>
          </table:table-cell>
          <table:table-cell table:number-columns-repeated="2" table:style-name="ce1" office:value-type="string" calcext:value-type="string">
            <text:p>Ja</text:p>
          </table:table-cell>
          <table:table-cell table:style-name="ce1" office:value-type="string" calcext:value-type="string">
            <text:p>Garten, Balkon</text:p>
          </table:table-cell>
          <table:table-cell table:style-name="ce1" office:value-type="string" calcext:value-type="string">
            <text:p>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style-name="ce1" office:value-type="string" calcext:value-type="string">
            <text:p>Schädlinge</text:p>
          </table:table-cell>
          <table:table-cell table:style-name="ce1" office:value-type="string" calcext:value-type="string">
            <text:p>Freunde und Bekannte, Internetrecherche</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Insekten freundlich</text:p>
          </table:table-cell>
          <table:table-cell table:style-name="ce1" office:value-type="float" office:value="4" calcext:value-type="float">
            <text:p>4</text:p>
          </table:table-cell>
          <table:table-cell table:style-name="ce1" office:value-type="string" calcext:value-type="string">
            <text:p>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reundeskreis </text:p>
          </table:table-cell>
          <table:table-cell table:style-name="ce1" office:value-type="string" calcext:value-type="string">
            <text:p>Pflanzenpflege, Pflanzenarten, Düngemittel, Pflanztechniken, Pflanzenzucht</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An sich eine gute Idee. In so einer Art gibt es <text:s/>bereits Foren, also sollte das auf jeden Fall Zuspruch finden </text:p>
          </table:table-cell>
          <table:table-cell/>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2" table:number-rows-repeated="1048560">
          <table:table-cell table:number-columns-repeated="1024"/>
        </table:table-row>
        <table:table-row table:style-name="ro2">
          <table:table-cell table:number-columns-repeated="1024"/>
        </table:table-row>
      </table:table>
      <table:table table:name="Im Verein" table:style-name="ta5">
        <table:table-column table:style-name="co1" table:default-cell-style-name="Default"/>
        <table:table-column table:style-name="co2" table:visibility="collapse" table:default-cell-style-name="Default"/>
        <table:table-column table:style-name="co1" table:visibility="collapse" table:default-cell-style-name="Default"/>
        <table:table-column table:style-name="co3" table:visibility="collapse"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1" table:number-columns-repeated="7" table:default-cell-style-name="Default"/>
        <table:table-column table:style-name="co21" table:default-cell-style-name="Default"/>
        <table:table-column table:style-name="co1" table:number-columns-repeated="8" table:default-cell-style-name="Default"/>
        <table:table-column table:style-name="co22" table:default-cell-style-name="Default"/>
        <table:table-column table:style-name="co19" table:default-cell-style-name="Default"/>
        <table:table-column table:style-name="co1" table:number-columns-repeated="9" table:default-cell-style-name="Default"/>
        <table:table-column table:style-name="co20" table:number-columns-repeated="987" table:default-cell-style-name="Default"/>
        <table:table-row table:style-name="ro1">
          <table:table-cell table:style-name="ce1" office:value-type="string" calcext:value-type="string">
            <text:p>Nummer</text:p>
          </table:table-cell>
          <table:table-cell table:style-name="ce3" office:value-type="string" calcext:value-type="string">
            <text:p>Interessieren Sie sich für Pflanzen oder Gärtnern?</text:p>
          </table:table-cell>
          <table:table-cell table:style-name="ce3" office:value-type="string" calcext:value-type="string">
            <text:p>Besitzen Sie ein Smartphone?</text:p>
          </table:table-cell>
          <table:table-cell table:style-name="ce3" office:value-type="string" calcext:value-type="string">
            <text:p>Wo verbringen Sie die meiste Zeit mit Gärtnern / Pflanzenpflege?</text:p>
          </table:table-cell>
          <table:table-cell table:style-name="ce3" office:value-type="string" calcext:value-type="string">
            <text:p>Worauf achten Sie bei der Gestaltung ihres Gartens, Balkons oder ihrer Terrasse etc. ?</text:p>
          </table:table-cell>
          <table:table-cell table:style-name="ce3" office:value-type="string" calcext:value-type="string">
            <text:p>Wie lange gärtnern Sie schon oder interessieren sich für Pflanzen?</text:p>
          </table:table-cell>
          <table:table-cell table:style-name="ce3" office:value-type="string" calcext:value-type="string">
            <text:p>Beschäftigen Sie sich beruflich mit Pflanzen?</text:p>
          </table:table-cell>
          <table:table-cell table:style-name="ce3" office:value-type="string" calcext:value-type="string">
            <text:p>Welche Aktivitäten unternehmen Sie beim Gärtnern?</text:p>
          </table:table-cell>
          <table:table-cell table:style-name="ce3" office:value-type="string" calcext:value-type="string">
            <text:p>Welche Probleme treten dabei für Sie auf?</text:p>
          </table:table-cell>
          <table:table-cell table:style-name="ce3" office:value-type="string" calcext:value-type="string">
            <text:p>Wo finden Sie Lösungen für auftretende Probleme?</text:p>
          </table:table-cell>
          <table:table-cell table:style-name="ce3" office:value-type="string" calcext:value-type="string">
            <text:p>Wie ausgereift würden Sie Ihr Wissen über Pflanzen einschätzen?</text:p>
          </table:table-cell>
          <table:table-cell table:style-name="ce3" office:value-type="string" calcext:value-type="string">
            <text:p>Wie ausgereift würden Sie Ihr Wissen über das Gärtnern einschätzen?</text:p>
          </table:table-cell>
          <table:table-cell table:style-name="ce3" office:value-type="string" calcext:value-type="string">
            <text:p>Wie ausgereift würden Sie Ihr Wissen über die naturnahe Gestaltung von Gärten, Balkonen, Terrassen etc. einschätzen?</text:p>
          </table:table-cell>
          <table:table-cell table:style-name="ce3" office:value-type="string" calcext:value-type="string">
            <text:p>Was macht naturnahe Gestaltung für Sie aus?</text:p>
          </table:table-cell>
          <table:table-cell table:style-name="ce3" office:value-type="string" calcext:value-type="string">
            <text:p>Wie sehr achten Sie auf naturnahe Gestaltung?</text:p>
          </table:table-cell>
          <table:table-cell table:style-name="ce3" office:value-type="string" calcext:value-type="string">
            <text:p>Welche Begriffe bringen Sie in Verbindung mit naturnaher Gestaltung?</text:p>
          </table:table-cell>
          <table:table-cell table:style-name="ce3" office:value-type="string" calcext:value-type="string">
            <text:p>Tauschen Sie sich mit anderen Leuten über ihren Garten/Pflanzen aus?</text:p>
          </table:table-cell>
          <table:table-cell table:style-name="ce3" office:value-type="string" calcext:value-type="string">
            <text:p>Wo tauschen Sie sich mit diesen Leuten aus?</text:p>
          </table:table-cell>
          <table:table-cell table:style-name="ce3" office:value-type="string" calcext:value-type="string">
            <text:p>Worüber tauschen Sie sich aus?</text:p>
          </table:table-cell>
          <table:table-cell table:style-name="ce3" office:value-type="string" calcext:value-type="string">
            <text:p>Wie wichtig ist Ihnen der Austausch über Pflanzen und ihre Pflege mit anderen Hobbygärtner*innen?</text:p>
          </table:table-cell>
          <table:table-cell table:style-name="ce3" office:value-type="string" calcext:value-type="string">
            <text:p>Schauen Sie zur Inspiration auch mal in die Gärten anderer Leute? Wenn nein: Warum nicht?</text:p>
          </table:table-cell>
          <table:table-cell table:style-name="ce3" office:value-type="string" calcext:value-type="string">
            <text:p>Suchen Sie ab und an nach Inspiration für Ihren Garten, Balkon etc.? Wenn ja, wo finden Sie diese?</text:p>
          </table:table-cell>
          <table:table-cell table:style-name="ce3" office:value-type="string" calcext:value-type="string">
            <text:p>Sind Sie Mitglied eines Garten-Vereins, Schrebergarten-Vereins o.ä.?</text:p>
          </table:table-cell>
          <table:table-cell table:style-name="ce3" office:value-type="string" calcext:value-type="string">
            <text:p>Was macht Ihr Verein / Gruppe?</text:p>
          </table:table-cell>
          <table:table-cell table:style-name="ce3" office:value-type="string" calcext:value-type="string">
            <text:p>Nehmen Sie dort eine besondere Rolle ein? Wenn ja, welche?</text:p>
          </table:table-cell>
          <table:table-cell table:style-name="ce3" office:value-type="string" calcext:value-type="string">
            <text:p>Nutzen Sie bereits eine App für Tipps &amp; Tricks, Inspiration und Austausch zu Gärtner-Themen? Wenn ja, welche?</text:p>
          </table:table-cell>
          <table:table-cell table:style-name="ce3" office:value-type="string" calcext:value-type="string">
            <text:p>Stellen Sie sich eine App vor, mit der Sie sich mit anderen Personen über eure Gärten, Pflanzen o.ä. austauschen und auch gezielt aktuelle Probleme oder Schwierigkeiten angehen könnten. Was würden Sie darüber denken</text:p>
          </table:table-cell>
          <table:table-cell table:style-name="ce3" office:value-type="string" calcext:value-type="string">
            <text:p>Stellen Sie sich jetzt vor, der Fokus der App liegt dabei auf der naturnahen Gestaltung. Würde sich Ihre Meinung zu der App ändern?</text:p>
          </table:table-cell>
          <table:table-cell table:style-name="ce3" office:value-type="string" calcext:value-type="string">
            <text:p>Alter:</text:p>
          </table:table-cell>
          <table:table-cell table:style-name="ce3" office:value-type="string" calcext:value-type="string">
            <text:p>Geschlecht:</text:p>
          </table:table-cell>
          <table:table-cell table:style-name="ce3" office:value-type="string" calcext:value-type="string">
            <text:p>Wie würden Sie Ihren Wohnort beschreiben?</text:p>
          </table:table-cell>
          <table:table-cell table:number-columns-repeated="993"/>
        </table:table-row>
        <table:table-row table:style-name="ro1">
          <table:table-cell table:style-name="ce1" office:value-type="float" office:value="6" calcext:value-type="float">
            <text:p>6</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Was steht gut an welcher Stelle? Wo bekomme ich (interessante) Pflanzen her? </text:p>
          </table:table-cell>
          <table:table-cell table:style-name="ce1" office:value-type="string" calcext:value-type="string">
            <text:p>Freunde und Bekannte, Bücher, Internetrecherche, Online-Shops von Pflanzenanbietern</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string" calcext:value-type="string">
            <text:p>einheimische Pflanzen, Verzicht auf Pflanzenschutzmittel, vielfältiger Garten mit Totholzecken etc.</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Wetter, Ernte</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Videoplattformen (YouTube), Internetrecherche</text:p>
          </table:table-cell>
          <table:table-cell table:style-name="ce1" office:value-type="string" calcext:value-type="string">
            <text:p>Ja</text:p>
          </table:table-cell>
          <table:table-cell table:style-name="ce1" office:value-type="string" calcext:value-type="string">
            <text:p>Schrebergarten (mit Pflanzentauschbörse)</text:p>
          </table:table-cell>
          <table:table-cell/>
          <table:table-cell table:style-name="ce1" office:value-type="string" calcext:value-type="string">
            <text:p>Nein</text:p>
          </table:table-cell>
          <table:table-cell table:style-name="ce1" office:value-type="string" calcext:value-type="string">
            <text:p>Joar</text:p>
          </table:table-cell>
          <table:table-cell table:style-name="ce1" office:value-type="string" calcext:value-type="string">
            <text:p>Ja</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3" calcext:value-type="float">
            <text:p>1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 Voranzucht, Pflanzen pflanzen, ernten</text:p>
          </table:table-cell>
          <table:table-cell table:style-name="ce1" office:value-type="string" calcext:value-type="string">
            <text:p>Es mangelt an Zeit; samenfestes Saatgut ist offline schwer zu kaufen</text:p>
          </table:table-cell>
          <table:table-cell table:style-name="ce1" office:value-type="string" calcext:value-type="string">
            <text:p>Internetrecherche, Familie</text:p>
          </table:table-cell>
          <table:table-cell table:style-name="ce1" office:value-type="float" office:value="4" calcext:value-type="float">
            <text:p>4</text:p>
          </table:table-cell>
          <table:table-cell table:number-columns-repeated="2" table:style-name="ce1" office:value-type="float" office:value="5" calcext:value-type="float">
            <text:p>5</text:p>
          </table:table-cell>
          <table:table-cell table:style-name="ce1" office:value-type="string" calcext:value-type="string">
            <text:p>Böden sind nie kahl; Insekten und andere Tiere haben Nahrung und Lebensräume; insbesondere heimische Pflanzen; Mensch im Einklang mit der Natur</text:p>
          </table:table-cell>
          <table:table-cell table:style-name="ce1" office:value-type="float" office:value="7" calcext:value-type="float">
            <text:p>7</text:p>
          </table:table-cell>
          <table:table-cell table:style-name="ce1" office:value-type="string" calcext:value-type="string">
            <text:p>Totholz, Lokale Fauna und Flora, Hohes Gras, Versteckmöglichkeiten für Tiere, Samenfestes Saatgut; Nahrung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Gartenutensilien, Ernte, Pflanzenzucht, Samen; Pflanzen</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Bücher, Internetrecherche</text:p>
          </table:table-cell>
          <table:table-cell table:style-name="ce1" office:value-type="string" calcext:value-type="string">
            <text:p>Ja</text:p>
          </table:table-cell>
          <table:table-cell table:style-name="ce1" office:value-type="string" calcext:value-type="string">
            <text:p>Schrebergarten </text:p>
          </table:table-cell>
          <table:table-cell table:number-columns-repeated="4"/>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9" calcext:value-type="float">
            <text:p>2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style-name="ce1" office:value-type="string" calcext:value-type="string">
            <text:p>Unkraut schonend zu entfernen </text:p>
          </table:table-cell>
          <table:table-cell table:style-name="ce1" office:value-type="string" calcext:value-type="string">
            <text:p>Zeitschriften, Videoplattformen (YouTube), Soziale Medien (Facebook, Instagram etc.), Internetrecherche</text:p>
          </table:table-cell>
          <table:table-cell table:number-columns-repeated="3" table:style-name="ce1" office:value-type="float" office:value="4" calcext:value-type="float">
            <text:p>4</text:p>
          </table:table-cell>
          <table:table-cell table:style-name="ce1" office:value-type="string" calcext:value-type="string">
            <text:p>Es muss nicht alles perfekt sein, Rückzugsmöglichkeiten für Insekten </text:p>
          </table:table-cell>
          <table:table-cell table:style-name="ce1"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 Nachbarschaft</text:p>
          </table:table-cell>
          <table:table-cell table:style-name="ce1" office:value-type="string" calcext:value-type="string">
            <text:p>Pflanzenpflege, Pflanzenarten, Umwelt, Gartenutensilien, Wetter, Düngemittel, Ernte, Ungeziefer,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Vorstand </text:p>
          </table:table-cell>
          <table:table-cell table:number-columns-repeated="3"/>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34" calcext:value-type="float">
            <text:p>34</text:p>
          </table:table-cell>
          <table:table-cell table:number-columns-repeated="2" table:style-name="ce1" office:value-type="string" calcext:value-type="string">
            <text:p>Ja</text:p>
          </table:table-cell>
          <table:table-cell table:style-name="ce1" office:value-type="string" calcext:value-type="string">
            <text:p>Garten, Schrebergarten, Beete in der Stadt (Urban Gardening*)</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text:p>
          </table:table-cell>
          <table:table-cell/>
          <table:table-cell table:style-name="ce1" office:value-type="string" calcext:value-type="string">
            <text:p>Freunde und Bekannte, Soziale Medien (Facebook, Instagram etc.), Internetrecherche</text:p>
          </table:table-cell>
          <table:table-cell table:style-name="ce1" office:value-type="float" office:value="4" calcext:value-type="float">
            <text:p>4</text:p>
          </table:table-cell>
          <table:table-cell table:number-columns-repeated="2"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pflege, Ernte</text:p>
          </table:table-cell>
          <table:table-cell table:style-name="ce1" office:value-type="float" office:value="3" calcext:value-type="float">
            <text:p>3</text:p>
          </table:table-cell>
          <table:table-cell table:style-name="ce1" office:value-type="string" calcext:value-type="string">
            <text:p>Ja</text:p>
          </table:table-cell>
          <table:table-cell table:style-name="ce1" office:value-type="string" calcext:value-type="string">
            <text:p>Freunde und Bekannte, Zeitschriften, Videoplattformen (YouTube), Soziale Medien (Facebook, Instagram etc.), Internetrecherche</text:p>
          </table:table-cell>
          <table:table-cell table:style-name="ce1" office:value-type="string" calcext:value-type="string">
            <text:p>Ja</text:p>
          </table:table-cell>
          <table:table-cell table:number-columns-repeated="5"/>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7" calcext:value-type="float">
            <text:p>17</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nachhaltig/ressourcenschonend</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Beete anlegen, Insektenstätten anlegen, Samen sammeln, ernten, Grünschnitt verarbeiten, Planzen recherchieren und einpflanzen</text:p>
          </table:table-cell>
          <table:table-cell table:style-name="ce1" office:value-type="string" calcext:value-type="string">
            <text:p>Die Temperatur oder Wetter stimmt nicht. Sich zurecht finden im "Dschungel" von einheimischen Pflanzen die zum Standort passen und die Gartenordnung im Schrebergarten beachten. Wildkräuter die Überhand nehmen und kaum zu bändigen sind. </text:p>
          </table:table-cell>
          <table:table-cell table:style-name="ce1" office:value-type="string" calcext:value-type="string">
            <text:p>Freunde und Bekannte, Bücher, Videoplattformen (YouTube), Soziale Medien (Facebook, Instagram etc.), Internetrecherche, Apps zur Pflanzenerkennung</text:p>
          </table:table-cell>
          <table:table-cell table:number-columns-repeated="2" table:style-name="ce1" office:value-type="float" office:value="5" calcext:value-type="float">
            <text:p>5</text:p>
          </table:table-cell>
          <table:table-cell table:style-name="ce1" office:value-type="float" office:value="9" calcext:value-type="float">
            <text:p>9</text:p>
          </table:table-cell>
          <table:table-cell table:style-name="ce1" office:value-type="string" calcext:value-type="string">
            <text:p>Wilde Ecken im Garten lassen, verschiedene Zonen errichten (Ertragszone, Pufferzone, Hotspotzone für Insekten), keine chemischen Dünger verwenden, keine oder nur wenige Kunststoffelemente, einheimische Pflanzen verwenden, Garten als Reich für Tiere und Insekten verstehen in dem man glücklicherweise auch ein paar Sachen anbauen darf</text:p>
          </table:table-cell>
          <table:table-cell table:style-name="ce1" office:value-type="float" office:value="10" calcext:value-type="float">
            <text:p>10</text:p>
          </table:table-cell>
          <table:table-cell table:style-name="ce1" office:value-type="string" calcext:value-type="string">
            <text:p>Totholz, Wasserfläche, Kompost, Lokale Fauna und Flora, Hohes Gras, Versteckmöglichkeiten für Tiere, Steingarten, Magerbeet/Sandbeet, statt Unkraut "Wildkraut", Mischkulturen, Kräuterschnecke, Naturmateriali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Familienkreis</text:p>
          </table:table-cell>
          <table:table-cell table:style-name="ce1" office:value-type="string" calcext:value-type="string">
            <text:p>Pflanzenpflege, Pflanzenarten, Umwelt, Pflanztechniken, Ernte, Ungeziefer</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 Einfach andere Gärten anschauen z.B. in Schrebergartenanlage</text:p>
          </table:table-cell>
          <table:table-cell table:style-name="ce1" office:value-type="string" calcext:value-type="string">
            <text:p>Ja</text:p>
          </table:table-cell>
          <table:table-cell table:style-name="ce1" office:value-type="string" calcext:value-type="string">
            <text:p>Es handelt sich um einen Schrebergartenverein</text:p>
          </table:table-cell>
          <table:table-cell table:style-name="ce1" office:value-type="string" calcext:value-type="string">
            <text:p>Ich bin im Vorstand Schriftführerin</text:p>
          </table:table-cell>
          <table:table-cell table:style-name="ce1" office:value-type="string" calcext:value-type="string">
            <text:p>App zur Pflanzenerkennung</text:p>
          </table:table-cell>
          <table:table-cell table:style-name="ce1" office:value-type="string" calcext:value-type="string">
            <text:p>Würde ich gut finden, Facebook verliert an Wichtigkeit, junge Menschen sind dort zum Teil nicht mehr vertreten</text:p>
          </table:table-cell>
          <table:table-cell table:style-name="ce1" office:value-type="string" calcext:value-type="string">
            <text:p>würde ich erst recht gut finden</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2" calcext:value-type="float">
            <text:p>3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Samen aussähen, Pflanzen zurückschneiden, Rasen mähen</text:p>
          </table:table-cell>
          <table:table-cell table:style-name="ce1" office:value-type="string" calcext:value-type="string">
            <text:p>Pflanzen Bestimmung </text:p>
          </table:table-cell>
          <table:table-cell table:style-name="ce1" office:value-type="string" calcext:value-type="string">
            <text:p>Freunde und Bekannte, Soziale Medien (Facebook, Instagram etc.), Internetrecherche</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string" calcext:value-type="string">
            <text:p>Einheimische Pflanzen </text:p>
          </table:table-cell>
          <table:table-cell table:style-name="ce1" office:value-type="float" office:value="9" calcext:value-type="float">
            <text:p>9</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 Pflanzenzucht</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Bücher, Soziale Medien (Facebook, Instagram etc.)</text:p>
          </table:table-cell>
          <table:table-cell table:style-name="ce1" office:value-type="string" calcext:value-type="string">
            <text:p>Ja</text:p>
          </table:table-cell>
          <table:table-cell table:style-name="ce1" office:value-type="string" calcext:value-type="string">
            <text:p>Beschäftigt sich mit naturnahen privat Gärten und Kommunen </text:p>
          </table:table-cell>
          <table:table-cell table:number-columns-repeated="2" table:style-name="ce1" office:value-type="string" calcext:value-type="string">
            <text:p>Nein </text:p>
          </table:table-cell>
          <table:table-cell table:style-name="ce1" office:value-type="string" calcext:value-type="string">
            <text:p>Fände ich gut </text:p>
          </table:table-cell>
          <table:table-cell table:style-name="ce1" office:value-type="string" calcext:value-type="string">
            <text:p>Nein, nur dann wäre sie für mich interessant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3" calcext:value-type="float">
            <text:p>33</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Samen aussähen, Garten winterfest machen, Pflanzen fotografieren</text:p>
          </table:table-cell>
          <table:table-cell/>
          <table:table-cell table:style-name="ce1" office:value-type="string" calcext:value-type="string">
            <text:p>Freunde und Bekannte, Zeitschriften, Bücher, Videoplattformen (YouTube), Soziale Medien (Facebook, Instagram etc.), Internetrecherche</text:p>
          </table:table-cell>
          <table:table-cell table:number-columns-repeated="2" table:style-name="ce1" office:value-type="float" office:value="5" calcext:value-type="float">
            <text:p>5</text:p>
          </table:table-cell>
          <table:table-cell table:style-name="ce1" office:value-type="float" office:value="7" calcext:value-type="float">
            <text:p>7</text:p>
          </table:table-cell>
          <table:table-cell table:style-name="ce1" office:value-type="string" calcext:value-type="string">
            <text:p>Erhaltung der Artenvielfalt</text:p>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text:p>
          </table:table-cell>
          <table:table-cell table:style-name="ce1" office:value-type="string" calcext:value-type="string">
            <text:p>Ja</text:p>
          </table:table-cell>
          <table:table-cell table:style-name="ce1" office:value-type="string" calcext:value-type="string">
            <text:p>Setzt sich für die Erhaltung der Biodiversität ein - naturgarten.org</text:p>
          </table:table-cell>
          <table:table-cell table:style-name="ce1" office:value-type="string" calcext:value-type="string">
            <text:p>Mitarbeit GS</text:p>
          </table:table-cell>
          <table:table-cell table:style-name="ce1" office:value-type="string" calcext:value-type="string">
            <text:p>nein</text:p>
          </table:table-cell>
          <table:table-cell table:style-name="ce1" office:value-type="string" calcext:value-type="string">
            <text:p>würde ich testen</text:p>
          </table:table-cell>
          <table:table-cell table:style-name="ce1" office:value-type="string" calcext:value-type="string">
            <text:p>würde ich noch eher testen!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 calcext:value-type="float">
            <text:p>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Insektenfreundlichkeit, Ästhetik / Dekorativ, Günsti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Garten winterfest machen, Pflanzen fotografieren, Freunde einladen,grillen,relaxen,</text:p>
          </table:table-cell>
          <table:table-cell table:style-name="ce1" office:value-type="string" calcext:value-type="string">
            <text:p>Die Gartenverordnung nervt ,die ganze Regeln.</text:p>
            <text:p/>
          </table:table-cell>
          <table:table-cell table:style-name="ce1" office:value-type="string" calcext:value-type="string">
            <text:p>Freunde und Bekannte, Soziale Medien (Facebook, Instagram etc.), Internetrecherche, Gartenvorstand</text:p>
          </table:table-cell>
          <table:table-cell table:number-columns-repeated="2" table:style-name="ce1" office:value-type="float" office:value="6" calcext:value-type="float">
            <text:p>6</text:p>
          </table:table-cell>
          <table:table-cell table:style-name="ce1" office:value-type="float" office:value="5" calcext:value-type="float">
            <text:p>5</text:p>
          </table:table-cell>
          <table:table-cell table:style-name="ce1" office:value-type="string" calcext:value-type="string">
            <text:p>Ich Imkern im Schrebergarten,Hobby.</text:p>
            <text:p>Es ist mir sehr wichtig,naturnahe Gestaltung für die Bienen.</text:p>
            <text:p>Pflanzen für die Bienen.</text:p>
          </table:table-cell>
          <table:table-cell table:style-name="ce1" office:value-type="float" office:value="7" calcext:value-type="float">
            <text:p>7</text:p>
          </table:table-cell>
          <table:table-cell table:style-name="ce1" office:value-type="string" calcext:value-type="string">
            <text:p>Wasserfläche, Kompost, Steingarten, Veschiedene Pflanzen</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Pflanztechniken, Ernte, Ungeziefer, Pflanzenzucht, Das gemeinsames Essen und Lagerfeuer </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Internetrecherche</text:p>
          </table:table-cell>
          <table:table-cell table:style-name="ce1" office:value-type="string" calcext:value-type="string">
            <text:p>Ja</text:p>
          </table:table-cell>
          <table:table-cell table:style-name="ce1" office:value-type="string" calcext:value-type="string">
            <text:p>Über 160 Schrebergarten müssen die leiten,kontrollieren,schauen etc.</text:p>
          </table:table-cell>
          <table:table-cell table:style-name="ce1" office:value-type="string" calcext:value-type="string">
            <text:p>Gemeinschatsarbeit teilnehmen und einmal im Jahr die Versammlungen </text:p>
          </table:table-cell>
          <table:table-cell/>
          <table:table-cell table:style-name="ce1" office:value-type="string" calcext:value-type="string">
            <text:p>Ich würde das in Anspruch nehmen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8" calcext:value-type="float">
            <text:p>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rtrag an Obst und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Ernten</text:p>
          </table:table-cell>
          <table:table-cell table:style-name="ce1" office:value-type="string" calcext:value-type="string">
            <text:p>Wissenslücken, Fehlende Erfahrung</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Verzicht auf Chemie, Förderung von Nützlingen durch Nahrungsangebot und Nistmöglichkeiten, Anbau einheimischer Pflanzen</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 Steingarten, Pestizidfrei, keine mineralischen Dünger</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Sorten und deren Geschmack und natürliche Resistenzen, Gartengestaltung</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 Landesgartenschau, TV</text:p>
          </table:table-cell>
          <table:table-cell table:style-name="ce1" office:value-type="string" calcext:value-type="string">
            <text:p>Ja</text:p>
          </table:table-cell>
          <table:table-cell table:style-name="ce1" office:value-type="string" calcext:value-type="string">
            <text:p>Verpachtet das Land an die Gärtner und bietet die Infrastruktur mit Wegen, Wasser, Strom und Einfriedung</text:p>
          </table:table-cell>
          <table:table-cell table:style-name="ce1" office:value-type="string" calcext:value-type="string">
            <text:p>stelv. Schriftführer</text:p>
          </table:table-cell>
          <table:table-cell table:style-name="ce1" office:value-type="string" calcext:value-type="string">
            <text:p>Nein</text:p>
          </table:table-cell>
          <table:table-cell table:style-name="ce1" office:value-type="string" calcext:value-type="string">
            <text:p>Wäre nicht schlecht</text:p>
          </table:table-cell>
          <table:table-cell table:style-name="ce1" office:value-type="string" calcext:value-type="string">
            <text:p>Ja, positiver</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9" calcext:value-type="float">
            <text:p>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 Ernten</text:p>
          </table:table-cell>
          <table:table-cell table:style-name="ce1" office:value-type="string" calcext:value-type="string">
            <text:p>Wühlmäuse, Ratten, Braunfäule </text:p>
          </table:table-cell>
          <table:table-cell table:style-name="ce1" office:value-type="string" calcext:value-type="string">
            <text:p>Fachhandel, Zeitschriften, Bücher, Videoplattformen (YouTube), Soziale Medien (Facebook, Instagram etc.), Internetrecherche</text:p>
          </table:table-cell>
          <table:table-cell table:number-columns-repeated="2" table:style-name="ce1" office:value-type="float" office:value="6" calcext:value-type="float">
            <text:p>6</text:p>
          </table:table-cell>
          <table:table-cell table:style-name="ce1" office:value-type="float" office:value="7" calcext:value-type="float">
            <text:p>7</text:p>
          </table:table-cell>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artenverein / -gruppe, Freunde</text:p>
          </table:table-cell>
          <table:table-cell table:style-name="ce1" office:value-type="string" calcext:value-type="string">
            <text:p>Pflanzenpflege, Pflanzenarten, Gartenutensilien, Ernte, Ungeziefer</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Admin Facebookgruppe</text:p>
          </table:table-cell>
          <table:table-cell/>
          <table:table-cell table:style-name="ce1" office:value-type="string" calcext:value-type="string">
            <text:p>Überflüssig, es gibt FB</text:p>
          </table:table-cell>
          <table:table-cell table:style-name="ce1" office:value-type="string" calcext:value-type="string">
            <text:p>Nur wenn mehr als Austausch geboten wird</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1" calcext:value-type="float">
            <text:p>11</text:p>
          </table:table-cell>
          <table:table-cell table:number-columns-repeated="2" table:style-name="ce1" office:value-type="string" calcext:value-type="string">
            <text:p>Ja</text:p>
          </table:table-cell>
          <table:table-cell table:style-name="ce1" office:value-type="string" calcext:value-type="string">
            <text:p>Garten, 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Schädlingsbefall</text:p>
          </table:table-cell>
          <table:table-cell table:style-name="ce1" office:value-type="string" calcext:value-type="string">
            <text:p>Freunde und Bekannte, Fachhandel, Zeitschriften, Internetrecherche</text:p>
          </table:table-cell>
          <table:table-cell table:style-name="ce1" office:value-type="float" office:value="6" calcext:value-type="float">
            <text:p>6</text:p>
          </table:table-cell>
          <table:table-cell table:style-name="ce1" office:value-type="float" office:value="8" calcext:value-type="float">
            <text:p>8</text:p>
          </table:table-cell>
          <table:table-cell table:style-name="ce1" office:value-type="float" office:value="6" calcext:value-type="float">
            <text:p>6</text:p>
          </table:table-cell>
          <table:table-cell table:style-name="ce1" office:value-type="string" calcext:value-type="string">
            <text:p>Ganzjährige insektenfreundliche Blühpflanzen</text:p>
          </table:table-cell>
          <table:table-cell table:style-name="ce1" office:value-type="float" office:value="7" calcext:value-type="float">
            <text:p>7</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artenverein / -gruppe, Nachbarschaft</text:p>
          </table:table-cell>
          <table:table-cell table:style-name="ce1" office:value-type="string" calcext:value-type="string">
            <text:p>Pflanzenpflege, Düngemittel, Pflanztechniken,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Soziale Medien (Facebook, Instagram etc.), Internetrecherche, Ich suche nicht nach Inspiration für meinen Garten.</text:p>
          </table:table-cell>
          <table:table-cell table:style-name="ce1" office:value-type="string" calcext:value-type="string">
            <text:p>Ja</text:p>
          </table:table-cell>
          <table:table-cell table:style-name="ce1" office:value-type="string" calcext:value-type="string">
            <text:p>Kleingärtnerverein</text:p>
          </table:table-cell>
          <table:table-cell table:style-name="ce1" office:value-type="string" calcext:value-type="string">
            <text:p>Kassierer</text:p>
          </table:table-cell>
          <table:table-cell table:style-name="ce1" office:value-type="string" calcext:value-type="string">
            <text:p>Facebookgruppe</text:p>
          </table:table-cell>
          <table:table-cell table:style-name="ce1" office:value-type="string" calcext:value-type="string">
            <text:p>Wäre sehr gut</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4" calcext:value-type="float">
            <text:p>1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ssbarkeit, heimische Pflanzen, chemiefrei</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Mulchen,. Jauchen Kompost ansetzen, jäten und mähen nur sporadisch,</text:p>
          </table:table-cell>
          <table:table-cell table:style-name="ce1" office:value-type="string" calcext:value-type="string">
            <text:p>Ärger mit Nachbarn und Verein wegen des 'Unkrauts' und der 'Unordnung', fehlende Ahnung'</text:p>
          </table:table-cell>
          <table:table-cell table:style-name="ce1" office:value-type="string" calcext:value-type="string">
            <text:p>Freunde und Bekannte, Zeitschriften, Bücher, Videoplattformen (YouTube), Soziale Medien (Facebook, Instagram etc.), Internetrecherche</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string" calcext:value-type="string">
            <text:p>Heimische Pflanzen, wachsen lassen, was wachsen will, Ungeziefer nur bei massivem Befall 'bekämpfen', mit natürliche Mitteln, wenn das nicht hilft, neuer Versuch nächstes Jahr, nicht zu oft mähen, Pflanzen nach Gegebenheiten, nicht nach Geschmack aussuchen, seltener mähen, 'Rümpelecken'</text:p>
          </table:table-cell>
          <table:table-cell table:style-name="ce1" office:value-type="float" office:value="10" calcext:value-type="float">
            <text:p>10</text:p>
          </table:table-cell>
          <table:table-cell table:style-name="ce1" office:value-type="string" calcext:value-type="string">
            <text:p>Totholz, Kompost, Unkraut, Lokale Fauna und Flora, Hohes Gras, Versteckmöglichkeiten für Tiere, Mulchen</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Boden, düngen, Bokashi, Würmer, Kompost, Baumschnit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Nein</text:p>
          </table:table-cell>
          <table:table-cell/>
          <table:table-cell table:style-name="ce1" office:value-type="string" calcext:value-type="string">
            <text:p>Würde ich mir evtl. mal anschauen, eigentlich bevorzuge ich analog</text:p>
          </table:table-cell>
          <table:table-cell table:style-name="ce1" office:value-type="string" calcext:value-type="string">
            <text:p>Etwas anderes kommt eh nicht in frage</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9" calcext:value-type="float">
            <text:p>1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table-cell table:style-name="ce1" office:value-type="string" calcext:value-type="string">
            <text:p>Freunde und Bekannte, Fachhandel, Zeitschriften, Bücher, Videoplattformen (YouTube), Internetrecherche</text:p>
          </table:table-cell>
          <table:table-cell table:style-name="ce1" office:value-type="float" office:value="6" calcext:value-type="float">
            <text:p>6</text:p>
          </table:table-cell>
          <table:table-cell table:number-columns-repeated="2" table:style-name="ce1" office:value-type="float" office:value="7" calcext:value-type="float">
            <text:p>7</text:p>
          </table:table-cell>
          <table:table-cell/>
          <table:table-cell table:style-name="ce1" office:value-type="float" office:value="5" calcext:value-type="float">
            <text:p>5</text:p>
          </table:table-cell>
          <table:table-cell table:style-name="ce1" office:value-type="string" calcext:value-type="string">
            <text:p>Totholz, Wasserfläche, Kompost, Unkraut,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vorsitzender</text:p>
          </table:table-cell>
          <table:table-cell table:number-columns-repeated="3"/>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 calcext:value-type="float">
            <text:p>1</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table-cell table:style-name="ce1" office:value-type="string" calcext:value-type="string">
            <text:p>Freunde und Bekannte, Videoplattformen (YouTube), Soziale Medien (Facebook, Instagram etc.), Internetrecherche</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6" calcext:value-type="float">
            <text:p>6</text:p>
          </table:table-cell>
          <table:table-cell/>
          <table:table-cell table:style-name="ce1" office:value-type="float" office:value="7" calcext:value-type="float">
            <text:p>7</text:p>
          </table:table-cell>
          <table:table-cell table:style-name="ce1" office:value-type="string" calcext:value-type="string">
            <text:p>Kompost, Bienengerechte Blumenwies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Umwelt, Gartenutensilien, Wetter, Düngemittel,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number-columns-repeated="2" table:style-name="ce1" office:value-type="string" calcext:value-type="string">
            <text:p>Nein</text:p>
          </table:table-cell>
          <table:table-cell table:style-name="ce1" office:value-type="string" calcext:value-type="string">
            <text:p>Gute Idee. Am besten mit Kleinanzeigen und / oder Tauschbörse.</text:p>
          </table:table-cell>
          <table:table-cell table:style-name="ce1" office:value-type="string" calcext:value-type="string">
            <text:p>Nein. Es muss aber praktikabel im Sinne der Kleingartenverordnung sein.</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7" calcext:value-type="float">
            <text:p>7</text:p>
          </table:table-cell>
          <table:table-cell table:number-columns-repeated="2" table:style-name="ce1" office:value-type="string" calcext:value-type="string">
            <text:p>Ja</text:p>
          </table:table-cell>
          <table:table-cell table:style-name="ce1" office:value-type="string" calcext:value-type="string">
            <text:p>Schrebergarten, Balkon</text:p>
          </table:table-cell>
          <table:table-cell table:style-name="ce1" office:value-type="string" calcext:value-type="string">
            <text:p>Naturnahe Gestaltung, Insektenfreundlichkeit, Ertra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Voranzucht (Tomaten, Paprika, Auberginen)</text:p>
          </table:table-cell>
          <table:table-cell/>
          <table:table-cell table:style-name="ce1" office:value-type="string" calcext:value-type="string">
            <text:p>Zeitschriften, Bücher, Videoplattformen (YouTube), 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Ökologische Kreisläufe, Vogel-, Insekten und Kleintierfreundlich, möglichst heimische Bepflanzung</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Foren im Internet, Gruppen in den sozialen Medien, Familienkreis</text:p>
          </table:table-cell>
          <table:table-cell table:style-name="ce1" office:value-type="string" calcext:value-type="string">
            <text:p>Pflanzenpflege, Pflanzenarten, Umwelt, Gartenutensilien, Pflanztechniken, Ernte, Pflanzenzucht, Obstbaumschnit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text:p>
          </table:table-cell>
          <table:table-cell table:number-columns-repeated="2"/>
          <table:table-cell table:style-name="ce1" office:value-type="string" calcext:value-type="string">
            <text:p>Wäre interessant</text:p>
          </table:table-cell>
          <table:table-cell table:style-name="ce1" office:value-type="string" calcext:value-type="string">
            <text:p>Würde ich evtl. nutze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0" calcext:value-type="float">
            <text:p>10</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Pflanzenkrankheiten, Schädlingsbefall</text:p>
          </table:table-cell>
          <table:table-cell table:style-name="ce1" office:value-type="string" calcext:value-type="string">
            <text:p>Freunde und Bekannte, Zeitschriften, Bücher, Internetrecherche</text:p>
          </table:table-cell>
          <table:table-cell table:style-name="ce1" office:value-type="float" office:value="7" calcext:value-type="float">
            <text:p>7</text:p>
          </table:table-cell>
          <table:table-cell table:number-columns-repeated="2" table:style-name="ce1" office:value-type="float" office:value="8" calcext:value-type="float">
            <text:p>8</text:p>
          </table:table-cell>
          <table:table-cell table:style-name="ce1" office:value-type="string" calcext:value-type="string">
            <text:p>heimische, insektenfreundliche Pflanzen, Verzicht auf Pestzide und Fungizide </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Ungeziefer, Pflanzenzucht</text:p>
          </table:table-cell>
          <table:table-cell table:style-name="ce1"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number-columns-repeated="2"/>
          <table:table-cell table:style-name="ce1" office:value-type="string" calcext:value-type="string">
            <text:p>Gut</text:p>
          </table:table-cell>
          <table:table-cell table:style-name="ce1" office:value-type="string" calcext:value-type="string">
            <text:p>Fänd ich super</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5" calcext:value-type="float">
            <text:p>15</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Keine</text:p>
          </table:table-cell>
          <table:table-cell table:style-name="ce1" office:value-type="string" calcext:value-type="string">
            <text:p>Bücher, Videoplattformen (YouTube), Soziale Medien (Facebook, Instagram etc.), Internetrecherche</text:p>
          </table:table-cell>
          <table:table-cell table:number-columns-repeated="3" table:style-name="ce1" office:value-type="float" office:value="7" calcext:value-type="float">
            <text:p>7</text:p>
          </table:table-cell>
          <table:table-cell table:style-name="ce1" office:value-type="string" calcext:value-type="string">
            <text:p>Einheimische Pflanzen für einheimische Insekten, Totholzhaufen, Teich, Steine, somit wird ein Gleichgewicht hergestellt zwischen Schädlingen und Nützlingen. </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 Steingarten, Pflanzenjauch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Beruflich</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In meinem Verein wird das naturnahe Gärtnern sehr gefördert </text:p>
          </table:table-cell>
          <table:table-cell table:style-name="ce1" office:value-type="string" calcext:value-type="string">
            <text:p>Aktives Mitglied mit Nähe zum Vorstand</text:p>
          </table:table-cell>
          <table:table-cell table:style-name="ce1" office:value-type="string" calcext:value-type="string">
            <text:p>Eine PflanzenerkennungsApp</text:p>
          </table:table-cell>
          <table:table-cell table:style-name="ce1" office:value-type="string" calcext:value-type="string">
            <text:p>Habe den Austausch über soziale Medien. </text:p>
            <text:p>Brauche erstmal keine App</text:p>
          </table:table-cell>
          <table:table-cell table:style-name="ce1" office:value-type="string" calcext:value-type="string">
            <text:p>Ich würde sie mir anschauen und dann abwägen. </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6" calcext:value-type="float">
            <text:p>16</text:p>
          </table:table-cell>
          <table:table-cell table:number-columns-repeated="2" table:style-name="ce1" office:value-type="string" calcext:value-type="string">
            <text:p>Ja</text:p>
          </table:table-cell>
          <table:table-cell table:style-name="ce1" office:value-type="string" calcext:value-type="string">
            <text:p>Garten, Balkon, Beete in der Stadt (Urban Gardening*)</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Rasen mähen</text:p>
          </table:table-cell>
          <table:table-cell/>
          <table:table-cell table:style-name="ce1" office:value-type="string" calcext:value-type="string">
            <text:p>Bücher, Soziale Medien (Facebook, Instagram etc.), Internetrecherche, Naturgarten e.V. und Hortus-Netzwerk</text:p>
          </table:table-cell>
          <table:table-cell table:number-columns-repeated="2"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Lebensräume schaffen, Sehgewohnheiten verändern sich</text:p>
          </table:table-cell>
          <table:table-cell table:style-name="ce1" office:value-type="float" office:value="7" calcext:value-type="float">
            <text:p>7</text:p>
          </table:table-cell>
          <table:table-cell table:style-name="ce1" office:value-type="string" calcext:value-type="string">
            <text:p>Totholz, Wasserfläche,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arten, Umwelt, Pflanztechniken, Ernte</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Naturgarten e.V.</text:p>
            <text:p>Alles mögliche. Vernetzung, Fortbildung,...</text:p>
            <text:p>Mehr Infos unter www.naturgarten.org</text:p>
          </table:table-cell>
          <table:table-cell/>
          <table:table-cell table:style-name="ce1" office:value-type="string" calcext:value-type="string">
            <text:p>Keine App</text:p>
          </table:table-cell>
          <table:table-cell table:style-name="ce1" office:value-type="string" calcext:value-type="string">
            <text:p>Ich hab's nicht so mit Apps, bin lieber im Garten als am Handy. Austausch geht auch über soziale Netzwerke und/oder persönlich.</text:p>
          </table:table-cell>
          <table:table-cell table:style-name="ce1" office:value-type="string" calcext:value-type="string">
            <text:p>Nein</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8" calcext:value-type="float">
            <text:p>1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Gemüse </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table-cell table:style-name="ce1" office:value-type="string" calcext:value-type="string">
            <text:p>Freunde und Bekannte, 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9" calcext:value-type="float">
            <text:p>9</text:p>
          </table:table-cell>
          <table:table-cell table:style-name="ce1" office:value-type="string" calcext:value-type="string">
            <text:p>Lebensraum für Wildbienen, Insekten, Igel und andere Kleintiere, heimische Pflanzen, Wildblumen</text:p>
          </table:table-cell>
          <table:table-cell table:style-name="ce1" office:value-type="float" office:value="8" calcext:value-type="float">
            <text:p>8</text:p>
          </table:table-cell>
          <table:table-cell table:style-name="ce1" office:value-type="string" calcext:value-type="string">
            <text:p>Totholz, Wasserfläche, Kompos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Eigenes Blog</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text:p>
          </table:table-cell>
          <table:table-cell table:style-name="ce1" office:value-type="string" calcext:value-type="string">
            <text:p>Ja</text:p>
          </table:table-cell>
          <table:table-cell table:number-columns-repeated="2"/>
          <table:table-cell table:style-name="ce1" office:value-type="string" calcext:value-type="string">
            <text:p>Nein</text:p>
          </table:table-cell>
          <table:table-cell table:style-name="ce1" office:value-type="string" calcext:value-type="string">
            <text:p>Interessant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1" calcext:value-type="float">
            <text:p>2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Unkraut jähten, Pflanzen zurückschneiden, Pflanzen fotografieren, Einpflanzen und umpflanzen</text:p>
          </table:table-cell>
          <table:table-cell table:style-name="ce1" office:value-type="string" calcext:value-type="string">
            <text:p>Die Komposition der Pflanzen gefällt nicht immer.</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float" office:value="7" calcext:value-type="float">
            <text:p>7</text:p>
          </table:table-cell>
          <table:table-cell table:style-name="ce1" office:value-type="float" office:value="5" calcext:value-type="float">
            <text:p>5</text:p>
          </table:table-cell>
          <table:table-cell table:style-name="ce1" office:value-type="float" office:value="7" calcext:value-type="float">
            <text:p>7</text:p>
          </table:table-cell>
          <table:table-cell table:style-name="ce1" office:value-type="string" calcext:value-type="string">
            <text:p>Leben und Leben lassen. Vielfalt. Lebensraum für Mensch und Tier. Rückzugsorte. Kein Gift.</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Hohes Gras, Versteckmöglichkeiten für Tiere, Steingarten, Trockenmauer </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arten, Umwelt, Optimale Standorte der Pflanzen</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 Pinterest</text:p>
          </table:table-cell>
          <table:table-cell table:style-name="ce1" office:value-type="string" calcext:value-type="string">
            <text:p>Ja</text:p>
          </table:table-cell>
          <table:table-cell table:style-name="ce1" office:value-type="string" calcext:value-type="string">
            <text:p>Naturgarten e. V. </text:p>
          </table:table-cell>
          <table:table-cell table:number-columns-repeated="2" table:style-name="ce1" office:value-type="string" calcext:value-type="string">
            <text:p>Nein</text:p>
          </table:table-cell>
          <table:table-cell table:style-name="ce1" office:value-type="string" calcext:value-type="string">
            <text:p>Kann ich mir nicht vorstellen.</text:p>
          </table:table-cell>
          <table:table-cell table:style-name="ce1" office:value-type="string" calcext:value-type="string">
            <text:p>Ja</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4" calcext:value-type="float">
            <text:p>4</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Insektenfreundlichkeit, Ästhetik / Dekorativ</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ungünstiges Wetter</text:p>
          </table:table-cell>
          <table:table-cell table:style-name="ce1" office:value-type="string" calcext:value-type="string">
            <text:p>Freunde und Bekannte, Fachhandel, Zeitschriften, Bücher, Internetrecherche</text:p>
          </table:table-cell>
          <table:table-cell table:number-columns-repeated="3" table:style-name="ce1" office:value-type="float" office:value="8" calcext:value-type="float">
            <text:p>8</text:p>
          </table:table-cell>
          <table:table-cell table:style-name="ce1" office:value-type="string" calcext:value-type="string">
            <text:p>Igel, Vögel, Insekten usw. fühlen sich im Garten wohl</text:p>
          </table:table-cell>
          <table:table-cell table:style-name="ce1" office:value-type="float" office:value="8" calcext:value-type="float">
            <text:p>8</text:p>
          </table:table-cell>
          <table:table-cell table:style-name="ce1" office:value-type="string" calcext:value-type="string">
            <text:p>Totholz, Wasserfläche, Kompost, Versteckmöglichkeiten für Tiere, insektenfreundliche Pflanzen, nicht unbedingt alle lokal</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Freunde, Pflanzenliebhabervereine</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Bücher, Internetrecherche, Besuche von Gärten und Parks</text:p>
          </table:table-cell>
          <table:table-cell table:style-name="ce1" office:value-type="string" calcext:value-type="string">
            <text:p>Ja</text:p>
          </table:table-cell>
          <table:table-cell table:style-name="ce1" office:value-type="string" calcext:value-type="string">
            <text:p>Liebhaberverein, Tausch von Pflanzen, Samen etc., Vorträge</text:p>
          </table:table-cell>
          <table:table-cell table:number-columns-repeated="4"/>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2" calcext:value-type="float">
            <text:p>22</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Nutzpflanzen</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Beobachten </text:p>
          </table:table-cell>
          <table:table-cell table:style-name="ce1" office:value-type="string" calcext:value-type="string">
            <text:p>Mangelndes Verständnis anderer Gärtner oder des Vorstands, mehr extremes Wetter</text:p>
          </table:table-cell>
          <table:table-cell table:style-name="ce1" office:value-type="string" calcext:value-type="string">
            <text:p>Freunde und Bekannte, Videoplattformen (YouTube), Soziale Medien (Facebook, Instagram etc.), Internetrecherche, Andere Gärtner:innen</text:p>
          </table:table-cell>
          <table:table-cell table:number-columns-repeated="2" table:style-name="ce1" office:value-type="float" office:value="8" calcext:value-type="float">
            <text:p>8</text:p>
          </table:table-cell>
          <table:table-cell table:style-name="ce1" office:value-type="float" office:value="9" calcext:value-type="float">
            <text:p>9</text:p>
          </table:table-cell>
          <table:table-cell table:style-name="ce1" office:value-type="string" calcext:value-type="string">
            <text:p>Vielfältige Gestaltung des Gartens für alle, d.h. auch für die Tierwelt. Orientierung an Gegebenheiten und einheimischen Pflanzen. "Mit der Natur gärtnern" statt gegen sie.</text:p>
          </table:table-cell>
          <table:table-cell table:style-name="ce1" office:value-type="float" office:value="10" calcext:value-type="float">
            <text:p>10</text:p>
          </table:table-cell>
          <table:table-cell table:style-name="ce1" office:value-type="string" calcext:value-type="string">
            <text:p>Totholz, Wasserfläche, Kompost, Lokale Fauna und Flora, Hohes Gras, Versteckmöglichkeiten für Tiere, Steingarten, Humusaufbau, Mulchen, Flächenkompost, wenig Umgraben </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Ein klassischer Kleingartenverein e.V.</text:p>
          </table:table-cell>
          <table:table-cell table:style-name="ce1" office:value-type="string" calcext:value-type="string">
            <text:p>Nein. Vielleicht der Gärtner, der am Meisten "Probleme" macht </text:p>
          </table:table-cell>
          <table:table-cell table:style-name="ce1" office:value-type="string" calcext:value-type="string">
            <text:p>Nein</text:p>
          </table:table-cell>
          <table:table-cell table:style-name="ce1" office:value-type="string" calcext:value-type="string">
            <text:p>Könnte interessant sein</text:p>
          </table:table-cell>
          <table:table-cell table:style-name="ce1" office:value-type="string" calcext:value-type="string">
            <text:p>Ja, verbessern </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3" calcext:value-type="float">
            <text:p>23</text:p>
          </table:table-cell>
          <table:table-cell table:number-columns-repeated="2" table:style-name="ce1" office:value-type="string" calcext:value-type="string">
            <text:p>Ja</text:p>
          </table:table-cell>
          <table:table-cell table:style-name="ce1" office:value-type="string" calcext:value-type="string">
            <text:p>Garten, Schrebergarten, Terrasse</text:p>
          </table:table-cell>
          <table:table-cell table:style-name="ce1" office:value-type="string" calcext:value-type="string">
            <text:p>Naturnahe Gestaltung, Insektenfreundlichkeit, Ästhetik / Dekorativ, Möglichst viel Gemüse anbauen zu können</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 Benjeshecke füllen, Obstbäume schneiden, Beete mulchen, uvm</text:p>
          </table:table-cell>
          <table:table-cell table:style-name="ce1" office:value-type="string" calcext:value-type="string">
            <text:p>Nacktschnecken, trockene Sommer, Kleingartenordnung</text:p>
          </table:table-cell>
          <table:table-cell table:style-name="ce1" office:value-type="string" calcext:value-type="string">
            <text:p>Freunde und Bekannte, Videoplattformen (YouTube), Internetrecherche</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7" calcext:value-type="float">
            <text:p>7</text:p>
          </table:table-cell>
          <table:table-cell table:style-name="ce1" office:value-type="string" calcext:value-type="string">
            <text:p>Lebensräume erhalten und neue schaffen, ökosystemare Zusammenhänge bedenken, Stockwerkbau, untershciedliche Nährstoffansprüche bedenken...</text:p>
          </table:table-cell>
          <table:table-cell table:style-name="ce1" office:value-type="float" office:value="8" calcext:value-type="float">
            <text:p>8</text:p>
          </table:table-cell>
          <table:table-cell table:style-name="ce1" office:value-type="string" calcext:value-type="string">
            <text:p>Totholz, Wasserfläche, Kompost, Unkraut, Lokale Fauna und Flora, Hohes Gras, Versteckmöglichkeiten für Tiere, Steingarten, Verzicht auf Umgraben, Beikraut nicht Unkraut ;-) </text:p>
          </table:table-cell>
          <table:table-cell table:style-name="ce1" office:value-type="string" calcext:value-type="string">
            <text:p>Ja</text:p>
          </table:table-cell>
          <table:table-cell table:style-name="ce1" office:value-type="string" calcext:value-type="string">
            <text:p>Gruppen in den sozialen Medien, Familienkreis, Freunde</text:p>
          </table:table-cell>
          <table:table-cell table:style-name="ce1" office:value-type="string" calcext:value-type="string">
            <text:p>Pflanzenpflege, Pflanzenarten, Gartenutensilien, Pflanztechniken, Ungeziefer, Pflanzenzucht</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verein</text:p>
          </table:table-cell>
          <table:table-cell/>
          <table:table-cell table:style-name="ce1" office:value-type="string" calcext:value-type="string">
            <text:p>nein</text:p>
          </table:table-cell>
          <table:table-cell table:style-name="ce1" office:value-type="string" calcext:value-type="string">
            <text:p>Blödsinn. Gärtnern ist etwas praktisches, das man mit den Händen tut. Austauschen möchte ich mich auch mit Menschen in echt. Wenn ich etwas wissen will, gibt es ausreichend Infos im Netz</text:p>
          </table:table-cell>
          <table:table-cell table:style-name="ce1" office:value-type="string" calcext:value-type="string">
            <text:p>denke 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4" calcext:value-type="float">
            <text:p>2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text:p>
          </table:table-cell>
          <table:table-cell table:style-name="ce1" office:value-type="string" calcext:value-type="string">
            <text:p>Unkraut wächst zu schnell</text:p>
          </table:table-cell>
          <table:table-cell table:style-name="ce1" office:value-type="string" calcext:value-type="string">
            <text:p>Freunde und Bekannte, Fachhandel</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8" calcext:value-type="float">
            <text:p>8</text:p>
          </table:table-cell>
          <table:table-cell table:style-name="ce1" office:value-type="string" calcext:value-type="string">
            <text:p>Ökologisch handeln</text:p>
          </table:table-cell>
          <table:table-cell table:style-name="ce1" office:value-type="float" office:value="8" calcext:value-type="float">
            <text:p>8</text:p>
          </table:table-cell>
          <table:table-cell table:style-name="ce1" office:value-type="string" calcext:value-type="string">
            <text:p>Totholz, Kompost, Lokale Fauna und Flora</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pflege, Pflanzenarten, Umwelt, Gartenutensilien, Pflanztechniken, Ernte,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Internetrecherche</text:p>
          </table:table-cell>
          <table:table-cell table:style-name="ce1" office:value-type="string" calcext:value-type="string">
            <text:p>Ja</text:p>
          </table:table-cell>
          <table:table-cell table:style-name="ce1" office:value-type="string" calcext:value-type="string">
            <text:p>Das was ein Kleingärtnerverein so macht</text:p>
          </table:table-cell>
          <table:table-cell table:style-name="ce1" office:value-type="string" calcext:value-type="string">
            <text:p>Nein</text:p>
          </table:table-cell>
          <table:table-cell table:style-name="ce1" office:value-type="string" calcext:value-type="string">
            <text:p>nein</text:p>
          </table:table-cell>
          <table:table-cell table:style-name="ce1" office:value-type="string" calcext:value-type="string">
            <text:p>gute Idee</text:p>
          </table:table-cell>
          <table:table-cell table:style-name="ce1" office:value-type="string" calcext:value-type="string">
            <text:p>k.A.</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 calcext:value-type="float">
            <text:p>2</text:p>
          </table:table-cell>
          <table:table-cell table:number-columns-repeated="2" table:style-name="ce1" office:value-type="string" calcext:value-type="string">
            <text:p>Ja</text:p>
          </table:table-cell>
          <table:table-cell table:style-name="ce1" office:value-type="string" calcext:value-type="string">
            <text:p>Schrebergarten, eigener Garten/Grundstück </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Veredeln, Vermehrung…,</text:p>
          </table:table-cell>
          <table:table-cell/>
          <table:table-cell table:style-name="ce1" office:value-type="string" calcext:value-type="string">
            <text:p>Freunde und Bekannte, Zeitschriften, Bücher, Soziale Medien (Facebook, Instagram etc.), Internetrecherche, Vereine und Verbände</text:p>
          </table:table-cell>
          <table:table-cell table:number-columns-repeated="3" table:style-name="ce1" office:value-type="float" office:value="9" calcext:value-type="float">
            <text:p>9</text:p>
          </table:table-cell>
          <table:table-cell table:style-name="ce1" office:value-type="string" calcext:value-type="string">
            <text:p>Vielfalt, nachhaltige Kreisläufe, keinerlei Pestizide und Kunstdünger, vielfältige Lebensräume, gesunder, lebender Boden…..</text:p>
          </table:table-cell>
          <table:table-cell table:style-name="ce1"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Hecken, Bäume in div. Altersklassen, Sorten-und Artenvielfalt</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text:p>
          </table:table-cell>
          <table:table-cell table:style-name="ce1" office:value-type="string" calcext:value-type="string">
            <text:p>Pflanzenpflege, Pflanzenarten, Umwelt, Gartenutensilien, Wetter, Pflanztechniken, Ernte, Pflanzenzucht, Kreisläufe….Nachhaltigkeit</text:p>
          </table:table-cell>
          <table:table-cell table:style-name="ce1"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Vorsitzender, Fachberater</text:p>
          </table:table-cell>
          <table:table-cell table:style-name="ce1" office:value-type="string" calcext:value-type="string">
            <text:p>nein</text:p>
          </table:table-cell>
          <table:table-cell table:style-name="ce1" office:value-type="string" calcext:value-type="string">
            <text:p>Gut</text:p>
          </table:table-cell>
          <table:table-cell table:style-name="ce1" office:value-type="string" calcext:value-type="string">
            <text:p>fände ich super</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2" table:number-rows-repeated="1048549">
          <table:table-cell table:number-columns-repeated="1024"/>
        </table:table-row>
        <table:table-row table:style-name="ro2">
          <table:table-cell table:number-columns-repeated="1024"/>
        </table:table-row>
      </table:table>
      <table:table table:name="Erfahren" table:style-name="ta6">
        <table:table-column table:style-name="co1" table:default-cell-style-name="Default"/>
        <table:table-column table:style-name="co2" table:visibility="collapse" table:default-cell-style-name="Default"/>
        <table:table-column table:style-name="co1" table:visibility="collapse" table:default-cell-style-name="Default"/>
        <table:table-column table:style-name="co3" table:visibility="collapse"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1" table:number-columns-repeated="7" table:default-cell-style-name="Default"/>
        <table:table-column table:style-name="co21" table:default-cell-style-name="Default"/>
        <table:table-column table:style-name="co1" table:number-columns-repeated="8" table:default-cell-style-name="Default"/>
        <table:table-column table:style-name="co22" table:default-cell-style-name="Default"/>
        <table:table-column table:style-name="co19" table:default-cell-style-name="Default"/>
        <table:table-column table:style-name="co1" table:number-columns-repeated="9" table:default-cell-style-name="Default"/>
        <table:table-column table:style-name="co20" table:number-columns-repeated="987" table:default-cell-style-name="Default"/>
        <table:table-row table:style-name="ro1">
          <table:table-cell table:style-name="ce1" office:value-type="string" calcext:value-type="string">
            <text:p>Nummer</text:p>
          </table:table-cell>
          <table:table-cell table:style-name="ce3" office:value-type="string" calcext:value-type="string">
            <text:p>Interessieren Sie sich für Pflanzen oder Gärtnern?</text:p>
          </table:table-cell>
          <table:table-cell table:style-name="ce3" office:value-type="string" calcext:value-type="string">
            <text:p>Besitzen Sie ein Smartphone?</text:p>
          </table:table-cell>
          <table:table-cell table:style-name="ce3" office:value-type="string" calcext:value-type="string">
            <text:p>Wo verbringen Sie die meiste Zeit mit Gärtnern / Pflanzenpflege?</text:p>
          </table:table-cell>
          <table:table-cell table:style-name="ce3" office:value-type="string" calcext:value-type="string">
            <text:p>Worauf achten Sie bei der Gestaltung ihres Gartens, Balkons oder ihrer Terrasse etc. ?</text:p>
          </table:table-cell>
          <table:table-cell table:style-name="ce3" office:value-type="string" calcext:value-type="string">
            <text:p>Wie lange gärtnern Sie schon oder interessieren sich für Pflanzen?</text:p>
          </table:table-cell>
          <table:table-cell table:style-name="ce3" office:value-type="string" calcext:value-type="string">
            <text:p>Beschäftigen Sie sich beruflich mit Pflanzen?</text:p>
          </table:table-cell>
          <table:table-cell table:style-name="ce3" office:value-type="string" calcext:value-type="string">
            <text:p>Welche Aktivitäten unternehmen Sie beim Gärtnern?</text:p>
          </table:table-cell>
          <table:table-cell table:style-name="ce3" office:value-type="string" calcext:value-type="string">
            <text:p>Welche Probleme treten dabei für Sie auf?</text:p>
          </table:table-cell>
          <table:table-cell table:style-name="ce3" office:value-type="string" calcext:value-type="string">
            <text:p>Wo finden Sie Lösungen für auftretende Probleme?</text:p>
          </table:table-cell>
          <table:table-cell table:style-name="ce3" office:value-type="string" calcext:value-type="string">
            <text:p>Wie ausgereift würden Sie Ihr Wissen über Pflanzen einschätzen?</text:p>
          </table:table-cell>
          <table:table-cell table:style-name="ce3" office:value-type="string" calcext:value-type="string">
            <text:p>Wie ausgereift würden Sie Ihr Wissen über das Gärtnern einschätzen?</text:p>
          </table:table-cell>
          <table:table-cell table:style-name="ce3" office:value-type="string" calcext:value-type="string">
            <text:p>Wie ausgereift würden Sie Ihr Wissen über die naturnahe Gestaltung von Gärten, Balkonen, Terrassen etc. einschätzen?</text:p>
          </table:table-cell>
          <table:table-cell table:style-name="ce3" office:value-type="string" calcext:value-type="string">
            <text:p>Was macht naturnahe Gestaltung für Sie aus?</text:p>
          </table:table-cell>
          <table:table-cell table:style-name="ce3" office:value-type="string" calcext:value-type="string">
            <text:p>Wie sehr achten Sie auf naturnahe Gestaltung?</text:p>
          </table:table-cell>
          <table:table-cell table:style-name="ce3" office:value-type="string" calcext:value-type="string">
            <text:p>Welche Begriffe bringen Sie in Verbindung mit naturnaher Gestaltung?</text:p>
          </table:table-cell>
          <table:table-cell table:style-name="ce3" office:value-type="string" calcext:value-type="string">
            <text:p>Tauschen Sie sich mit anderen Leuten über ihren Garten/Pflanzen aus?</text:p>
          </table:table-cell>
          <table:table-cell table:style-name="ce3" office:value-type="string" calcext:value-type="string">
            <text:p>Wo tauschen Sie sich mit diesen Leuten aus?</text:p>
          </table:table-cell>
          <table:table-cell table:style-name="ce3" office:value-type="string" calcext:value-type="string">
            <text:p>Worüber tauschen Sie sich aus?</text:p>
          </table:table-cell>
          <table:table-cell table:style-name="ce3" office:value-type="string" calcext:value-type="string">
            <text:p>Wie wichtig ist Ihnen der Austausch über Pflanzen und ihre Pflege mit anderen Hobbygärtner*innen?</text:p>
          </table:table-cell>
          <table:table-cell table:style-name="ce3" office:value-type="string" calcext:value-type="string">
            <text:p>Schauen Sie zur Inspiration auch mal in die Gärten anderer Leute? Wenn nein: Warum nicht?</text:p>
          </table:table-cell>
          <table:table-cell table:style-name="ce3" office:value-type="string" calcext:value-type="string">
            <text:p>Suchen Sie ab und an nach Inspiration für Ihren Garten, Balkon etc.? Wenn ja, wo finden Sie diese?</text:p>
          </table:table-cell>
          <table:table-cell table:style-name="ce3" office:value-type="string" calcext:value-type="string">
            <text:p>Sind Sie Mitglied eines Garten-Vereins, Schrebergarten-Vereins o.ä.?</text:p>
          </table:table-cell>
          <table:table-cell table:style-name="ce3" office:value-type="string" calcext:value-type="string">
            <text:p>Was macht Ihr Verein / Gruppe?</text:p>
          </table:table-cell>
          <table:table-cell table:style-name="ce3" office:value-type="string" calcext:value-type="string">
            <text:p>Nehmen Sie dort eine besondere Rolle ein? Wenn ja, welche?</text:p>
          </table:table-cell>
          <table:table-cell table:style-name="ce3" office:value-type="string" calcext:value-type="string">
            <text:p>Nutzen Sie bereits eine App für Tipps &amp; Tricks, Inspiration und Austausch zu Gärtner-Themen? Wenn ja, welche?</text:p>
          </table:table-cell>
          <table:table-cell table:style-name="ce3" office:value-type="string" calcext:value-type="string">
            <text:p>Stellen Sie sich eine App vor, mit der Sie sich mit anderen Personen über eure Gärten, Pflanzen o.ä. austauschen und auch gezielt aktuelle Probleme oder Schwierigkeiten angehen könnten. Was würden Sie darüber denken</text:p>
          </table:table-cell>
          <table:table-cell table:style-name="ce3" office:value-type="string" calcext:value-type="string">
            <text:p>Stellen Sie sich jetzt vor, der Fokus der App liegt dabei auf der naturnahen Gestaltung. Würde sich Ihre Meinung zu der App ändern?</text:p>
          </table:table-cell>
          <table:table-cell table:style-name="ce3" office:value-type="string" calcext:value-type="string">
            <text:p>Alter:</text:p>
          </table:table-cell>
          <table:table-cell table:style-name="ce3" office:value-type="string" calcext:value-type="string">
            <text:p>Geschlecht:</text:p>
          </table:table-cell>
          <table:table-cell table:style-name="ce3" office:value-type="string" calcext:value-type="string">
            <text:p>Wie würden Sie Ihren Wohnort beschreiben?</text:p>
          </table:table-cell>
          <table:table-cell table:number-columns-repeated="993"/>
        </table:table-row>
        <table:table-row table:style-name="ro1">
          <table:table-cell table:style-name="ce1" office:value-type="float" office:value="7" calcext:value-type="float">
            <text:p>7</text:p>
          </table:table-cell>
          <table:table-cell table:number-columns-repeated="2" table:style-name="ce1" office:value-type="string" calcext:value-type="string">
            <text:p>Ja</text:p>
          </table:table-cell>
          <table:table-cell table:style-name="ce1" office:value-type="string" calcext:value-type="string">
            <text:p>Schrebergarten, Balkon</text:p>
          </table:table-cell>
          <table:table-cell table:style-name="ce1" office:value-type="string" calcext:value-type="string">
            <text:p>Naturnahe Gestaltung, Insektenfreundlichkeit, Ertra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Voranzucht (Tomaten, Paprika, Auberginen)</text:p>
          </table:table-cell>
          <table:table-cell/>
          <table:table-cell table:style-name="ce1" office:value-type="string" calcext:value-type="string">
            <text:p>Zeitschriften, Bücher, Videoplattformen (YouTube), 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Ökologische Kreisläufe, Vogel-, Insekten und Kleintierfreundlich, möglichst heimische Bepflanzung</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Foren im Internet, Gruppen in den sozialen Medien, Familienkreis</text:p>
          </table:table-cell>
          <table:table-cell table:style-name="ce1" office:value-type="string" calcext:value-type="string">
            <text:p>Pflanzenpflege, Pflanzenarten, Umwelt, Gartenutensilien, Pflanztechniken, Ernte, Pflanzenzucht, Obstbaumschnit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text:p>
          </table:table-cell>
          <table:table-cell table:number-columns-repeated="2"/>
          <table:table-cell table:style-name="ce1" office:value-type="string" calcext:value-type="string">
            <text:p>Wäre interessant</text:p>
          </table:table-cell>
          <table:table-cell table:style-name="ce1" office:value-type="string" calcext:value-type="string">
            <text:p>Würde ich evtl. nutze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8" calcext:value-type="float">
            <text:p>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rtrag an Obst und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Ernten</text:p>
          </table:table-cell>
          <table:table-cell table:style-name="ce1" office:value-type="string" calcext:value-type="string">
            <text:p>Wissenslücken, Fehlende Erfahrung</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Verzicht auf Chemie, Förderung von Nützlingen durch Nahrungsangebot und Nistmöglichkeiten, Anbau einheimischer Pflanzen</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 Steingarten, Pestizidfrei, keine mineralischen Dünger</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Sorten und deren Geschmack und natürliche Resistenzen, Gartengestaltung</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 Landesgartenschau, TV</text:p>
          </table:table-cell>
          <table:table-cell table:style-name="ce1" office:value-type="string" calcext:value-type="string">
            <text:p>Ja</text:p>
          </table:table-cell>
          <table:table-cell table:style-name="ce1" office:value-type="string" calcext:value-type="string">
            <text:p>Verpachtet das Land an die Gärtner und bietet die Infrastruktur mit Wegen, Wasser, Strom und Einfriedung</text:p>
          </table:table-cell>
          <table:table-cell table:style-name="ce1" office:value-type="string" calcext:value-type="string">
            <text:p>stelv. Schriftführer</text:p>
          </table:table-cell>
          <table:table-cell table:style-name="ce1" office:value-type="string" calcext:value-type="string">
            <text:p>Nein</text:p>
          </table:table-cell>
          <table:table-cell table:style-name="ce1" office:value-type="string" calcext:value-type="string">
            <text:p>Wäre nicht schlecht</text:p>
          </table:table-cell>
          <table:table-cell table:style-name="ce1" office:value-type="string" calcext:value-type="string">
            <text:p>Ja, positiver</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5" calcext:value-type="float">
            <text:p>15</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Keine</text:p>
          </table:table-cell>
          <table:table-cell table:style-name="ce1" office:value-type="string" calcext:value-type="string">
            <text:p>Bücher, Videoplattformen (YouTube), Soziale Medien (Facebook, Instagram etc.), Internetrecherche</text:p>
          </table:table-cell>
          <table:table-cell table:number-columns-repeated="3" table:style-name="ce1" office:value-type="float" office:value="7" calcext:value-type="float">
            <text:p>7</text:p>
          </table:table-cell>
          <table:table-cell table:style-name="ce1" office:value-type="string" calcext:value-type="string">
            <text:p>Einheimische Pflanzen für einheimische Insekten, Totholzhaufen, Teich, Steine, somit wird ein Gleichgewicht hergestellt zwischen Schädlingen und Nützlingen. </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 Steingarten, Pflanzenjauch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Beruflich</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In meinem Verein wird das naturnahe Gärtnern sehr gefördert </text:p>
          </table:table-cell>
          <table:table-cell table:style-name="ce1" office:value-type="string" calcext:value-type="string">
            <text:p>Aktives Mitglied mit Nähe zum Vorstand</text:p>
          </table:table-cell>
          <table:table-cell table:style-name="ce1" office:value-type="string" calcext:value-type="string">
            <text:p>Eine PflanzenerkennungsApp</text:p>
          </table:table-cell>
          <table:table-cell table:style-name="ce1" office:value-type="string" calcext:value-type="string">
            <text:p>Habe den Austausch über soziale Medien. </text:p>
            <text:p>Brauche erstmal keine App</text:p>
          </table:table-cell>
          <table:table-cell table:style-name="ce1" office:value-type="string" calcext:value-type="string">
            <text:p>Ich würde sie mir anschauen und dann abwägen. </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6" calcext:value-type="float">
            <text:p>16</text:p>
          </table:table-cell>
          <table:table-cell table:number-columns-repeated="2" table:style-name="ce1" office:value-type="string" calcext:value-type="string">
            <text:p>Ja</text:p>
          </table:table-cell>
          <table:table-cell table:style-name="ce1" office:value-type="string" calcext:value-type="string">
            <text:p>Garten, Balkon, Beete in der Stadt (Urban Gardening*)</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Rasen mähen</text:p>
          </table:table-cell>
          <table:table-cell/>
          <table:table-cell table:style-name="ce1" office:value-type="string" calcext:value-type="string">
            <text:p>Bücher, Soziale Medien (Facebook, Instagram etc.), Internetrecherche, Naturgarten e.V. und Hortus-Netzwerk</text:p>
          </table:table-cell>
          <table:table-cell table:number-columns-repeated="2" table:style-name="ce1" office:value-type="float" office:value="7" calcext:value-type="float">
            <text:p>7</text:p>
          </table:table-cell>
          <table:table-cell table:style-name="ce1" office:value-type="float" office:value="8" calcext:value-type="float">
            <text:p>8</text:p>
          </table:table-cell>
          <table:table-cell table:style-name="ce1" office:value-type="string" calcext:value-type="string">
            <text:p>Lebensräume schaffen, Sehgewohnheiten verändern sich</text:p>
          </table:table-cell>
          <table:table-cell table:style-name="ce1" office:value-type="float" office:value="7" calcext:value-type="float">
            <text:p>7</text:p>
          </table:table-cell>
          <table:table-cell table:style-name="ce1" office:value-type="string" calcext:value-type="string">
            <text:p>Totholz, Wasserfläche,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arten, Umwelt, Pflanztechniken, Ernte</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Naturgarten e.V.</text:p>
            <text:p>Alles mögliche. Vernetzung, Fortbildung,...</text:p>
            <text:p>Mehr Infos unter www.naturgarten.org</text:p>
          </table:table-cell>
          <table:table-cell/>
          <table:table-cell table:style-name="ce1" office:value-type="string" calcext:value-type="string">
            <text:p>Keine App</text:p>
          </table:table-cell>
          <table:table-cell table:style-name="ce1" office:value-type="string" calcext:value-type="string">
            <text:p>Ich hab's nicht so mit Apps, bin lieber im Garten als am Handy. Austausch geht auch über soziale Netzwerke und/oder persönlich.</text:p>
          </table:table-cell>
          <table:table-cell table:style-name="ce1" office:value-type="string" calcext:value-type="string">
            <text:p>Nein</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8" calcext:value-type="float">
            <text:p>1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Gemüse </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table-cell table:style-name="ce1" office:value-type="string" calcext:value-type="string">
            <text:p>Freunde und Bekannte, 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9" calcext:value-type="float">
            <text:p>9</text:p>
          </table:table-cell>
          <table:table-cell table:style-name="ce1" office:value-type="string" calcext:value-type="string">
            <text:p>Lebensraum für Wildbienen, Insekten, Igel und andere Kleintiere, heimische Pflanzen, Wildblumen</text:p>
          </table:table-cell>
          <table:table-cell table:style-name="ce1" office:value-type="float" office:value="8" calcext:value-type="float">
            <text:p>8</text:p>
          </table:table-cell>
          <table:table-cell table:style-name="ce1" office:value-type="string" calcext:value-type="string">
            <text:p>Totholz, Wasserfläche, Kompos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Eigenes Blog</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text:p>
          </table:table-cell>
          <table:table-cell table:style-name="ce1" office:value-type="string" calcext:value-type="string">
            <text:p>Ja</text:p>
          </table:table-cell>
          <table:table-cell table:number-columns-repeated="2"/>
          <table:table-cell table:style-name="ce1" office:value-type="string" calcext:value-type="string">
            <text:p>Nein</text:p>
          </table:table-cell>
          <table:table-cell table:style-name="ce1" office:value-type="string" calcext:value-type="string">
            <text:p>Interessant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9" calcext:value-type="float">
            <text:p>1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table-cell table:style-name="ce1" office:value-type="string" calcext:value-type="string">
            <text:p>Freunde und Bekannte, Fachhandel, Zeitschriften, Bücher, Videoplattformen (YouTube), Internetrecherche</text:p>
          </table:table-cell>
          <table:table-cell table:style-name="ce1" office:value-type="float" office:value="6" calcext:value-type="float">
            <text:p>6</text:p>
          </table:table-cell>
          <table:table-cell table:number-columns-repeated="2" table:style-name="ce1" office:value-type="float" office:value="7" calcext:value-type="float">
            <text:p>7</text:p>
          </table:table-cell>
          <table:table-cell/>
          <table:table-cell table:style-name="ce1" office:value-type="float" office:value="5" calcext:value-type="float">
            <text:p>5</text:p>
          </table:table-cell>
          <table:table-cell table:style-name="ce1" office:value-type="string" calcext:value-type="string">
            <text:p>Totholz, Wasserfläche, Kompost, Unkraut,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vorsitzender</text:p>
          </table:table-cell>
          <table:table-cell table:number-columns-repeated="3"/>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6" calcext:value-type="float">
            <text:p>26</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Pflanzen fotografieren</text:p>
          </table:table-cell>
          <table:table-cell/>
          <table:table-cell table:style-name="ce1" office:value-type="string" calcext:value-type="string">
            <text:p>Soziale Medien (Facebook, Instagram etc.), Internetrecherche</text:p>
          </table:table-cell>
          <table:table-cell table:number-columns-repeated="2" table:style-name="ce1" office:value-type="float" office:value="7" calcext:value-type="float">
            <text:p>7</text:p>
          </table:table-cell>
          <table:table-cell table:style-name="ce1" office:value-type="float" office:value="6" calcext:value-type="float">
            <text:p>6</text:p>
          </table:table-cell>
          <table:table-cell table:style-name="ce1" office:value-type="string" calcext:value-type="string">
            <text:p>Heimische Pflanzen, keine Gifte</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Umwelt, Pflanztechniken</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aber ich hätte Interesse daran</text:p>
          </table:table-cell>
          <table:table-cell table:number-columns-repeated="2"/>
          <table:table-cell table:style-name="ce1" office:value-type="string" calcext:value-type="string">
            <text:p>Flora Incognita </text:p>
          </table:table-cell>
          <table:table-cell table:style-name="ce1" office:value-type="string" calcext:value-type="string">
            <text:p>Gut</text:p>
          </table:table-cell>
          <table:table-cell table:style-name="ce1" office:value-type="string" calcext:value-type="string">
            <text:p>Umso besser</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7" calcext:value-type="float">
            <text:p>27</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text:p>
          </table:table-cell>
          <table:table-cell table:style-name="ce1" office:value-type="string" calcext:value-type="string">
            <text:p>Der Garten ist zu klein für viele Samen. </text:p>
          </table:table-cell>
          <table:table-cell table:style-name="ce1" office:value-type="string" calcext:value-type="string">
            <text:p>Bücher, Soziale Medien (Facebook, Instagram etc.), Internetrecherche</text:p>
          </table:table-cell>
          <table:table-cell table:number-columns-repeated="3" table:style-name="ce1" office:value-type="float" office:value="7" calcext:value-type="float">
            <text:p>7</text:p>
          </table:table-cell>
          <table:table-cell table:style-name="ce1" office:value-type="string" calcext:value-type="string">
            <text:p>Heimische Pflanzen, was nicht wachsen will, wird nicht mit Dünger etc sozusagen mit Gewalt zum wachsen gezwungen, </text:p>
          </table:table-cell>
          <table:table-cell table:style-name="ce1" office:value-type="float" office:value="10" calcext:value-type="float">
            <text:p>10</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Die sind zu weit weg</text:p>
          </table:table-cell>
          <table:table-cell table:style-name="ce1" office:value-type="string" calcext:value-type="string">
            <text:p>Bücher, Soziale Medien (Facebook, Instagram etc.), Ich suche nicht nach Inspiration für meinen Garten.</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Die Gartengruppe (Naturgarten) reicht aus.</text:p>
          </table:table-cell>
          <table:table-cell table:style-name="ce1" office:value-type="string" calcext:value-type="string">
            <text:p>Nein, ich Wilmington noch eine App</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0" calcext:value-type="float">
            <text:p>3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 Rasen mähen, Garten winterfest machen</text:p>
          </table:table-cell>
          <table:table-cell/>
          <table:table-cell table:style-name="ce1" office:value-type="string" calcext:value-type="string">
            <text:p>Bücher, Internetrecherche</text:p>
          </table:table-cell>
          <table:table-cell table:style-name="ce1" office:value-type="float" office:value="6" calcext:value-type="float">
            <text:p>6</text:p>
          </table:table-cell>
          <table:table-cell table:number-columns-repeated="2" table:style-name="ce1" office:value-type="float" office:value="7" calcext:value-type="float">
            <text:p>7</text:p>
          </table:table-cell>
          <table:table-cell/>
          <table:table-cell table:style-name="ce1" office:value-type="float" office:value="10" calcext:value-type="float">
            <text:p>10</text:p>
          </table:table-cell>
          <table:table-cell table:style-name="ce1" office:value-type="string" calcext:value-type="string">
            <text:p>Totholz, Kompost, Lokale Fauna und Flora, Versteckmöglichkeiten für Tiere</text:p>
          </table:table-cell>
          <table:table-cell table:style-name="ce1" office:value-type="string" calcext:value-type="string">
            <text:p>Ja</text:p>
          </table:table-cell>
          <table:table-cell table:style-name="ce1" office:value-type="string" calcext:value-type="string">
            <text:p>Foren im Internet, Nachbarschaft</text:p>
          </table:table-cell>
          <table:table-cell table:style-name="ce1" office:value-type="string" calcext:value-type="string">
            <text:p>Pflanzenpflege</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abu</text:p>
          </table:table-cell>
          <table:table-cell table:style-name="ce1" office:value-type="string" calcext:value-type="string">
            <text:p>Gut. </text:p>
          </table:table-cell>
          <table:table-cell table:style-name="ce1" office:value-type="string" calcext:value-type="string">
            <text:p>Prima</text:p>
          </table:table-cell>
          <table:table-cell table:style-name="ce1" office:value-type="string" calcext:value-type="string">
            <text:p>50 - 59 Jahre</text:p>
          </table:table-cell>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1" calcext:value-type="float">
            <text:p>3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text:p>
          </table:table-cell>
          <table:table-cell table:style-name="ce1" office:value-type="string" calcext:value-type="string">
            <text:p>Schneckenfraß</text:p>
          </table:table-cell>
          <table:table-cell table:style-name="ce1" office:value-type="string" calcext:value-type="string">
            <text:p>Videoplattformen (YouTube), Soziale Medien (Facebook, Instagram etc.), Internetrecherche</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float" office:value="9" calcext:value-type="float">
            <text:p>9</text:p>
          </table:table-cell>
          <table:table-cell table:style-name="ce1" office:value-type="string" calcext:value-type="string">
            <text:p>Vorrangig einheimische Pflanzen, diverse Gartenbereiche für unterschiedliche Ansprüche (z.B. trocken, feucht, Steine, Holz, Wiese, Bäume), Rückzugsorte für Tiere.</text:p>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text:p>
          </table:table-cell>
          <table:table-cell table:style-name="ce1" office:value-type="string" calcext:value-type="string">
            <text:p>Pflanzenpflege, Pflanzenarten, Umwelt,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Für mich nicht von Interesse.</text:p>
          </table:table-cell>
          <table:table-cell table:style-name="ce1" office:value-type="string" calcext:value-type="string">
            <text:p>Nein, meine sozialen Kontakte via FB &amp; YT sind mir da Auskunft genug.</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 calcext:value-type="float">
            <text:p>1</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table-cell table:style-name="ce1" office:value-type="string" calcext:value-type="string">
            <text:p>Freunde und Bekannte, Videoplattformen (YouTube), Soziale Medien (Facebook, Instagram etc.), Internetrecherche</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6" calcext:value-type="float">
            <text:p>6</text:p>
          </table:table-cell>
          <table:table-cell/>
          <table:table-cell table:style-name="ce1" office:value-type="float" office:value="7" calcext:value-type="float">
            <text:p>7</text:p>
          </table:table-cell>
          <table:table-cell table:style-name="ce1" office:value-type="string" calcext:value-type="string">
            <text:p>Kompost, Bienengerechte Blumenwies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Umwelt, Gartenutensilien, Wetter, Düngemittel,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number-columns-repeated="2" table:style-name="ce1" office:value-type="string" calcext:value-type="string">
            <text:p>Nein</text:p>
          </table:table-cell>
          <table:table-cell table:style-name="ce1" office:value-type="string" calcext:value-type="string">
            <text:p>Gute Idee. Am besten mit Kleinanzeigen und / oder Tauschbörse.</text:p>
          </table:table-cell>
          <table:table-cell table:style-name="ce1" office:value-type="string" calcext:value-type="string">
            <text:p>Nein. Es muss aber praktikabel im Sinne der Kleingartenverordnung sein.</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4" calcext:value-type="float">
            <text:p>4</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Insektenfreundlichkeit, Ästhetik / Dekorativ</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ungünstiges Wetter</text:p>
          </table:table-cell>
          <table:table-cell table:style-name="ce1" office:value-type="string" calcext:value-type="string">
            <text:p>Freunde und Bekannte, Fachhandel, Zeitschriften, Bücher, Internetrecherche</text:p>
          </table:table-cell>
          <table:table-cell table:number-columns-repeated="3" table:style-name="ce1" office:value-type="float" office:value="8" calcext:value-type="float">
            <text:p>8</text:p>
          </table:table-cell>
          <table:table-cell table:style-name="ce1" office:value-type="string" calcext:value-type="string">
            <text:p>Igel, Vögel, Insekten usw. fühlen sich im Garten wohl</text:p>
          </table:table-cell>
          <table:table-cell table:style-name="ce1" office:value-type="float" office:value="8" calcext:value-type="float">
            <text:p>8</text:p>
          </table:table-cell>
          <table:table-cell table:style-name="ce1" office:value-type="string" calcext:value-type="string">
            <text:p>Totholz, Wasserfläche, Kompost, Versteckmöglichkeiten für Tiere, insektenfreundliche Pflanzen, nicht unbedingt alle lokal</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Freunde, Pflanzenliebhabervereine</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Bücher, Internetrecherche, Besuche von Gärten und Parks</text:p>
          </table:table-cell>
          <table:table-cell table:style-name="ce1" office:value-type="string" calcext:value-type="string">
            <text:p>Ja</text:p>
          </table:table-cell>
          <table:table-cell table:style-name="ce1" office:value-type="string" calcext:value-type="string">
            <text:p>Liebhaberverein, Tausch von Pflanzen, Samen etc., Vorträge</text:p>
          </table:table-cell>
          <table:table-cell table:number-columns-repeated="4"/>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0" calcext:value-type="float">
            <text:p>10</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Pflanzenkrankheiten, Schädlingsbefall</text:p>
          </table:table-cell>
          <table:table-cell table:style-name="ce1" office:value-type="string" calcext:value-type="string">
            <text:p>Freunde und Bekannte, Zeitschriften, Bücher, Internetrecherche</text:p>
          </table:table-cell>
          <table:table-cell table:style-name="ce1" office:value-type="float" office:value="7" calcext:value-type="float">
            <text:p>7</text:p>
          </table:table-cell>
          <table:table-cell table:number-columns-repeated="2" table:style-name="ce1" office:value-type="float" office:value="8" calcext:value-type="float">
            <text:p>8</text:p>
          </table:table-cell>
          <table:table-cell table:style-name="ce1" office:value-type="string" calcext:value-type="string">
            <text:p>heimische, insektenfreundliche Pflanzen, Verzicht auf Pestzide und Fungizide </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Ungeziefer, Pflanzenzucht</text:p>
          </table:table-cell>
          <table:table-cell table:style-name="ce1"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number-columns-repeated="2"/>
          <table:table-cell table:style-name="ce1" office:value-type="string" calcext:value-type="string">
            <text:p>Gut</text:p>
          </table:table-cell>
          <table:table-cell table:style-name="ce1" office:value-type="string" calcext:value-type="string">
            <text:p>Fänd ich super</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1" calcext:value-type="float">
            <text:p>11</text:p>
          </table:table-cell>
          <table:table-cell table:number-columns-repeated="2" table:style-name="ce1" office:value-type="string" calcext:value-type="string">
            <text:p>Ja</text:p>
          </table:table-cell>
          <table:table-cell table:style-name="ce1" office:value-type="string" calcext:value-type="string">
            <text:p>Garten, 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Schädlingsbefall</text:p>
          </table:table-cell>
          <table:table-cell table:style-name="ce1" office:value-type="string" calcext:value-type="string">
            <text:p>Freunde und Bekannte, Fachhandel, Zeitschriften, Internetrecherche</text:p>
          </table:table-cell>
          <table:table-cell table:style-name="ce1" office:value-type="float" office:value="6" calcext:value-type="float">
            <text:p>6</text:p>
          </table:table-cell>
          <table:table-cell table:style-name="ce1" office:value-type="float" office:value="8" calcext:value-type="float">
            <text:p>8</text:p>
          </table:table-cell>
          <table:table-cell table:style-name="ce1" office:value-type="float" office:value="6" calcext:value-type="float">
            <text:p>6</text:p>
          </table:table-cell>
          <table:table-cell table:style-name="ce1" office:value-type="string" calcext:value-type="string">
            <text:p>Ganzjährige insektenfreundliche Blühpflanzen</text:p>
          </table:table-cell>
          <table:table-cell table:style-name="ce1" office:value-type="float" office:value="7" calcext:value-type="float">
            <text:p>7</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artenverein / -gruppe, Nachbarschaft</text:p>
          </table:table-cell>
          <table:table-cell table:style-name="ce1" office:value-type="string" calcext:value-type="string">
            <text:p>Pflanzenpflege, Düngemittel, Pflanztechniken,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Soziale Medien (Facebook, Instagram etc.), Internetrecherche, Ich suche nicht nach Inspiration für meinen Garten.</text:p>
          </table:table-cell>
          <table:table-cell table:style-name="ce1" office:value-type="string" calcext:value-type="string">
            <text:p>Ja</text:p>
          </table:table-cell>
          <table:table-cell table:style-name="ce1" office:value-type="string" calcext:value-type="string">
            <text:p>Kleingärtnerverein</text:p>
          </table:table-cell>
          <table:table-cell table:style-name="ce1" office:value-type="string" calcext:value-type="string">
            <text:p>Kassierer</text:p>
          </table:table-cell>
          <table:table-cell table:style-name="ce1" office:value-type="string" calcext:value-type="string">
            <text:p>Facebookgruppe</text:p>
          </table:table-cell>
          <table:table-cell table:style-name="ce1" office:value-type="string" calcext:value-type="string">
            <text:p>Wäre sehr gut</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2" calcext:value-type="float">
            <text:p>22</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Nutzpflanzen</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Beobachten </text:p>
          </table:table-cell>
          <table:table-cell table:style-name="ce1" office:value-type="string" calcext:value-type="string">
            <text:p>Mangelndes Verständnis anderer Gärtner oder des Vorstands, mehr extremes Wetter</text:p>
          </table:table-cell>
          <table:table-cell table:style-name="ce1" office:value-type="string" calcext:value-type="string">
            <text:p>Freunde und Bekannte, Videoplattformen (YouTube), Soziale Medien (Facebook, Instagram etc.), Internetrecherche, Andere Gärtner:innen</text:p>
          </table:table-cell>
          <table:table-cell table:number-columns-repeated="2" table:style-name="ce1" office:value-type="float" office:value="8" calcext:value-type="float">
            <text:p>8</text:p>
          </table:table-cell>
          <table:table-cell table:style-name="ce1" office:value-type="float" office:value="9" calcext:value-type="float">
            <text:p>9</text:p>
          </table:table-cell>
          <table:table-cell table:style-name="ce1" office:value-type="string" calcext:value-type="string">
            <text:p>Vielfältige Gestaltung des Gartens für alle, d.h. auch für die Tierwelt. Orientierung an Gegebenheiten und einheimischen Pflanzen. "Mit der Natur gärtnern" statt gegen sie.</text:p>
          </table:table-cell>
          <table:table-cell table:style-name="ce1" office:value-type="float" office:value="10" calcext:value-type="float">
            <text:p>10</text:p>
          </table:table-cell>
          <table:table-cell table:style-name="ce1" office:value-type="string" calcext:value-type="string">
            <text:p>Totholz, Wasserfläche, Kompost, Lokale Fauna und Flora, Hohes Gras, Versteckmöglichkeiten für Tiere, Steingarten, Humusaufbau, Mulchen, Flächenkompost, wenig Umgraben </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Düngemittel, Pflanztechniken, Ernte, Ungeziefer,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Ein klassischer Kleingartenverein e.V.</text:p>
          </table:table-cell>
          <table:table-cell table:style-name="ce1" office:value-type="string" calcext:value-type="string">
            <text:p>Nein. Vielleicht der Gärtner, der am Meisten "Probleme" macht </text:p>
          </table:table-cell>
          <table:table-cell table:style-name="ce1" office:value-type="string" calcext:value-type="string">
            <text:p>Nein</text:p>
          </table:table-cell>
          <table:table-cell table:style-name="ce1" office:value-type="string" calcext:value-type="string">
            <text:p>Könnte interessant sein</text:p>
          </table:table-cell>
          <table:table-cell table:style-name="ce1" office:value-type="string" calcext:value-type="string">
            <text:p>Ja, verbessern </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5" calcext:value-type="float">
            <text:p>2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text:p>
          </table:table-cell>
          <table:table-cell table:style-name="ce1" office:value-type="string" calcext:value-type="string">
            <text:p>Schädlinge ohne Chemie bekämpfen/ tolerieren</text:p>
          </table:table-cell>
          <table:table-cell table:style-name="ce1" office:value-type="string" calcext:value-type="string">
            <text:p>Zeitschriften, Internetrecherche</text:p>
          </table:table-cell>
          <table:table-cell table:number-columns-repeated="3" table:style-name="ce1" office:value-type="float" office:value="8" calcext:value-type="float">
            <text:p>8</text:p>
          </table:table-cell>
          <table:table-cell table:style-name="ce1" office:value-type="string" calcext:value-type="string">
            <text:p>Regional - ohne Chemie</text:p>
          </table:table-cell>
          <table:table-cell table:style-name="ce1"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Schmetterlinge/ Bienen/ Nachtfalter</text:p>
          </table:table-cell>
          <table:table-cell table:style-name="ce1" office:value-type="string" calcext:value-type="string">
            <text:p>Ja</text:p>
          </table:table-cell>
          <table:table-cell table:style-name="ce1" office:value-type="string" calcext:value-type="string">
            <text:p>Foren im Internet</text:p>
          </table:table-cell>
          <table:table-cell table:style-name="ce1" office:value-type="string" calcext:value-type="string">
            <text:p>Umwelt, Ungeziefer</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Bücher, Internetrecherche, offene Gartenpforte</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cool </text:p>
          </table:table-cell>
          <table:table-cell table:style-name="ce1" office:value-type="string" calcext:value-type="string">
            <text:p>nein</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Dörflich</text:p>
          </table:table-cell>
          <table:table-cell table:number-columns-repeated="993"/>
        </table:table-row>
        <table:table-row table:style-name="ro1">
          <table:table-cell table:style-name="ce1" office:value-type="float" office:value="32" calcext:value-type="float">
            <text:p>3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Samen aussähen, Pflanzen zurückschneiden, Rasen mähen</text:p>
          </table:table-cell>
          <table:table-cell table:style-name="ce1" office:value-type="string" calcext:value-type="string">
            <text:p>Pflanzen Bestimmung </text:p>
          </table:table-cell>
          <table:table-cell table:style-name="ce1" office:value-type="string" calcext:value-type="string">
            <text:p>Freunde und Bekannte, Soziale Medien (Facebook, Instagram etc.), Internetrecherche</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float" office:value="7" calcext:value-type="float">
            <text:p>7</text:p>
          </table:table-cell>
          <table:table-cell table:style-name="ce1" office:value-type="string" calcext:value-type="string">
            <text:p>Einheimische Pflanzen </text:p>
          </table:table-cell>
          <table:table-cell table:style-name="ce1" office:value-type="float" office:value="9" calcext:value-type="float">
            <text:p>9</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 Pflanzenzucht</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Bücher, Soziale Medien (Facebook, Instagram etc.)</text:p>
          </table:table-cell>
          <table:table-cell table:style-name="ce1" office:value-type="string" calcext:value-type="string">
            <text:p>Ja</text:p>
          </table:table-cell>
          <table:table-cell table:style-name="ce1" office:value-type="string" calcext:value-type="string">
            <text:p>Beschäftigt sich mit naturnahen privat Gärten und Kommunen </text:p>
          </table:table-cell>
          <table:table-cell table:number-columns-repeated="2" table:style-name="ce1" office:value-type="string" calcext:value-type="string">
            <text:p>Nein </text:p>
          </table:table-cell>
          <table:table-cell table:style-name="ce1" office:value-type="string" calcext:value-type="string">
            <text:p>Fände ich gut </text:p>
          </table:table-cell>
          <table:table-cell table:style-name="ce1" office:value-type="string" calcext:value-type="string">
            <text:p>Nein, nur dann wäre sie für mich interessant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 calcext:value-type="float">
            <text:p>2</text:p>
          </table:table-cell>
          <table:table-cell table:number-columns-repeated="2" table:style-name="ce1" office:value-type="string" calcext:value-type="string">
            <text:p>Ja</text:p>
          </table:table-cell>
          <table:table-cell table:style-name="ce1" office:value-type="string" calcext:value-type="string">
            <text:p>Schrebergarten, eigener Garten/Grundstück </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Veredeln, Vermehrung…,</text:p>
          </table:table-cell>
          <table:table-cell/>
          <table:table-cell table:style-name="ce1" office:value-type="string" calcext:value-type="string">
            <text:p>Freunde und Bekannte, Zeitschriften, Bücher, Soziale Medien (Facebook, Instagram etc.), Internetrecherche, Vereine und Verbände</text:p>
          </table:table-cell>
          <table:table-cell table:number-columns-repeated="3" table:style-name="ce1" office:value-type="float" office:value="9" calcext:value-type="float">
            <text:p>9</text:p>
          </table:table-cell>
          <table:table-cell table:style-name="ce1" office:value-type="string" calcext:value-type="string">
            <text:p>Vielfalt, nachhaltige Kreisläufe, keinerlei Pestizide und Kunstdünger, vielfältige Lebensräume, gesunder, lebender Boden…..</text:p>
          </table:table-cell>
          <table:table-cell table:style-name="ce1"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Hecken, Bäume in div. Altersklassen, Sorten-und Artenvielfalt</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text:p>
          </table:table-cell>
          <table:table-cell table:style-name="ce1" office:value-type="string" calcext:value-type="string">
            <text:p>Pflanzenpflege, Pflanzenarten, Umwelt, Gartenutensilien, Wetter, Pflanztechniken, Ernte, Pflanzenzucht, Kreisläufe….Nachhaltigkeit</text:p>
          </table:table-cell>
          <table:table-cell table:style-name="ce1"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Vorsitzender, Fachberater</text:p>
          </table:table-cell>
          <table:table-cell table:style-name="ce1" office:value-type="string" calcext:value-type="string">
            <text:p>nein</text:p>
          </table:table-cell>
          <table:table-cell table:style-name="ce1" office:value-type="string" calcext:value-type="string">
            <text:p>Gut</text:p>
          </table:table-cell>
          <table:table-cell table:style-name="ce1" office:value-type="string" calcext:value-type="string">
            <text:p>fände ich super</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3" calcext:value-type="float">
            <text:p>23</text:p>
          </table:table-cell>
          <table:table-cell table:number-columns-repeated="2" table:style-name="ce1" office:value-type="string" calcext:value-type="string">
            <text:p>Ja</text:p>
          </table:table-cell>
          <table:table-cell table:style-name="ce1" office:value-type="string" calcext:value-type="string">
            <text:p>Garten, Schrebergarten, Terrasse</text:p>
          </table:table-cell>
          <table:table-cell table:style-name="ce1" office:value-type="string" calcext:value-type="string">
            <text:p>Naturnahe Gestaltung, Insektenfreundlichkeit, Ästhetik / Dekorativ, Möglichst viel Gemüse anbauen zu können</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 Benjeshecke füllen, Obstbäume schneiden, Beete mulchen, uvm</text:p>
          </table:table-cell>
          <table:table-cell table:style-name="ce1" office:value-type="string" calcext:value-type="string">
            <text:p>Nacktschnecken, trockene Sommer, Kleingartenordnung</text:p>
          </table:table-cell>
          <table:table-cell table:style-name="ce1" office:value-type="string" calcext:value-type="string">
            <text:p>Freunde und Bekannte, Videoplattformen (YouTube), Internetrecherche</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7" calcext:value-type="float">
            <text:p>7</text:p>
          </table:table-cell>
          <table:table-cell table:style-name="ce1" office:value-type="string" calcext:value-type="string">
            <text:p>Lebensräume erhalten und neue schaffen, ökosystemare Zusammenhänge bedenken, Stockwerkbau, untershciedliche Nährstoffansprüche bedenken...</text:p>
          </table:table-cell>
          <table:table-cell table:style-name="ce1" office:value-type="float" office:value="8" calcext:value-type="float">
            <text:p>8</text:p>
          </table:table-cell>
          <table:table-cell table:style-name="ce1" office:value-type="string" calcext:value-type="string">
            <text:p>Totholz, Wasserfläche, Kompost, Unkraut, Lokale Fauna und Flora, Hohes Gras, Versteckmöglichkeiten für Tiere, Steingarten, Verzicht auf Umgraben, Beikraut nicht Unkraut ;-) </text:p>
          </table:table-cell>
          <table:table-cell table:style-name="ce1" office:value-type="string" calcext:value-type="string">
            <text:p>Ja</text:p>
          </table:table-cell>
          <table:table-cell table:style-name="ce1" office:value-type="string" calcext:value-type="string">
            <text:p>Gruppen in den sozialen Medien, Familienkreis, Freunde</text:p>
          </table:table-cell>
          <table:table-cell table:style-name="ce1" office:value-type="string" calcext:value-type="string">
            <text:p>Pflanzenpflege, Pflanzenarten, Gartenutensilien, Pflanztechniken, Ungeziefer, Pflanzenzucht</text:p>
          </table:table-cell>
          <table:table-cell table:style-name="ce1" office:value-type="float" office:value="5" calcext:value-type="float">
            <text:p>5</text:p>
          </table:table-cell>
          <table:table-cell table:style-name="ce1" office:value-type="string" calcext:value-type="string">
            <text:p>Ja</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verein</text:p>
          </table:table-cell>
          <table:table-cell/>
          <table:table-cell table:style-name="ce1" office:value-type="string" calcext:value-type="string">
            <text:p>nein</text:p>
          </table:table-cell>
          <table:table-cell table:style-name="ce1" office:value-type="string" calcext:value-type="string">
            <text:p>Blödsinn. Gärtnern ist etwas praktisches, das man mit den Händen tut. Austauschen möchte ich mich auch mit Menschen in echt. Wenn ich etwas wissen will, gibt es ausreichend Infos im Netz</text:p>
          </table:table-cell>
          <table:table-cell table:style-name="ce1" office:value-type="string" calcext:value-type="string">
            <text:p>denke 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4" calcext:value-type="float">
            <text:p>2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text:p>
          </table:table-cell>
          <table:table-cell table:style-name="ce1" office:value-type="string" calcext:value-type="string">
            <text:p>Unkraut wächst zu schnell</text:p>
          </table:table-cell>
          <table:table-cell table:style-name="ce1" office:value-type="string" calcext:value-type="string">
            <text:p>Freunde und Bekannte, Fachhandel</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8" calcext:value-type="float">
            <text:p>8</text:p>
          </table:table-cell>
          <table:table-cell table:style-name="ce1" office:value-type="string" calcext:value-type="string">
            <text:p>Ökologisch handeln</text:p>
          </table:table-cell>
          <table:table-cell table:style-name="ce1" office:value-type="float" office:value="8" calcext:value-type="float">
            <text:p>8</text:p>
          </table:table-cell>
          <table:table-cell table:style-name="ce1" office:value-type="string" calcext:value-type="string">
            <text:p>Totholz, Kompost, Lokale Fauna und Flora</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pflege, Pflanzenarten, Umwelt, Gartenutensilien, Pflanztechniken, Ernte, Pflanzenzuch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Internetrecherche</text:p>
          </table:table-cell>
          <table:table-cell table:style-name="ce1" office:value-type="string" calcext:value-type="string">
            <text:p>Ja</text:p>
          </table:table-cell>
          <table:table-cell table:style-name="ce1" office:value-type="string" calcext:value-type="string">
            <text:p>Das was ein Kleingärtnerverein so macht</text:p>
          </table:table-cell>
          <table:table-cell table:style-name="ce1" office:value-type="string" calcext:value-type="string">
            <text:p>Nein</text:p>
          </table:table-cell>
          <table:table-cell table:style-name="ce1" office:value-type="string" calcext:value-type="string">
            <text:p>nein</text:p>
          </table:table-cell>
          <table:table-cell table:style-name="ce1" office:value-type="string" calcext:value-type="string">
            <text:p>gute Idee</text:p>
          </table:table-cell>
          <table:table-cell table:style-name="ce1" office:value-type="string" calcext:value-type="string">
            <text:p>k.A.</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5" calcext:value-type="float">
            <text:p>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Unkraut jähten, Samen aussähen, Pflanzen zurückschneiden, Rasen mähen, Pflanzen fotografieren</text:p>
          </table:table-cell>
          <table:table-cell table:style-name="ce1" office:value-type="string" calcext:value-type="string">
            <text:p>Zuviel Arbeit. Zu hohe Pflanzen mit schwieriger Pflege</text:p>
          </table:table-cell>
          <table:table-cell table:style-name="ce1" office:value-type="string" calcext:value-type="string">
            <text:p>Freunde und Bekannte, Zeitschriften, Internetrecherche</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8" calcext:value-type="float">
            <text:p>8</text:p>
          </table:table-cell>
          <table:table-cell table:style-name="ce1" office:value-type="string" calcext:value-type="string">
            <text:p>Rückzugsräume für Tiere, abwechslungsreiche Gestaltung. </text:p>
          </table:table-cell>
          <table:table-cell table:style-name="ce1" office:value-type="float" office:value="8" calcext:value-type="float">
            <text:p>8</text:p>
          </table:table-cell>
          <table:table-cell table:style-name="ce1" office:value-type="string" calcext:value-type="string">
            <text:p>Totholz, Lokale Fauna und Flora, Versteckmöglichkeiten für Tiere, Wildkräuter </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pflege, Gartenutensilien, Wetter, Ernte, Pflanzenzuch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Zeitschriften, Bücher, Soziale Medien (Facebook, Instagram etc.), Tag der offenen Gärten </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Mein schöner Garten </text:p>
          </table:table-cell>
          <table:table-cell table:style-name="ce1" office:value-type="string" calcext:value-type="string">
            <text:p>Wäre praktisch. Nur interessierte Teilnehmer. </text:p>
          </table:table-cell>
          <table:table-cell table:style-name="ce1" office:value-type="string" calcext:value-type="string">
            <text:p>Fände ich gut.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Dörflich</text:p>
          </table:table-cell>
          <table:table-cell table:number-columns-repeated="993"/>
        </table:table-row>
        <table:table-row table:style-name="ro1">
          <table:table-cell table:style-name="ce2" office:value-type="date" office:date-value="2022-02-07T16:08:14.247" calcext:value-type="date">
            <text:p>2/7/2022 16:08:14</text:p>
          </table:table-cell>
          <table:table-cell table:number-columns-repeated="2" table:style-name="ce1" office:value-type="string" calcext:value-type="string">
            <text:p>Ja</text:p>
          </table:table-cell>
          <table:table-cell table:style-name="ce1" office:value-type="string" calcext:value-type="string">
            <text:p>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Gemüse pflanzen, Pflegen, ernten </text:p>
          </table:table-cell>
          <table:table-cell table:style-name="ce1" office:value-type="string" calcext:value-type="string">
            <text:p>Wilde Kaninchen, die meine Pflanzen fressen; sehr trockener, schlechter Boden </text:p>
          </table:table-cell>
          <table:table-cell table:style-name="ce1" office:value-type="string" calcext:value-type="string">
            <text:p>Freunde und Bekannte, Internetrecherche</text:p>
          </table:table-cell>
          <table:table-cell table:number-columns-repeated="2" table:style-name="ce1" office:value-type="float" office:value="7" calcext:value-type="float">
            <text:p>7</text:p>
          </table:table-cell>
          <table:table-cell table:style-name="ce1" office:value-type="float" office:value="6" calcext:value-type="float">
            <text:p>6</text:p>
          </table:table-cell>
          <table:table-cell table:style-name="ce1" office:value-type="string" calcext:value-type="string">
            <text:p>Heimische, wilde Pflanzen; Nutzpflanzen; Unterschlupfe für Tiere</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Wetter, Ernte,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Soziale Medien (Facebook, Instagram etc.)</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Für mich nicht nötig</text:p>
          </table:table-cell>
          <table:table-cell table:style-name="ce1" office:value-type="string" calcext:value-type="string">
            <text:p>Eventuell ein wenig mehr Interesse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2" table:number-rows-repeated="1048552">
          <table:table-cell table:number-columns-repeated="1024"/>
        </table:table-row>
        <table:table-row table:style-name="ro2">
          <table:table-cell table:number-columns-repeated="1024"/>
        </table:table-row>
      </table:table>
      <table:table table:name="Unerfahren" table:style-name="ta7">
        <table:table-column table:style-name="co1" table:default-cell-style-name="Default"/>
        <table:table-column table:style-name="co2" table:visibility="collapse" table:default-cell-style-name="Default"/>
        <table:table-column table:style-name="co1" table:visibility="collapse" table:default-cell-style-name="Default"/>
        <table:table-column table:style-name="co3" table:visibility="collapse"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1" table:number-columns-repeated="7" table:default-cell-style-name="Default"/>
        <table:table-column table:style-name="co21" table:default-cell-style-name="Default"/>
        <table:table-column table:style-name="co1" table:number-columns-repeated="8" table:default-cell-style-name="Default"/>
        <table:table-column table:style-name="co22" table:default-cell-style-name="Default"/>
        <table:table-column table:style-name="co19" table:default-cell-style-name="Default"/>
        <table:table-column table:style-name="co1" table:number-columns-repeated="9" table:default-cell-style-name="Default"/>
        <table:table-column table:style-name="co20" table:number-columns-repeated="987" table:default-cell-style-name="Default"/>
        <table:table-row table:style-name="ro1">
          <table:table-cell table:style-name="ce1" office:value-type="string" calcext:value-type="string">
            <text:p>Nummer</text:p>
          </table:table-cell>
          <table:table-cell table:style-name="ce3" office:value-type="string" calcext:value-type="string">
            <text:p>Interessieren Sie sich für Pflanzen oder Gärtnern?</text:p>
          </table:table-cell>
          <table:table-cell table:style-name="ce3" office:value-type="string" calcext:value-type="string">
            <text:p>Besitzen Sie ein Smartphone?</text:p>
          </table:table-cell>
          <table:table-cell table:style-name="ce3" office:value-type="string" calcext:value-type="string">
            <text:p>Wo verbringen Sie die meiste Zeit mit Gärtnern / Pflanzenpflege?</text:p>
          </table:table-cell>
          <table:table-cell table:style-name="ce3" office:value-type="string" calcext:value-type="string">
            <text:p>Worauf achten Sie bei der Gestaltung ihres Gartens, Balkons oder ihrer Terrasse etc. ?</text:p>
          </table:table-cell>
          <table:table-cell table:style-name="ce3" office:value-type="string" calcext:value-type="string">
            <text:p>Wie lange gärtnern Sie schon oder interessieren sich für Pflanzen?</text:p>
          </table:table-cell>
          <table:table-cell table:style-name="ce3" office:value-type="string" calcext:value-type="string">
            <text:p>Beschäftigen Sie sich beruflich mit Pflanzen?</text:p>
          </table:table-cell>
          <table:table-cell table:style-name="ce3" office:value-type="string" calcext:value-type="string">
            <text:p>Welche Aktivitäten unternehmen Sie beim Gärtnern?</text:p>
          </table:table-cell>
          <table:table-cell table:style-name="ce3" office:value-type="string" calcext:value-type="string">
            <text:p>Welche Probleme treten dabei für Sie auf?</text:p>
          </table:table-cell>
          <table:table-cell table:style-name="ce3" office:value-type="string" calcext:value-type="string">
            <text:p>Wo finden Sie Lösungen für auftretende Probleme?</text:p>
          </table:table-cell>
          <table:table-cell table:style-name="ce3" office:value-type="string" calcext:value-type="string">
            <text:p>Wie ausgereift würden Sie Ihr Wissen über Pflanzen einschätzen?</text:p>
          </table:table-cell>
          <table:table-cell table:style-name="ce3" office:value-type="string" calcext:value-type="string">
            <text:p>Wie ausgereift würden Sie Ihr Wissen über das Gärtnern einschätzen?</text:p>
          </table:table-cell>
          <table:table-cell table:style-name="ce3" office:value-type="string" calcext:value-type="string">
            <text:p>Wie ausgereift würden Sie Ihr Wissen über die naturnahe Gestaltung von Gärten, Balkonen, Terrassen etc. einschätzen?</text:p>
          </table:table-cell>
          <table:table-cell table:style-name="ce3" office:value-type="string" calcext:value-type="string">
            <text:p>Was macht naturnahe Gestaltung für Sie aus?</text:p>
          </table:table-cell>
          <table:table-cell table:style-name="ce3" office:value-type="string" calcext:value-type="string">
            <text:p>Wie sehr achten Sie auf naturnahe Gestaltung?</text:p>
          </table:table-cell>
          <table:table-cell table:style-name="ce3" office:value-type="string" calcext:value-type="string">
            <text:p>Welche Begriffe bringen Sie in Verbindung mit naturnaher Gestaltung?</text:p>
          </table:table-cell>
          <table:table-cell table:style-name="ce3" office:value-type="string" calcext:value-type="string">
            <text:p>Tauschen Sie sich mit anderen Leuten über ihren Garten/Pflanzen aus?</text:p>
          </table:table-cell>
          <table:table-cell table:style-name="ce3" office:value-type="string" calcext:value-type="string">
            <text:p>Wo tauschen Sie sich mit diesen Leuten aus?</text:p>
          </table:table-cell>
          <table:table-cell table:style-name="ce3" office:value-type="string" calcext:value-type="string">
            <text:p>Worüber tauschen Sie sich aus?</text:p>
          </table:table-cell>
          <table:table-cell table:style-name="ce3" office:value-type="string" calcext:value-type="string">
            <text:p>Wie wichtig ist Ihnen der Austausch über Pflanzen und ihre Pflege mit anderen Hobbygärtner*innen?</text:p>
          </table:table-cell>
          <table:table-cell table:style-name="ce3" office:value-type="string" calcext:value-type="string">
            <text:p>Schauen Sie zur Inspiration auch mal in die Gärten anderer Leute? Wenn nein: Warum nicht?</text:p>
          </table:table-cell>
          <table:table-cell table:style-name="ce3" office:value-type="string" calcext:value-type="string">
            <text:p>Suchen Sie ab und an nach Inspiration für Ihren Garten, Balkon etc.? Wenn ja, wo finden Sie diese?</text:p>
          </table:table-cell>
          <table:table-cell table:style-name="ce3" office:value-type="string" calcext:value-type="string">
            <text:p>Sind Sie Mitglied eines Garten-Vereins, Schrebergarten-Vereins o.ä.?</text:p>
          </table:table-cell>
          <table:table-cell table:style-name="ce3" office:value-type="string" calcext:value-type="string">
            <text:p>Was macht Ihr Verein / Gruppe?</text:p>
          </table:table-cell>
          <table:table-cell table:style-name="ce3" office:value-type="string" calcext:value-type="string">
            <text:p>Nehmen Sie dort eine besondere Rolle ein? Wenn ja, welche?</text:p>
          </table:table-cell>
          <table:table-cell table:style-name="ce3" office:value-type="string" calcext:value-type="string">
            <text:p>Nutzen Sie bereits eine App für Tipps &amp; Tricks, Inspiration und Austausch zu Gärtner-Themen? Wenn ja, welche?</text:p>
          </table:table-cell>
          <table:table-cell table:style-name="ce3" office:value-type="string" calcext:value-type="string">
            <text:p>Stellen Sie sich eine App vor, mit der Sie sich mit anderen Personen über eure Gärten, Pflanzen o.ä. austauschen und auch gezielt aktuelle Probleme oder Schwierigkeiten angehen könnten. Was würden Sie darüber denken</text:p>
          </table:table-cell>
          <table:table-cell table:style-name="ce3" office:value-type="string" calcext:value-type="string">
            <text:p>Stellen Sie sich jetzt vor, der Fokus der App liegt dabei auf der naturnahen Gestaltung. Würde sich Ihre Meinung zu der App ändern?</text:p>
          </table:table-cell>
          <table:table-cell table:style-name="ce3" office:value-type="string" calcext:value-type="string">
            <text:p>Alter:</text:p>
          </table:table-cell>
          <table:table-cell table:style-name="ce3" office:value-type="string" calcext:value-type="string">
            <text:p>Geschlecht:</text:p>
          </table:table-cell>
          <table:table-cell table:style-name="ce3" office:value-type="string" calcext:value-type="string">
            <text:p>Wie würden Sie Ihren Wohnort beschreiben?</text:p>
          </table:table-cell>
          <table:table-cell table:number-columns-repeated="993"/>
        </table:table-row>
        <table:table-row table:style-name="ro1">
          <table:table-cell table:style-name="ce1" office:value-type="float" office:value="12" calcext:value-type="float">
            <text:p>1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Samen aussähen, Pflanzen zurückschneiden, Rasen mähen</text:p>
          </table:table-cell>
          <table:table-cell/>
          <table:table-cell table:style-name="ce1" office:value-type="string" calcext:value-type="string">
            <text:p>Freunde und Bekannte, Videoplattformen (YouTube), Soziale Medien (Facebook, Instagram etc.), Internetrecherche</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Einheimische Pflanzen, insekten- und tierfreundlich</text:p>
          </table:table-cell>
          <table:table-cell table:style-name="ce1" office:value-type="float" office:value="4" calcext:value-type="float">
            <text:p>4</text:p>
          </table:table-cell>
          <table:table-cell table:style-name="ce1" office:value-type="string" calcext:value-type="string">
            <text:p>Totholz,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Ernte, Ungeziefer</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Nicht so nützlich</text:p>
          </table:table-cell>
          <table:table-cell table:style-name="ce1" office:value-type="string" calcext:value-type="string">
            <text:p>Vielleicht</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4" calcext:value-type="float">
            <text:p>34</text:p>
          </table:table-cell>
          <table:table-cell table:number-columns-repeated="2" table:style-name="ce1" office:value-type="string" calcext:value-type="string">
            <text:p>Ja</text:p>
          </table:table-cell>
          <table:table-cell table:style-name="ce1" office:value-type="string" calcext:value-type="string">
            <text:p>Garten, Schrebergarten, Beete in der Stadt (Urban Gardening*)</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text:p>
          </table:table-cell>
          <table:table-cell/>
          <table:table-cell table:style-name="ce1" office:value-type="string" calcext:value-type="string">
            <text:p>Freunde und Bekannte, Soziale Medien (Facebook, Instagram etc.), Internetrecherche</text:p>
          </table:table-cell>
          <table:table-cell table:style-name="ce1" office:value-type="float" office:value="4" calcext:value-type="float">
            <text:p>4</text:p>
          </table:table-cell>
          <table:table-cell table:number-columns-repeated="2"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pflege, Ernte</text:p>
          </table:table-cell>
          <table:table-cell table:style-name="ce1" office:value-type="float" office:value="3" calcext:value-type="float">
            <text:p>3</text:p>
          </table:table-cell>
          <table:table-cell table:style-name="ce1" office:value-type="string" calcext:value-type="string">
            <text:p>Ja</text:p>
          </table:table-cell>
          <table:table-cell table:style-name="ce1" office:value-type="string" calcext:value-type="string">
            <text:p>Freunde und Bekannte, Zeitschriften, Videoplattformen (YouTube), Soziale Medien (Facebook, Instagram etc.), Internetrecherche</text:p>
          </table:table-cell>
          <table:table-cell table:style-name="ce1" office:value-type="string" calcext:value-type="string">
            <text:p>Ja</text:p>
          </table:table-cell>
          <table:table-cell table:number-columns-repeated="5"/>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0" calcext:value-type="float">
            <text:p>2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Beete neu anlegen, Bäume beschneiden, Teich säubern</text:p>
          </table:table-cell>
          <table:table-cell table:style-name="ce1" office:value-type="string" calcext:value-type="string">
            <text:p>Rückenprobleme, Schädlinge, Wühlmäuse, kümmerliches Wachstum</text:p>
          </table:table-cell>
          <table:table-cell table:style-name="ce1" office:value-type="string" calcext:value-type="string">
            <text:p>Zeitschriften, Videoplattformen (YouTube), Soziale Medien (Facebook, Instagram etc.), Internetrecherche</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string" calcext:value-type="string">
            <text:p>keine Exoten, Vielfalt, Futterpflanzen und Unterschlupf für Insekten und Vögel, Wasserstelle, Totholz, hiesige Pflanzen</text:p>
          </table:table-cell>
          <table:table-cell table:style-name="ce1" office:value-type="float" office:value="7" calcext:value-type="float">
            <text:p>7</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Pflanztechniken, Ernte, Ungeziefer,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 Internetrecherche</text:p>
          </table:table-cell>
          <table:table-cell table:style-name="ce1" office:value-type="string" calcext:value-type="string">
            <text:p>Nein und ich habe kein Interesse daran</text:p>
          </table:table-cell>
          <table:table-cell table:number-columns-repeated="2"/>
          <table:table-cell table:style-name="ce1" office:value-type="string" calcext:value-type="string">
            <text:p>Nein</text:p>
          </table:table-cell>
          <table:table-cell table:style-name="ce1" office:value-type="string" calcext:value-type="string">
            <text:p>bin kein Handy-Mensch</text:p>
          </table:table-cell>
          <table:table-cell table:style-name="ce1" office:value-type="string" calcext:value-type="string">
            <text:p>vielleicht</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Ländlich</text:p>
          </table:table-cell>
          <table:table-cell table:number-columns-repeated="993"/>
        </table:table-row>
        <table:table-row table:style-name="ro1">
          <table:table-cell table:style-name="ce1" office:value-type="float" office:value="29" calcext:value-type="float">
            <text:p>2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style-name="ce1" office:value-type="string" calcext:value-type="string">
            <text:p>Unkraut schonend zu entfernen </text:p>
          </table:table-cell>
          <table:table-cell table:style-name="ce1" office:value-type="string" calcext:value-type="string">
            <text:p>Zeitschriften, Videoplattformen (YouTube), Soziale Medien (Facebook, Instagram etc.), Internetrecherche</text:p>
          </table:table-cell>
          <table:table-cell table:number-columns-repeated="3" table:style-name="ce1" office:value-type="float" office:value="4" calcext:value-type="float">
            <text:p>4</text:p>
          </table:table-cell>
          <table:table-cell table:style-name="ce1" office:value-type="string" calcext:value-type="string">
            <text:p>Es muss nicht alles perfekt sein, Rückzugsmöglichkeiten für Insekten </text:p>
          </table:table-cell>
          <table:table-cell table:style-name="ce1"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 Nachbarschaft</text:p>
          </table:table-cell>
          <table:table-cell table:style-name="ce1" office:value-type="string" calcext:value-type="string">
            <text:p>Pflanzenpflege, Pflanzenarten, Umwelt, Gartenutensilien, Wetter, Düngemittel, Ernte, Ungeziefer, Pflanzenzucht</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Vorstand </text:p>
          </table:table-cell>
          <table:table-cell table:number-columns-repeated="3"/>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6" calcext:value-type="float">
            <text:p>6</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Was steht gut an welcher Stelle? Wo bekomme ich (interessante) Pflanzen her? </text:p>
          </table:table-cell>
          <table:table-cell table:style-name="ce1" office:value-type="string" calcext:value-type="string">
            <text:p>Freunde und Bekannte, Bücher, Internetrecherche, Online-Shops von Pflanzenanbietern</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string" calcext:value-type="string">
            <text:p>einheimische Pflanzen, Verzicht auf Pflanzenschutzmittel, vielfältiger Garten mit Totholzecken etc.</text:p>
          </table:table-cell>
          <table:table-cell table:style-name="ce1"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Wetter, Ernte</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Videoplattformen (YouTube), Internetrecherche</text:p>
          </table:table-cell>
          <table:table-cell table:style-name="ce1" office:value-type="string" calcext:value-type="string">
            <text:p>Ja</text:p>
          </table:table-cell>
          <table:table-cell table:style-name="ce1" office:value-type="string" calcext:value-type="string">
            <text:p>Schrebergarten (mit Pflanzentauschbörse)</text:p>
          </table:table-cell>
          <table:table-cell/>
          <table:table-cell table:style-name="ce1" office:value-type="string" calcext:value-type="string">
            <text:p>Nein</text:p>
          </table:table-cell>
          <table:table-cell table:style-name="ce1" office:value-type="string" calcext:value-type="string">
            <text:p>Joar</text:p>
          </table:table-cell>
          <table:table-cell table:style-name="ce1" office:value-type="string" calcext:value-type="string">
            <text:p>Ja</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3" calcext:value-type="float">
            <text:p>1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 Voranzucht, Pflanzen pflanzen, ernten</text:p>
          </table:table-cell>
          <table:table-cell table:style-name="ce1" office:value-type="string" calcext:value-type="string">
            <text:p>Es mangelt an Zeit; samenfestes Saatgut ist offline schwer zu kaufen</text:p>
          </table:table-cell>
          <table:table-cell table:style-name="ce1" office:value-type="string" calcext:value-type="string">
            <text:p>Internetrecherche, Familie</text:p>
          </table:table-cell>
          <table:table-cell table:style-name="ce1" office:value-type="float" office:value="4" calcext:value-type="float">
            <text:p>4</text:p>
          </table:table-cell>
          <table:table-cell table:number-columns-repeated="2" table:style-name="ce1" office:value-type="float" office:value="5" calcext:value-type="float">
            <text:p>5</text:p>
          </table:table-cell>
          <table:table-cell table:style-name="ce1" office:value-type="string" calcext:value-type="string">
            <text:p>Böden sind nie kahl; Insekten und andere Tiere haben Nahrung und Lebensräume; insbesondere heimische Pflanzen; Mensch im Einklang mit der Natur</text:p>
          </table:table-cell>
          <table:table-cell table:style-name="ce1" office:value-type="float" office:value="7" calcext:value-type="float">
            <text:p>7</text:p>
          </table:table-cell>
          <table:table-cell table:style-name="ce1" office:value-type="string" calcext:value-type="string">
            <text:p>Totholz, Lokale Fauna und Flora, Hohes Gras, Versteckmöglichkeiten für Tiere, Samenfestes Saatgut; Nahrung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Gartenutensilien, Ernte, Pflanzenzucht, Samen; Pflanzen</text:p>
          </table:table-cell>
          <table:table-cell table:style-name="ce1"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Bücher, Internetrecherche</text:p>
          </table:table-cell>
          <table:table-cell table:style-name="ce1" office:value-type="string" calcext:value-type="string">
            <text:p>Ja</text:p>
          </table:table-cell>
          <table:table-cell table:style-name="ce1" office:value-type="string" calcext:value-type="string">
            <text:p>Schrebergarten </text:p>
          </table:table-cell>
          <table:table-cell table:number-columns-repeated="4"/>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14" calcext:value-type="float">
            <text:p>1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ssbarkeit, heimische Pflanzen, chemiefrei</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Mulchen,. Jauchen Kompost ansetzen, jäten und mähen nur sporadisch,</text:p>
          </table:table-cell>
          <table:table-cell table:style-name="ce1" office:value-type="string" calcext:value-type="string">
            <text:p>Ärger mit Nachbarn und Verein wegen des 'Unkrauts' und der 'Unordnung', fehlende Ahnung'</text:p>
          </table:table-cell>
          <table:table-cell table:style-name="ce1" office:value-type="string" calcext:value-type="string">
            <text:p>Freunde und Bekannte, Zeitschriften, Bücher, Videoplattformen (YouTube), Soziale Medien (Facebook, Instagram etc.), Internetrecherche</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8" calcext:value-type="float">
            <text:p>8</text:p>
          </table:table-cell>
          <table:table-cell table:style-name="ce1" office:value-type="string" calcext:value-type="string">
            <text:p>Heimische Pflanzen, wachsen lassen, was wachsen will, Ungeziefer nur bei massivem Befall 'bekämpfen', mit natürliche Mitteln, wenn das nicht hilft, neuer Versuch nächstes Jahr, nicht zu oft mähen, Pflanzen nach Gegebenheiten, nicht nach Geschmack aussuchen, seltener mähen, 'Rümpelecken'</text:p>
          </table:table-cell>
          <table:table-cell table:style-name="ce1" office:value-type="float" office:value="10" calcext:value-type="float">
            <text:p>10</text:p>
          </table:table-cell>
          <table:table-cell table:style-name="ce1" office:value-type="string" calcext:value-type="string">
            <text:p>Totholz, Kompost, Unkraut, Lokale Fauna und Flora, Hohes Gras, Versteckmöglichkeiten für Tiere, Mulchen</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Boden, düngen, Bokashi, Würmer, Kompost, Baumschnitt</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Nein</text:p>
          </table:table-cell>
          <table:table-cell/>
          <table:table-cell table:style-name="ce1" office:value-type="string" calcext:value-type="string">
            <text:p>Würde ich mir evtl. mal anschauen, eigentlich bevorzuge ich analog</text:p>
          </table:table-cell>
          <table:table-cell table:style-name="ce1" office:value-type="string" calcext:value-type="string">
            <text:p>Etwas anderes kommt eh nicht in frage</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17" calcext:value-type="float">
            <text:p>17</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nachhaltig/ressourcenschonend</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Beete anlegen, Insektenstätten anlegen, Samen sammeln, ernten, Grünschnitt verarbeiten, Planzen recherchieren und einpflanzen</text:p>
          </table:table-cell>
          <table:table-cell table:style-name="ce1" office:value-type="string" calcext:value-type="string">
            <text:p>Die Temperatur oder Wetter stimmt nicht. Sich zurecht finden im "Dschungel" von einheimischen Pflanzen die zum Standort passen und die Gartenordnung im Schrebergarten beachten. Wildkräuter die Überhand nehmen und kaum zu bändigen sind. </text:p>
          </table:table-cell>
          <table:table-cell table:style-name="ce1" office:value-type="string" calcext:value-type="string">
            <text:p>Freunde und Bekannte, Bücher, Videoplattformen (YouTube), Soziale Medien (Facebook, Instagram etc.), Internetrecherche, Apps zur Pflanzenerkennung</text:p>
          </table:table-cell>
          <table:table-cell table:number-columns-repeated="2" table:style-name="ce1" office:value-type="float" office:value="5" calcext:value-type="float">
            <text:p>5</text:p>
          </table:table-cell>
          <table:table-cell table:style-name="ce1" office:value-type="float" office:value="9" calcext:value-type="float">
            <text:p>9</text:p>
          </table:table-cell>
          <table:table-cell table:style-name="ce1" office:value-type="string" calcext:value-type="string">
            <text:p>Wilde Ecken im Garten lassen, verschiedene Zonen errichten (Ertragszone, Pufferzone, Hotspotzone für Insekten), keine chemischen Dünger verwenden, keine oder nur wenige Kunststoffelemente, einheimische Pflanzen verwenden, Garten als Reich für Tiere und Insekten verstehen in dem man glücklicherweise auch ein paar Sachen anbauen darf</text:p>
          </table:table-cell>
          <table:table-cell table:style-name="ce1" office:value-type="float" office:value="10" calcext:value-type="float">
            <text:p>10</text:p>
          </table:table-cell>
          <table:table-cell table:style-name="ce1" office:value-type="string" calcext:value-type="string">
            <text:p>Totholz, Wasserfläche, Kompost, Lokale Fauna und Flora, Hohes Gras, Versteckmöglichkeiten für Tiere, Steingarten, Magerbeet/Sandbeet, statt Unkraut "Wildkraut", Mischkulturen, Kräuterschnecke, Naturmateriali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Familienkreis</text:p>
          </table:table-cell>
          <table:table-cell table:style-name="ce1" office:value-type="string" calcext:value-type="string">
            <text:p>Pflanzenpflege, Pflanzenarten, Umwelt, Pflanztechniken, Ernte, Ungeziefer</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 Einfach andere Gärten anschauen z.B. in Schrebergartenanlage</text:p>
          </table:table-cell>
          <table:table-cell table:style-name="ce1" office:value-type="string" calcext:value-type="string">
            <text:p>Ja</text:p>
          </table:table-cell>
          <table:table-cell table:style-name="ce1" office:value-type="string" calcext:value-type="string">
            <text:p>Es handelt sich um einen Schrebergartenverein</text:p>
          </table:table-cell>
          <table:table-cell table:style-name="ce1" office:value-type="string" calcext:value-type="string">
            <text:p>Ich bin im Vorstand Schriftführerin</text:p>
          </table:table-cell>
          <table:table-cell table:style-name="ce1" office:value-type="string" calcext:value-type="string">
            <text:p>App zur Pflanzenerkennung</text:p>
          </table:table-cell>
          <table:table-cell table:style-name="ce1" office:value-type="string" calcext:value-type="string">
            <text:p>Würde ich gut finden, Facebook verliert an Wichtigkeit, junge Menschen sind dort zum Teil nicht mehr vertreten</text:p>
          </table:table-cell>
          <table:table-cell table:style-name="ce1" office:value-type="string" calcext:value-type="string">
            <text:p>würde ich erst recht gut finden</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21" calcext:value-type="float">
            <text:p>2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Unkraut jähten, Pflanzen zurückschneiden, Pflanzen fotografieren, Einpflanzen und umpflanzen</text:p>
          </table:table-cell>
          <table:table-cell table:style-name="ce1" office:value-type="string" calcext:value-type="string">
            <text:p>Die Komposition der Pflanzen gefällt nicht immer.</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float" office:value="7" calcext:value-type="float">
            <text:p>7</text:p>
          </table:table-cell>
          <table:table-cell table:style-name="ce1" office:value-type="float" office:value="5" calcext:value-type="float">
            <text:p>5</text:p>
          </table:table-cell>
          <table:table-cell table:style-name="ce1" office:value-type="float" office:value="7" calcext:value-type="float">
            <text:p>7</text:p>
          </table:table-cell>
          <table:table-cell table:style-name="ce1" office:value-type="string" calcext:value-type="string">
            <text:p>Leben und Leben lassen. Vielfalt. Lebensraum für Mensch und Tier. Rückzugsorte. Kein Gift.</text:p>
          </table:table-cell>
          <table:table-cell table:style-name="ce1" office:value-type="float" office:value="9" calcext:value-type="float">
            <text:p>9</text:p>
          </table:table-cell>
          <table:table-cell table:style-name="ce1" office:value-type="string" calcext:value-type="string">
            <text:p>Totholz, Wasserfläche, Kompost, Unkraut, Lokale Fauna und Flora, Hohes Gras, Versteckmöglichkeiten für Tiere, Steingarten, Trockenmauer </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arten, Umwelt, Optimale Standorte der Pflanzen</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 Pinterest</text:p>
          </table:table-cell>
          <table:table-cell table:style-name="ce1" office:value-type="string" calcext:value-type="string">
            <text:p>Ja</text:p>
          </table:table-cell>
          <table:table-cell table:style-name="ce1" office:value-type="string" calcext:value-type="string">
            <text:p>Naturgarten e. V. </text:p>
          </table:table-cell>
          <table:table-cell table:number-columns-repeated="2" table:style-name="ce1" office:value-type="string" calcext:value-type="string">
            <text:p>Nein</text:p>
          </table:table-cell>
          <table:table-cell table:style-name="ce1" office:value-type="string" calcext:value-type="string">
            <text:p>Kann ich mir nicht vorstellen.</text:p>
          </table:table-cell>
          <table:table-cell table:style-name="ce1" office:value-type="string" calcext:value-type="string">
            <text:p>Ja</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3" calcext:value-type="float">
            <text:p>33</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Samen aussähen, Garten winterfest machen, Pflanzen fotografieren</text:p>
          </table:table-cell>
          <table:table-cell/>
          <table:table-cell table:style-name="ce1" office:value-type="string" calcext:value-type="string">
            <text:p>Freunde und Bekannte, Zeitschriften, Bücher, Videoplattformen (YouTube), Soziale Medien (Facebook, Instagram etc.), Internetrecherche</text:p>
          </table:table-cell>
          <table:table-cell table:number-columns-repeated="2" table:style-name="ce1" office:value-type="float" office:value="5" calcext:value-type="float">
            <text:p>5</text:p>
          </table:table-cell>
          <table:table-cell table:style-name="ce1" office:value-type="float" office:value="7" calcext:value-type="float">
            <text:p>7</text:p>
          </table:table-cell>
          <table:table-cell table:style-name="ce1" office:value-type="string" calcext:value-type="string">
            <text:p>Erhaltung der Artenvielfalt</text:p>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text:p>
          </table:table-cell>
          <table:table-cell table:style-name="ce1" office:value-type="string" calcext:value-type="string">
            <text:p>Ja</text:p>
          </table:table-cell>
          <table:table-cell table:style-name="ce1" office:value-type="string" calcext:value-type="string">
            <text:p>Setzt sich für die Erhaltung der Biodiversität ein - naturgarten.org</text:p>
          </table:table-cell>
          <table:table-cell table:style-name="ce1" office:value-type="string" calcext:value-type="string">
            <text:p>Mitarbeit GS</text:p>
          </table:table-cell>
          <table:table-cell table:style-name="ce1" office:value-type="string" calcext:value-type="string">
            <text:p>nein</text:p>
          </table:table-cell>
          <table:table-cell table:style-name="ce1" office:value-type="string" calcext:value-type="string">
            <text:p>würde ich testen</text:p>
          </table:table-cell>
          <table:table-cell table:style-name="ce1" office:value-type="string" calcext:value-type="string">
            <text:p>würde ich noch eher testen!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1" office:value-type="float" office:value="3" calcext:value-type="float">
            <text:p>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Insektenfreundlichkeit, Ästhetik / Dekorativ, Günsti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Garten winterfest machen, Pflanzen fotografieren, Freunde einladen,grillen,relaxen,</text:p>
          </table:table-cell>
          <table:table-cell table:style-name="ce1" office:value-type="string" calcext:value-type="string">
            <text:p>Die Gartenverordnung nervt ,die ganze Regeln.</text:p>
            <text:p/>
          </table:table-cell>
          <table:table-cell table:style-name="ce1" office:value-type="string" calcext:value-type="string">
            <text:p>Freunde und Bekannte, Soziale Medien (Facebook, Instagram etc.), Internetrecherche, Gartenvorstand</text:p>
          </table:table-cell>
          <table:table-cell table:number-columns-repeated="2" table:style-name="ce1" office:value-type="float" office:value="6" calcext:value-type="float">
            <text:p>6</text:p>
          </table:table-cell>
          <table:table-cell table:style-name="ce1" office:value-type="float" office:value="5" calcext:value-type="float">
            <text:p>5</text:p>
          </table:table-cell>
          <table:table-cell table:style-name="ce1" office:value-type="string" calcext:value-type="string">
            <text:p>Ich Imkern im Schrebergarten,Hobby.</text:p>
            <text:p>Es ist mir sehr wichtig,naturnahe Gestaltung für die Bienen.</text:p>
            <text:p>Pflanzen für die Bienen.</text:p>
          </table:table-cell>
          <table:table-cell table:style-name="ce1" office:value-type="float" office:value="7" calcext:value-type="float">
            <text:p>7</text:p>
          </table:table-cell>
          <table:table-cell table:style-name="ce1" office:value-type="string" calcext:value-type="string">
            <text:p>Wasserfläche, Kompost, Steingarten, Veschiedene Pflanzen</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Pflanztechniken, Ernte, Ungeziefer, Pflanzenzucht, Das gemeinsames Essen und Lagerfeuer </text:p>
          </table:table-cell>
          <table:table-cell table:style-name="ce1"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Internetrecherche</text:p>
          </table:table-cell>
          <table:table-cell table:style-name="ce1" office:value-type="string" calcext:value-type="string">
            <text:p>Ja</text:p>
          </table:table-cell>
          <table:table-cell table:style-name="ce1" office:value-type="string" calcext:value-type="string">
            <text:p>Über 160 Schrebergarten müssen die leiten,kontrollieren,schauen etc.</text:p>
          </table:table-cell>
          <table:table-cell table:style-name="ce1" office:value-type="string" calcext:value-type="string">
            <text:p>Gemeinschatsarbeit teilnehmen und einmal im Jahr die Versammlungen </text:p>
          </table:table-cell>
          <table:table-cell/>
          <table:table-cell table:style-name="ce1" office:value-type="string" calcext:value-type="string">
            <text:p>Ich würde das in Anspruch nehmen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9" calcext:value-type="float">
            <text:p>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 Ernten</text:p>
          </table:table-cell>
          <table:table-cell table:style-name="ce1" office:value-type="string" calcext:value-type="string">
            <text:p>Wühlmäuse, Ratten, Braunfäule </text:p>
          </table:table-cell>
          <table:table-cell table:style-name="ce1" office:value-type="string" calcext:value-type="string">
            <text:p>Fachhandel, Zeitschriften, Bücher, Videoplattformen (YouTube), Soziale Medien (Facebook, Instagram etc.), Internetrecherche</text:p>
          </table:table-cell>
          <table:table-cell table:number-columns-repeated="2" table:style-name="ce1" office:value-type="float" office:value="6" calcext:value-type="float">
            <text:p>6</text:p>
          </table:table-cell>
          <table:table-cell table:style-name="ce1" office:value-type="float" office:value="7" calcext:value-type="float">
            <text:p>7</text:p>
          </table:table-cell>
          <table:table-cell/>
          <table:table-cell table:style-name="ce1"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artenverein / -gruppe, Freunde</text:p>
          </table:table-cell>
          <table:table-cell table:style-name="ce1" office:value-type="string" calcext:value-type="string">
            <text:p>Pflanzenpflege, Pflanzenarten, Gartenutensilien, Ernte, Ungeziefer</text:p>
          </table:table-cell>
          <table:table-cell table:style-name="ce1" office:value-type="float" office:value="7" calcext:value-type="float">
            <text:p>7</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table-cell table:style-name="ce1" office:value-type="string" calcext:value-type="string">
            <text:p>Admin Facebookgruppe</text:p>
          </table:table-cell>
          <table:table-cell/>
          <table:table-cell table:style-name="ce1" office:value-type="string" calcext:value-type="string">
            <text:p>Überflüssig, es gibt FB</text:p>
          </table:table-cell>
          <table:table-cell table:style-name="ce1" office:value-type="string" calcext:value-type="string">
            <text:p>Nur wenn mehr als Austausch geboten wird</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number-columns-repeated="993"/>
        </table:table-row>
        <table:table-row table:style-name="ro1">
          <table:table-cell table:style-name="ce1" office:value-type="float" office:value="28" calcext:value-type="float">
            <text:p>2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Unkraut jähten, Umtopfen, Samen aussähen, Pflanzen zurückschneiden, Garten winterfest machen</text:p>
          </table:table-cell>
          <table:table-cell/>
          <table:table-cell table:style-name="ce1" office:value-type="string" calcext:value-type="string">
            <text:p>Freunde und Bekannte, Internetrecherche</text:p>
          </table:table-cell>
          <table:table-cell table:number-columns-repeated="2" table:style-name="ce1" office:value-type="float" office:value="6" calcext:value-type="float">
            <text:p>6</text:p>
          </table:table-cell>
          <table:table-cell table:style-name="ce1" office:value-type="float" office:value="7" calcext:value-type="float">
            <text:p>7</text:p>
          </table:table-cell>
          <table:table-cell table:style-name="ce1" office:value-type="string" calcext:value-type="string">
            <text:p>Selbsterhalt des Gartens (Permakultur), insektenfreundlich</text:p>
          </table:table-cell>
          <table:table-cell table:style-name="ce1" office:value-type="float" office:value="8" calcext:value-type="float">
            <text:p>8</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1"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text:p>
          </table:table-cell>
          <table:table-cell table:style-name="ce1" office:value-type="string" calcext:value-type="string">
            <text:p>Nein, aber ich hätte Interesse daran</text:p>
          </table:table-cell>
          <table:table-cell table:number-columns-repeated="2"/>
          <table:table-cell table:style-name="ce1" office:value-type="string" calcext:value-type="string">
            <text:p>nein</text:p>
          </table:table-cell>
          <table:table-cell table:style-name="ce1" office:value-type="string" calcext:value-type="string">
            <text:p>brauche ich nicht, bevorzuge persönlcihen Austausch</text:p>
          </table:table-cell>
          <table:table-cell table:style-name="ce1" office:value-type="string" calcext:value-type="string">
            <text:p>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number-columns-repeated="993"/>
        </table:table-row>
        <table:table-row table:style-name="ro1">
          <table:table-cell table:style-name="ce2" office:value-type="date" office:date-value="2022-03-13T18:01:13.356" calcext:value-type="date">
            <text:p>3/13/2022 18:01:13</text:p>
          </table:table-cell>
          <table:table-cell table:number-columns-repeated="2" table:style-name="ce1" office:value-type="string" calcext:value-type="string">
            <text:p>Ja</text:p>
          </table:table-cell>
          <table:table-cell table:style-name="ce1" office:value-type="string" calcext:value-type="string">
            <text:p>Garten, Terrasse</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table-cell table:style-name="ce1" office:value-type="string" calcext:value-type="string">
            <text:p>Freunde und Bekannte, Fachhandel, Bücher, Videoplattformen (YouTube), Internetrecherche</text:p>
          </table:table-cell>
          <table:table-cell table:number-columns-repeated="2" table:style-name="ce1" office:value-type="float" office:value="4" calcext:value-type="float">
            <text:p>4</text:p>
          </table:table-cell>
          <table:table-cell table:style-name="ce1" office:value-type="float" office:value="3" calcext:value-type="float">
            <text:p>3</text:p>
          </table:table-cell>
          <table:table-cell/>
          <table:table-cell table:style-name="ce1" office:value-type="float" office:value="5" calcext:value-type="float">
            <text:p>5</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Umwelt, Gartenutensilien,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Fachhandel, 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4:02.054" calcext:value-type="date">
            <text:p>3/13/2022 19:04:02</text:p>
          </table:table-cell>
          <table:table-cell table:number-columns-repeated="2" table:style-name="ce1" office:value-type="string" calcext:value-type="string">
            <text:p>Ja</text:p>
          </table:table-cell>
          <table:table-cell table:style-name="ce1" office:value-type="string" calcext:value-type="string">
            <text:p>Zimmer</text:p>
          </table:table-cell>
          <table:table-cell table:style-name="ce1" office:value-type="string" calcext:value-type="string">
            <text:p>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geziefer entfernen, Umtopfen, Samen aussähen, Pflanzen fotografieren</text:p>
          </table:table-cell>
          <table:table-cell/>
          <table:table-cell table:style-name="ce1" office:value-type="string" calcext:value-type="string">
            <text:p>Freunde und Bekannte, Internetrecherche</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3" calcext:value-type="float">
            <text:p>3</text:p>
          </table:table-cell>
          <table:table-cell/>
          <table:table-cell table:style-name="ce1" office:value-type="float" office:value="4" calcext:value-type="float">
            <text:p>4</text:p>
          </table:table-cell>
          <table:table-cell table:style-name="ce1" office:value-type="string" calcext:value-type="string">
            <text:p>Wasserfläche, Unkraut, Lokale Fauna und Flora, Versteckmöglichkeiten für Tiere</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arten, Umwelt, Wetter,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7:18.313" calcext:value-type="date">
            <text:p>3/13/2022 19:07:1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mtopfen, Samen aussähen</text:p>
          </table:table-cell>
          <table:table-cell/>
          <table:table-cell table:style-name="ce1" office:value-type="string" calcext:value-type="string">
            <text:p>Videoplattformen (YouTube), Internetrecherche</text:p>
          </table:table-cell>
          <table:table-cell table:number-columns-repeated="3"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Unkraut,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Ja</text:p>
          </table:table-cell>
          <table:table-cell table:style-name="ce1" office:value-type="string" calcext:value-type="string">
            <text:p>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51:12.962" calcext:value-type="date">
            <text:p>3/13/2022 19:51:13</text:p>
          </table:table-cell>
          <table:table-cell table:number-columns-repeated="2" table:style-name="ce1" office:value-type="string" calcext:value-type="string">
            <text:p>Ja</text:p>
          </table:table-cell>
          <table:table-cell table:style-name="ce1" office:value-type="string" calcext:value-type="string">
            <text:p>Garten, Balkon</text:p>
          </table:table-cell>
          <table:table-cell table:style-name="ce1" office:value-type="string" calcext:value-type="string">
            <text:p>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style-name="ce1" office:value-type="string" calcext:value-type="string">
            <text:p>Schädlinge</text:p>
          </table:table-cell>
          <table:table-cell table:style-name="ce1" office:value-type="string" calcext:value-type="string">
            <text:p>Freunde und Bekannte, Internetrecherche</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Insekten freundlich</text:p>
          </table:table-cell>
          <table:table-cell table:style-name="ce1" office:value-type="float" office:value="4" calcext:value-type="float">
            <text:p>4</text:p>
          </table:table-cell>
          <table:table-cell table:style-name="ce1" office:value-type="string" calcext:value-type="string">
            <text:p>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reundeskreis </text:p>
          </table:table-cell>
          <table:table-cell table:style-name="ce1" office:value-type="string" calcext:value-type="string">
            <text:p>Pflanzenpflege, Pflanzenarten, Düngemittel, Pflanztechniken, Pflanzenzucht</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An sich eine gute Idee. In so einer Art gibt es <text:s/>bereits Foren, also sollte das auf jeden Fall Zuspruch finden </text:p>
          </table:table-cell>
          <table:table-cell/>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2" table:number-rows-repeated="1048557">
          <table:table-cell table:number-columns-repeated="1024"/>
        </table:table-row>
        <table:table-row table:style-name="ro2">
          <table:table-cell table:number-columns-repeated="1024"/>
        </table:table-row>
      </table:table>
      <table:table table:name="Gärtnert &gt; 6" table:style-name="ta8">
        <table:table-column table:style-name="co23" table:default-cell-style-name="Default"/>
        <table:table-column table:style-name="co20" table:number-columns-repeated="1023" table:default-cell-style-name="Default"/>
        <table:table-row table:style-name="ro1">
          <table:table-cell table:style-name="ce4" office:value-type="float" office:value="19" calcext:value-type="float">
            <text:p>1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5" office:value-type="string" calcext:value-type="string">
            <text:p>Pflanzen gießen, Unkraut jähten, Umtopfen, Samen aussähen, Pflanzen zurückschneiden, Rasen mähen, Garten winterfest machen</text:p>
          </table:table-cell>
          <table:table-cell table:style-name="ce1"/>
          <table:table-cell table:style-name="ce1" office:value-type="string" calcext:value-type="string">
            <text:p>Freunde und Bekannte, Fachhandel, Zeitschriften, Bücher, Videoplattformen (YouTube), Internetrecherche</text:p>
          </table:table-cell>
          <table:table-cell table:style-name="ce4" office:value-type="float" office:value="6" calcext:value-type="float">
            <text:p>6</text:p>
          </table:table-cell>
          <table:table-cell table:number-columns-repeated="2" table:style-name="ce4" office:value-type="float" office:value="7" calcext:value-type="float">
            <text:p>7</text:p>
          </table:table-cell>
          <table:table-cell table:style-name="ce1"/>
          <table:table-cell table:style-name="ce4" office:value-type="float" office:value="5" calcext:value-type="float">
            <text:p>5</text:p>
          </table:table-cell>
          <table:table-cell table:style-name="ce1" office:value-type="string" calcext:value-type="string">
            <text:p>Totholz, Wasserfläche, Kompost, Unkraut,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4"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style-name="ce1"/>
          <table:table-cell table:style-name="ce1" office:value-type="string" calcext:value-type="string">
            <text:p>vorsitzender</text:p>
          </table:table-cell>
          <table:table-cell table:style-name="ce1" table:number-columns-repeated="3"/>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20" calcext:value-type="float">
            <text:p>2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Beete neu anlegen, Bäume beschneiden, Teich säubern</text:p>
          </table:table-cell>
          <table:table-cell table:style-name="ce1" office:value-type="string" calcext:value-type="string">
            <text:p>Rückenprobleme, Schädlinge, Wühlmäuse, kümmerliches Wachstum</text:p>
          </table:table-cell>
          <table:table-cell table:style-name="ce1" office:value-type="string" calcext:value-type="string">
            <text:p>Zeitschriften, Videoplattformen (YouTube), Soziale Medien (Facebook, Instagram etc.), Internetrecherche</text:p>
          </table:table-cell>
          <table:table-cell table:style-name="ce4" office:value-type="float" office:value="3" calcext:value-type="float">
            <text:p>3</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1" office:value-type="string" calcext:value-type="string">
            <text:p>keine Exoten, Vielfalt, Futterpflanzen und Unterschlupf für Insekten und Vögel, Wasserstelle, Totholz, hiesige Pflanzen</text:p>
          </table:table-cell>
          <table:table-cell table:style-name="ce4" office:value-type="float" office:value="7" calcext:value-type="float">
            <text:p>7</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Pflanztechniken, Ernte, Ungeziefer, Pflanzenzucht</text:p>
          </table:table-cell>
          <table:table-cell table:style-name="ce4" office:value-type="float" office:value="4" calcext:value-type="float">
            <text:p>4</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 Internetrecherche</text:p>
          </table:table-cell>
          <table:table-cell table:style-name="ce1" office:value-type="string" calcext:value-type="string">
            <text:p>Nein und ich habe kein Interesse daran</text:p>
          </table:table-cell>
          <table:table-cell table:style-name="ce1"/>
          <table:table-cell table:style-name="ce5"/>
          <table:table-cell table:style-name="ce1" office:value-type="string" calcext:value-type="string">
            <text:p>Nein</text:p>
          </table:table-cell>
          <table:table-cell table:style-name="ce1" office:value-type="string" calcext:value-type="string">
            <text:p>bin kein Handy-Mensch</text:p>
          </table:table-cell>
          <table:table-cell table:style-name="ce1" office:value-type="string" calcext:value-type="string">
            <text:p>vielleicht</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Ländlich</text:p>
          </table:table-cell>
          <table:table-cell table:style-name="ce1" table:number-columns-repeated="6"/>
          <table:table-cell table:number-columns-repeated="987"/>
        </table:table-row>
        <table:table-row table:style-name="ro1">
          <table:table-cell table:style-name="ce4" office:value-type="float" office:value="3" calcext:value-type="float">
            <text:p>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Insektenfreundlichkeit, Ästhetik / Dekorativ, Günsti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Garten winterfest machen, Pflanzen fotografieren, Freunde einladen,grillen,relaxen,</text:p>
          </table:table-cell>
          <table:table-cell table:style-name="ce1" office:value-type="string" calcext:value-type="string">
            <text:p>Die Gartenverordnung nervt ,die ganze Regeln.</text:p>
            <text:p/>
          </table:table-cell>
          <table:table-cell table:style-name="ce1" office:value-type="string" calcext:value-type="string">
            <text:p>Freunde und Bekannte, Soziale Medien (Facebook, Instagram etc.), Internetrecherche, Gartenvorstand</text:p>
          </table:table-cell>
          <table:table-cell table:number-columns-repeated="2" table:style-name="ce4" office:value-type="float" office:value="6" calcext:value-type="float">
            <text:p>6</text:p>
          </table:table-cell>
          <table:table-cell table:style-name="ce4" office:value-type="float" office:value="5" calcext:value-type="float">
            <text:p>5</text:p>
          </table:table-cell>
          <table:table-cell table:style-name="ce1" office:value-type="string" calcext:value-type="string">
            <text:p>Ich Imkern im Schrebergarten,Hobby.</text:p>
            <text:p>Es ist mir sehr wichtig,naturnahe Gestaltung für die Bienen.</text:p>
            <text:p>Pflanzen für die Bienen.</text:p>
          </table:table-cell>
          <table:table-cell table:style-name="ce4" office:value-type="float" office:value="7" calcext:value-type="float">
            <text:p>7</text:p>
          </table:table-cell>
          <table:table-cell table:style-name="ce1" office:value-type="string" calcext:value-type="string">
            <text:p>Wasserfläche, Kompost, Steingarten, Veschiedene Pflanzen</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Pflanztechniken, Ernte, Ungeziefer, Pflanzenzucht, Das gemeinsames Essen und Lagerfeuer </text:p>
          </table:table-cell>
          <table:table-cell table:style-name="ce4"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Internetrecherche</text:p>
          </table:table-cell>
          <table:table-cell table:style-name="ce1" office:value-type="string" calcext:value-type="string">
            <text:p>Ja</text:p>
          </table:table-cell>
          <table:table-cell table:style-name="ce5" office:value-type="string" calcext:value-type="string">
            <text:p>Über 160 Schrebergarten müssen die leiten,kontrollieren,schauen etc.</text:p>
          </table:table-cell>
          <table:table-cell table:style-name="ce5" office:value-type="string" calcext:value-type="string">
            <text:p>Gemeinschatsarbeit teilnehmen und einmal im Jahr die Versammlungen </text:p>
          </table:table-cell>
          <table:table-cell table:style-name="ce1"/>
          <table:table-cell table:style-name="ce1" office:value-type="string" calcext:value-type="string">
            <text:p>Ich würde das in Anspruch nehmen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11" calcext:value-type="float">
            <text:p>11</text:p>
          </table:table-cell>
          <table:table-cell table:number-columns-repeated="2" table:style-name="ce1" office:value-type="string" calcext:value-type="string">
            <text:p>Ja</text:p>
          </table:table-cell>
          <table:table-cell table:style-name="ce1" office:value-type="string" calcext:value-type="string">
            <text:p>Garten, 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Schädlingsbefall</text:p>
          </table:table-cell>
          <table:table-cell table:style-name="ce1" office:value-type="string" calcext:value-type="string">
            <text:p>Freunde und Bekannte, Fachhandel, Zeitschriften, Internetrecherche</text:p>
          </table:table-cell>
          <table:table-cell table:style-name="ce4" office:value-type="float" office:value="6" calcext:value-type="float">
            <text:p>6</text:p>
          </table:table-cell>
          <table:table-cell table:style-name="ce4" office:value-type="float" office:value="8" calcext:value-type="float">
            <text:p>8</text:p>
          </table:table-cell>
          <table:table-cell table:style-name="ce4" office:value-type="float" office:value="6" calcext:value-type="float">
            <text:p>6</text:p>
          </table:table-cell>
          <table:table-cell table:style-name="ce1" office:value-type="string" calcext:value-type="string">
            <text:p>Ganzjährige insektenfreundliche Blühpflanzen</text:p>
          </table:table-cell>
          <table:table-cell table:style-name="ce4" office:value-type="float" office:value="7" calcext:value-type="float">
            <text:p>7</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artenverein / -gruppe, Nachbarschaft</text:p>
          </table:table-cell>
          <table:table-cell table:style-name="ce1" office:value-type="string" calcext:value-type="string">
            <text:p>Pflanzenpflege, Düngemittel, Pflanztechniken, Ungeziefer, Pflanzenzucht</text:p>
          </table:table-cell>
          <table:table-cell table:style-name="ce4"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Fachhandel, Soziale Medien (Facebook, Instagram etc.), Internetrecherche, Ich suche nicht nach Inspiration für meinen Garten.</text:p>
          </table:table-cell>
          <table:table-cell table:style-name="ce5" office:value-type="string" calcext:value-type="string">
            <text:p>Ja</text:p>
          </table:table-cell>
          <table:table-cell table:style-name="ce1" office:value-type="string" calcext:value-type="string">
            <text:p>Kleingärtnerverein</text:p>
          </table:table-cell>
          <table:table-cell table:style-name="ce1" office:value-type="string" calcext:value-type="string">
            <text:p>Kassierer</text:p>
          </table:table-cell>
          <table:table-cell table:style-name="ce1" office:value-type="string" calcext:value-type="string">
            <text:p>Facebookgruppe</text:p>
          </table:table-cell>
          <table:table-cell table:style-name="ce1" office:value-type="string" calcext:value-type="string">
            <text:p>Wäre sehr gut</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Männ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16" calcext:value-type="float">
            <text:p>16</text:p>
          </table:table-cell>
          <table:table-cell table:number-columns-repeated="2" table:style-name="ce1" office:value-type="string" calcext:value-type="string">
            <text:p>Ja</text:p>
          </table:table-cell>
          <table:table-cell table:style-name="ce1" office:value-type="string" calcext:value-type="string">
            <text:p>Garten, Balkon, Beete in der Stadt (Urban Gardening*)</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5" office:value-type="string" calcext:value-type="string">
            <text:p>Pflanzen gießen, Umtopfen, Samen aussähen, Pflanzen zurückschneiden, Rasen mähen</text:p>
          </table:table-cell>
          <table:table-cell table:style-name="ce1"/>
          <table:table-cell table:style-name="ce1" office:value-type="string" calcext:value-type="string">
            <text:p>Bücher, Soziale Medien (Facebook, Instagram etc.), Internetrecherche, Naturgarten e.V. und Hortus-Netzwerk</text:p>
          </table:table-cell>
          <table:table-cell table:number-columns-repeated="2" table:style-name="ce4" office:value-type="float" office:value="7" calcext:value-type="float">
            <text:p>7</text:p>
          </table:table-cell>
          <table:table-cell table:style-name="ce4" office:value-type="float" office:value="8" calcext:value-type="float">
            <text:p>8</text:p>
          </table:table-cell>
          <table:table-cell table:style-name="ce1" office:value-type="string" calcext:value-type="string">
            <text:p>Lebensräume schaffen, Sehgewohnheiten verändern sich</text:p>
          </table:table-cell>
          <table:table-cell table:style-name="ce4" office:value-type="float" office:value="7" calcext:value-type="float">
            <text:p>7</text:p>
          </table:table-cell>
          <table:table-cell table:style-name="ce1" office:value-type="string" calcext:value-type="string">
            <text:p>Totholz, Wasserfläche,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arten, Umwelt, Pflanztechniken, Ernte</text:p>
          </table:table-cell>
          <table:table-cell table:style-name="ce4"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 Soziale Medien (Facebook, Instagram etc.), Internetrecherche</text:p>
          </table:table-cell>
          <table:table-cell table:style-name="ce1" office:value-type="string" calcext:value-type="string">
            <text:p>Ja</text:p>
          </table:table-cell>
          <table:table-cell table:style-name="ce1" office:value-type="string" calcext:value-type="string">
            <text:p>Naturgarten e.V.</text:p>
            <text:p>Alles mögliche. Vernetzung, Fortbildung,...</text:p>
            <text:p>Mehr Infos unter www.naturgarten.org</text:p>
          </table:table-cell>
          <table:table-cell table:style-name="ce1"/>
          <table:table-cell table:style-name="ce1" office:value-type="string" calcext:value-type="string">
            <text:p>Keine App</text:p>
          </table:table-cell>
          <table:table-cell table:style-name="ce1" office:value-type="string" calcext:value-type="string">
            <text:p>Ich hab's nicht so mit Apps, bin lieber im Garten als am Handy. Austausch geht auch über soziale Netzwerke und/oder persönlich.</text:p>
          </table:table-cell>
          <table:table-cell table:style-name="ce1" office:value-type="string" calcext:value-type="string">
            <text:p>Nein</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23" calcext:value-type="float">
            <text:p>23</text:p>
          </table:table-cell>
          <table:table-cell table:number-columns-repeated="2" table:style-name="ce1" office:value-type="string" calcext:value-type="string">
            <text:p>Ja</text:p>
          </table:table-cell>
          <table:table-cell table:style-name="ce1" office:value-type="string" calcext:value-type="string">
            <text:p>Garten, Schrebergarten, Terrasse</text:p>
          </table:table-cell>
          <table:table-cell table:style-name="ce1" office:value-type="string" calcext:value-type="string">
            <text:p>Naturnahe Gestaltung, Insektenfreundlichkeit, Ästhetik / Dekorativ, Möglichst viel Gemüse anbauen zu können</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 Benjeshecke füllen, Obstbäume schneiden, Beete mulchen, uvm</text:p>
          </table:table-cell>
          <table:table-cell table:style-name="ce1" office:value-type="string" calcext:value-type="string">
            <text:p>Nacktschnecken, trockene Sommer, Kleingartenordnung</text:p>
          </table:table-cell>
          <table:table-cell table:style-name="ce1" office:value-type="string" calcext:value-type="string">
            <text:p>Freunde und Bekannte, Videoplattformen (YouTube), Internetrecherche</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4" office:value-type="float" office:value="7" calcext:value-type="float">
            <text:p>7</text:p>
          </table:table-cell>
          <table:table-cell table:style-name="ce1" office:value-type="string" calcext:value-type="string">
            <text:p>Lebensräume erhalten und neue schaffen, ökosystemare Zusammenhänge bedenken, Stockwerkbau, untershciedliche Nährstoffansprüche bedenken...</text:p>
          </table:table-cell>
          <table:table-cell table:style-name="ce4" office:value-type="float" office:value="8" calcext:value-type="float">
            <text:p>8</text:p>
          </table:table-cell>
          <table:table-cell table:style-name="ce1" office:value-type="string" calcext:value-type="string">
            <text:p>Totholz, Wasserfläche, Kompost, Unkraut, Lokale Fauna und Flora, Hohes Gras, Versteckmöglichkeiten für Tiere, Steingarten, Verzicht auf Umgraben, Beikraut nicht Unkraut ;-) </text:p>
          </table:table-cell>
          <table:table-cell table:style-name="ce1" office:value-type="string" calcext:value-type="string">
            <text:p>Ja</text:p>
          </table:table-cell>
          <table:table-cell table:style-name="ce1" office:value-type="string" calcext:value-type="string">
            <text:p>Gruppen in den sozialen Medien, Familienkreis, Freunde</text:p>
          </table:table-cell>
          <table:table-cell table:style-name="ce1" office:value-type="string" calcext:value-type="string">
            <text:p>Pflanzenpflege, Pflanzenarten, Gartenutensilien, Pflanztechniken, Ungeziefer, Pflanzenzucht</text:p>
          </table:table-cell>
          <table:table-cell table:style-name="ce4" office:value-type="float" office:value="5" calcext:value-type="float">
            <text:p>5</text:p>
          </table:table-cell>
          <table:table-cell table:style-name="ce1" office:value-type="string" calcext:value-type="string">
            <text:p>Ja</text:p>
          </table:table-cell>
          <table:table-cell table:style-name="ce1" office:value-type="string" calcext:value-type="string">
            <text:p>Freunde und Bekannte,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Schrebergartenverein</text:p>
          </table:table-cell>
          <table:table-cell table:style-name="ce1"/>
          <table:table-cell table:style-name="ce1" office:value-type="string" calcext:value-type="string">
            <text:p>nein</text:p>
          </table:table-cell>
          <table:table-cell table:style-name="ce1" office:value-type="string" calcext:value-type="string">
            <text:p>Blödsinn. Gärtnern ist etwas praktisches, das man mit den Händen tut. Austauschen möchte ich mich auch mit Menschen in echt. Wenn ich etwas wissen will, gibt es ausreichend Infos im Netz</text:p>
          </table:table-cell>
          <table:table-cell table:style-name="ce1" office:value-type="string" calcext:value-type="string">
            <text:p>denke 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4" calcext:value-type="float">
            <text:p>4</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Insektenfreundlichkeit, Ästhetik / Dekorativ</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ungünstiges Wetter</text:p>
          </table:table-cell>
          <table:table-cell table:style-name="ce1" office:value-type="string" calcext:value-type="string">
            <text:p>Freunde und Bekannte, Fachhandel, Zeitschriften, Bücher, Internetrecherche</text:p>
          </table:table-cell>
          <table:table-cell table:number-columns-repeated="3" table:style-name="ce4" office:value-type="float" office:value="8" calcext:value-type="float">
            <text:p>8</text:p>
          </table:table-cell>
          <table:table-cell table:style-name="ce1" office:value-type="string" calcext:value-type="string">
            <text:p>Igel, Vögel, Insekten usw. fühlen sich im Garten wohl</text:p>
          </table:table-cell>
          <table:table-cell table:style-name="ce4" office:value-type="float" office:value="8" calcext:value-type="float">
            <text:p>8</text:p>
          </table:table-cell>
          <table:table-cell table:style-name="ce1" office:value-type="string" calcext:value-type="string">
            <text:p>Totholz, Wasserfläche, Kompost, Versteckmöglichkeiten für Tiere, insektenfreundliche Pflanzen, nicht unbedingt alle lokal</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Freunde, Pflanzenliebhabervereine</text:p>
          </table:table-cell>
          <table:table-cell table:style-name="ce1" office:value-type="string" calcext:value-type="string">
            <text:p>Pflanzenpflege, Pflanzenarten, Umwelt, Gartenutensilien, Wetter, Düngemittel, Pflanztechniken, Ernte, Ungeziefer, Pflanzenzucht</text:p>
          </table:table-cell>
          <table:table-cell table:style-name="ce4" office:value-type="float" office:value="7" calcext:value-type="float">
            <text:p>7</text:p>
          </table:table-cell>
          <table:table-cell table:style-name="ce1" office:value-type="string" calcext:value-type="string">
            <text:p>Ja</text:p>
          </table:table-cell>
          <table:table-cell table:style-name="ce1" office:value-type="string" calcext:value-type="string">
            <text:p>Bücher, Internetrecherche, Besuche von Gärten und Parks</text:p>
          </table:table-cell>
          <table:table-cell table:style-name="ce1" office:value-type="string" calcext:value-type="string">
            <text:p>Ja</text:p>
          </table:table-cell>
          <table:table-cell table:style-name="ce1" office:value-type="string" calcext:value-type="string">
            <text:p>Liebhaberverein, Tausch von Pflanzen, Samen etc., Vorträge</text:p>
          </table:table-cell>
          <table:table-cell table:style-name="ce1" table:number-columns-repeated="4"/>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24" calcext:value-type="float">
            <text:p>2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text:p>
          </table:table-cell>
          <table:table-cell table:style-name="ce1" office:value-type="string" calcext:value-type="string">
            <text:p>Unkraut wächst zu schnell</text:p>
          </table:table-cell>
          <table:table-cell table:style-name="ce1" office:value-type="string" calcext:value-type="string">
            <text:p>Freunde und Bekannte, Fachhandel</text:p>
          </table:table-cell>
          <table:table-cell table:style-name="ce4" office:value-type="float" office:value="8" calcext:value-type="float">
            <text:p>8</text:p>
          </table:table-cell>
          <table:table-cell table:style-name="ce4" office:value-type="float" office:value="9" calcext:value-type="float">
            <text:p>9</text:p>
          </table:table-cell>
          <table:table-cell table:style-name="ce4" office:value-type="float" office:value="8" calcext:value-type="float">
            <text:p>8</text:p>
          </table:table-cell>
          <table:table-cell table:style-name="ce1" office:value-type="string" calcext:value-type="string">
            <text:p>Ökologisch handeln</text:p>
          </table:table-cell>
          <table:table-cell table:style-name="ce4" office:value-type="float" office:value="8" calcext:value-type="float">
            <text:p>8</text:p>
          </table:table-cell>
          <table:table-cell table:style-name="ce1" office:value-type="string" calcext:value-type="string">
            <text:p>Totholz, Kompost, Lokale Fauna und Flora</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pflege, Pflanzenarten, Umwelt, Gartenutensilien, Pflanztechniken, Ernte, Pflanzenzucht</text:p>
          </table:table-cell>
          <table:table-cell table:style-name="ce4"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Internetrecherche</text:p>
          </table:table-cell>
          <table:table-cell table:style-name="ce1" office:value-type="string" calcext:value-type="string">
            <text:p>Ja</text:p>
          </table:table-cell>
          <table:table-cell table:style-name="ce1" office:value-type="string" calcext:value-type="string">
            <text:p>Das was ein Kleingärtnerverein so macht</text:p>
          </table:table-cell>
          <table:table-cell table:style-name="ce1" office:value-type="string" calcext:value-type="string">
            <text:p>Nein</text:p>
          </table:table-cell>
          <table:table-cell table:style-name="ce1" office:value-type="string" calcext:value-type="string">
            <text:p>nein</text:p>
          </table:table-cell>
          <table:table-cell table:style-name="ce1" office:value-type="string" calcext:value-type="string">
            <text:p>gute Idee</text:p>
          </table:table-cell>
          <table:table-cell table:style-name="ce1" office:value-type="string" calcext:value-type="string">
            <text:p>k.A.</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5" calcext:value-type="float">
            <text:p>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Unkraut jähten, Samen aussähen, Pflanzen zurückschneiden, Rasen mähen, Pflanzen fotografieren</text:p>
          </table:table-cell>
          <table:table-cell table:style-name="ce1" office:value-type="string" calcext:value-type="string">
            <text:p>Zuviel Arbeit. Zu hohe Pflanzen mit schwieriger Pflege</text:p>
          </table:table-cell>
          <table:table-cell table:style-name="ce1" office:value-type="string" calcext:value-type="string">
            <text:p>Freunde und Bekannte, Zeitschriften, Internetrecherche</text:p>
          </table:table-cell>
          <table:table-cell table:style-name="ce4" office:value-type="float" office:value="9" calcext:value-type="float">
            <text:p>9</text:p>
          </table:table-cell>
          <table:table-cell table:style-name="ce4" office:value-type="float" office:value="10" calcext:value-type="float">
            <text:p>10</text:p>
          </table:table-cell>
          <table:table-cell table:style-name="ce4" office:value-type="float" office:value="8" calcext:value-type="float">
            <text:p>8</text:p>
          </table:table-cell>
          <table:table-cell table:style-name="ce1" office:value-type="string" calcext:value-type="string">
            <text:p>Rückzugsräume für Tiere, abwechslungsreiche Gestaltung. </text:p>
          </table:table-cell>
          <table:table-cell table:style-name="ce4" office:value-type="float" office:value="8" calcext:value-type="float">
            <text:p>8</text:p>
          </table:table-cell>
          <table:table-cell table:style-name="ce1" office:value-type="string" calcext:value-type="string">
            <text:p>Totholz, Lokale Fauna und Flora, Versteckmöglichkeiten für Tiere, Wildkräuter </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pflege, Gartenutensilien, Wetter, Ernte, Pflanzenzucht</text:p>
          </table:table-cell>
          <table:table-cell table:style-name="ce4" office:value-type="float" office:value="7" calcext:value-type="float">
            <text:p>7</text:p>
          </table:table-cell>
          <table:table-cell table:style-name="ce1" office:value-type="string" calcext:value-type="string">
            <text:p>Ja</text:p>
          </table:table-cell>
          <table:table-cell table:style-name="ce1" office:value-type="string" calcext:value-type="string">
            <text:p>Zeitschriften, Bücher, Soziale Medien (Facebook, Instagram etc.), Tag der offenen Gärten </text:p>
          </table:table-cell>
          <table:table-cell table:style-name="ce1" office:value-type="string" calcext:value-type="string">
            <text:p>Nein und ich habe kein Interesse daran</text:p>
          </table:table-cell>
          <table:table-cell table:style-name="ce1" table:number-columns-repeated="2"/>
          <table:table-cell table:style-name="ce1" office:value-type="string" calcext:value-type="string">
            <text:p>Mein schöner Garten </text:p>
          </table:table-cell>
          <table:table-cell table:style-name="ce1" office:value-type="string" calcext:value-type="string">
            <text:p>Wäre praktisch. Nur interessierte Teilnehmer. </text:p>
          </table:table-cell>
          <table:table-cell table:style-name="ce1" office:value-type="string" calcext:value-type="string">
            <text:p>Fände ich gut.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Dörflich</text:p>
          </table:table-cell>
          <table:table-cell table:style-name="ce1" table:number-columns-repeated="6"/>
          <table:table-cell table:number-columns-repeated="987"/>
        </table:table-row>
        <table:table-row table:style-name="ro1">
          <table:table-cell table:style-name="ce4" office:value-type="float" office:value="18" calcext:value-type="float">
            <text:p>1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Gemüse </text:p>
          </table:table-cell>
          <table:table-cell table:style-name="ce1" office:value-type="string" calcext:value-type="string">
            <text:p>10 Jahre oder mehr</text:p>
          </table:table-cell>
          <table:table-cell table:style-name="ce1" office:value-type="string" calcext:value-type="string">
            <text:p>Ja</text:p>
          </table:table-cell>
          <table:table-cell table:style-name="ce5" office:value-type="string" calcext:value-type="string">
            <text:p>Pflanzen gießen, Unkraut jähten, Ungeziefer entfernen, Umtopfen, Samen aussähen, Pflanzen zurückschneiden, Rasen mähen, Garten winterfest machen, Pflanzen fotografieren</text:p>
          </table:table-cell>
          <table:table-cell table:style-name="ce1"/>
          <table:table-cell table:style-name="ce1" office:value-type="string" calcext:value-type="string">
            <text:p>Freunde und Bekannte, Soziale Medien (Facebook, Instagram etc.), Internetrecherche</text:p>
          </table:table-cell>
          <table:table-cell table:number-columns-repeated="2" table:style-name="ce4" office:value-type="float" office:value="7" calcext:value-type="float">
            <text:p>7</text:p>
          </table:table-cell>
          <table:table-cell table:style-name="ce4" office:value-type="float" office:value="9" calcext:value-type="float">
            <text:p>9</text:p>
          </table:table-cell>
          <table:table-cell table:style-name="ce1" office:value-type="string" calcext:value-type="string">
            <text:p>Lebensraum für Wildbienen, Insekten, Igel und andere Kleintiere, heimische Pflanzen, Wildblumen</text:p>
          </table:table-cell>
          <table:table-cell table:style-name="ce4" office:value-type="float" office:value="8" calcext:value-type="float">
            <text:p>8</text:p>
          </table:table-cell>
          <table:table-cell table:style-name="ce1" office:value-type="string" calcext:value-type="string">
            <text:p>Totholz, Wasserfläche, Kompos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Eigenes Blog</text:p>
          </table:table-cell>
          <table:table-cell table:style-name="ce1" office:value-type="string" calcext:value-type="string">
            <text:p>Pflanzenpflege, Pflanzenarten, Umwelt, Gartenutensilien, Wetter, Düngemittel, Pflanztechniken, Ernte, Ungeziefer, Pflanzenzucht</text:p>
          </table:table-cell>
          <table:table-cell table:style-name="ce4"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text:p>
          </table:table-cell>
          <table:table-cell table:style-name="ce1" office:value-type="string" calcext:value-type="string">
            <text:p>Ja</text:p>
          </table:table-cell>
          <table:table-cell table:style-name="ce1" table:number-columns-repeated="2"/>
          <table:table-cell table:style-name="ce1" office:value-type="string" calcext:value-type="string">
            <text:p>Nein</text:p>
          </table:table-cell>
          <table:table-cell table:style-name="ce1" office:value-type="string" calcext:value-type="string">
            <text:p>Interessant </text:p>
          </table:table-cell>
          <table:table-cell table:style-name="ce1" office:value-type="string" calcext:value-type="string">
            <text:p>Nei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35" calcext:value-type="float">
            <text:p>35</text:p>
          </table:table-cell>
          <table:table-cell table:number-columns-repeated="2" table:style-name="ce1" office:value-type="string" calcext:value-type="string">
            <text:p>Ja</text:p>
          </table:table-cell>
          <table:table-cell table:style-name="ce1" office:value-type="string" calcext:value-type="string">
            <text:p>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5" office:value-type="string" calcext:value-type="string">
            <text:p>Pflanzen gießen, Unkraut jähten, Umtopfen, Samen aussähen, Pflanzen zurückschneiden, Rasen mähen, Garten winterfest machen, Pflanzen fotografieren, Gemüse pflanzen, Pflegen, ernten </text:p>
          </table:table-cell>
          <table:table-cell table:style-name="ce1" office:value-type="string" calcext:value-type="string">
            <text:p>Wilde Kaninchen, die meine Pflanzen fressen; sehr trockener, schlechter Boden </text:p>
          </table:table-cell>
          <table:table-cell table:style-name="ce1" office:value-type="string" calcext:value-type="string">
            <text:p>Freunde und Bekannte, Internetrecherche</text:p>
          </table:table-cell>
          <table:table-cell table:number-columns-repeated="2" table:style-name="ce4" office:value-type="float" office:value="7" calcext:value-type="float">
            <text:p>7</text:p>
          </table:table-cell>
          <table:table-cell table:style-name="ce4" office:value-type="float" office:value="6" calcext:value-type="float">
            <text:p>6</text:p>
          </table:table-cell>
          <table:table-cell table:style-name="ce1" office:value-type="string" calcext:value-type="string">
            <text:p>Heimische, wilde Pflanzen; Nutzpflanzen; Unterschlupfe für Tiere</text:p>
          </table:table-cell>
          <table:table-cell table:style-name="ce4" office:value-type="float" office:value="9" calcext:value-type="float">
            <text:p>9</text:p>
          </table:table-cell>
          <table:table-cell table:style-name="ce1" office:value-type="string" calcext:value-type="string">
            <text:p>Totholz, Wasserfläche,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Wetter, Ernte, Pflanzenzucht</text:p>
          </table:table-cell>
          <table:table-cell table:style-name="ce4"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Soziale Medien (Facebook, Instagram etc.)</text:p>
          </table:table-cell>
          <table:table-cell table:style-name="ce1" office:value-type="string" calcext:value-type="string">
            <text:p>Nein und ich habe kein Interesse daran</text:p>
          </table:table-cell>
          <table:table-cell table:style-name="ce1" table:number-columns-repeated="3"/>
          <table:table-cell table:style-name="ce1" office:value-type="string" calcext:value-type="string">
            <text:p>Für mich nicht nötig</text:p>
          </table:table-cell>
          <table:table-cell table:style-name="ce1" office:value-type="string" calcext:value-type="string">
            <text:p>Eventuell ein wenig mehr Interesse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26" calcext:value-type="float">
            <text:p>26</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Umtopfen, Samen aussähen, Pflanzen zurückschneiden, Pflanzen fotografieren</text:p>
          </table:table-cell>
          <table:table-cell table:style-name="ce1"/>
          <table:table-cell table:style-name="ce1" office:value-type="string" calcext:value-type="string">
            <text:p>Soziale Medien (Facebook, Instagram etc.), Internetrecherche</text:p>
          </table:table-cell>
          <table:table-cell table:number-columns-repeated="2" table:style-name="ce4" office:value-type="float" office:value="7" calcext:value-type="float">
            <text:p>7</text:p>
          </table:table-cell>
          <table:table-cell table:style-name="ce4" office:value-type="float" office:value="6" calcext:value-type="float">
            <text:p>6</text:p>
          </table:table-cell>
          <table:table-cell table:style-name="ce1" office:value-type="string" calcext:value-type="string">
            <text:p>Heimische Pflanzen, keine Gifte</text:p>
          </table:table-cell>
          <table:table-cell table:style-name="ce4" office:value-type="float" office:value="9" calcext:value-type="float">
            <text:p>9</text:p>
          </table:table-cell>
          <table:table-cell table:style-name="ce1" office:value-type="string" calcext:value-type="string">
            <text:p>Totholz, Wasserfläche, Kompost, Unkrau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Umwelt, Pflanztechniken</text:p>
          </table:table-cell>
          <table:table-cell table:style-name="ce4"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5" office:value-type="string" calcext:value-type="string">
            <text:p>Nein, aber ich hätte Interesse daran</text:p>
          </table:table-cell>
          <table:table-cell table:style-name="ce1" table:number-columns-repeated="2"/>
          <table:table-cell table:style-name="ce1" office:value-type="string" calcext:value-type="string">
            <text:p>Flora Incognita </text:p>
          </table:table-cell>
          <table:table-cell table:style-name="ce1" office:value-type="string" calcext:value-type="string">
            <text:p>Gut</text:p>
          </table:table-cell>
          <table:table-cell table:style-name="ce1" office:value-type="string" calcext:value-type="string">
            <text:p>Umso besser</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21" calcext:value-type="float">
            <text:p>2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Unkraut jähten, Pflanzen zurückschneiden, Pflanzen fotografieren, Einpflanzen und umpflanzen</text:p>
          </table:table-cell>
          <table:table-cell table:style-name="ce1" office:value-type="string" calcext:value-type="string">
            <text:p>Die Komposition der Pflanzen gefällt nicht immer.</text:p>
          </table:table-cell>
          <table:table-cell table:style-name="ce1" office:value-type="string" calcext:value-type="string">
            <text:p>Freunde und Bekannte, Bücher, Videoplattformen (YouTube), Soziale Medien (Facebook, Instagram etc.), Internetrecherche</text:p>
          </table:table-cell>
          <table:table-cell table:style-name="ce4" office:value-type="float" office:value="7" calcext:value-type="float">
            <text:p>7</text:p>
          </table:table-cell>
          <table:table-cell table:style-name="ce4" office:value-type="float" office:value="5" calcext:value-type="float">
            <text:p>5</text:p>
          </table:table-cell>
          <table:table-cell table:style-name="ce4" office:value-type="float" office:value="7" calcext:value-type="float">
            <text:p>7</text:p>
          </table:table-cell>
          <table:table-cell table:style-name="ce1" office:value-type="string" calcext:value-type="string">
            <text:p>Leben und Leben lassen. Vielfalt. Lebensraum für Mensch und Tier. Rückzugsorte. Kein Gift.</text:p>
          </table:table-cell>
          <table:table-cell table:style-name="ce4" office:value-type="float" office:value="9" calcext:value-type="float">
            <text:p>9</text:p>
          </table:table-cell>
          <table:table-cell table:style-name="ce1" office:value-type="string" calcext:value-type="string">
            <text:p>Totholz, Wasserfläche, Kompost, Unkraut, Lokale Fauna und Flora, Hohes Gras, Versteckmöglichkeiten für Tiere, Steingarten, Trockenmauer </text:p>
          </table:table-cell>
          <table:table-cell table:style-name="ce1" office:value-type="string" calcext:value-type="string">
            <text:p>Ja</text:p>
          </table:table-cell>
          <table:table-cell table:style-name="ce1" office:value-type="string" calcext:value-type="string">
            <text:p>Gartenverein / -gruppe, Nachbarschaft, Familienkreis</text:p>
          </table:table-cell>
          <table:table-cell table:style-name="ce1" office:value-type="string" calcext:value-type="string">
            <text:p>Pflanzenarten, Umwelt, Optimale Standorte der Pflanzen</text:p>
          </table:table-cell>
          <table:table-cell table:style-name="ce4"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 Internetrecherche, Pinterest</text:p>
          </table:table-cell>
          <table:table-cell table:style-name="ce1" office:value-type="string" calcext:value-type="string">
            <text:p>Ja</text:p>
          </table:table-cell>
          <table:table-cell table:style-name="ce1" office:value-type="string" calcext:value-type="string">
            <text:p>Naturgarten e. V. </text:p>
          </table:table-cell>
          <table:table-cell table:number-columns-repeated="2" table:style-name="ce1" office:value-type="string" calcext:value-type="string">
            <text:p>Nein</text:p>
          </table:table-cell>
          <table:table-cell table:style-name="ce1" office:value-type="string" calcext:value-type="string">
            <text:p>Kann ich mir nicht vorstellen.</text:p>
          </table:table-cell>
          <table:table-cell table:style-name="ce1" office:value-type="string" calcext:value-type="string">
            <text:p>Ja</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15" calcext:value-type="float">
            <text:p>15</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Keine</text:p>
          </table:table-cell>
          <table:table-cell table:style-name="ce1" office:value-type="string" calcext:value-type="string">
            <text:p>Bücher, Videoplattformen (YouTube), Soziale Medien (Facebook, Instagram etc.), Internetrecherche</text:p>
          </table:table-cell>
          <table:table-cell table:number-columns-repeated="3" table:style-name="ce4" office:value-type="float" office:value="7" calcext:value-type="float">
            <text:p>7</text:p>
          </table:table-cell>
          <table:table-cell table:style-name="ce1" office:value-type="string" calcext:value-type="string">
            <text:p>Einheimische Pflanzen für einheimische Insekten, Totholzhaufen, Teich, Steine, somit wird ein Gleichgewicht hergestellt zwischen Schädlingen und Nützlingen. </text:p>
          </table:table-cell>
          <table:table-cell table:style-name="ce4" office:value-type="float" office:value="9" calcext:value-type="float">
            <text:p>9</text:p>
          </table:table-cell>
          <table:table-cell table:style-name="ce1" office:value-type="string" calcext:value-type="string">
            <text:p>Totholz, Wasserfläche, Kompost, Lokale Fauna und Flora, Hohes Gras, Versteckmöglichkeiten für Tiere, Steingarten, Pflanzenjauch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 Beruflich</text:p>
          </table:table-cell>
          <table:table-cell table:style-name="ce1" office:value-type="string" calcext:value-type="string">
            <text:p>Pflanzenpflege, Pflanzenarten, Umwelt, Gartenutensilien, Wetter, Düngemittel, Pflanztechniken, Ernte, Ungeziefer, Pflanzenzucht</text:p>
          </table:table-cell>
          <table:table-cell table:style-name="ce4" office:value-type="float" office:value="8" calcext:value-type="float">
            <text:p>8</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In meinem Verein wird das naturnahe Gärtnern sehr gefördert </text:p>
          </table:table-cell>
          <table:table-cell table:style-name="ce1" office:value-type="string" calcext:value-type="string">
            <text:p>Aktives Mitglied mit Nähe zum Vorstand</text:p>
          </table:table-cell>
          <table:table-cell table:style-name="ce1" office:value-type="string" calcext:value-type="string">
            <text:p>Eine PflanzenerkennungsApp</text:p>
          </table:table-cell>
          <table:table-cell table:style-name="ce1" office:value-type="string" calcext:value-type="string">
            <text:p>Habe den Austausch über soziale Medien. </text:p>
            <text:p>Brauche erstmal keine App</text:p>
          </table:table-cell>
          <table:table-cell table:style-name="ce1" office:value-type="string" calcext:value-type="string">
            <text:p>Ich würde sie mir anschauen und dann abwägen. </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32" calcext:value-type="float">
            <text:p>3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7 bis 9 Jahre</text:p>
          </table:table-cell>
          <table:table-cell table:style-name="ce1" office:value-type="string" calcext:value-type="string">
            <text:p>Nein</text:p>
          </table:table-cell>
          <table:table-cell table:style-name="ce1" office:value-type="string" calcext:value-type="string">
            <text:p>Pflanzen gießen, Samen aussähen, Pflanzen zurückschneiden, Rasen mähen</text:p>
          </table:table-cell>
          <table:table-cell table:style-name="ce1" office:value-type="string" calcext:value-type="string">
            <text:p>Pflanzen Bestimmung </text:p>
          </table:table-cell>
          <table:table-cell table:style-name="ce1" office:value-type="string" calcext:value-type="string">
            <text:p>Freunde und Bekannte, Soziale Medien (Facebook, Instagram etc.), Internetrecherche</text:p>
          </table:table-cell>
          <table:table-cell table:style-name="ce4" office:value-type="float" office:value="5" calcext:value-type="float">
            <text:p>5</text:p>
          </table:table-cell>
          <table:table-cell table:style-name="ce4" office:value-type="float" office:value="8" calcext:value-type="float">
            <text:p>8</text:p>
          </table:table-cell>
          <table:table-cell table:style-name="ce4" office:value-type="float" office:value="7" calcext:value-type="float">
            <text:p>7</text:p>
          </table:table-cell>
          <table:table-cell table:style-name="ce1" office:value-type="string" calcext:value-type="string">
            <text:p>Einheimische Pflanzen </text:p>
          </table:table-cell>
          <table:table-cell table:style-name="ce4" office:value-type="float" office:value="9" calcext:value-type="float">
            <text:p>9</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 Pflanzenzucht</text:p>
          </table:table-cell>
          <table:table-cell table:style-name="ce4"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Bücher, Soziale Medien (Facebook, Instagram etc.)</text:p>
          </table:table-cell>
          <table:table-cell table:style-name="ce1" office:value-type="string" calcext:value-type="string">
            <text:p>Ja</text:p>
          </table:table-cell>
          <table:table-cell table:style-name="ce1" office:value-type="string" calcext:value-type="string">
            <text:p>Beschäftigt sich mit naturnahen privat Gärten und Kommunen </text:p>
          </table:table-cell>
          <table:table-cell table:number-columns-repeated="2" table:style-name="ce1" office:value-type="string" calcext:value-type="string">
            <text:p>Nein </text:p>
          </table:table-cell>
          <table:table-cell table:style-name="ce1" office:value-type="string" calcext:value-type="string">
            <text:p>Fände ich gut </text:p>
          </table:table-cell>
          <table:table-cell table:style-name="ce1" office:value-type="string" calcext:value-type="string">
            <text:p>Nein, nur dann wäre sie für mich interessant </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7" calcext:value-type="float">
            <text:p>7</text:p>
          </table:table-cell>
          <table:table-cell table:number-columns-repeated="2" table:style-name="ce1" office:value-type="string" calcext:value-type="string">
            <text:p>Ja</text:p>
          </table:table-cell>
          <table:table-cell table:style-name="ce1" office:value-type="string" calcext:value-type="string">
            <text:p>Schrebergarten, Balkon</text:p>
          </table:table-cell>
          <table:table-cell table:style-name="ce1" office:value-type="string" calcext:value-type="string">
            <text:p>Naturnahe Gestaltung, Insektenfreundlichkeit, Ertrag</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 Pflanzen fotografieren, Voranzucht (Tomaten, Paprika, Auberginen)</text:p>
          </table:table-cell>
          <table:table-cell table:style-name="ce1"/>
          <table:table-cell table:style-name="ce1" office:value-type="string" calcext:value-type="string">
            <text:p>Zeitschriften, Bücher, Videoplattformen (YouTube), Soziale Medien (Facebook, Instagram etc.), Internetrecherche</text:p>
          </table:table-cell>
          <table:table-cell table:number-columns-repeated="2" table:style-name="ce4" office:value-type="float" office:value="7" calcext:value-type="float">
            <text:p>7</text:p>
          </table:table-cell>
          <table:table-cell table:style-name="ce4" office:value-type="float" office:value="8" calcext:value-type="float">
            <text:p>8</text:p>
          </table:table-cell>
          <table:table-cell table:style-name="ce1" office:value-type="string" calcext:value-type="string">
            <text:p>Ökologische Kreisläufe, Vogel-, Insekten und Kleintierfreundlich, möglichst heimische Bepflanzung</text:p>
          </table:table-cell>
          <table:table-cell table:style-name="ce4"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Foren im Internet, Gruppen in den sozialen Medien, Familienkreis</text:p>
          </table:table-cell>
          <table:table-cell table:style-name="ce1" office:value-type="string" calcext:value-type="string">
            <text:p>Pflanzenpflege, Pflanzenarten, Umwelt, Gartenutensilien, Pflanztechniken, Ernte, Pflanzenzucht, Obstbaumschnitt</text:p>
          </table:table-cell>
          <table:table-cell table:style-name="ce4"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Soziale Medien (Facebook, Instagram etc.), Internetrecherche</text:p>
          </table:table-cell>
          <table:table-cell table:style-name="ce5" office:value-type="string" calcext:value-type="string">
            <text:p>Ja</text:p>
          </table:table-cell>
          <table:table-cell table:style-name="ce1" office:value-type="string" calcext:value-type="string">
            <text:p>Schrebergarten</text:p>
          </table:table-cell>
          <table:table-cell table:style-name="ce1" table:number-columns-repeated="2"/>
          <table:table-cell table:style-name="ce1" office:value-type="string" calcext:value-type="string">
            <text:p>Wäre interessant</text:p>
          </table:table-cell>
          <table:table-cell table:style-name="ce1" office:value-type="string" calcext:value-type="string">
            <text:p>Würde ich evtl. nutzen</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10" calcext:value-type="float">
            <text:p>10</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text:p>
          </table:table-cell>
          <table:table-cell table:style-name="ce1" office:value-type="string" calcext:value-type="string">
            <text:p>Pflanzenkrankheiten, Schädlingsbefall</text:p>
          </table:table-cell>
          <table:table-cell table:style-name="ce1" office:value-type="string" calcext:value-type="string">
            <text:p>Freunde und Bekannte, Zeitschriften, Bücher, Internetrecherche</text:p>
          </table:table-cell>
          <table:table-cell table:style-name="ce4" office:value-type="float" office:value="7" calcext:value-type="float">
            <text:p>7</text:p>
          </table:table-cell>
          <table:table-cell table:number-columns-repeated="2" table:style-name="ce4" office:value-type="float" office:value="8" calcext:value-type="float">
            <text:p>8</text:p>
          </table:table-cell>
          <table:table-cell table:style-name="ce1" office:value-type="string" calcext:value-type="string">
            <text:p>heimische, insektenfreundliche Pflanzen, Verzicht auf Pestzide und Fungizide </text:p>
          </table:table-cell>
          <table:table-cell table:style-name="ce4"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Ungeziefer, Pflanzenzucht</text:p>
          </table:table-cell>
          <table:table-cell table:style-name="ce4"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Zeitschriften, Bücher, Videoplattformen (YouTube), Soziale Medien (Facebook, Instagram etc.), Internetrecherche</text:p>
          </table:table-cell>
          <table:table-cell table:style-name="ce5" office:value-type="string" calcext:value-type="string">
            <text:p>Ja</text:p>
          </table:table-cell>
          <table:table-cell table:style-name="ce1" office:value-type="string" calcext:value-type="string">
            <text:p>Kleingarten-Verein</text:p>
          </table:table-cell>
          <table:table-cell table:style-name="ce1" table:number-columns-repeated="2"/>
          <table:table-cell table:style-name="ce1" office:value-type="string" calcext:value-type="string">
            <text:p>Gut</text:p>
          </table:table-cell>
          <table:table-cell table:style-name="ce1" office:value-type="string" calcext:value-type="string">
            <text:p>Fänd ich super</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30" calcext:value-type="float">
            <text:p>30</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5" office:value-type="string" calcext:value-type="string">
            <text:p>Samen aussähen, Pflanzen zurückschneiden, Rasen mähen, Garten winterfest machen</text:p>
          </table:table-cell>
          <table:table-cell table:style-name="ce1"/>
          <table:table-cell table:style-name="ce1" office:value-type="string" calcext:value-type="string">
            <text:p>Bücher, Internetrecherche</text:p>
          </table:table-cell>
          <table:table-cell table:style-name="ce4" office:value-type="float" office:value="6" calcext:value-type="float">
            <text:p>6</text:p>
          </table:table-cell>
          <table:table-cell table:number-columns-repeated="2" table:style-name="ce4" office:value-type="float" office:value="7" calcext:value-type="float">
            <text:p>7</text:p>
          </table:table-cell>
          <table:table-cell table:style-name="ce1"/>
          <table:table-cell table:style-name="ce4" office:value-type="float" office:value="10" calcext:value-type="float">
            <text:p>10</text:p>
          </table:table-cell>
          <table:table-cell table:style-name="ce1" office:value-type="string" calcext:value-type="string">
            <text:p>Totholz, Kompost, Lokale Fauna und Flora, Versteckmöglichkeiten für Tiere</text:p>
          </table:table-cell>
          <table:table-cell table:style-name="ce1" office:value-type="string" calcext:value-type="string">
            <text:p>Ja</text:p>
          </table:table-cell>
          <table:table-cell table:style-name="ce1" office:value-type="string" calcext:value-type="string">
            <text:p>Foren im Internet, Nachbarschaft</text:p>
          </table:table-cell>
          <table:table-cell table:style-name="ce1" office:value-type="string" calcext:value-type="string">
            <text:p>Pflanzenpflege</text:p>
          </table:table-cell>
          <table:table-cell table:style-name="ce4" office:value-type="float" office:value="5" calcext:value-type="float">
            <text:p>5</text:p>
          </table:table-cell>
          <table:table-cell table:style-name="ce1" office:value-type="string" calcext:value-type="string">
            <text:p>Ja</text:p>
          </table:table-cell>
          <table:table-cell table:style-name="ce1" office:value-type="string" calcext:value-type="string">
            <text:p>Zeitschriften, Bücher</text:p>
          </table:table-cell>
          <table:table-cell table:style-name="ce5" office:value-type="string" calcext:value-type="string">
            <text:p>Nein und ich habe kein Interesse daran</text:p>
          </table:table-cell>
          <table:table-cell table:style-name="ce1" table:number-columns-repeated="2"/>
          <table:table-cell table:style-name="ce1" office:value-type="string" calcext:value-type="string">
            <text:p>Nabu</text:p>
          </table:table-cell>
          <table:table-cell table:style-name="ce1" office:value-type="string" calcext:value-type="string">
            <text:p>Gut. </text:p>
          </table:table-cell>
          <table:table-cell table:style-name="ce1" office:value-type="string" calcext:value-type="string">
            <text:p>Prima</text:p>
          </table:table-cell>
          <table:table-cell table:style-name="ce1" office:value-type="string" calcext:value-type="string">
            <text:p>50 - 59 Jahre</text:p>
          </table:table-cell>
          <table:table-cell table:style-name="ce1"/>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27" calcext:value-type="float">
            <text:p>27</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Samen aussähen, Pflanzen zurückschneiden</text:p>
          </table:table-cell>
          <table:table-cell table:style-name="ce1" office:value-type="string" calcext:value-type="string">
            <text:p>Der Garten ist zu klein für viele Samen. </text:p>
          </table:table-cell>
          <table:table-cell table:style-name="ce1" office:value-type="string" calcext:value-type="string">
            <text:p>Bücher, Soziale Medien (Facebook, Instagram etc.), Internetrecherche</text:p>
          </table:table-cell>
          <table:table-cell table:number-columns-repeated="3" table:style-name="ce4" office:value-type="float" office:value="7" calcext:value-type="float">
            <text:p>7</text:p>
          </table:table-cell>
          <table:table-cell table:style-name="ce1" office:value-type="string" calcext:value-type="string">
            <text:p>Heimische Pflanzen, was nicht wachsen will, wird nicht mit Dünger etc sozusagen mit Gewalt zum wachsen gezwungen, </text:p>
          </table:table-cell>
          <table:table-cell table:style-name="ce4" office:value-type="float" office:value="10" calcext:value-type="float">
            <text:p>10</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Nein</text:p>
          </table:table-cell>
          <table:table-cell table:style-name="ce1" table:number-columns-repeated="3"/>
          <table:table-cell table:style-name="ce1" office:value-type="string" calcext:value-type="string">
            <text:p>Die sind zu weit weg</text:p>
          </table:table-cell>
          <table:table-cell table:style-name="ce1" office:value-type="string" calcext:value-type="string">
            <text:p>Bücher, Soziale Medien (Facebook, Instagram etc.), Ich suche nicht nach Inspiration für meinen Garten.</text:p>
          </table:table-cell>
          <table:table-cell table:style-name="ce5" office:value-type="string" calcext:value-type="string">
            <text:p>Nein und ich habe kein Interesse daran</text:p>
          </table:table-cell>
          <table:table-cell table:style-name="ce1" table:number-columns-repeated="3"/>
          <table:table-cell table:style-name="ce1" office:value-type="string" calcext:value-type="string">
            <text:p>Die Gartengruppe (Naturgarten) reicht aus.</text:p>
          </table:table-cell>
          <table:table-cell table:style-name="ce1" office:value-type="string" calcext:value-type="string">
            <text:p>Nein, ich Wilmington noch eine App</text:p>
          </table:table-cell>
          <table:table-cell table:style-name="ce1" office:value-type="string" calcext:value-type="string">
            <text:p>Über 60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14" calcext:value-type="float">
            <text:p>14</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ssbarkeit, heimische Pflanzen, chemiefrei</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5" office:value-type="string" calcext:value-type="string">
            <text:p>Pflanzen gießen, Unkraut jähten, Umtopfen, Samen aussähen, Pflanzen zurückschneiden, Rasen mähen, Garten winterfest machen, Pflanzen fotografieren, Mulchen,. Jauchen Kompost ansetzen, jäten und mähen nur sporadisch,</text:p>
          </table:table-cell>
          <table:table-cell table:style-name="ce1" office:value-type="string" calcext:value-type="string">
            <text:p>Ärger mit Nachbarn und Verein wegen des 'Unkrauts' und der 'Unordnung', fehlende Ahnung'</text:p>
          </table:table-cell>
          <table:table-cell table:style-name="ce1" office:value-type="string" calcext:value-type="string">
            <text:p>Freunde und Bekannte, Zeitschriften, Bücher, Videoplattformen (YouTube), Soziale Medien (Facebook, Instagram etc.), Internetrecherche</text:p>
          </table:table-cell>
          <table:table-cell table:style-name="ce4" office:value-type="float" office:value="6" calcext:value-type="float">
            <text:p>6</text:p>
          </table:table-cell>
          <table:table-cell table:style-name="ce4" office:value-type="float" office:value="5" calcext:value-type="float">
            <text:p>5</text:p>
          </table:table-cell>
          <table:table-cell table:style-name="ce4" office:value-type="float" office:value="8" calcext:value-type="float">
            <text:p>8</text:p>
          </table:table-cell>
          <table:table-cell table:style-name="ce1" office:value-type="string" calcext:value-type="string">
            <text:p>Heimische Pflanzen, wachsen lassen, was wachsen will, Ungeziefer nur bei massivem Befall 'bekämpfen', mit natürliche Mitteln, wenn das nicht hilft, neuer Versuch nächstes Jahr, nicht zu oft mähen, Pflanzen nach Gegebenheiten, nicht nach Geschmack aussuchen, seltener mähen, 'Rümpelecken'</text:p>
          </table:table-cell>
          <table:table-cell table:style-name="ce4" office:value-type="float" office:value="10" calcext:value-type="float">
            <text:p>10</text:p>
          </table:table-cell>
          <table:table-cell table:style-name="ce1" office:value-type="string" calcext:value-type="string">
            <text:p>Totholz, Kompost, Unkraut, Lokale Fauna und Flora, Hohes Gras, Versteckmöglichkeiten für Tiere, Mulchen</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Boden, düngen, Bokashi, Würmer, Kompost, Baumschnitt</text:p>
          </table:table-cell>
          <table:table-cell table:style-name="ce4"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text:p>
          </table:table-cell>
          <table:table-cell table:style-name="ce1" office:value-type="string" calcext:value-type="string">
            <text:p>Ja</text:p>
          </table:table-cell>
          <table:table-cell table:style-name="ce5" office:value-type="string" calcext:value-type="string">
            <text:p>Kleingartenverein</text:p>
          </table:table-cell>
          <table:table-cell table:style-name="ce1" office:value-type="string" calcext:value-type="string">
            <text:p>Nein</text:p>
          </table:table-cell>
          <table:table-cell table:style-name="ce1"/>
          <table:table-cell table:style-name="ce1" office:value-type="string" calcext:value-type="string">
            <text:p>Würde ich mir evtl. mal anschauen, eigentlich bevorzuge ich analog</text:p>
          </table:table-cell>
          <table:table-cell table:style-name="ce1" office:value-type="string" calcext:value-type="string">
            <text:p>Etwas anderes kommt eh nicht in frage</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25" calcext:value-type="float">
            <text:p>25</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text:p>
          </table:table-cell>
          <table:table-cell table:style-name="ce1" office:value-type="string" calcext:value-type="string">
            <text:p>Schädlinge ohne Chemie bekämpfen/ tolerieren</text:p>
          </table:table-cell>
          <table:table-cell table:style-name="ce1" office:value-type="string" calcext:value-type="string">
            <text:p>Zeitschriften, Internetrecherche</text:p>
          </table:table-cell>
          <table:table-cell table:number-columns-repeated="3" table:style-name="ce4" office:value-type="float" office:value="8" calcext:value-type="float">
            <text:p>8</text:p>
          </table:table-cell>
          <table:table-cell table:style-name="ce1" office:value-type="string" calcext:value-type="string">
            <text:p>Regional - ohne Chemie</text:p>
          </table:table-cell>
          <table:table-cell table:style-name="ce4"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Schmetterlinge/ Bienen/ Nachtfalter</text:p>
          </table:table-cell>
          <table:table-cell table:style-name="ce1" office:value-type="string" calcext:value-type="string">
            <text:p>Ja</text:p>
          </table:table-cell>
          <table:table-cell table:style-name="ce1" office:value-type="string" calcext:value-type="string">
            <text:p>Foren im Internet</text:p>
          </table:table-cell>
          <table:table-cell table:style-name="ce1" office:value-type="string" calcext:value-type="string">
            <text:p>Umwelt, Ungeziefer</text:p>
          </table:table-cell>
          <table:table-cell table:style-name="ce4"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Bücher, Internetrecherche, offene Gartenpforte</text:p>
          </table:table-cell>
          <table:table-cell table:style-name="ce1" office:value-type="string" calcext:value-type="string">
            <text:p>Nein und ich habe kein Interesse daran</text:p>
          </table:table-cell>
          <table:table-cell table:style-name="ce1" table:number-columns-repeated="2"/>
          <table:table-cell table:style-name="ce1" office:value-type="string" calcext:value-type="string">
            <text:p>nein</text:p>
          </table:table-cell>
          <table:table-cell table:style-name="ce1" office:value-type="string" calcext:value-type="string">
            <text:p>cool </text:p>
          </table:table-cell>
          <table:table-cell table:style-name="ce1" office:value-type="string" calcext:value-type="string">
            <text:p>nein</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Dörflich</text:p>
          </table:table-cell>
          <table:table-cell table:style-name="ce1" table:number-columns-repeated="6"/>
          <table:table-cell table:number-columns-repeated="987"/>
        </table:table-row>
        <table:table-row table:style-name="ro1">
          <table:table-cell table:style-name="ce4" office:value-type="float" office:value="22" calcext:value-type="float">
            <text:p>22</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 Nutzpflanzen</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5" office:value-type="string" calcext:value-type="string">
            <text:p>Pflanzen gießen, Unkraut jähten, Samen aussähen, Pflanzen zurückschneiden, Rasen mähen, Pflanzen fotografieren, Beobachten </text:p>
          </table:table-cell>
          <table:table-cell table:style-name="ce1" office:value-type="string" calcext:value-type="string">
            <text:p>Mangelndes Verständnis anderer Gärtner oder des Vorstands, mehr extremes Wetter</text:p>
          </table:table-cell>
          <table:table-cell table:style-name="ce1" office:value-type="string" calcext:value-type="string">
            <text:p>Freunde und Bekannte, Videoplattformen (YouTube), Soziale Medien (Facebook, Instagram etc.), Internetrecherche, Andere Gärtner:innen</text:p>
          </table:table-cell>
          <table:table-cell table:number-columns-repeated="2" table:style-name="ce4" office:value-type="float" office:value="8" calcext:value-type="float">
            <text:p>8</text:p>
          </table:table-cell>
          <table:table-cell table:style-name="ce4" office:value-type="float" office:value="9" calcext:value-type="float">
            <text:p>9</text:p>
          </table:table-cell>
          <table:table-cell table:style-name="ce1" office:value-type="string" calcext:value-type="string">
            <text:p>Vielfältige Gestaltung des Gartens für alle, d.h. auch für die Tierwelt. Orientierung an Gegebenheiten und einheimischen Pflanzen. "Mit der Natur gärtnern" statt gegen sie.</text:p>
          </table:table-cell>
          <table:table-cell table:style-name="ce4" office:value-type="float" office:value="10" calcext:value-type="float">
            <text:p>10</text:p>
          </table:table-cell>
          <table:table-cell table:style-name="ce1" office:value-type="string" calcext:value-type="string">
            <text:p>Totholz, Wasserfläche, Kompost, Lokale Fauna und Flora, Hohes Gras, Versteckmöglichkeiten für Tiere, Steingarten, Humusaufbau, Mulchen, Flächenkompost, wenig Umgraben </text:p>
          </table:table-cell>
          <table:table-cell table:style-name="ce1" office:value-type="string" calcext:value-type="string">
            <text:p>Ja</text:p>
          </table:table-cell>
          <table:table-cell table:style-name="ce1" office:value-type="string" calcext:value-type="string">
            <text:p>Gruppen in den sozialen Medien, Gartenverein / -gruppe, Nachbarschaft, Familienkreis</text:p>
          </table:table-cell>
          <table:table-cell table:style-name="ce1" office:value-type="string" calcext:value-type="string">
            <text:p>Pflanzenpflege, Pflanzenarten, Umwelt, Gartenutensilien, Wetter, Düngemittel, Pflanztechniken, Ernte, Ungeziefer, Pflanzenzucht</text:p>
          </table:table-cell>
          <table:table-cell table:style-name="ce4"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Fachhandel, Bücher, Videoplattformen (YouTube), Soziale Medien (Facebook, Instagram etc.), Internetrecherche</text:p>
          </table:table-cell>
          <table:table-cell table:style-name="ce5" office:value-type="string" calcext:value-type="string">
            <text:p>Ja</text:p>
          </table:table-cell>
          <table:table-cell table:style-name="ce1" office:value-type="string" calcext:value-type="string">
            <text:p>Ein klassischer Kleingartenverein e.V.</text:p>
          </table:table-cell>
          <table:table-cell table:style-name="ce1" office:value-type="string" calcext:value-type="string">
            <text:p>Nein. Vielleicht der Gärtner, der am Meisten "Probleme" macht </text:p>
          </table:table-cell>
          <table:table-cell table:style-name="ce1" office:value-type="string" calcext:value-type="string">
            <text:p>Nein</text:p>
          </table:table-cell>
          <table:table-cell table:style-name="ce1" office:value-type="string" calcext:value-type="string">
            <text:p>Könnte interessant sein</text:p>
          </table:table-cell>
          <table:table-cell table:style-name="ce1" office:value-type="string" calcext:value-type="string">
            <text:p>Ja, verbessern </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2" calcext:value-type="float">
            <text:p>2</text:p>
          </table:table-cell>
          <table:table-cell table:number-columns-repeated="2" table:style-name="ce1" office:value-type="string" calcext:value-type="string">
            <text:p>Ja</text:p>
          </table:table-cell>
          <table:table-cell table:style-name="ce1" office:value-type="string" calcext:value-type="string">
            <text:p>Schrebergarten, eigener Garten/Grundstück </text:p>
          </table:table-cell>
          <table:table-cell table:style-name="ce1" office:value-type="string" calcext:value-type="string">
            <text:p>Naturnahe Gestaltung, Insektenfreundlichkeit</text:p>
          </table:table-cell>
          <table:table-cell table:style-name="ce1" office:value-type="string" calcext:value-type="string">
            <text:p>10 Jahre oder mehr</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Pflanzen fotografieren, Veredeln, Vermehrung…,</text:p>
          </table:table-cell>
          <table:table-cell table:style-name="ce1"/>
          <table:table-cell table:style-name="ce1" office:value-type="string" calcext:value-type="string">
            <text:p>Freunde und Bekannte, Zeitschriften, Bücher, Soziale Medien (Facebook, Instagram etc.), Internetrecherche, Vereine und Verbände</text:p>
          </table:table-cell>
          <table:table-cell table:number-columns-repeated="3" table:style-name="ce4" office:value-type="float" office:value="9" calcext:value-type="float">
            <text:p>9</text:p>
          </table:table-cell>
          <table:table-cell table:style-name="ce1" office:value-type="string" calcext:value-type="string">
            <text:p>Vielfalt, nachhaltige Kreisläufe, keinerlei Pestizide und Kunstdünger, vielfältige Lebensräume, gesunder, lebender Boden…..</text:p>
          </table:table-cell>
          <table:table-cell table:style-name="ce4" office:value-type="float" office:value="10" calcext:value-type="float">
            <text:p>10</text:p>
          </table:table-cell>
          <table:table-cell table:style-name="ce1" office:value-type="string" calcext:value-type="string">
            <text:p>Totholz, Wasserfläche, Kompost, Unkraut, Lokale Fauna und Flora, Hohes Gras, Versteckmöglichkeiten für Tiere, Steingarten, Hecken, Bäume in div. Altersklassen, Sorten-und Artenvielfalt</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Nachbarschaft, Familienkreis</text:p>
          </table:table-cell>
          <table:table-cell table:style-name="ce1" office:value-type="string" calcext:value-type="string">
            <text:p>Pflanzenpflege, Pflanzenarten, Umwelt, Gartenutensilien, Wetter, Pflanztechniken, Ernte, Pflanzenzucht, Kreisläufe….Nachhaltigkeit</text:p>
          </table:table-cell>
          <table:table-cell table:style-name="ce4" office:value-type="float" office:value="10" calcext:value-type="float">
            <text:p>10</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1" office:value-type="string" calcext:value-type="string">
            <text:p>Ja</text:p>
          </table:table-cell>
          <table:table-cell table:style-name="ce1" office:value-type="string" calcext:value-type="string">
            <text:p>Kleingartenverein</text:p>
          </table:table-cell>
          <table:table-cell table:style-name="ce1" office:value-type="string" calcext:value-type="string">
            <text:p>Vorsitzender, Fachberater</text:p>
          </table:table-cell>
          <table:table-cell table:style-name="ce1" office:value-type="string" calcext:value-type="string">
            <text:p>nein</text:p>
          </table:table-cell>
          <table:table-cell table:style-name="ce1" office:value-type="string" calcext:value-type="string">
            <text:p>Gut</text:p>
          </table:table-cell>
          <table:table-cell table:style-name="ce1" office:value-type="string" calcext:value-type="string">
            <text:p>fände ich super</text:p>
          </table:table-cell>
          <table:table-cell table:style-name="ce1" office:value-type="string" calcext:value-type="string">
            <text:p>Über 60 Jahre</text:p>
          </table:table-cell>
          <table:table-cell table:style-name="ce1" office:value-type="string" calcext:value-type="string">
            <text:p>Männ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table:table-cell table:style-name="ce1" table:number-columns-repeated="9"/>
          <table:table-cell table:style-name="ce4" table:number-columns-repeated="3"/>
          <table:table-cell table:style-name="ce1"/>
          <table:table-cell table:style-name="ce4"/>
          <table:table-cell table:style-name="ce1" table:number-columns-repeated="4"/>
          <table:table-cell table:style-name="ce4"/>
          <table:table-cell table:style-name="ce1" table:number-columns-repeated="17"/>
          <table:table-cell table:number-columns-repeated="987"/>
        </table:table-row>
        <table:table-row table:style-name="ro1">
          <table:table-cell/>
          <table:table-cell table:style-name="ce1" office:value-type="string" calcext:value-type="string">
            <text:p>Skala</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12"/>
        </table:table-row>
        <table:table-row table:style-name="ro1">
          <table:table-cell table:style-name="ce1" office:value-type="string" calcext:value-type="string">
            <text:p>Gärtnert mehr als 6 Jahre</text:p>
          </table:table-cell>
          <table:table-cell table:style-name="ce1" office:value-type="string" calcext:value-type="string">
            <text:p>Pflanzen</text:p>
          </table:table-cell>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5" calcext:value-type="float">
            <text:p>5</text:p>
          </table:table-cell>
          <table:table-cell table:style-name="ce1" office:value-type="float" office:value="9" calcext:value-type="float">
            <text:p>9</text:p>
          </table:table-cell>
          <table:table-cell table:style-name="ce1" office:value-type="float" office:value="5" calcext:value-type="float">
            <text:p>5</text:p>
          </table:table-cell>
          <table:table-cell table:style-name="ce1" office:value-type="float" office:value="2" calcext:value-type="float">
            <text:p>2</text:p>
          </table:table-cell>
          <table:table-cell table:style-name="ce1" office:value-type="float" office:value="0" calcext:value-type="float">
            <text:p>0</text:p>
          </table:table-cell>
          <table:table-cell/>
          <table:table-cell table:style-name="ce3" table:formula="of:=[.$E$25]*[.E26]+[.$F$25]*[.F26]+[.$G$25]*[.G26]+[.$H$25]*[.H26]+[.$I$25]*[.I26]+[.$J$25]*[.J26]+[.$K$25]*[.K26]+[.$L$25]*[.L26]" office:value-type="float" office:value="159" calcext:value-type="float">
            <text:p>159</text:p>
          </table:table-cell>
          <table:table-cell table:style-name="ce6" table:formula="of:=[.N26]/SUM([.D26:.L26])" office:value-type="float" office:value="6.91304347826087" calcext:value-type="float">
            <text:p>6.9</text:p>
          </table:table-cell>
          <table:table-cell table:number-columns-repeated="1009"/>
        </table:table-row>
        <table:table-row table:style-name="ro1">
          <table:table-cell table:style-name="ce1" office:value-type="string" calcext:value-type="string">
            <text:p>Gärtnert mehr als 6 Jahre</text:p>
          </table:table-cell>
          <table:table-cell table:style-name="ce1" office:value-type="string" calcext:value-type="string">
            <text:p>Gärtnern</text:p>
          </table:table-cell>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9" calcext:value-type="float">
            <text:p>9</text:p>
          </table:table-cell>
          <table:table-cell table:style-name="ce1" office:value-type="float" office:value="6" calcext:value-type="float">
            <text:p>6</text:p>
          </table:table-cell>
          <table:table-cell table:style-name="ce1" office:value-type="float" office:value="3" calcext:value-type="float">
            <text:p>3</text:p>
          </table:table-cell>
          <table:table-cell table:style-name="ce1" office:value-type="float" office:value="1" calcext:value-type="float">
            <text:p>1</text:p>
          </table:table-cell>
          <table:table-cell/>
          <table:table-cell table:style-name="ce3" table:formula="of:=[.$E$25]*[.E27]+[.$F$25]*[.F27]+[.$G$25]*[.G27]+[.$H$25]*[.H27]+[.$I$25]*[.I27]+[.$J$25]*[.J27]+[.$K$25]*[.K27]+[.$L$25]*[.L27]" office:value-type="float" office:value="168" calcext:value-type="float">
            <text:p>168</text:p>
          </table:table-cell>
          <table:table-cell table:style-name="ce6" table:formula="of:=[.N27]/SUM([.D27:.L27])" office:value-type="float" office:value="7.30434782608696" calcext:value-type="float">
            <text:p>7.3</text:p>
          </table:table-cell>
          <table:table-cell table:number-columns-repeated="1009"/>
        </table:table-row>
        <table:table-row table:style-name="ro1">
          <table:table-cell table:style-name="ce1" office:value-type="string" calcext:value-type="string">
            <text:p>Gärtnert mehr als 6 Jahre</text:p>
          </table:table-cell>
          <table:table-cell table:style-name="ce1" office:value-type="string" calcext:value-type="string">
            <text:p>Naturnähe</text:p>
          </table:table-cell>
          <table:table-cell/>
          <table:table-cell table:number-columns-repeated="3" table:style-name="ce1" office:value-type="float" office:value="0" calcext:value-type="float">
            <text:p>0</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3" calcext:value-type="float">
            <text:p>3</text:p>
          </table:table-cell>
          <table:table-cell table:style-name="ce1" office:value-type="float" office:value="0" calcext:value-type="float">
            <text:p>0</text:p>
          </table:table-cell>
          <table:table-cell/>
          <table:table-cell table:style-name="ce3" table:formula="of:=[.$E$25]*[.E28]+[.$F$25]*[.F28]+[.$G$25]*[.G28]+[.$H$25]*[.H28]+[.$I$25]*[.I28]+[.$J$25]*[.J28]+[.$K$25]*[.K28]+[.$L$25]*[.L28]" office:value-type="float" office:value="168" calcext:value-type="float">
            <text:p>168</text:p>
          </table:table-cell>
          <table:table-cell table:style-name="ce6" table:formula="of:=[.N28]/SUM([.D28:.L28])" office:value-type="float" office:value="7.30434782608696" calcext:value-type="float">
            <text:p>7.3</text:p>
          </table:table-cell>
          <table:table-cell table:number-columns-repeated="1009"/>
        </table:table-row>
        <table:table-row table:style-name="ro1">
          <table:table-cell table:style-name="ce1" office:value-type="string" calcext:value-type="string">
            <text:p>Gärtnert mehr als 6 Jahre</text:p>
          </table:table-cell>
          <table:table-cell table:style-name="ce1" office:value-type="string" calcext:value-type="string">
            <text:p>Darauf achten</text:p>
          </table:table-cell>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7" calcext:value-type="float">
            <text:p>7</text:p>
          </table:table-cell>
          <table:table-cell table:style-name="ce1" office:value-type="float" office:value="6" calcext:value-type="float">
            <text:p>6</text:p>
          </table:table-cell>
          <table:table-cell/>
          <table:table-cell table:style-name="ce3" table:formula="of:=[.$E$25]*[.E29]+[.$F$25]*[.F29]+[.$G$25]*[.G29]+[.$H$25]*[.H29]+[.$I$25]*[.I29]+[.$J$25]*[.J29]+[.$K$25]*[.K29]+[.$L$25]*[.L29]" office:value-type="float" office:value="196" calcext:value-type="float">
            <text:p>196</text:p>
          </table:table-cell>
          <table:table-cell table:style-name="ce6" table:formula="of:=[.N29]/SUM([.D29:.L29])" office:value-type="float" office:value="8.52173913043478" calcext:value-type="float">
            <text:p>8.5</text:p>
          </table:table-cell>
          <table:table-cell table:number-columns-repeated="1009"/>
        </table:table-row>
        <table:table-row table:style-name="ro2">
          <table:table-cell>
            <draw:frame table:end-cell-address="'Gärtnert &gt; 6'.F48" table:end-x="68.09pt" table:end-y="9.72pt" draw:z-index="0" draw:name="Chart 1" draw:style-name="gr1" draw:text-style-name="P1" svg:width="449.97pt" svg:height="278.22pt" svg:x="66.76pt" svg:y="15pt">
              <draw:object draw:notify-on-update-of-ranges="'Gärtnert &gt; 6'.C25:'Gärtnert &gt; 6'.L25 'Gärtnert &gt; 6'.A26:'Gärtnert &gt; 6'.B26 'Gärtnert &gt; 6'.C26:'Gärtnert &gt; 6'.L26 'Gärtnert &gt; 6'.A27:'Gärtnert &gt; 6'.B27 'Gärtnert &gt; 6'.C27:'Gärtnert &gt; 6'.L27 'Gärtnert &gt; 6'.A28:'Gärtnert &gt; 6'.B28 'Gärtnert &gt; 6'.C28:'Gärtnert &gt; 6'.L28 'Gärtnert &gt; 6'.A29:'Gärtnert &gt; 6'.B29 'Gärtnert &gt; 6'.C29:'Gärtnert &gt; 6'.L29"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2" table:number-rows-repeated="1048545">
          <table:table-cell table:number-columns-repeated="1024"/>
        </table:table-row>
        <table:table-row table:style-name="ro2">
          <table:table-cell table:number-columns-repeated="1024"/>
        </table:table-row>
      </table:table>
      <table:table table:name="Gärtnert &lt; 6" table:style-name="ta9">
        <table:table-column table:style-name="co20" table:number-columns-repeated="1024" table:default-cell-style-name="Default"/>
        <table:table-row table:style-name="ro1">
          <table:table-cell table:style-name="ce4" office:value-type="float" office:value="12" calcext:value-type="float">
            <text:p>12</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 Ästhetik / Dekorativ,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5" office:value-type="string" calcext:value-type="string">
            <text:p>Pflanzen gießen, Unkraut jähten, Ungeziefer entfernen, Samen aussähen, Pflanzen zurückschneiden, Rasen mähen</text:p>
          </table:table-cell>
          <table:table-cell/>
          <table:table-cell table:style-name="ce1" office:value-type="string" calcext:value-type="string">
            <text:p>Freunde und Bekannte, Videoplattformen (YouTube), Soziale Medien (Facebook, Instagram etc.), Internetrecherche</text:p>
          </table:table-cell>
          <table:table-cell table:style-name="ce4" office:value-type="float" office:value="4" calcext:value-type="float">
            <text:p>4</text:p>
          </table:table-cell>
          <table:table-cell table:style-name="ce4" office:value-type="float" office:value="3" calcext:value-type="float">
            <text:p>3</text:p>
          </table:table-cell>
          <table:table-cell table:style-name="ce4" office:value-type="float" office:value="2" calcext:value-type="float">
            <text:p>2</text:p>
          </table:table-cell>
          <table:table-cell table:style-name="ce1" office:value-type="string" calcext:value-type="string">
            <text:p>Einheimische Pflanzen, insekten- und tierfreundlich</text:p>
          </table:table-cell>
          <table:table-cell table:style-name="ce4" office:value-type="float" office:value="4" calcext:value-type="float">
            <text:p>4</text:p>
          </table:table-cell>
          <table:table-cell table:style-name="ce1" office:value-type="string" calcext:value-type="string">
            <text:p>Totholz, Kompost, Unkrau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Familienkreis</text:p>
          </table:table-cell>
          <table:table-cell table:style-name="ce1" office:value-type="string" calcext:value-type="string">
            <text:p>Pflanzenpflege, Pflanzenarten, Ernte, Ungeziefer</text:p>
          </table:table-cell>
          <table:table-cell table:style-name="ce4"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1" office:value-type="string" calcext:value-type="string">
            <text:p>Nein und ich habe kein Interesse daran</text:p>
          </table:table-cell>
          <table:table-cell table:style-name="ce1" table:number-columns-repeated="3"/>
          <table:table-cell table:style-name="ce1" office:value-type="string" calcext:value-type="string">
            <text:p>Nicht so nützlich</text:p>
          </table:table-cell>
          <table:table-cell table:style-name="ce1" office:value-type="string" calcext:value-type="string">
            <text:p>Vielleicht</text:p>
          </table:table-cell>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34" calcext:value-type="float">
            <text:p>34</text:p>
          </table:table-cell>
          <table:table-cell table:number-columns-repeated="2" table:style-name="ce1" office:value-type="string" calcext:value-type="string">
            <text:p>Ja</text:p>
          </table:table-cell>
          <table:table-cell table:style-name="ce1" office:value-type="string" calcext:value-type="string">
            <text:p>Garten, Schrebergarten, Beete in der Stadt (Urban Gardening*)</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text:p>
          </table:table-cell>
          <table:table-cell table:style-name="ce1"/>
          <table:table-cell table:style-name="ce1" office:value-type="string" calcext:value-type="string">
            <text:p>Freunde und Bekannte, Soziale Medien (Facebook, Instagram etc.), Internetrecherche</text:p>
          </table:table-cell>
          <table:table-cell table:style-name="ce4" office:value-type="float" office:value="4" calcext:value-type="float">
            <text:p>4</text:p>
          </table:table-cell>
          <table:table-cell table:number-columns-repeated="2" table:style-name="ce4" office:value-type="float" office:value="3" calcext:value-type="float">
            <text:p>3</text:p>
          </table:table-cell>
          <table:table-cell table:style-name="ce1"/>
          <table:table-cell table:style-name="ce4"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text:p>
          </table:table-cell>
          <table:table-cell table:style-name="ce1" office:value-type="string" calcext:value-type="string">
            <text:p>Pflanzenpflege, Ernte</text:p>
          </table:table-cell>
          <table:table-cell table:style-name="ce4" office:value-type="float" office:value="3" calcext:value-type="float">
            <text:p>3</text:p>
          </table:table-cell>
          <table:table-cell table:style-name="ce1" office:value-type="string" calcext:value-type="string">
            <text:p>Ja</text:p>
          </table:table-cell>
          <table:table-cell table:style-name="ce1" office:value-type="string" calcext:value-type="string">
            <text:p>Freunde und Bekannte, Zeitschriften, Videoplattformen (YouTube), Soziale Medien (Facebook, Instagram etc.), Internetrecherche</text:p>
          </table:table-cell>
          <table:table-cell table:style-name="ce1" office:value-type="string" calcext:value-type="string">
            <text:p>Ja</text:p>
          </table:table-cell>
          <table:table-cell table:style-name="ce5"/>
          <table:table-cell table:style-name="ce1" table:number-columns-repeated="4"/>
          <table:table-cell table:style-name="ce1" office:value-type="string" calcext:value-type="string">
            <text:p>40 - 4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29" calcext:value-type="float">
            <text:p>2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Garten winterfest machen</text:p>
          </table:table-cell>
          <table:table-cell table:style-name="ce1" office:value-type="string" calcext:value-type="string">
            <text:p>Unkraut schonend zu entfernen </text:p>
          </table:table-cell>
          <table:table-cell table:style-name="ce1" office:value-type="string" calcext:value-type="string">
            <text:p>Zeitschriften, Videoplattformen (YouTube), Soziale Medien (Facebook, Instagram etc.), Internetrecherche</text:p>
          </table:table-cell>
          <table:table-cell table:number-columns-repeated="3" table:style-name="ce4" office:value-type="float" office:value="4" calcext:value-type="float">
            <text:p>4</text:p>
          </table:table-cell>
          <table:table-cell table:style-name="ce1" office:value-type="string" calcext:value-type="string">
            <text:p>Es muss nicht alles perfekt sein, Rückzugsmöglichkeiten für Insekten </text:p>
          </table:table-cell>
          <table:table-cell table:style-name="ce4" office:value-type="float" office:value="7" calcext:value-type="float">
            <text:p>7</text:p>
          </table:table-cell>
          <table:table-cell table:style-name="ce1" office:value-type="string" calcext:value-type="string">
            <text:p>Totholz, Kompost, Unkraut, Lokale Fauna und Flora, Hohes Gras,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 Nachbarschaft</text:p>
          </table:table-cell>
          <table:table-cell table:style-name="ce1" office:value-type="string" calcext:value-type="string">
            <text:p>Pflanzenpflege, Pflanzenarten, Umwelt, Gartenutensilien, Wetter, Düngemittel, Ernte, Ungeziefer, Pflanzenzucht</text:p>
          </table:table-cell>
          <table:table-cell table:style-name="ce4" office:value-type="float" office:value="4" calcext:value-type="float">
            <text:p>4</text:p>
          </table:table-cell>
          <table:table-cell table:style-name="ce1" office:value-type="string" calcext:value-type="string">
            <text:p>Ja</text:p>
          </table:table-cell>
          <table:table-cell table:style-name="ce1" office:value-type="string" calcext:value-type="string">
            <text:p>Fachhandel, Zeitschriften, Videoplattformen (YouTube), Soziale Medien (Facebook, Instagram etc.), Internetrecherche</text:p>
          </table:table-cell>
          <table:table-cell table:style-name="ce1" office:value-type="string" calcext:value-type="string">
            <text:p>Ja</text:p>
          </table:table-cell>
          <table:table-cell table:style-name="ce1"/>
          <table:table-cell table:style-name="ce1" office:value-type="string" calcext:value-type="string">
            <text:p>Vorstand </text:p>
          </table:table-cell>
          <table:table-cell table:style-name="ce1" table:number-columns-repeated="3"/>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13" calcext:value-type="float">
            <text:p>13</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Samen aussähen, Pflanzen zurückschneiden, Rasen mähen, Garten winterfest machen, Voranzucht, Pflanzen pflanzen, ernten</text:p>
          </table:table-cell>
          <table:table-cell table:style-name="ce1" office:value-type="string" calcext:value-type="string">
            <text:p>Es mangelt an Zeit; samenfestes Saatgut ist offline schwer zu kaufen</text:p>
          </table:table-cell>
          <table:table-cell table:style-name="ce1" office:value-type="string" calcext:value-type="string">
            <text:p>Internetrecherche, Familie</text:p>
          </table:table-cell>
          <table:table-cell table:style-name="ce4" office:value-type="float" office:value="4" calcext:value-type="float">
            <text:p>4</text:p>
          </table:table-cell>
          <table:table-cell table:number-columns-repeated="2" table:style-name="ce4" office:value-type="float" office:value="5" calcext:value-type="float">
            <text:p>5</text:p>
          </table:table-cell>
          <table:table-cell table:style-name="ce1" office:value-type="string" calcext:value-type="string">
            <text:p>Böden sind nie kahl; Insekten und andere Tiere haben Nahrung und Lebensräume; insbesondere heimische Pflanzen; Mensch im Einklang mit der Natur</text:p>
          </table:table-cell>
          <table:table-cell table:style-name="ce4" office:value-type="float" office:value="7" calcext:value-type="float">
            <text:p>7</text:p>
          </table:table-cell>
          <table:table-cell table:style-name="ce1" office:value-type="string" calcext:value-type="string">
            <text:p>Totholz, Lokale Fauna und Flora, Hohes Gras, Versteckmöglichkeiten für Tiere, Samenfestes Saatgut; Nahrung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Gartenutensilien, Ernte, Pflanzenzucht, Samen; Pflanzen</text:p>
          </table:table-cell>
          <table:table-cell table:style-name="ce4" office:value-type="float" office:value="4" calcext:value-type="float">
            <text:p>4</text:p>
          </table:table-cell>
          <table:table-cell table:style-name="ce1" office:value-type="string" calcext:value-type="string">
            <text:p>Ja</text:p>
          </table:table-cell>
          <table:table-cell table:style-name="ce1" office:value-type="string" calcext:value-type="string">
            <text:p>Freunde und Bekannte, Bücher, Internetrecherche</text:p>
          </table:table-cell>
          <table:table-cell table:style-name="ce1" office:value-type="string" calcext:value-type="string">
            <text:p>Ja</text:p>
          </table:table-cell>
          <table:table-cell table:style-name="ce1" office:value-type="string" calcext:value-type="string">
            <text:p>Schrebergarten </text:p>
          </table:table-cell>
          <table:table-cell table:style-name="ce1" table:number-columns-repeated="4"/>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6" calcext:value-type="float">
            <text:p>6</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5" office:value-type="string" calcext:value-type="string">
            <text:p>Pflanzen gießen, Unkraut jähten, Umtopfen, Samen aussähen, Pflanzen zurückschneiden, Rasen mähen, Garten winterfest machen, Pflanzen fotografieren</text:p>
          </table:table-cell>
          <table:table-cell table:style-name="ce1" office:value-type="string" calcext:value-type="string">
            <text:p>Was steht gut an welcher Stelle? Wo bekomme ich (interessante) Pflanzen her? </text:p>
          </table:table-cell>
          <table:table-cell table:style-name="ce1" office:value-type="string" calcext:value-type="string">
            <text:p>Freunde und Bekannte, Bücher, Internetrecherche, Online-Shops von Pflanzenanbietern</text:p>
          </table:table-cell>
          <table:table-cell table:style-name="ce4" office:value-type="float" office:value="4" calcext:value-type="float">
            <text:p>4</text:p>
          </table:table-cell>
          <table:table-cell table:style-name="ce4" office:value-type="float" office:value="5" calcext:value-type="float">
            <text:p>5</text:p>
          </table:table-cell>
          <table:table-cell table:style-name="ce4" office:value-type="float" office:value="8" calcext:value-type="float">
            <text:p>8</text:p>
          </table:table-cell>
          <table:table-cell table:style-name="ce1" office:value-type="string" calcext:value-type="string">
            <text:p>einheimische Pflanzen, Verzicht auf Pflanzenschutzmittel, vielfältiger Garten mit Totholzecken etc.</text:p>
          </table:table-cell>
          <table:table-cell table:style-name="ce4" office:value-type="float" office:value="9" calcext:value-type="float">
            <text:p>9</text:p>
          </table:table-cell>
          <table:table-cell table:style-name="ce1" office:value-type="string" calcext:value-type="string">
            <text:p>Totholz, Wasserfläche, Kompost, Lokale Fauna und Flora, Hohes Gras, Versteckmöglichkeiten für Tier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Wetter, Ernte</text:p>
          </table:table-cell>
          <table:table-cell table:style-name="ce4"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Videoplattformen (YouTube), Internetrecherche</text:p>
          </table:table-cell>
          <table:table-cell table:style-name="ce1" office:value-type="string" calcext:value-type="string">
            <text:p>Ja</text:p>
          </table:table-cell>
          <table:table-cell table:style-name="ce1" office:value-type="string" calcext:value-type="string">
            <text:p>Schrebergarten (mit Pflanzentauschbörse)</text:p>
          </table:table-cell>
          <table:table-cell table:style-name="ce1"/>
          <table:table-cell table:style-name="ce1" office:value-type="string" calcext:value-type="string">
            <text:p>Nein</text:p>
          </table:table-cell>
          <table:table-cell table:style-name="ce1" office:value-type="string" calcext:value-type="string">
            <text:p>Joar</text:p>
          </table:table-cell>
          <table:table-cell table:style-name="ce1" office:value-type="string" calcext:value-type="string">
            <text:p>Ja</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8" calcext:value-type="float">
            <text:p>8</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 Ertrag an Obst und Gemüse</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ngeziefer entfernen, Umtopfen, Samen aussähen, Pflanzen zurückschneiden, Rasen mähen, Garten winterfest machen, Pflanzen fotografieren, Ernten</text:p>
          </table:table-cell>
          <table:table-cell table:style-name="ce1" office:value-type="string" calcext:value-type="string">
            <text:p>Wissenslücken, Fehlende Erfahrung</text:p>
          </table:table-cell>
          <table:table-cell table:style-name="ce1" office:value-type="string" calcext:value-type="string">
            <text:p>Freunde und Bekannte, Fachhandel, Zeitschriften, Bücher, Videoplattformen (YouTube), Soziale Medien (Facebook, Instagram etc.), Internetrecherche</text:p>
          </table:table-cell>
          <table:table-cell table:style-name="ce4" office:value-type="float" office:value="6" calcext:value-type="float">
            <text:p>6</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1" office:value-type="string" calcext:value-type="string">
            <text:p>Verzicht auf Chemie, Förderung von Nützlingen durch Nahrungsangebot und Nistmöglichkeiten, Anbau einheimischer Pflanzen</text:p>
          </table:table-cell>
          <table:table-cell table:style-name="ce4" office:value-type="float" office:value="9" calcext:value-type="float">
            <text:p>9</text:p>
          </table:table-cell>
          <table:table-cell table:style-name="ce1" office:value-type="string" calcext:value-type="string">
            <text:p>Totholz, Wasserfläche, Kompost, Lokale Fauna und Flora, Hohes Gras, Versteckmöglichkeiten für Tiere, Steingarten, Pestizidfrei, keine mineralischen Dünger</text:p>
          </table:table-cell>
          <table:table-cell table:style-name="ce1" office:value-type="string" calcext:value-type="string">
            <text:p>Ja</text:p>
          </table:table-cell>
          <table:table-cell table:style-name="ce1" office:value-type="string" calcext:value-type="string">
            <text:p>Gruppen in den sozialen Medien, Gartenverein / -gruppe, Familienkreis</text:p>
          </table:table-cell>
          <table:table-cell table:style-name="ce1" office:value-type="string" calcext:value-type="string">
            <text:p>Pflanzenpflege, Pflanzenarten, Umwelt, Gartenutensilien, Wetter, Düngemittel, Pflanztechniken, Ernte, Ungeziefer, Pflanzenzucht, Sorten und deren Geschmack und natürliche Resistenzen, Gartengestaltung</text:p>
          </table:table-cell>
          <table:table-cell table:style-name="ce4"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Fachhandel, Zeitschriften, Bücher, Videoplattformen (YouTube), Soziale Medien (Facebook, Instagram etc.), Internetrecherche, Landesgartenschau, TV</text:p>
          </table:table-cell>
          <table:table-cell table:style-name="ce1" office:value-type="string" calcext:value-type="string">
            <text:p>Ja</text:p>
          </table:table-cell>
          <table:table-cell table:style-name="ce1" office:value-type="string" calcext:value-type="string">
            <text:p>Verpachtet das Land an die Gärtner und bietet die Infrastruktur mit Wegen, Wasser, Strom und Einfriedung</text:p>
          </table:table-cell>
          <table:table-cell table:style-name="ce1" office:value-type="string" calcext:value-type="string">
            <text:p>stelv. Schriftführer</text:p>
          </table:table-cell>
          <table:table-cell table:style-name="ce1" office:value-type="string" calcext:value-type="string">
            <text:p>Nein</text:p>
          </table:table-cell>
          <table:table-cell table:style-name="ce1" office:value-type="string" calcext:value-type="string">
            <text:p>Wäre nicht schlecht</text:p>
          </table:table-cell>
          <table:table-cell table:style-name="ce1" office:value-type="string" calcext:value-type="string">
            <text:p>Ja, positiver</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33" calcext:value-type="float">
            <text:p>33</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5" office:value-type="string" calcext:value-type="string">
            <text:p>Pflanzen gießen, Samen aussähen, Garten winterfest machen, Pflanzen fotografieren</text:p>
          </table:table-cell>
          <table:table-cell table:style-name="ce1"/>
          <table:table-cell table:style-name="ce1" office:value-type="string" calcext:value-type="string">
            <text:p>Freunde und Bekannte, Zeitschriften, Bücher, Videoplattformen (YouTube), Soziale Medien (Facebook, Instagram etc.), Internetrecherche</text:p>
          </table:table-cell>
          <table:table-cell table:number-columns-repeated="2" table:style-name="ce4" office:value-type="float" office:value="5" calcext:value-type="float">
            <text:p>5</text:p>
          </table:table-cell>
          <table:table-cell table:style-name="ce4" office:value-type="float" office:value="7" calcext:value-type="float">
            <text:p>7</text:p>
          </table:table-cell>
          <table:table-cell table:style-name="ce1" office:value-type="string" calcext:value-type="string">
            <text:p>Erhaltung der Artenvielfalt</text:p>
          </table:table-cell>
          <table:table-cell table:style-name="ce4"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arten, Umwelt</text:p>
          </table:table-cell>
          <table:table-cell table:style-name="ce4" office:value-type="float" office:value="7" calcext:value-type="float">
            <text:p>7</text:p>
          </table:table-cell>
          <table:table-cell table:style-name="ce1" office:value-type="string" calcext:value-type="string">
            <text:p>Ja</text:p>
          </table:table-cell>
          <table:table-cell table:style-name="ce1" office:value-type="string" calcext:value-type="string">
            <text:p>Freunde und Bekannte, Zeitschriften, Bücher, Soziale Medien (Facebook, Instagram etc.)</text:p>
          </table:table-cell>
          <table:table-cell table:style-name="ce5" office:value-type="string" calcext:value-type="string">
            <text:p>Ja</text:p>
          </table:table-cell>
          <table:table-cell table:style-name="ce1" office:value-type="string" calcext:value-type="string">
            <text:p>Setzt sich für die Erhaltung der Biodiversität ein - naturgarten.org</text:p>
          </table:table-cell>
          <table:table-cell table:style-name="ce1" office:value-type="string" calcext:value-type="string">
            <text:p>Mitarbeit GS</text:p>
          </table:table-cell>
          <table:table-cell table:style-name="ce1" office:value-type="string" calcext:value-type="string">
            <text:p>nein</text:p>
          </table:table-cell>
          <table:table-cell table:style-name="ce1" office:value-type="string" calcext:value-type="string">
            <text:p>würde ich testen</text:p>
          </table:table-cell>
          <table:table-cell table:style-name="ce1" office:value-type="string" calcext:value-type="string">
            <text:p>würde ich noch eher testen! ;)</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9" calcext:value-type="float">
            <text:p>9</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 Ernten</text:p>
          </table:table-cell>
          <table:table-cell table:style-name="ce1" office:value-type="string" calcext:value-type="string">
            <text:p>Wühlmäuse, Ratten, Braunfäule </text:p>
          </table:table-cell>
          <table:table-cell table:style-name="ce1" office:value-type="string" calcext:value-type="string">
            <text:p>Fachhandel, Zeitschriften, Bücher, Videoplattformen (YouTube), Soziale Medien (Facebook, Instagram etc.), Internetrecherche</text:p>
          </table:table-cell>
          <table:table-cell table:number-columns-repeated="2" table:style-name="ce4" office:value-type="float" office:value="6" calcext:value-type="float">
            <text:p>6</text:p>
          </table:table-cell>
          <table:table-cell table:style-name="ce4" office:value-type="float" office:value="7" calcext:value-type="float">
            <text:p>7</text:p>
          </table:table-cell>
          <table:table-cell table:style-name="ce1"/>
          <table:table-cell table:style-name="ce4" office:value-type="float" office:value="10" calcext:value-type="float">
            <text:p>10</text:p>
          </table:table-cell>
          <table:table-cell table:style-name="ce1" office:value-type="string" calcext:value-type="string">
            <text:p>Totholz, Wasserfläche, Kompost, Lokale Fauna und Flora, Versteckmöglichkeiten für Tiere, Steingarten</text:p>
          </table:table-cell>
          <table:table-cell table:style-name="ce1" office:value-type="string" calcext:value-type="string">
            <text:p>Ja</text:p>
          </table:table-cell>
          <table:table-cell table:style-name="ce1" office:value-type="string" calcext:value-type="string">
            <text:p>Gartenverein / -gruppe, Freunde</text:p>
          </table:table-cell>
          <table:table-cell table:style-name="ce1" office:value-type="string" calcext:value-type="string">
            <text:p>Pflanzenpflege, Pflanzenarten, Gartenutensilien, Ernte, Ungeziefer</text:p>
          </table:table-cell>
          <table:table-cell table:style-name="ce4" office:value-type="float" office:value="7" calcext:value-type="float">
            <text:p>7</text:p>
          </table:table-cell>
          <table:table-cell table:style-name="ce1" office:value-type="string" calcext:value-type="string">
            <text:p>Ja</text:p>
          </table:table-cell>
          <table:table-cell table:style-name="ce1" office:value-type="string" calcext:value-type="string">
            <text:p>Fachhandel, Zeitschriften, Bücher, Videoplattformen (YouTube), Soziale Medien (Facebook, Instagram etc.), Internetrecherche</text:p>
          </table:table-cell>
          <table:table-cell table:style-name="ce1" office:value-type="string" calcext:value-type="string">
            <text:p>Ja</text:p>
          </table:table-cell>
          <table:table-cell table:style-name="ce1"/>
          <table:table-cell table:style-name="ce1" office:value-type="string" calcext:value-type="string">
            <text:p>Admin Facebookgruppe</text:p>
          </table:table-cell>
          <table:table-cell table:style-name="ce1"/>
          <table:table-cell table:style-name="ce1" office:value-type="string" calcext:value-type="string">
            <text:p>Überflüssig, es gibt FB</text:p>
          </table:table-cell>
          <table:table-cell table:style-name="ce1" office:value-type="string" calcext:value-type="string">
            <text:p>Nur wenn mehr als Austausch geboten wird</text:p>
          </table:table-cell>
          <table:table-cell table:style-name="ce1" office:value-type="string" calcext:value-type="string">
            <text:p>50 - 59 Jahre</text:p>
          </table:table-cell>
          <table:table-cell table:style-name="ce1" office:value-type="string" calcext:value-type="string">
            <text:p>Weib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1" calcext:value-type="float">
            <text:p>1</text:p>
          </table:table-cell>
          <table:table-cell table:number-columns-repeated="2" table:style-name="ce1" office:value-type="string" calcext:value-type="string">
            <text:p>Ja</text:p>
          </table:table-cell>
          <table:table-cell table:style-name="ce1" office:value-type="string" calcext:value-type="string">
            <text:p>Schreber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5" office:value-type="string" calcext:value-type="string">
            <text:p>Pflanzen gießen, Unkraut jähten, Umtopfen, Samen aussähen, Pflanzen zurückschneiden, Rasen mähen, Garten winterfest machen</text:p>
          </table:table-cell>
          <table:table-cell table:style-name="ce1"/>
          <table:table-cell table:style-name="ce1" office:value-type="string" calcext:value-type="string">
            <text:p>Freunde und Bekannte, Videoplattformen (YouTube), Soziale Medien (Facebook, Instagram etc.), Internetrecherche</text:p>
          </table:table-cell>
          <table:table-cell table:style-name="ce4" office:value-type="float" office:value="7" calcext:value-type="float">
            <text:p>7</text:p>
          </table:table-cell>
          <table:table-cell table:style-name="ce4" office:value-type="float" office:value="8" calcext:value-type="float">
            <text:p>8</text:p>
          </table:table-cell>
          <table:table-cell table:style-name="ce4" office:value-type="float" office:value="6" calcext:value-type="float">
            <text:p>6</text:p>
          </table:table-cell>
          <table:table-cell table:style-name="ce1"/>
          <table:table-cell table:style-name="ce4" office:value-type="float" office:value="7" calcext:value-type="float">
            <text:p>7</text:p>
          </table:table-cell>
          <table:table-cell table:style-name="ce1" office:value-type="string" calcext:value-type="string">
            <text:p>Kompost, Bienengerechte Blumenwiese</text:p>
          </table:table-cell>
          <table:table-cell table:style-name="ce1" office:value-type="string" calcext:value-type="string">
            <text:p>Ja</text:p>
          </table:table-cell>
          <table:table-cell table:style-name="ce1" office:value-type="string" calcext:value-type="string">
            <text:p>Gruppen in den sozialen Medien, Gartenverein / -gruppe</text:p>
          </table:table-cell>
          <table:table-cell table:style-name="ce1" office:value-type="string" calcext:value-type="string">
            <text:p>Pflanzenpflege, Pflanzenarten, Umwelt, Gartenutensilien, Wetter, Düngemittel, Ernte, Ungeziefer, Pflanzenzucht</text:p>
          </table:table-cell>
          <table:table-cell table:style-name="ce4"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text:p>
          </table:table-cell>
          <table:table-cell table:style-name="ce5" office:value-type="string" calcext:value-type="string">
            <text:p>Ja</text:p>
          </table:table-cell>
          <table:table-cell table:style-name="ce1" office:value-type="string" calcext:value-type="string">
            <text:p>Kleingartenverein</text:p>
          </table:table-cell>
          <table:table-cell table:number-columns-repeated="2" table:style-name="ce1" office:value-type="string" calcext:value-type="string">
            <text:p>Nein</text:p>
          </table:table-cell>
          <table:table-cell table:style-name="ce1" office:value-type="string" calcext:value-type="string">
            <text:p>Gute Idee. Am besten mit Kleinanzeigen und / oder Tauschbörse.</text:p>
          </table:table-cell>
          <table:table-cell table:style-name="ce1" office:value-type="string" calcext:value-type="string">
            <text:p>Nein. Es muss aber praktikabel im Sinne der Kleingartenverordnung sein.</text:p>
          </table:table-cell>
          <table:table-cell table:style-name="ce1" office:value-type="string" calcext:value-type="string">
            <text:p>40 - 49 Jahre</text:p>
          </table:table-cell>
          <table:table-cell table:style-name="ce1" office:value-type="string" calcext:value-type="string">
            <text:p>Männ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28" calcext:value-type="float">
            <text:p>2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Ja</text:p>
          </table:table-cell>
          <table:table-cell table:style-name="ce1" office:value-type="string" calcext:value-type="string">
            <text:p>Pflanzen gießen, Unkraut jähten, Umtopfen, Samen aussähen, Pflanzen zurückschneiden, Garten winterfest machen</text:p>
          </table:table-cell>
          <table:table-cell table:style-name="ce1"/>
          <table:table-cell table:style-name="ce1" office:value-type="string" calcext:value-type="string">
            <text:p>Freunde und Bekannte, Internetrecherche</text:p>
          </table:table-cell>
          <table:table-cell table:number-columns-repeated="2" table:style-name="ce4" office:value-type="float" office:value="6" calcext:value-type="float">
            <text:p>6</text:p>
          </table:table-cell>
          <table:table-cell table:style-name="ce4" office:value-type="float" office:value="7" calcext:value-type="float">
            <text:p>7</text:p>
          </table:table-cell>
          <table:table-cell table:style-name="ce1" office:value-type="string" calcext:value-type="string">
            <text:p>Selbsterhalt des Gartens (Permakultur), insektenfreundlich</text:p>
          </table:table-cell>
          <table:table-cell table:style-name="ce4" office:value-type="float" office:value="8" calcext:value-type="float">
            <text:p>8</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Pflanzenarten, Umwelt, Gartenutensilien, Wetter, Pflanztechniken, Ernte, Ungeziefer, Pflanzenzucht</text:p>
          </table:table-cell>
          <table:table-cell table:style-name="ce4" office:value-type="float" office:value="8" calcext:value-type="float">
            <text:p>8</text:p>
          </table:table-cell>
          <table:table-cell table:style-name="ce1" office:value-type="string" calcext:value-type="string">
            <text:p>Ja</text:p>
          </table:table-cell>
          <table:table-cell table:style-name="ce1" office:value-type="string" calcext:value-type="string">
            <text:p>Freunde und Bekannte, Videoplattformen (YouTube)</text:p>
          </table:table-cell>
          <table:table-cell table:style-name="ce1" office:value-type="string" calcext:value-type="string">
            <text:p>Nein, aber ich hätte Interesse daran</text:p>
          </table:table-cell>
          <table:table-cell table:style-name="ce1" table:number-columns-repeated="2"/>
          <table:table-cell table:style-name="ce1" office:value-type="string" calcext:value-type="string">
            <text:p>nein</text:p>
          </table:table-cell>
          <table:table-cell table:style-name="ce1" office:value-type="string" calcext:value-type="string">
            <text:p>brauche ich nicht, bevorzuge persönlcihen Austausch</text:p>
          </table:table-cell>
          <table:table-cell table:style-name="ce1" office:value-type="string" calcext:value-type="string">
            <text:p>nein</text:p>
          </table:table-cell>
          <table:table-cell table:style-name="ce1" office:value-type="string" calcext:value-type="string">
            <text:p>30 - 39 Jahre</text:p>
          </table:table-cell>
          <table:table-cell table:style-name="ce1" office:value-type="string" calcext:value-type="string">
            <text:p>Männlich</text:p>
          </table:table-cell>
          <table:table-cell table:style-name="ce1" office:value-type="string" calcext:value-type="string">
            <text:p>Innenstadt</text:p>
          </table:table-cell>
          <table:table-cell table:style-name="ce1" table:number-columns-repeated="6"/>
          <table:table-cell table:number-columns-repeated="987"/>
        </table:table-row>
        <table:table-row table:style-name="ro1">
          <table:table-cell table:style-name="ce4" office:value-type="float" office:value="31" calcext:value-type="float">
            <text:p>31</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 Rasen mähen, Pflanzen fotografieren</text:p>
          </table:table-cell>
          <table:table-cell table:style-name="ce1" office:value-type="string" calcext:value-type="string">
            <text:p>Schneckenfraß</text:p>
          </table:table-cell>
          <table:table-cell table:style-name="ce1" office:value-type="string" calcext:value-type="string">
            <text:p>Videoplattformen (YouTube), Soziale Medien (Facebook, Instagram etc.), Internetrecherche</text:p>
          </table:table-cell>
          <table:table-cell table:style-name="ce4" office:value-type="float" office:value="8" calcext:value-type="float">
            <text:p>8</text:p>
          </table:table-cell>
          <table:table-cell table:style-name="ce4" office:value-type="float" office:value="7" calcext:value-type="float">
            <text:p>7</text:p>
          </table:table-cell>
          <table:table-cell table:style-name="ce4" office:value-type="float" office:value="9" calcext:value-type="float">
            <text:p>9</text:p>
          </table:table-cell>
          <table:table-cell table:style-name="ce1" office:value-type="string" calcext:value-type="string">
            <text:p>Vorrangig einheimische Pflanzen, diverse Gartenbereiche für unterschiedliche Ansprüche (z.B. trocken, feucht, Steine, Holz, Wiese, Bäume), Rückzugsorte für Tiere.</text:p>
          </table:table-cell>
          <table:table-cell table:style-name="ce4" office:value-type="float" office:value="10" calcext:value-type="float">
            <text:p>10</text:p>
          </table:table-cell>
          <table:table-cell table:style-name="ce1" office:value-type="string" calcext:value-type="string">
            <text:p>Totholz, 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Gruppen in den sozialen Medien</text:p>
          </table:table-cell>
          <table:table-cell table:style-name="ce1" office:value-type="string" calcext:value-type="string">
            <text:p>Pflanzenpflege, Pflanzenarten, Umwelt, Ungeziefer, Pflanzenzucht</text:p>
          </table:table-cell>
          <table:table-cell table:style-name="ce4" office:value-type="float" office:value="8" calcext:value-type="float">
            <text:p>8</text:p>
          </table:table-cell>
          <table:table-cell table:style-name="ce1" office:value-type="string" calcext:value-type="string">
            <text:p>Ja</text:p>
          </table:table-cell>
          <table:table-cell table:style-name="ce1" office:value-type="string" calcext:value-type="string">
            <text:p>Zeitschriften, Videoplattformen (YouTube), Soziale Medien (Facebook, Instagram etc.)</text:p>
          </table:table-cell>
          <table:table-cell table:style-name="ce5" office:value-type="string" calcext:value-type="string">
            <text:p>Nein und ich habe kein Interesse daran</text:p>
          </table:table-cell>
          <table:table-cell table:style-name="ce1" table:number-columns-repeated="2"/>
          <table:table-cell table:style-name="ce1" office:value-type="string" calcext:value-type="string">
            <text:p>Nein</text:p>
          </table:table-cell>
          <table:table-cell table:style-name="ce1" office:value-type="string" calcext:value-type="string">
            <text:p>Für mich nicht von Interesse.</text:p>
          </table:table-cell>
          <table:table-cell table:style-name="ce1" office:value-type="string" calcext:value-type="string">
            <text:p>Nein, meine sozialen Kontakte via FB &amp; YT sind mir da Auskunft genug.</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4" office:value-type="float" office:value="17" calcext:value-type="float">
            <text:p>17</text:p>
          </table:table-cell>
          <table:table-cell table:number-columns-repeated="2" table:style-name="ce1" office:value-type="string" calcext:value-type="string">
            <text:p>Ja</text:p>
          </table:table-cell>
          <table:table-cell table:style-name="ce1" office:value-type="string" calcext:value-type="string">
            <text:p>Schrebergarten, Zimmer</text:p>
          </table:table-cell>
          <table:table-cell table:style-name="ce1" office:value-type="string" calcext:value-type="string">
            <text:p>Naturnahe Gestaltung, Insektenfreundlichkeit, nachhaltig/ressourcenschonend</text:p>
          </table:table-cell>
          <table:table-cell table:style-name="ce1" office:value-type="string" calcext:value-type="string">
            <text:p>1 bis 3 Jahre</text:p>
          </table:table-cell>
          <table:table-cell table:style-name="ce1" office:value-type="string" calcext:value-type="string">
            <text:p>Nein</text:p>
          </table:table-cell>
          <table:table-cell table:style-name="ce5" office:value-type="string" calcext:value-type="string">
            <text:p>Pflanzen gießen, Unkraut jähten, Ungeziefer entfernen, Umtopfen, Samen aussähen, Pflanzen zurückschneiden, Beete anlegen, Insektenstätten anlegen, Samen sammeln, ernten, Grünschnitt verarbeiten, Planzen recherchieren und einpflanzen</text:p>
          </table:table-cell>
          <table:table-cell table:style-name="ce1" office:value-type="string" calcext:value-type="string">
            <text:p>Die Temperatur oder Wetter stimmt nicht. Sich zurecht finden im "Dschungel" von einheimischen Pflanzen die zum Standort passen und die Gartenordnung im Schrebergarten beachten. Wildkräuter die Überhand nehmen und kaum zu bändigen sind. </text:p>
          </table:table-cell>
          <table:table-cell table:style-name="ce1" office:value-type="string" calcext:value-type="string">
            <text:p>Freunde und Bekannte, Bücher, Videoplattformen (YouTube), Soziale Medien (Facebook, Instagram etc.), Internetrecherche, Apps zur Pflanzenerkennung</text:p>
          </table:table-cell>
          <table:table-cell table:number-columns-repeated="2" table:style-name="ce4" office:value-type="float" office:value="5" calcext:value-type="float">
            <text:p>5</text:p>
          </table:table-cell>
          <table:table-cell table:style-name="ce4" office:value-type="float" office:value="9" calcext:value-type="float">
            <text:p>9</text:p>
          </table:table-cell>
          <table:table-cell table:style-name="ce1" office:value-type="string" calcext:value-type="string">
            <text:p>Wilde Ecken im Garten lassen, verschiedene Zonen errichten (Ertragszone, Pufferzone, Hotspotzone für Insekten), keine chemischen Dünger verwenden, keine oder nur wenige Kunststoffelemente, einheimische Pflanzen verwenden, Garten als Reich für Tiere und Insekten verstehen in dem man glücklicherweise auch ein paar Sachen anbauen darf</text:p>
          </table:table-cell>
          <table:table-cell table:style-name="ce4" office:value-type="float" office:value="10" calcext:value-type="float">
            <text:p>10</text:p>
          </table:table-cell>
          <table:table-cell table:style-name="ce1" office:value-type="string" calcext:value-type="string">
            <text:p>Totholz, Wasserfläche, Kompost, Lokale Fauna und Flora, Hohes Gras, Versteckmöglichkeiten für Tiere, Steingarten, Magerbeet/Sandbeet, statt Unkraut "Wildkraut", Mischkulturen, Kräuterschnecke, Naturmaterialien</text:p>
          </table:table-cell>
          <table:table-cell table:style-name="ce1" office:value-type="string" calcext:value-type="string">
            <text:p>Ja</text:p>
          </table:table-cell>
          <table:table-cell table:style-name="ce1" office:value-type="string" calcext:value-type="string">
            <text:p>Foren im Internet, Gruppen in den sozialen Medien, Gartenverein / -gruppe, Familienkreis</text:p>
          </table:table-cell>
          <table:table-cell table:style-name="ce1" office:value-type="string" calcext:value-type="string">
            <text:p>Pflanzenpflege, Pflanzenarten, Umwelt, Pflanztechniken, Ernte, Ungeziefer</text:p>
          </table:table-cell>
          <table:table-cell table:style-name="ce4" office:value-type="float" office:value="9" calcext:value-type="float">
            <text:p>9</text:p>
          </table:table-cell>
          <table:table-cell table:style-name="ce1" office:value-type="string" calcext:value-type="string">
            <text:p>Ja</text:p>
          </table:table-cell>
          <table:table-cell table:style-name="ce1" office:value-type="string" calcext:value-type="string">
            <text:p>Freunde und Bekannte, Videoplattformen (YouTube), Soziale Medien (Facebook, Instagram etc.), Internetrecherche, Einfach andere Gärten anschauen z.B. in Schrebergartenanlage</text:p>
          </table:table-cell>
          <table:table-cell table:style-name="ce1" office:value-type="string" calcext:value-type="string">
            <text:p>Ja</text:p>
          </table:table-cell>
          <table:table-cell table:style-name="ce1" office:value-type="string" calcext:value-type="string">
            <text:p>Es handelt sich um einen Schrebergartenverein</text:p>
          </table:table-cell>
          <table:table-cell table:style-name="ce1" office:value-type="string" calcext:value-type="string">
            <text:p>Ich bin im Vorstand Schriftführerin</text:p>
          </table:table-cell>
          <table:table-cell table:style-name="ce1" office:value-type="string" calcext:value-type="string">
            <text:p>App zur Pflanzenerkennung</text:p>
          </table:table-cell>
          <table:table-cell table:style-name="ce1" office:value-type="string" calcext:value-type="string">
            <text:p>Würde ich gut finden, Facebook verliert an Wichtigkeit, junge Menschen sind dort zum Teil nicht mehr vertreten</text:p>
          </table:table-cell>
          <table:table-cell table:style-name="ce1" office:value-type="string" calcext:value-type="string">
            <text:p>würde ich erst recht gut finden</text:p>
          </table:table-cell>
          <table:table-cell table:style-name="ce1" office:value-type="string" calcext:value-type="string">
            <text:p>30 - 39 Jahre</text:p>
          </table:table-cell>
          <table:table-cell table:style-name="ce1" office:value-type="string" calcext:value-type="string">
            <text:p>Weiblich</text:p>
          </table:table-cell>
          <table:table-cell table:style-name="ce1" office:value-type="string" calcext:value-type="string">
            <text:p>Stadtrand</text:p>
          </table:table-cell>
          <table:table-cell table:style-name="ce1" table:number-columns-repeated="6"/>
          <table:table-cell table:number-columns-repeated="987"/>
        </table:table-row>
        <table:table-row table:style-name="ro1">
          <table:table-cell table:style-name="ce2" office:value-type="date" office:date-value="2022-03-13T18:01:13.356" calcext:value-type="date">
            <text:p>3/13/2022 18:01:13</text:p>
          </table:table-cell>
          <table:table-cell table:number-columns-repeated="2" table:style-name="ce1" office:value-type="string" calcext:value-type="string">
            <text:p>Ja</text:p>
          </table:table-cell>
          <table:table-cell table:style-name="ce1" office:value-type="string" calcext:value-type="string">
            <text:p>Garten, Terrasse</text:p>
          </table:table-cell>
          <table:table-cell table:style-name="ce1" office:value-type="string" calcext:value-type="string">
            <text:p>Naturnahe Gestaltung, 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table-cell table:style-name="ce1" office:value-type="string" calcext:value-type="string">
            <text:p>Freunde und Bekannte, Fachhandel, Bücher, Videoplattformen (YouTube), Internetrecherche</text:p>
          </table:table-cell>
          <table:table-cell table:number-columns-repeated="2" table:style-name="ce1" office:value-type="float" office:value="4" calcext:value-type="float">
            <text:p>4</text:p>
          </table:table-cell>
          <table:table-cell table:style-name="ce1" office:value-type="float" office:value="3" calcext:value-type="float">
            <text:p>3</text:p>
          </table:table-cell>
          <table:table-cell/>
          <table:table-cell table:style-name="ce1" office:value-type="float" office:value="5" calcext:value-type="float">
            <text:p>5</text:p>
          </table:table-cell>
          <table:table-cell table:style-name="ce1" office:value-type="string" calcext:value-type="string">
            <text:p>Totholz, Wasserfläche,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amilienkreis</text:p>
          </table:table-cell>
          <table:table-cell table:style-name="ce1" office:value-type="string" calcext:value-type="string">
            <text:p>Pflanzenpflege, Umwelt, Gartenutensilien,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Fachhandel, Zeitschriften, Videoplattformen (YouTube), Soziale Medien (Facebook, Instagram etc.)</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4:02.054" calcext:value-type="date">
            <text:p>3/13/2022 19:04:02</text:p>
          </table:table-cell>
          <table:table-cell table:number-columns-repeated="2" table:style-name="ce1" office:value-type="string" calcext:value-type="string">
            <text:p>Ja</text:p>
          </table:table-cell>
          <table:table-cell table:style-name="ce1" office:value-type="string" calcext:value-type="string">
            <text:p>Zimmer</text:p>
          </table:table-cell>
          <table:table-cell table:style-name="ce1" office:value-type="string" calcext:value-type="string">
            <text:p>Insektenfreundlichkeit, Ästhetik / Dekorativ</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ngeziefer entfernen, Umtopfen, Samen aussähen, Pflanzen fotografieren</text:p>
          </table:table-cell>
          <table:table-cell/>
          <table:table-cell table:style-name="ce1" office:value-type="string" calcext:value-type="string">
            <text:p>Freunde und Bekannte, Internetrecherche</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3" calcext:value-type="float">
            <text:p>3</text:p>
          </table:table-cell>
          <table:table-cell/>
          <table:table-cell table:style-name="ce1" office:value-type="float" office:value="4" calcext:value-type="float">
            <text:p>4</text:p>
          </table:table-cell>
          <table:table-cell table:style-name="ce1" office:value-type="string" calcext:value-type="string">
            <text:p>Wasserfläche, Unkraut, Lokale Fauna und Flora, Versteckmöglichkeiten für Tiere</text:p>
          </table:table-cell>
          <table:table-cell table:style-name="ce1" office:value-type="string" calcext:value-type="string">
            <text:p>Ja</text:p>
          </table:table-cell>
          <table:table-cell table:style-name="ce1" office:value-type="string" calcext:value-type="string">
            <text:p>Familienkreis</text:p>
          </table:table-cell>
          <table:table-cell table:style-name="ce1" office:value-type="string" calcext:value-type="string">
            <text:p>Pflanzenarten, Umwelt, Wetter, Ungeziefer</text:p>
          </table:table-cell>
          <table:table-cell table:style-name="ce1" office:value-type="float" office:value="6" calcext:value-type="float">
            <text:p>6</text:p>
          </table:table-cell>
          <table:table-cell table:style-name="ce1" office:value-type="string" calcext:value-type="string">
            <text:p>Ja</text:p>
          </table:table-cell>
          <table:table-cell table:style-name="ce1" office:value-type="string" calcext:value-type="string">
            <text:p>Freunde und Bekannte, 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07:18.313" calcext:value-type="date">
            <text:p>3/13/2022 19:07:18</text:p>
          </table:table-cell>
          <table:table-cell table:number-columns-repeated="2" table:style-name="ce1" office:value-type="string" calcext:value-type="string">
            <text:p>Ja</text:p>
          </table:table-cell>
          <table:table-cell table:style-name="ce1" office:value-type="string" calcext:value-type="string">
            <text:p>Garten</text:p>
          </table:table-cell>
          <table:table-cell table:style-name="ce1" office:value-type="string" calcext:value-type="string">
            <text:p>Naturnahe Gestaltung, Insektenfreundlichkeit</text:p>
          </table:table-cell>
          <table:table-cell table:style-name="ce1" office:value-type="string" calcext:value-type="string">
            <text:p>1 bis 3 Jahre</text:p>
          </table:table-cell>
          <table:table-cell table:style-name="ce1" office:value-type="string" calcext:value-type="string">
            <text:p>Nein</text:p>
          </table:table-cell>
          <table:table-cell table:style-name="ce1" office:value-type="string" calcext:value-type="string">
            <text:p>Pflanzen gießen, Umtopfen, Samen aussähen</text:p>
          </table:table-cell>
          <table:table-cell/>
          <table:table-cell table:style-name="ce1" office:value-type="string" calcext:value-type="string">
            <text:p>Videoplattformen (YouTube), Internetrecherche</text:p>
          </table:table-cell>
          <table:table-cell table:number-columns-repeated="3" table:style-name="ce1" office:value-type="float" office:value="3" calcext:value-type="float">
            <text:p>3</text:p>
          </table:table-cell>
          <table:table-cell/>
          <table:table-cell table:style-name="ce1" office:value-type="float" office:value="7" calcext:value-type="float">
            <text:p>7</text:p>
          </table:table-cell>
          <table:table-cell table:style-name="ce1" office:value-type="string" calcext:value-type="string">
            <text:p>Unkraut, Lokale Fauna und Flora, Versteckmöglichkeiten für Tiere</text:p>
          </table:table-cell>
          <table:table-cell table:style-name="ce1" office:value-type="string" calcext:value-type="string">
            <text:p>Nein</text:p>
          </table:table-cell>
          <table:table-cell table:number-columns-repeated="3"/>
          <table:table-cell table:style-name="ce1" office:value-type="string" calcext:value-type="string">
            <text:p>Ja</text:p>
          </table:table-cell>
          <table:table-cell table:style-name="ce1" office:value-type="string" calcext:value-type="string">
            <text:p>Ich suche nicht nach Inspiration für meinen Garten.</text:p>
          </table:table-cell>
          <table:table-cell table:style-name="ce1" office:value-type="string" calcext:value-type="string">
            <text:p>Nein und ich habe kein Interesse daran</text:p>
          </table:table-cell>
          <table:table-cell table:number-columns-repeated="5"/>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1">
          <table:table-cell table:style-name="ce2" office:value-type="date" office:date-value="2022-03-13T19:51:12.962" calcext:value-type="date">
            <text:p>3/13/2022 19:51:13</text:p>
          </table:table-cell>
          <table:table-cell table:number-columns-repeated="2" table:style-name="ce1" office:value-type="string" calcext:value-type="string">
            <text:p>Ja</text:p>
          </table:table-cell>
          <table:table-cell table:style-name="ce1" office:value-type="string" calcext:value-type="string">
            <text:p>Garten, Balkon</text:p>
          </table:table-cell>
          <table:table-cell table:style-name="ce1" office:value-type="string" calcext:value-type="string">
            <text:p>Insektenfreundlichkeit, Ästhetik / Dekorativ</text:p>
          </table:table-cell>
          <table:table-cell table:style-name="ce1" office:value-type="string" calcext:value-type="string">
            <text:p>4 bis 6 Jahre</text:p>
          </table:table-cell>
          <table:table-cell table:style-name="ce1" office:value-type="string" calcext:value-type="string">
            <text:p>Nein</text:p>
          </table:table-cell>
          <table:table-cell table:style-name="ce1" office:value-type="string" calcext:value-type="string">
            <text:p>Pflanzen gießen, Unkraut jähten, Umtopfen, Samen aussähen, Pflanzen zurückschneiden</text:p>
          </table:table-cell>
          <table:table-cell table:style-name="ce1" office:value-type="string" calcext:value-type="string">
            <text:p>Schädlinge</text:p>
          </table:table-cell>
          <table:table-cell table:style-name="ce1" office:value-type="string" calcext:value-type="string">
            <text:p>Freunde und Bekannte, Internetrecherche</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Insekten freundlich</text:p>
          </table:table-cell>
          <table:table-cell table:style-name="ce1" office:value-type="float" office:value="4" calcext:value-type="float">
            <text:p>4</text:p>
          </table:table-cell>
          <table:table-cell table:style-name="ce1" office:value-type="string" calcext:value-type="string">
            <text:p>Wasserfläche, Kompost, Lokale Fauna und Flora, Versteckmöglichkeiten für Tiere</text:p>
          </table:table-cell>
          <table:table-cell table:style-name="ce1" office:value-type="string" calcext:value-type="string">
            <text:p>Ja</text:p>
          </table:table-cell>
          <table:table-cell table:style-name="ce1" office:value-type="string" calcext:value-type="string">
            <text:p>Nachbarschaft, Freundeskreis </text:p>
          </table:table-cell>
          <table:table-cell table:style-name="ce1" office:value-type="string" calcext:value-type="string">
            <text:p>Pflanzenpflege, Pflanzenarten, Düngemittel, Pflanztechniken, Pflanzenzucht</text:p>
          </table:table-cell>
          <table:table-cell table:style-name="ce1" office:value-type="float" office:value="2" calcext:value-type="float">
            <text:p>2</text:p>
          </table:table-cell>
          <table:table-cell table:style-name="ce1" office:value-type="string" calcext:value-type="string">
            <text:p>Ja</text:p>
          </table:table-cell>
          <table:table-cell table:style-name="ce1" office:value-type="string" calcext:value-type="string">
            <text:p>Freunde und Bekannte, Soziale Medien (Facebook, Instagram etc.), Internetrecherche</text:p>
          </table:table-cell>
          <table:table-cell table:style-name="ce1" office:value-type="string" calcext:value-type="string">
            <text:p>Nein und ich habe kein Interesse daran</text:p>
          </table:table-cell>
          <table:table-cell table:number-columns-repeated="3"/>
          <table:table-cell table:style-name="ce1" office:value-type="string" calcext:value-type="string">
            <text:p>An sich eine gute Idee. In so einer Art gibt es <text:s/>bereits Foren, also sollte das auf jeden Fall Zuspruch finden </text:p>
          </table:table-cell>
          <table:table-cell/>
          <table:table-cell table:style-name="ce1" office:value-type="string" calcext:value-type="string">
            <text:p>20 - 29 Jahre</text:p>
          </table:table-cell>
          <table:table-cell table:style-name="ce1" office:value-type="string" calcext:value-type="string">
            <text:p>Weiblich</text:p>
          </table:table-cell>
          <table:table-cell table:style-name="ce1" office:value-type="string" calcext:value-type="string">
            <text:p>Stadtrand</text:p>
          </table:table-cell>
          <table:table-cell table:number-columns-repeated="993"/>
        </table:table-row>
        <table:table-row table:style-name="ro2" table:number-rows-repeated="2">
          <table:table-cell table:number-columns-repeated="1024"/>
        </table:table-row>
        <table:table-row table:style-name="ro1">
          <table:table-cell/>
          <table:table-cell table:style-name="ce1" office:value-type="string" calcext:value-type="string">
            <text:p>Skala</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3"/>
          <table:table-cell table:style-name="ce1" office:value-type="string" calcext:value-type="string">
            <text:p>Durchschnitt &lt; 6 Jahre</text:p>
          </table:table-cell>
          <table:table-cell/>
          <table:table-cell table:style-name="ce1" office:value-type="string" calcext:value-type="string">
            <text:p>Durchschnitt &gt; 6 Jahre</text:p>
          </table:table-cell>
          <table:table-cell/>
          <table:table-cell table:style-name="ce1" office:value-type="string" calcext:value-type="string">
            <text:p>Durchschnitt Gesamt</text:p>
          </table:table-cell>
          <table:table-cell table:number-columns-repeated="1004"/>
        </table:table-row>
        <table:table-row table:style-name="ro1">
          <table:table-cell table:style-name="ce1" office:value-type="string" calcext:value-type="string">
            <text:p>Gärtnert weniger als 6 Jahre</text:p>
          </table:table-cell>
          <table:table-cell table:style-name="ce1" office:value-type="string" calcext:value-type="string">
            <text:p>Pflanzen</text:p>
          </table:table-cell>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6" calcext:value-type="float">
            <text:p>6</text:p>
          </table:table-cell>
          <table:table-cell table:style-name="ce1" office:value-type="float" office:value="2" calcext:value-type="float">
            <text:p>2</text:p>
          </table:table-cell>
          <table:table-cell table:style-name="ce1" office:value-type="float" office:value="3" calcext:value-type="float">
            <text:p>3</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table-cell table:style-name="ce3" table:formula="of:=[.$D$19]*[.D20]+[.$E$19]*[.E20]+[.$F$19]*[.F20]+[.$G$19]*[.G20]+[.$H$19]*[.H20]+[.$I$19]*[.I20]+[.$J$19]*[.J20]+[.$K$19]*[.K20]+[.$L$19]*[.L20]" office:value-type="float" office:value="75" calcext:value-type="float">
            <text:p>75</text:p>
          </table:table-cell>
          <table:table-cell/>
          <table:table-cell table:style-name="ce6" table:formula="of:=[.N20]/SUM([.D20:.L20])" office:value-type="float" office:value="4.6875" calcext:value-type="float">
            <text:p>4.7</text:p>
          </table:table-cell>
          <table:table-cell/>
          <table:table-cell table:style-name="ce6" office:value-type="float" office:value="6.91304347826087" calcext:value-type="float">
            <text:p>6.9</text:p>
          </table:table-cell>
          <table:table-cell/>
          <table:table-cell table:style-name="ce6" table:formula="of:=([.P20]+[.R20])/2" office:value-type="float" office:value="5.80027173913043" calcext:value-type="float">
            <text:p>5.8</text:p>
          </table:table-cell>
          <table:table-cell table:number-columns-repeated="1004"/>
        </table:table-row>
        <table:table-row table:style-name="ro1">
          <table:table-cell table:style-name="ce1" office:value-type="string" calcext:value-type="string">
            <text:p>Gärtnert weniger als 6 Jahre</text:p>
          </table:table-cell>
          <table:table-cell table:style-name="ce1" office:value-type="string" calcext:value-type="string">
            <text:p>Gärtnern</text:p>
          </table:table-cell>
          <table:table-cell/>
          <table:table-cell table:style-name="ce1" office:value-type="float" office:value="1" calcext:value-type="float">
            <text:p>1</text:p>
          </table:table-cell>
          <table:table-cell table:style-name="ce1" office:value-type="float" office:value="4" calcext:value-type="float">
            <text:p>4</text:p>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2" table:style-name="ce1" office:value-type="float" office:value="2" calcext:value-type="float">
            <text:p>2</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table-cell table:style-name="ce3" table:formula="of:=[.$D$19]*[.D21]+[.$E$19]*[.E21]+[.$F$19]*[.F21]+[.$G$19]*[.G21]+[.$H$19]*[.H21]+[.$I$19]*[.I21]+[.$J$19]*[.J21]+[.$K$19]*[.K21]+[.$L$19]*[.L21]" office:value-type="float" office:value="76" calcext:value-type="float">
            <text:p>76</text:p>
          </table:table-cell>
          <table:table-cell/>
          <table:table-cell table:style-name="ce6" table:formula="of:=[.N21]/SUM([.D21:.L21])" office:value-type="float" office:value="4.75" calcext:value-type="float">
            <text:p>4.8</text:p>
          </table:table-cell>
          <table:table-cell/>
          <table:table-cell table:style-name="ce6" office:value-type="float" office:value="7.30434782608696" calcext:value-type="float">
            <text:p>7.3</text:p>
          </table:table-cell>
          <table:table-cell/>
          <table:table-cell table:style-name="ce6" table:formula="of:=([.P21]+[.R21])/2" office:value-type="float" office:value="6.02717391304348" calcext:value-type="float">
            <text:p>6.0</text:p>
          </table:table-cell>
          <table:table-cell table:number-columns-repeated="1004"/>
        </table:table-row>
        <table:table-row table:style-name="ro1">
          <table:table-cell table:style-name="ce1" office:value-type="string" calcext:value-type="string">
            <text:p>Gärtnert weniger als 6 Jahre</text:p>
          </table:table-cell>
          <table:table-cell table:style-name="ce1" office:value-type="string" calcext:value-type="string">
            <text:p>Naturnähe</text:p>
          </table:table-cell>
          <table:table-cell/>
          <table:table-cell table:style-name="ce1" office:value-type="float" office:value="2" calcext:value-type="float">
            <text:p>2</text:p>
          </table:table-cell>
          <table:table-cell table:style-name="ce1" office:value-type="float" office:value="4" calcext:value-type="float">
            <text:p>4</text:p>
          </table:table-cell>
          <table:table-cell table:number-columns-repeated="3" table:style-name="ce1" office:value-type="float" office:value="1" calcext:value-type="float">
            <text:p>1</text:p>
          </table:table-cell>
          <table:table-cell table:style-name="ce1" office:value-type="float" office:value="3" calcext:value-type="float">
            <text:p>3</text:p>
          </table:table-cell>
          <table:table-cell table:number-columns-repeated="2" table:style-name="ce1" office:value-type="float" office:value="2" calcext:value-type="float">
            <text:p>2</text:p>
          </table:table-cell>
          <table:table-cell table:style-name="ce1" office:value-type="float" office:value="0" calcext:value-type="float">
            <text:p>0</text:p>
          </table:table-cell>
          <table:table-cell/>
          <table:table-cell table:style-name="ce3" table:formula="of:=[.$D$19]*[.D22]+[.$E$19]*[.E22]+[.$F$19]*[.F22]+[.$G$19]*[.G22]+[.$H$19]*[.H22]+[.$I$19]*[.I22]+[.$J$19]*[.J22]+[.$K$19]*[.K22]+[.$L$19]*[.L22]" office:value-type="float" office:value="86" calcext:value-type="float">
            <text:p>86</text:p>
          </table:table-cell>
          <table:table-cell/>
          <table:table-cell table:style-name="ce6" table:formula="of:=[.N22]/SUM([.D22:.L22])" office:value-type="float" office:value="5.375" calcext:value-type="float">
            <text:p>5.4</text:p>
          </table:table-cell>
          <table:table-cell/>
          <table:table-cell table:style-name="ce6" office:value-type="float" office:value="7.30434782608696" calcext:value-type="float">
            <text:p>7.3</text:p>
          </table:table-cell>
          <table:table-cell/>
          <table:table-cell table:style-name="ce6" table:formula="of:=([.P22]+[.R22])/2" office:value-type="float" office:value="6.33967391304348" calcext:value-type="float">
            <text:p>6.3</text:p>
          </table:table-cell>
          <table:table-cell table:number-columns-repeated="1004"/>
        </table:table-row>
        <table:table-row table:style-name="ro1">
          <table:table-cell table:style-name="ce1" office:value-type="string" calcext:value-type="string">
            <text:p>Gärtnert weniger als 6 Jahre</text:p>
          </table:table-cell>
          <table:table-cell table:style-name="ce1" office:value-type="string" calcext:value-type="string">
            <text:p>Darauf achten</text:p>
          </table:table-cell>
          <table:table-cell/>
          <table:table-cell table:number-columns-repeated="2" table:style-name="ce1" office:value-type="float" office:value="0" calcext:value-type="float">
            <text:p>0</text:p>
          </table:table-cell>
          <table:table-cell table:style-name="ce1" office:value-type="float" office:value="3" calcext:value-type="float">
            <text:p>3</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4" calcext:value-type="float">
            <text:p>4</text:p>
          </table:table-cell>
          <table:table-cell/>
          <table:table-cell table:style-name="ce3" table:formula="of:=[.$D$19]*[.D23]+[.$E$19]*[.E23]+[.$F$19]*[.F23]+[.$G$19]*[.G23]+[.$H$19]*[.H23]+[.$I$19]*[.I23]+[.$J$19]*[.J23]+[.$K$19]*[.K23]+[.$L$19]*[.L23]" office:value-type="float" office:value="118" calcext:value-type="float">
            <text:p>118</text:p>
          </table:table-cell>
          <table:table-cell/>
          <table:table-cell table:style-name="ce6" table:formula="of:=[.N23]/SUM([.D23:.L23])" office:value-type="float" office:value="7.375" calcext:value-type="float">
            <text:p>7.4</text:p>
          </table:table-cell>
          <table:table-cell/>
          <table:table-cell table:style-name="ce6" office:value-type="float" office:value="8.52173913043478" calcext:value-type="float">
            <text:p>8.5</text:p>
          </table:table-cell>
          <table:table-cell/>
          <table:table-cell table:style-name="ce6" table:formula="of:=([.P23]+[.R23])/2" office:value-type="float" office:value="7.94836956521739" calcext:value-type="float">
            <text:p>7.9</text:p>
          </table:table-cell>
          <table:table-cell table:number-columns-repeated="1004"/>
        </table:table-row>
        <table:table-row table:style-name="ro2">
          <table:table-cell/>
          <table:table-cell>
            <draw:frame table:end-cell-address="'Gärtnert &lt; 6'.H42" table:end-x="29.06pt" table:end-y="9.72pt" draw:z-index="0" draw:name="Chart 2" draw:style-name="gr1" draw:text-style-name="P1" svg:width="449.97pt" svg:height="278.22pt" svg:x="0pt" svg:y="15pt">
              <draw:object draw:notify-on-update-of-ranges="'Gärtnert &gt; 6'.C25:'Gärtnert &gt; 6'.L25 'Gärtnert &gt; 6'.A26:'Gärtnert &gt; 6'.B26 'Gärtnert &gt; 6'.C26:'Gärtnert &gt; 6'.L26 'Gärtnert &gt; 6'.A27:'Gärtnert &gt; 6'.B27 'Gärtnert &gt; 6'.C27:'Gärtnert &gt; 6'.L27 'Gärtnert &gt; 6'.A28:'Gärtnert &gt; 6'.B28 'Gärtnert &gt; 6'.C28:'Gärtnert &gt; 6'.L28 'Gärtnert &gt; 6'.A29:'Gärtnert &gt; 6'.B29 'Gärtnert &gt; 6'.C29:'Gärtnert &gt; 6'.L29" xlink:href="./Object 2" xlink:type="simple" xlink:show="embed" xlink:actuate="onLoad">
                <loext:p/>
              </draw:object>
              <draw:image xlink:href="./ObjectReplacements/Object 2" xlink:type="simple" xlink:show="embed" xlink:actuate="onLoad"/>
            </draw:frame>
          </table:table-cell>
          <table:table-cell table:number-columns-repeated="5"/>
          <table:table-cell>
            <draw:frame table:end-cell-address="'Gärtnert &lt; 6'.N42" table:end-x="38.44pt" table:end-y="9.72pt" draw:z-index="1" draw:name="Chart 3" draw:style-name="gr1" draw:text-style-name="P1" svg:width="454.48pt" svg:height="278.22pt" svg:x="4.85pt" svg:y="15pt">
              <draw:object draw:notify-on-update-of-ranges="'Gärtnert &lt; 6'.C19:'Gärtnert &lt; 6'.L19 'Gärtnert &lt; 6'.A20:'Gärtnert &lt; 6'.B20 'Gärtnert &lt; 6'.C20:'Gärtnert &lt; 6'.L20 'Gärtnert &lt; 6'.A21:'Gärtnert &lt; 6'.B21 'Gärtnert &lt; 6'.C21:'Gärtnert &lt; 6'.L21 'Gärtnert &lt; 6'.A22:'Gärtnert &lt; 6'.B22 'Gärtnert &lt; 6'.C22:'Gärtnert &lt; 6'.L22 'Gärtnert &lt; 6'.A23:'Gärtnert &lt; 6'.B23 'Gärtnert &lt; 6'.C23:'Gärtnert &lt; 6'.L23" xlink:href="./Object 3" xlink:type="simple" xlink:show="embed" xlink:actuate="onLoad">
                <loext:p/>
              </draw:object>
              <draw:image xlink:href="./ObjectReplacements/Object 3" xlink:type="simple" xlink:show="embed" xlink:actuate="onLoad"/>
            </draw:frame>
          </table:table-cell>
          <table:table-cell table:number-columns-repeated="1016"/>
        </table:table-row>
        <table:table-row table:style-name="ro2" table:number-rows-repeated="1048551">
          <table:table-cell table:number-columns-repeated="1024"/>
        </table:table-row>
        <table:table-row table:style-name="ro2">
          <table:table-cell table:number-columns-repeated="1024"/>
        </table:table-row>
      </table:table>
      <table:table table:name="1.1 Wo verbringen Sie die meiste Zeit beim Gärtnern" table:style-name="ta10">
        <table:table-column table:style-name="co20" table:number-columns-repeated="1024" table:default-cell-style-name="Default"/>
        <table:table-row table:style-name="ro1">
          <table:table-cell table:style-name="ce7" office:value-type="string" calcext:value-type="string">
            <text:p>Garten</text:p>
          </table:table-cell>
          <table:table-cell table:style-name="ce7" office:value-type="string" calcext:value-type="string">
            <text:p>Schrebergarten</text:p>
          </table:table-cell>
          <table:table-cell table:style-name="ce7" office:value-type="string" calcext:value-type="string">
            <text:p>Balkon</text:p>
          </table:table-cell>
          <table:table-cell table:style-name="ce7" office:value-type="string" calcext:value-type="string">
            <text:p>Terrasse</text:p>
          </table:table-cell>
          <table:table-cell table:style-name="ce1" office:value-type="string" calcext:value-type="string">
            <text:p>Zimmer</text:p>
          </table:table-cell>
          <table:table-cell table:style-name="ce9" office:value-type="string" calcext:value-type="string">
            <text:p>Beete in der Stadt (Urban Gardening*)</text:p>
          </table:table-cell>
          <table:table-cell table:number-columns-repeated="1018"/>
        </table:table-row>
        <table:table-row table:style-name="ro1">
          <table:table-cell table:style-name="ce3" table:formula="of:=COUNTIF([$'Alle Antworten'.$D$1:.$D$1048576]; [.A1])" office:value-type="float" office:value="14" calcext:value-type="float">
            <text:p>14</text:p>
          </table:table-cell>
          <table:table-cell table:style-name="ce3" table:formula="of:=COUNTIF([$'Alle Antworten'.$D$1:.$D$1048576]; [.B1])" office:value-type="float" office:value="13" calcext:value-type="float">
            <text:p>13</text:p>
          </table:table-cell>
          <table:table-cell table:style-name="ce3" table:formula="of:=COUNTIF([$'Alle Antworten'.$D$1:.$D$1048576]; [.C1])" office:value-type="float" office:value="0" calcext:value-type="float">
            <text:p>0</text:p>
          </table:table-cell>
          <table:table-cell table:style-name="ce3" table:formula="of:=COUNTIF([$'Alle Antworten'.$D$1:.$D$1048576]; [.D1])" office:value-type="float" office:value="0" calcext:value-type="float">
            <text:p>0</text:p>
          </table:table-cell>
          <table:table-cell table:style-name="ce3" table:formula="of:=COUNTIF([$'Alle Antworten'.$D$1:.$D$1048576]; [.E1])" office:value-type="float" office:value="1" calcext:value-type="float">
            <text:p>1</text:p>
          </table:table-cell>
          <table:table-cell table:style-name="ce3" table:formula="of:=COUNTIF([$'Alle Antworten'.$D$1:.$D$1048576]; [.F1])" office:value-type="float" office:value="0" calcext:value-type="float">
            <text:p>0</text:p>
          </table:table-cell>
          <table:table-cell/>
          <table:table-cell table:style-name="ce10" office:value-type="string" calcext:value-type="string">
            <text:p>Einzelnennung</text:p>
          </table:table-cell>
          <table:table-cell table:number-columns-repeated="1016"/>
        </table:table-row>
        <table:table-row table:style-name="ro1">
          <table:table-cell table:style-name="ce3" table:formula="of:=COUNTIF([$'Alle Antworten'.$D$1:.$D$1048576]; [.A1]&amp;&quot;*&quot;)" office:value-type="float" office:value="21" calcext:value-type="float">
            <text:p>21</text:p>
          </table:table-cell>
          <table:table-cell table:style-name="ce3" table:formula="of:=COUNTIF([$'Alle Antworten'.$D$1:.$D$1048576]; &quot;*&quot;&amp;[.B1]&amp;&quot;*&quot;)" office:value-type="float" office:value="20" calcext:value-type="float">
            <text:p>20</text:p>
          </table:table-cell>
          <table:table-cell table:style-name="ce3" table:formula="of:=COUNTIF([$'Alle Antworten'.$D$1:.$D$1048576]; &quot;*&quot;&amp;[.C1]&amp;&quot;*&quot;)" office:value-type="float" office:value="3" calcext:value-type="float">
            <text:p>3</text:p>
          </table:table-cell>
          <table:table-cell table:style-name="ce3" table:formula="of:=COUNTIF([$'Alle Antworten'.$D$1:.$D$1048576]; &quot;*&quot;&amp;[.D1]&amp;&quot;*&quot;)" office:value-type="float" office:value="2" calcext:value-type="float">
            <text:p>2</text:p>
          </table:table-cell>
          <table:table-cell table:style-name="ce3" table:formula="of:=COUNTIF([$'Alle Antworten'.$D$1:.$D$1048576]; &quot;*&quot;&amp;[.E1]&amp;&quot;*&quot;)" office:value-type="float" office:value="4" calcext:value-type="float">
            <text:p>4</text:p>
          </table:table-cell>
          <table:table-cell table:style-name="ce3" table:formula="of:=COUNTIF([$'Alle Antworten'.$D$1:.$D$1048576]; &quot;*&quot;&amp;[.F1]&amp;&quot;*&quot;)" office:value-type="float" office:value="2" calcext:value-type="float">
            <text:p>2</text:p>
          </table:table-cell>
          <table:table-cell/>
          <table:table-cell table:style-name="ce10" office:value-type="string" calcext:value-type="string">
            <text:p>Mit Multiple Choice</text:p>
          </table:table-cell>
          <table:table-cell table:number-columns-repeated="1016"/>
        </table:table-row>
        <table:table-row table:style-name="ro2">
          <table:table-cell table:number-columns-repeated="1024"/>
        </table:table-row>
        <table:table-row table:style-name="ro1">
          <table:table-cell table:style-name="ce8" table:formula="of:=[.A3]/39" office:value-type="percentage" office:value="0.538461538461538" calcext:value-type="percentage">
            <text:p>53.85%</text:p>
          </table:table-cell>
          <table:table-cell table:style-name="ce8" table:formula="of:=[.B3]/39" office:value-type="percentage" office:value="0.512820512820513" calcext:value-type="percentage">
            <text:p>51.28%</text:p>
          </table:table-cell>
          <table:table-cell table:style-name="ce8" table:formula="of:=[.C3]/39" office:value-type="percentage" office:value="0.0769230769230769" calcext:value-type="percentage">
            <text:p>7.69%</text:p>
          </table:table-cell>
          <table:table-cell table:style-name="ce8" table:formula="of:=[.D3]/39" office:value-type="percentage" office:value="0.0512820512820513" calcext:value-type="percentage">
            <text:p>5.13%</text:p>
          </table:table-cell>
          <table:table-cell table:style-name="ce8" table:formula="of:=[.E3]/39" office:value-type="percentage" office:value="0.102564102564103" calcext:value-type="percentage">
            <text:p>10.26%</text:p>
          </table:table-cell>
          <table:table-cell table:style-name="ce8" table:formula="of:=[.F3]/39" office:value-type="percentage" office:value="0.0512820512820513" calcext:value-type="percentage">
            <text:p>5.13%</text:p>
          </table:table-cell>
          <table:table-cell table:number-columns-repeated="1018"/>
        </table:table-row>
        <table:table-row table:style-name="ro2">
          <table:table-cell/>
          <table:table-cell>
            <draw:frame table:end-cell-address="'1.1 Wo verbringen Sie die meiste Zeit beim Gärtnern'.H24" table:end-x="38.41pt" table:end-y="8.99pt" draw:z-index="0" draw:name="Chart 4" draw:style-name="gr1" draw:text-style-name="P1" svg:width="455.22pt" svg:height="278.22pt" svg:x="4.11pt" svg:y="14.26pt">
              <draw:object draw:notify-on-update-of-ranges="'1.1 Wo verbringen Sie die meiste Zeit beim Gärtnern'.A1:'1.1 Wo verbringen Sie die meiste Zeit beim Gärtnern'.F1 '1.1 Wo verbringen Sie die meiste Zeit beim Gärtnern'.A3:'1.1 Wo verbringen Sie die meiste Zeit beim Gärtnern'.F3" xlink:href="./Object 4" xlink:type="simple" xlink:show="embed" xlink:actuate="onLoad">
                <loext:p/>
              </draw:object>
              <draw:image xlink:href="./ObjectReplacements/Object 4" xlink:type="simple" xlink:show="embed" xlink:actuate="onLoad"/>
            </draw:frame>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1.2 Worauf achten Sie bei der Gestaltung ihres Gartens, Balkons oder ihrer Terrasse etc. " table:style-name="ta11">
        <table:table-column table:style-name="co20" table:number-columns-repeated="1024" table:default-cell-style-name="Default"/>
        <table:table-row table:style-name="ro1">
          <table:table-cell table:style-name="ce1" office:value-type="string" calcext:value-type="string">
            <text:p>Naturnahe Gestaltung</text:p>
          </table:table-cell>
          <table:table-cell table:style-name="ce1" office:value-type="string" calcext:value-type="string">
            <text:p>Insektenfreundlichkeit</text:p>
          </table:table-cell>
          <table:table-cell table:style-name="ce7" office:value-type="string" calcext:value-type="string">
            <text:p>Ästhetik / Dekorativ</text:p>
          </table:table-cell>
          <table:table-cell table:style-name="ce1" office:value-type="string" calcext:value-type="string">
            <text:p>Kostengünstig</text:p>
          </table:table-cell>
          <table:table-cell table:style-name="ce1" office:value-type="string" calcext:value-type="string">
            <text:p>Ernteertrag</text:p>
          </table:table-cell>
          <table:table-cell table:style-name="ce1" office:value-type="string" calcext:value-type="string">
            <text:p>Nachhaltigkeit</text:p>
          </table:table-cell>
          <table:table-cell table:number-columns-repeated="1018"/>
        </table:table-row>
        <table:table-row table:style-name="ro1">
          <table:table-cell table:style-name="ce3" table:formula="of:=COUNTIF([$'Alle Antworten'.$E$1:.$E$1048576]; &quot;*&quot;&amp;[.A1]&amp;&quot;*&quot;)" office:value-type="float" office:value="35" calcext:value-type="float">
            <text:p>35</text:p>
          </table:table-cell>
          <table:table-cell table:style-name="ce3" table:formula="of:=COUNTIF([$'Alle Antworten'.$E$1:.$E$1048576]; &quot;*&quot;&amp;[.B1]&amp;&quot;*&quot;)" office:value-type="float" office:value="39" calcext:value-type="float">
            <text:p>39</text:p>
          </table:table-cell>
          <table:table-cell table:style-name="ce3" table:formula="of:=COUNTIF([$'Alle Antworten'.$E$1:.$E$1048576]; &quot;*&quot;&amp;[.C1]&amp;&quot;*&quot;)" office:value-type="float" office:value="17" calcext:value-type="float">
            <text:p>17</text:p>
          </table:table-cell>
          <table:table-cell table:style-name="ce3" table:formula="of:=COUNTIF([$'Alle Antworten'.$E$1:.$E$1048576]; &quot;*günstig*&quot;)" office:value-type="float" office:value="1" calcext:value-type="float">
            <text:p>1</text:p>
          </table:table-cell>
          <table:table-cell table:style-name="ce3" table:formula="of:=COUNTIF([$'Alle Antworten'.$E$1:.$E$1048576]; &quot;*Ertrag&quot;) + COUNTIF([$'Alle Antworten'.$E$1:.$E$1048576]; &quot;*Gemüse*&quot;) + COUNTIF([$'Alle Antworten'.$E$1:.$E$1048576]; &quot;*Essbarkeit*&quot;) + COUNTIF([$'Alle Antworten'.$E$1:.$E$1048576]; &quot;*Nutz*&quot;)" office:value-type="float" office:value="7" calcext:value-type="float">
            <text:p>7</text:p>
          </table:table-cell>
          <table:table-cell table:style-name="ce3" table:formula="of:=COUNTIF([$'Alle Antworten'.$E$1:.$E$1048576]; &quot;*nachhaltig*&quot;) + COUNTIF([$'Alle Antworten'.$E$1:.$E$1048576]; &quot;*chemie*&quot;)" office:value-type="float" office:value="2" calcext:value-type="float">
            <text:p>2</text:p>
          </table:table-cell>
          <table:table-cell table:number-columns-repeated="1018"/>
        </table:table-row>
        <table:table-row table:style-name="ro2">
          <table:table-cell table:number-columns-repeated="1024"/>
        </table:table-row>
        <table:table-row table:style-name="ro1">
          <table:table-cell table:style-name="ce8" table:formula="of:=[.A2]/39" office:value-type="percentage" office:value="0.897435897435897" calcext:value-type="percentage">
            <text:p>89.74%</text:p>
          </table:table-cell>
          <table:table-cell table:style-name="ce8" table:formula="of:=[.B2]/39" office:value-type="percentage" office:value="1" calcext:value-type="percentage">
            <text:p>100.00%</text:p>
          </table:table-cell>
          <table:table-cell table:style-name="ce8" table:formula="of:=[.C2]/39" office:value-type="percentage" office:value="0.435897435897436" calcext:value-type="percentage">
            <text:p>43.59%</text:p>
          </table:table-cell>
          <table:table-cell table:style-name="ce8" table:formula="of:=[.D2]/39" office:value-type="percentage" office:value="0.0256410256410256" calcext:value-type="percentage">
            <text:p>2.56%</text:p>
          </table:table-cell>
          <table:table-cell table:style-name="ce8" table:formula="of:=[.E2]/39" office:value-type="percentage" office:value="0.179487179487179" calcext:value-type="percentage">
            <text:p>17.95%</text:p>
          </table:table-cell>
          <table:table-cell table:style-name="ce8" table:formula="of:=[.F2]/39" office:value-type="percentage" office:value="0.0512820512820513" calcext:value-type="percentage">
            <text:p>5.13%</text:p>
          </table:table-cell>
          <table:table-cell table:number-columns-repeated="1018"/>
        </table:table-row>
        <table:table-row table:style-name="ro2">
          <table:table-cell table:number-columns-repeated="1024"/>
        </table:table-row>
        <table:table-row table:style-name="ro2">
          <table:table-cell/>
          <table:table-cell>
            <draw:frame table:end-cell-address="'1.2 Worauf achten Sie bei der Gestaltung ihres Gartens, Balkons oder ihrer Terrasse etc. '.H23" table:end-x="37.67pt" table:end-y="10.49pt" draw:z-index="0" draw:name="Chart 5" draw:style-name="gr1" draw:text-style-name="P1" svg:width="453.71pt" svg:height="278.22pt" svg:x="4.88pt" svg:y="0pt">
              <draw:object draw:notify-on-update-of-ranges="'1.2 Worauf achten Sie bei der Gestaltung ihres Gartens, Balkons oder ihrer Terrasse etc. '.A1:'1.2 Worauf achten Sie bei der Gestaltung ihres Gartens, Balkons oder ihrer Terrasse etc. '.F1 '1.2 Worauf achten Sie bei der Gestaltung ihres Gartens, Balkons oder ihrer Terrasse etc. '.A2:'1.2 Worauf achten Sie bei der Gestaltung ihres Gartens, Balkons oder ihrer Terrasse etc. '.F2" xlink:href="./Object 5" xlink:type="simple" xlink:show="embed" xlink:actuate="onLoad">
                <loext:p/>
              </draw:object>
              <draw:image xlink:href="./ObjectReplacements/Object 5" xlink:type="simple" xlink:show="embed" xlink:actuate="onLoad"/>
            </draw:frame>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1.3 Wie lange gärtnern Sie schon oder interessieren sich für Pflanzen" table:style-name="ta12">
        <table:table-column table:style-name="co20" table:number-columns-repeated="1024" table:default-cell-style-name="Default"/>
        <table:table-row table:style-name="ro1">
          <table:table-cell table:style-name="ce1" office:value-type="string" calcext:value-type="string">
            <text:p>weniger als ein Jahr</text:p>
          </table:table-cell>
          <table:table-cell table:style-name="ce1" office:value-type="string" calcext:value-type="string">
            <text:p>1 bis 3 Jahre</text:p>
          </table:table-cell>
          <table:table-cell table:style-name="ce1" office:value-type="string" calcext:value-type="string">
            <text:p>4 bis 6 Jahre</text:p>
          </table:table-cell>
          <table:table-cell table:style-name="ce1" office:value-type="string" calcext:value-type="string">
            <text:p>7 bis 9 Jahre</text:p>
          </table:table-cell>
          <table:table-cell table:style-name="ce1" office:value-type="string" calcext:value-type="string">
            <text:p>10 Jahre oder mehr</text:p>
          </table:table-cell>
          <table:table-cell table:number-columns-repeated="1019"/>
        </table:table-row>
        <table:table-row table:style-name="ro1">
          <table:table-cell table:style-name="ce3" table:formula="of:=COUNTIF([$'Alle Antworten'.$F$1:.$F$1048576]; [.A1])" office:value-type="float" office:value="0" calcext:value-type="float">
            <text:p>0</text:p>
          </table:table-cell>
          <table:table-cell table:style-name="ce3" table:formula="of:=COUNTIF([$'Alle Antworten'.$F$1:.$F$1048576]; [.B1])" office:value-type="float" office:value="7" calcext:value-type="float">
            <text:p>7</text:p>
          </table:table-cell>
          <table:table-cell table:style-name="ce3" table:formula="of:=COUNTIF([$'Alle Antworten'.$F$1:.$F$1048576]; [.C1])" office:value-type="float" office:value="9" calcext:value-type="float">
            <text:p>9</text:p>
          </table:table-cell>
          <table:table-cell table:style-name="ce3" table:formula="of:=COUNTIF([$'Alle Antworten'.$F$1:.$F$1048576]; [.D1])" office:value-type="float" office:value="4" calcext:value-type="float">
            <text:p>4</text:p>
          </table:table-cell>
          <table:table-cell table:style-name="ce3" table:formula="of:=COUNTIF([$'Alle Antworten'.$F$1:.$F$1048576]; [.E1])" office:value-type="float" office:value="19" calcext:value-type="float">
            <text:p>19</text:p>
          </table:table-cell>
          <table:table-cell table:number-columns-repeated="1019"/>
        </table:table-row>
        <table:table-row table:style-name="ro2">
          <table:table-cell table:number-columns-repeated="1024"/>
        </table:table-row>
        <table:table-row table:style-name="ro1">
          <table:table-cell table:style-name="ce8" table:formula="of:=[.A2]/39" office:value-type="percentage" office:value="0" calcext:value-type="percentage">
            <text:p>0.00%</text:p>
          </table:table-cell>
          <table:table-cell table:style-name="ce8" table:formula="of:=[.B2]/39" office:value-type="percentage" office:value="0.179487179487179" calcext:value-type="percentage">
            <text:p>17.95%</text:p>
          </table:table-cell>
          <table:table-cell table:style-name="ce8" table:formula="of:=[.C2]/39" office:value-type="percentage" office:value="0.230769230769231" calcext:value-type="percentage">
            <text:p>23.08%</text:p>
          </table:table-cell>
          <table:table-cell table:style-name="ce8" table:formula="of:=[.D2]/39" office:value-type="percentage" office:value="0.102564102564103" calcext:value-type="percentage">
            <text:p>10.26%</text:p>
          </table:table-cell>
          <table:table-cell table:style-name="ce8" table:formula="of:=[.E2]/39" office:value-type="percentage" office:value="0.487179487179487" calcext:value-type="percentage">
            <text:p>48.72%</text:p>
          </table:table-cell>
          <table:table-cell table:number-columns-repeated="1019"/>
        </table:table-row>
        <table:table-row table:style-name="ro2">
          <table:table-cell table:number-columns-repeated="1024"/>
        </table:table-row>
        <table:table-row table:style-name="ro2">
          <table:table-cell/>
          <table:table-cell>
            <draw:frame table:end-cell-address="'1.3 Wie lange gärtnern Sie schon oder interessieren sich für Pflanzen'.H23" table:end-x="38.41pt" table:end-y="10.49pt" draw:z-index="0" draw:name="Chart 6" draw:style-name="gr1" draw:text-style-name="P1" svg:width="455.22pt" svg:height="278.22pt" svg:x="4.11pt" svg:y="0pt">
              <draw:object draw:notify-on-update-of-ranges="'1.3 Wie lange gärtnern Sie schon oder interessieren sich für Pflanzen'.A1:'1.3 Wie lange gärtnern Sie schon oder interessieren sich für Pflanzen'.E1 '1.3 Wie lange gärtnern Sie schon oder interessieren sich für Pflanzen'.A2:'1.3 Wie lange gärtnern Sie schon oder interessieren sich für Pflanzen'.E2" xlink:href="./Object 6" xlink:type="simple" xlink:show="embed" xlink:actuate="onLoad">
                <loext:p/>
              </draw:object>
              <draw:image xlink:href="./ObjectReplacements/Object 6" xlink:type="simple" xlink:show="embed" xlink:actuate="onLoad"/>
            </draw:frame>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1.4 Beschäftigen Sie sich beruflich mit Pflanzen" table:style-name="ta13">
        <table:table-column table:style-name="co20" table:number-columns-repeated="1024" table:default-cell-style-name="Default"/>
        <table:table-row table:style-name="ro1">
          <table:table-cell table:style-name="ce1" office:value-type="string" calcext:value-type="string">
            <text:p>Ja</text:p>
          </table:table-cell>
          <table:table-cell table:style-name="ce1" office:value-type="string" calcext:value-type="string">
            <text:p>Nein</text:p>
          </table:table-cell>
          <table:table-cell table:number-columns-repeated="1022"/>
        </table:table-row>
        <table:table-row table:style-name="ro1">
          <table:table-cell table:style-name="ce3" table:formula="of:=COUNTIF([$'Alle Antworten'.$G$1:.$G$1048576]; [.A1])" office:value-type="float" office:value="5" calcext:value-type="float">
            <text:p>5</text:p>
          </table:table-cell>
          <table:table-cell table:style-name="ce3" table:formula="of:=COUNTIF([$'Alle Antworten'.$G$1:.$G$1048576]; [.B1])" office:value-type="float" office:value="34" calcext:value-type="float">
            <text:p>34</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2.1 Welche Aktivitäten unternehmen Sie beim Gärtnern" table:style-name="ta14">
        <table:table-column table:style-name="co20" table:number-columns-repeated="1024" table:default-cell-style-name="Default"/>
        <table:table-row table:style-name="ro1">
          <table:table-cell table:style-name="ce11" office:value-type="string" calcext:value-type="string">
            <text:p>Gießen</text:p>
          </table:table-cell>
          <table:table-cell table:style-name="ce11" office:value-type="string" calcext:value-type="string">
            <text:p>Unkraut jähten</text:p>
          </table:table-cell>
          <table:table-cell table:style-name="ce11" office:value-type="string" calcext:value-type="string">
            <text:p>Schädlinge entfernen</text:p>
          </table:table-cell>
          <table:table-cell table:style-name="ce1" office:value-type="string" calcext:value-type="string">
            <text:p>Umtopfen</text:p>
          </table:table-cell>
          <table:table-cell table:style-name="ce1" office:value-type="string" calcext:value-type="string">
            <text:p>Anpflanzen</text:p>
          </table:table-cell>
          <table:table-cell table:style-name="ce1" office:value-type="string" calcext:value-type="string">
            <text:p>Zurückschneiden</text:p>
          </table:table-cell>
          <table:table-cell table:style-name="ce1" office:value-type="string" calcext:value-type="string">
            <text:p>Mähen</text:p>
          </table:table-cell>
          <table:table-cell table:style-name="ce1" office:value-type="string" calcext:value-type="string">
            <text:p>Winterfest machen</text:p>
          </table:table-cell>
          <table:table-cell table:style-name="ce1" office:value-type="string" calcext:value-type="string">
            <text:p>Fotografieren</text:p>
          </table:table-cell>
          <table:table-cell table:style-name="ce1" office:value-type="string" calcext:value-type="string">
            <text:p>Sonstiges</text:p>
          </table:table-cell>
          <table:table-cell table:number-columns-repeated="1014"/>
        </table:table-row>
        <table:table-row table:style-name="ro1">
          <table:table-cell table:style-name="ce3" table:formula="of:=COUNTIF([$'Alle Antworten'.$H$1:.$H$1048576]; &quot;*&quot;&amp;[.A1]&amp;&quot;*&quot;)" office:value-type="float" office:value="35" calcext:value-type="float">
            <text:p>35</text:p>
          </table:table-cell>
          <table:table-cell table:style-name="ce3" table:formula="of:=COUNTIF([$'Alle Antworten'.$H$1:.$H$1048576]; &quot;*&quot;&amp;[.B1]&amp;&quot;*&quot;)" office:value-type="float" office:value="31" calcext:value-type="float">
            <text:p>31</text:p>
          </table:table-cell>
          <table:table-cell table:style-name="ce3" table:formula="of:=COUNTIF([$'Alle Antworten'.$H$1:.$H$1048576]; &quot;*Ungeziefer*&quot;)" office:value-type="float" office:value="11" calcext:value-type="float">
            <text:p>11</text:p>
          </table:table-cell>
          <table:table-cell table:style-name="ce3" table:formula="of:=COUNTIF([$'Alle Antworten'.$H$1:.$H$1048576]; &quot;*&quot;&amp;[.D1]&amp;&quot;*&quot;) + COUNTIF([$'Alle Antworten'.$H$1:.$H$1048576]; &quot;*umpflanzen&quot;)" office:value-type="float" office:value="28" calcext:value-type="float">
            <text:p>28</text:p>
          </table:table-cell>
          <table:table-cell table:style-name="ce3" table:formula="of:=COUNTIF([$'Alle Antworten'.$H$1:.$H$1048576]; &quot;*aussähen*&quot;) + COUNTIF([$'Alle Antworten'.$H$1:.$H$1048576]; &quot;*anpflanzen&quot;)" office:value-type="float" office:value="38" calcext:value-type="float">
            <text:p>38</text:p>
          </table:table-cell>
          <table:table-cell table:style-name="ce3" table:formula="of:=COUNTIF([$'Alle Antworten'.$H$1:.$H$1048576]; &quot;*schneiden*&quot;)" office:value-type="float" office:value="36" calcext:value-type="float">
            <text:p>36</text:p>
          </table:table-cell>
          <table:table-cell table:style-name="ce3" table:formula="of:=COUNTIF([$'Alle Antworten'.$H$1:.$H$1048576]; &quot;*&quot;&amp;[.G1]&amp;&quot;*&quot;)" office:value-type="float" office:value="28" calcext:value-type="float">
            <text:p>28</text:p>
          </table:table-cell>
          <table:table-cell table:style-name="ce3" table:formula="of:=COUNTIF([$'Alle Antworten'.$H$1:.$H$1048576]; &quot;*&quot;&amp;[.H1]&amp;&quot;*&quot;)" office:value-type="float" office:value="22" calcext:value-type="float">
            <text:p>22</text:p>
          </table:table-cell>
          <table:table-cell table:style-name="ce3" table:formula="of:=COUNTIF([$'Alle Antworten'.$H$1:.$H$1048576]; &quot;*&quot;&amp;[.I1]&amp;&quot;*&quot;)" office:value-type="float" office:value="22" calcext:value-type="float">
            <text:p>22</text:p>
          </table:table-cell>
          <table:table-cell table:style-name="ce3" table:formula="of:=COUNTIF([$'Alle Antworten'.$H$1:.$H$1048576]; &quot;*vermehrung*&quot;) + COUNTIF([$'Alle Antworten'.$H$1:.$H$1048576]; &quot;*anlegen*&quot;) + COUNTIF([$'Alle Antworten'.$H$1:.$H$1048576]; &quot;*säubern*&quot;) + COUNTIF([$'Alle Antworten'.$H$1:.$H$1048576]; &quot;*mulchen*&quot;) + COUNTIF([$'Alle Antworten'.$H$1:.$H$1048576]; &quot;*anzucht*&quot;) + COUNTIF([$'Alle Antworten'.$H$1:.$H$1048576]; &quot;*ernten*&quot;) + COUNTIF([$'Alle Antworten'.$H$1:.$H$1048576]; &quot;*beobachten*&quot;)" office:value-type="float" office:value="14" calcext:value-type="float">
            <text:p>14</text:p>
          </table:table-cell>
          <table:table-cell table:number-columns-repeated="1014"/>
        </table:table-row>
        <table:table-row table:style-name="ro2">
          <table:table-cell table:number-columns-repeated="1024"/>
        </table:table-row>
        <table:table-row table:style-name="ro1">
          <table:table-cell table:style-name="ce12" table:formula="of:=[.A2]/39" office:value-type="percentage" office:value="0.897435897435897" calcext:value-type="percentage">
            <text:p>89.7%</text:p>
          </table:table-cell>
          <table:table-cell table:style-name="ce12" table:formula="of:=[.B2]/39" office:value-type="percentage" office:value="0.794871794871795" calcext:value-type="percentage">
            <text:p>79.5%</text:p>
          </table:table-cell>
          <table:table-cell table:style-name="ce12" table:formula="of:=[.C2]/39" office:value-type="percentage" office:value="0.282051282051282" calcext:value-type="percentage">
            <text:p>28.2%</text:p>
          </table:table-cell>
          <table:table-cell table:style-name="ce12" table:formula="of:=[.D2]/39" office:value-type="percentage" office:value="0.717948717948718" calcext:value-type="percentage">
            <text:p>71.8%</text:p>
          </table:table-cell>
          <table:table-cell table:style-name="ce12" table:formula="of:=[.E2]/39" office:value-type="percentage" office:value="0.974358974358974" calcext:value-type="percentage">
            <text:p>97.4%</text:p>
          </table:table-cell>
          <table:table-cell table:style-name="ce12" table:formula="of:=[.F2]/39" office:value-type="percentage" office:value="0.923076923076923" calcext:value-type="percentage">
            <text:p>92.3%</text:p>
          </table:table-cell>
          <table:table-cell table:style-name="ce12" table:formula="of:=[.G2]/39" office:value-type="percentage" office:value="0.717948717948718" calcext:value-type="percentage">
            <text:p>71.8%</text:p>
          </table:table-cell>
          <table:table-cell table:style-name="ce12" table:formula="of:=[.H2]/39" office:value-type="percentage" office:value="0.564102564102564" calcext:value-type="percentage">
            <text:p>56.4%</text:p>
          </table:table-cell>
          <table:table-cell table:style-name="ce12" table:formula="of:=[.I2]/39" office:value-type="percentage" office:value="0.564102564102564" calcext:value-type="percentage">
            <text:p>56.4%</text:p>
          </table:table-cell>
          <table:table-cell table:style-name="ce12" table:formula="of:=[.J2]/39" office:value-type="percentage" office:value="0.358974358974359" calcext:value-type="percentage">
            <text:p>35.9%</text:p>
          </table:table-cell>
          <table:table-cell table:number-columns-repeated="1014"/>
        </table:table-row>
        <table:table-row table:style-name="ro2">
          <table:table-cell/>
          <table:table-cell>
            <draw:frame table:end-cell-address="'2.1 Welche Aktivitäten unternehmen Sie beim Gärtnern'.K23" table:end-x="53.72pt" table:end-y="9.72pt" draw:z-index="0" draw:name="Chart 7" draw:style-name="gr1" draw:text-style-name="P1" svg:width="680.97pt" svg:height="278.22pt" svg:x="4.11pt" svg:y="15pt">
              <draw:object draw:notify-on-update-of-ranges="'2.1 Welche Aktivitäten unternehmen Sie beim Gärtnern'.A1:'2.1 Welche Aktivitäten unternehmen Sie beim Gärtnern'.J1 '2.1 Welche Aktivitäten unternehmen Sie beim Gärtnern'.A2:'2.1 Welche Aktivitäten unternehmen Sie beim Gärtnern'.J2" xlink:href="./Object 7" xlink:type="simple" xlink:show="embed" xlink:actuate="onLoad">
                <loext:p/>
              </draw:object>
              <draw:image xlink:href="./ObjectReplacements/Object 7" xlink:type="simple" xlink:show="embed" xlink:actuate="onLoad"/>
            </draw:frame>
          </table:table-cell>
          <table:table-cell table:number-columns-repeated="1022"/>
        </table:table-row>
        <table:table-row table:style-name="ro2" table:number-rows-repeated="1048570">
          <table:table-cell table:number-columns-repeated="1024"/>
        </table:table-row>
        <table:table-row table:style-name="ro2">
          <table:table-cell table:number-columns-repeated="1024"/>
        </table:table-row>
      </table:table>
      <table:table table:name="2.2 Welche Probleme treten dabei für Sie auf" table:style-name="ta15">
        <table:table-column table:style-name="co20" table:number-columns-repeated="1024" table:default-cell-style-name="Default"/>
        <table:table-row table:style-name="ro1">
          <table:table-cell table:style-name="ce1" office:value-type="string" calcext:value-type="string">
            <text:p>Reglen</text:p>
          </table:table-cell>
          <table:table-cell table:style-name="ce1" office:value-type="string" calcext:value-type="string">
            <text:p>Wetter</text:p>
          </table:table-cell>
          <table:table-cell table:style-name="ce1" office:value-type="string" calcext:value-type="string">
            <text:p>mangelnde Pflanzenkenntnisse</text:p>
          </table:table-cell>
          <table:table-cell table:style-name="ce1" office:value-type="string" calcext:value-type="string">
            <text:p>mangelnde Inspiration</text:p>
          </table:table-cell>
          <table:table-cell table:style-name="ce1" office:value-type="string" calcext:value-type="string">
            <text:p>Unkraut</text:p>
          </table:table-cell>
          <table:table-cell table:style-name="ce1" office:value-type="string" calcext:value-type="string">
            <text:p>Schädlinge</text:p>
          </table:table-cell>
          <table:table-cell table:style-name="ce1" office:value-type="string" calcext:value-type="string">
            <text:p>Krankheiten</text:p>
          </table:table-cell>
          <table:table-cell table:style-name="ce1" office:value-type="string" calcext:value-type="string">
            <text:p>Aufwand</text:p>
          </table:table-cell>
          <table:table-cell table:number-columns-repeated="1016"/>
        </table:table-row>
        <table:table-row table:style-name="ro1">
          <table:table-cell table:style-name="ce3" table:formula="of:=COUNTIF([$'Alle Antworten'.$I$1:.$I$1048576]; &quot;*Ordnung*&quot;) + COUNTIF([$'Alle Antworten'.$I$1:.$I$1048576]; &quot;*Verein*&quot;)" office:value-type="float" office:value="5" calcext:value-type="float">
            <text:p>5</text:p>
          </table:table-cell>
          <table:table-cell table:style-name="ce3" table:formula="of:=COUNTIF([$'Alle Antworten'.$I$1:.$I$1048576]; &quot;*&quot;&amp;[.B1]&amp;&quot;*&quot;) + COUNTIF([$'Alle Antworten'.$I$1:.$I$1048576]; &quot;*trocken*&quot;)" office:value-type="float" office:value="5" calcext:value-type="float">
            <text:p>5</text:p>
          </table:table-cell>
          <table:table-cell table:style-name="ce3" table:formula="of:=COUNTIF([$'Alle Antworten'.$I$1:.$I$1048576]; &quot;*Pflege*&quot;) + COUNTIF([$'Alle Antworten'.$I$1:.$I$1048576]; &quot;*Lücke*&quot;) + COUNTIF([$'Alle Antworten'.$I$1:.$I$1048576]; &quot;*Ahnung*&quot;) + COUNTIF([$'Alle Antworten'.$I$1:.$I$1048576]; &quot;*Verständnis*&quot;) + COUNTIF([$'Alle Antworten'.$I$1:.$I$1048576]; &quot;*Wachstum*&quot;) + COUNTIF([$'Alle Antworten'.$I$1:.$I$1048576]; &quot;*Bestimm*&quot;)" office:value-type="float" office:value="6" calcext:value-type="float">
            <text:p>6</text:p>
          </table:table-cell>
          <table:table-cell table:style-name="ce3" table:formula="of:=COUNTIF([$'Alle Antworten'.$I$1:.$I$1048576]; &quot;*steht gut*&quot;) + COUNTIF([$'Alle Antworten'.$I$1:.$I$1048576]; &quot;*Standort*&quot;) + COUNTIF([$'Alle Antworten'.$I$1:.$I$1048576]; &quot;*Komposition*&quot;) + + COUNTIF([$'Alle Antworten'.$I$1:.$I$1048576]; &quot;*klein*&quot;)" office:value-type="float" office:value="5" calcext:value-type="float">
            <text:p>5</text:p>
          </table:table-cell>
          <table:table-cell table:style-name="ce3" table:formula="of:=COUNTIF([$'Alle Antworten'.$I$1:.$I$1048576]; &quot;*&quot;&amp;[.E1]&amp;&quot;*&quot;) + COUNTIF([$'Alle Antworten'.$I$1:.$I$1048576]; &quot;*wild*&quot;)" office:value-type="float" office:value="5" calcext:value-type="float">
            <text:p>5</text:p>
          </table:table-cell>
          <table:table-cell table:style-name="ce3" table:formula="of:=COUNTIF([$'Alle Antworten'.$I$1:.$I$1048576]; &quot;*&quot;&amp;[.F1]&amp;&quot;*&quot;) + COUNTIF([$'Alle Antworten'.$I$1:.$I$1048576]; &quot;*Wühl*&quot;) + COUNTIF([$'Alle Antworten'.$I$1:.$I$1048576]; &quot;*Schädlingsbefall*&quot;) + COUNTIF([$'Alle Antworten'.$I$1:.$I$1048576]; &quot;*Schnecken*&quot;)" office:value-type="float" office:value="9" calcext:value-type="float">
            <text:p>9</text:p>
          </table:table-cell>
          <table:table-cell table:style-name="ce3" table:formula="of:=COUNTIF([$'Alle Antworten'.$I$1:.$I$1048576]; &quot;*&quot;&amp;[.G1]&amp;&quot;*&quot;) + COUNTIF([$'Alle Antworten'.$I$1:.$I$1048576]; &quot;*Fäule*&quot;) + COUNTIF([$'Alle Antworten'.$I$1:.$I$1048576]; &quot;*kümmerlich*&quot;)" office:value-type="float" office:value="3" calcext:value-type="float">
            <text:p>3</text:p>
          </table:table-cell>
          <table:table-cell table:style-name="ce3" table:formula="of:=COUNTIF([$'Alle Antworten'.$I$1:.$I$1048576]; &quot;*Zeit*&quot;) + COUNTIF([$'Alle Antworten'.$I$1:.$I$1048576]; &quot;*Arbeit*&quot;)" office:value-type="float" office:value="2" calcext:value-type="float">
            <text:p>2</text:p>
          </table:table-cell>
          <table:table-cell table:number-columns-repeated="1016"/>
        </table:table-row>
        <table:table-row table:style-name="ro2">
          <table:table-cell table:number-columns-repeated="1024"/>
        </table:table-row>
        <table:table-row table:style-name="ro1">
          <table:table-cell table:style-name="ce12" table:formula="of:=[.A2]/39" office:value-type="percentage" office:value="0.128205128205128" calcext:value-type="percentage">
            <text:p>12.8%</text:p>
          </table:table-cell>
          <table:table-cell table:style-name="ce12" table:formula="of:=[.B2]/39" office:value-type="percentage" office:value="0.128205128205128" calcext:value-type="percentage">
            <text:p>12.8%</text:p>
          </table:table-cell>
          <table:table-cell table:style-name="ce12" table:formula="of:=[.C2]/39" office:value-type="percentage" office:value="0.153846153846154" calcext:value-type="percentage">
            <text:p>15.4%</text:p>
          </table:table-cell>
          <table:table-cell table:style-name="ce12" table:formula="of:=[.D2]/39" office:value-type="percentage" office:value="0.128205128205128" calcext:value-type="percentage">
            <text:p>12.8%</text:p>
          </table:table-cell>
          <table:table-cell table:style-name="ce12" table:formula="of:=[.E2]/39" office:value-type="percentage" office:value="0.128205128205128" calcext:value-type="percentage">
            <text:p>12.8%</text:p>
          </table:table-cell>
          <table:table-cell table:style-name="ce12" table:formula="of:=[.F2]/39" office:value-type="percentage" office:value="0.230769230769231" calcext:value-type="percentage">
            <text:p>23.1%</text:p>
          </table:table-cell>
          <table:table-cell table:style-name="ce12" table:formula="of:=[.G2]/39" office:value-type="percentage" office:value="0.0769230769230769" calcext:value-type="percentage">
            <text:p>7.7%</text:p>
          </table:table-cell>
          <table:table-cell table:style-name="ce12" table:formula="of:=[.H2]/39" office:value-type="percentage" office:value="0.0512820512820513" calcext:value-type="percentage">
            <text:p>5.1%</text:p>
          </table:table-cell>
          <table:table-cell table:number-columns-repeated="1016"/>
        </table:table-row>
        <table:table-row table:style-name="ro1">
          <table:table-cell table:style-name="ce10"/>
          <table:table-cell>
            <draw:frame table:end-cell-address="'2.2 Welche Probleme treten dabei für Sie auf'.L23" table:end-x="60.8pt" table:end-y="9.72pt" draw:z-index="0" draw:name="Chart 8" draw:style-name="gr1" draw:text-style-name="P1" svg:width="759.71pt" svg:height="278.22pt" svg:x="2.61pt" svg:y="15pt">
              <draw:object draw:notify-on-update-of-ranges="'2.2 Welche Probleme treten dabei für Sie auf'.A1:'2.2 Welche Probleme treten dabei für Sie auf'.H1 '2.2 Welche Probleme treten dabei für Sie auf'.A2:'2.2 Welche Probleme treten dabei für Sie auf'.H2" xlink:href="./Object 8" xlink:type="simple" xlink:show="embed" xlink:actuate="onLoad">
                <loext:p/>
              </draw:object>
              <draw:image xlink:href="./ObjectReplacements/Object 8" xlink:type="simple" xlink:show="embed" xlink:actuate="onLoad"/>
            </draw:frame>
          </table:table-cell>
          <table:table-cell table:number-columns-repeated="1022"/>
        </table:table-row>
        <table:table-row table:style-name="ro2" table:number-rows-repeated="14">
          <table:table-cell table:number-columns-repeated="1024"/>
        </table:table-row>
        <table:table-row table:style-name="ro1">
          <table:table-cell table:number-columns-repeated="14"/>
          <table:table-cell table:style-name="ce1"/>
          <table:table-cell table:number-columns-repeated="1009"/>
        </table:table-row>
        <table:table-row table:style-name="ro2" table:number-rows-repeated="1048555">
          <table:table-cell table:number-columns-repeated="1024"/>
        </table:table-row>
        <table:table-row table:style-name="ro2">
          <table:table-cell table:number-columns-repeated="1024"/>
        </table:table-row>
      </table:table>
      <table:table table:name="2.3 Wo finden Sie Lösungen für auftretende Probleme" table:style-name="ta16">
        <table:table-column table:style-name="co20" table:number-columns-repeated="1024" table:default-cell-style-name="Default"/>
        <table:table-row table:style-name="ro1">
          <table:table-cell table:style-name="ce1" office:value-type="string" calcext:value-type="string">
            <text:p>Freunde und Bekannte</text:p>
          </table:table-cell>
          <table:table-cell table:style-name="ce1" office:value-type="string" calcext:value-type="string">
            <text:p>Fachhandel</text:p>
          </table:table-cell>
          <table:table-cell table:style-name="ce1" office:value-type="string" calcext:value-type="string">
            <text:p>Literatur</text:p>
          </table:table-cell>
          <table:table-cell table:style-name="ce11" office:value-type="string" calcext:value-type="string">
            <text:p>Videoplattformen</text:p>
          </table:table-cell>
          <table:table-cell table:style-name="ce1" office:value-type="string" calcext:value-type="string">
            <text:p>Soziale Medien</text:p>
          </table:table-cell>
          <table:table-cell table:style-name="ce1" office:value-type="string" calcext:value-type="string">
            <text:p>Internetrecherche</text:p>
          </table:table-cell>
          <table:table-cell table:style-name="ce1" office:value-type="string" calcext:value-type="string">
            <text:p>Apps</text:p>
          </table:table-cell>
          <table:table-cell table:number-columns-repeated="1017"/>
        </table:table-row>
        <table:table-row table:style-name="ro1">
          <table:table-cell table:style-name="ce3" table:formula="of:=COUNTIF([$'Alle Antworten'.$J$1:.$J$1048576]; &quot;*&quot;&amp;[.A1]&amp;&quot;*&quot;) + COUNTIF([$'Alle Antworten'.$J$1:.$J$1048576]; &quot;*Verein*&quot;) + COUNTIF([$'Alle Antworten'.$J$1:.$J$1048576]; &quot;*Familie*&quot;) + COUNTIF([$'Alle Antworten'.$J$1:.$J$1048576]; &quot;*Vorstand*&quot;) + COUNTIF([$'Alle Antworten'.$J$1:.$J$1048576]; &quot;*Andere*&quot;) + COUNTIF([$'Alle Antworten'.$J$1:.$J$1048576]; &quot;*e.V.*&quot;)" office:value-type="float" office:value="31" calcext:value-type="float">
            <text:p>31</text:p>
          </table:table-cell>
          <table:table-cell table:style-name="ce13" table:formula="of:=COUNTIF([$'Alle Antworten'.$J$1:.$J$1048576]; &quot;*&quot;&amp;[.B1]&amp;&quot;*&quot;) + COUNTIF([$'Alle Antworten'.$J$1:.$J$1048576]; &quot;*Shop*&quot;)" office:value-type="float" office:value="8" calcext:value-type="float">
            <text:p>8</text:p>
          </table:table-cell>
          <table:table-cell table:style-name="ce13" table:formula="of:=COUNTIF([$'Alle Antworten'.$J$1:.$J$1048576]; &quot;*Zeitschriften*&quot;) + COUNTIF([$'Alle Antworten'.$J$1:.$J$1048576]; &quot;*Bücher*&quot;) - COUNTIF([$'Alle Antworten'.$J$1:.$J$1048576]; &quot;*Zeitschriften, Bücher*&quot;)" office:value-type="float" office:value="22" calcext:value-type="float">
            <text:p>22</text:p>
          </table:table-cell>
          <table:table-cell table:style-name="ce13" table:formula="of:=COUNTIF([$'Alle Antworten'.$J$1:.$J$1048576]; &quot;*&quot;&amp;[.D1]&amp;&quot;*&quot;)" office:value-type="float" office:value="18" calcext:value-type="float">
            <text:p>18</text:p>
          </table:table-cell>
          <table:table-cell table:style-name="ce13" table:formula="of:=COUNTIF([$'Alle Antworten'.$J$1:.$J$1048576]; &quot;*&quot;&amp;[.E1]&amp;&quot;*&quot;) + COUNTIF([$'Alle Antworten'.$J$1:.$J$1048576]; &quot;*Netzwerk*&quot;)" office:value-type="float" office:value="23" calcext:value-type="float">
            <text:p>23</text:p>
          </table:table-cell>
          <table:table-cell table:style-name="ce13" table:formula="of:=COUNTIF([$'Alle Antworten'.$J$1:.$J$1048576]; &quot;*&quot;&amp;[.F1]&amp;&quot;*&quot;)" office:value-type="float" office:value="38" calcext:value-type="float">
            <text:p>38</text:p>
          </table:table-cell>
          <table:table-cell table:style-name="ce13" table:formula="of:=COUNTIF([$'Alle Antworten'.$J$1:.$J$1048576]; &quot;*&quot;&amp;[.G1]&amp;&quot;*&quot;)" office:value-type="float" office:value="1" calcext:value-type="float">
            <text:p>1</text:p>
          </table:table-cell>
          <table:table-cell table:number-columns-repeated="1017"/>
        </table:table-row>
        <table:table-row table:style-name="ro2">
          <table:table-cell table:number-columns-repeated="1024"/>
        </table:table-row>
        <table:table-row table:style-name="ro1">
          <table:table-cell table:style-name="ce12" table:formula="of:=[.A2]/39" office:value-type="percentage" office:value="0.794871794871795" calcext:value-type="percentage">
            <text:p>79.5%</text:p>
          </table:table-cell>
          <table:table-cell table:style-name="ce12" table:formula="of:=[.B2]/39" office:value-type="percentage" office:value="0.205128205128205" calcext:value-type="percentage">
            <text:p>20.5%</text:p>
          </table:table-cell>
          <table:table-cell table:style-name="ce12" table:formula="of:=[.C2]/39" office:value-type="percentage" office:value="0.564102564102564" calcext:value-type="percentage">
            <text:p>56.4%</text:p>
          </table:table-cell>
          <table:table-cell table:style-name="ce12" table:formula="of:=[.D2]/39" office:value-type="percentage" office:value="0.461538461538462" calcext:value-type="percentage">
            <text:p>46.2%</text:p>
          </table:table-cell>
          <table:table-cell table:style-name="ce12" table:formula="of:=[.E2]/39" office:value-type="percentage" office:value="0.58974358974359" calcext:value-type="percentage">
            <text:p>59.0%</text:p>
          </table:table-cell>
          <table:table-cell table:style-name="ce12" table:formula="of:=[.F2]/39" office:value-type="percentage" office:value="0.974358974358974" calcext:value-type="percentage">
            <text:p>97.4%</text:p>
          </table:table-cell>
          <table:table-cell table:style-name="ce12" table:formula="of:=[.G2]/39" office:value-type="percentage" office:value="0.0256410256410256" calcext:value-type="percentage">
            <text:p>2.6%</text:p>
          </table:table-cell>
          <table:table-cell table:number-columns-repeated="1017"/>
        </table:table-row>
        <table:table-row table:style-name="ro2">
          <table:table-cell table:number-columns-repeated="1024"/>
        </table:table-row>
        <table:table-row table:style-name="ro2">
          <table:table-cell/>
          <table:table-cell>
            <draw:frame table:end-cell-address="'2.3 Wo finden Sie Lösungen für auftretende Probleme'.L23" table:end-x="61.57pt" table:end-y="10.49pt" draw:z-index="0" draw:name="Chart 9" draw:style-name="gr1" draw:text-style-name="P1" svg:width="759.71pt" svg:height="278.22pt" svg:x="3.37pt" svg:y="0pt">
              <draw:object draw:notify-on-update-of-ranges="'2.3 Wo finden Sie Lösungen für auftretende Probleme'.A1:'2.3 Wo finden Sie Lösungen für auftretende Probleme'.G1 '2.3 Wo finden Sie Lösungen für auftretende Probleme'.A2:'2.3 Wo finden Sie Lösungen für auftretende Probleme'.G2" xlink:href="./Object 9" xlink:type="simple" xlink:show="embed" xlink:actuate="onLoad">
                <loext:p/>
              </draw:object>
              <draw:image xlink:href="./ObjectReplacements/Object 9" xlink:type="simple" xlink:show="embed" xlink:actuate="onLoad"/>
            </draw:frame>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3.1 Wie ausgereift würden Sie Ihr Wissen über Pflanzen einschätzen" table:style-name="ta17">
        <table:table-column table:style-name="co20" table:number-columns-repeated="1024" table:default-cell-style-name="Default"/>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14"/>
        </table:table-row>
        <table:table-row table:style-name="ro1">
          <table:table-cell table:style-name="ce13" table:formula="of:=COUNTIF([$'Alle Antworten'.$K$1:.$K$1048576]; [.A1])" office:value-type="float" office:value="0" calcext:value-type="float">
            <text:p>0</text:p>
          </table:table-cell>
          <table:table-cell table:style-name="ce13" table:formula="of:=COUNTIF([$'Alle Antworten'.$K$1:.$K$1048576]; [.B1])" office:value-type="float" office:value="1" calcext:value-type="float">
            <text:p>1</text:p>
          </table:table-cell>
          <table:table-cell table:style-name="ce13" table:formula="of:=COUNTIF([$'Alle Antworten'.$K$1:.$K$1048576]; [.C1])" office:value-type="float" office:value="3" calcext:value-type="float">
            <text:p>3</text:p>
          </table:table-cell>
          <table:table-cell table:style-name="ce13" table:formula="of:=COUNTIF([$'Alle Antworten'.$K$1:.$K$1048576]; [.D1])" office:value-type="float" office:value="6" calcext:value-type="float">
            <text:p>6</text:p>
          </table:table-cell>
          <table:table-cell table:style-name="ce13" table:formula="of:=COUNTIF([$'Alle Antworten'.$K$1:.$K$1048576]; [.E1])" office:value-type="float" office:value="3" calcext:value-type="float">
            <text:p>3</text:p>
          </table:table-cell>
          <table:table-cell table:style-name="ce13" table:formula="of:=COUNTIF([$'Alle Antworten'.$K$1:.$K$1048576]; [.F1])" office:value-type="float" office:value="8" calcext:value-type="float">
            <text:p>8</text:p>
          </table:table-cell>
          <table:table-cell table:style-name="ce13" table:formula="of:=COUNTIF([$'Alle Antworten'.$K$1:.$K$1048576]; [.G1])" office:value-type="float" office:value="10" calcext:value-type="float">
            <text:p>10</text:p>
          </table:table-cell>
          <table:table-cell table:style-name="ce13" table:formula="of:=COUNTIF([$'Alle Antworten'.$K$1:.$K$1048576]; [.H1])" office:value-type="float" office:value="6" calcext:value-type="float">
            <text:p>6</text:p>
          </table:table-cell>
          <table:table-cell table:style-name="ce13" table:formula="of:=COUNTIF([$'Alle Antworten'.$K$1:.$K$1048576]; [.I1])" office:value-type="float" office:value="2" calcext:value-type="float">
            <text:p>2</text:p>
          </table:table-cell>
          <table:table-cell table:style-name="ce13" table:formula="of:=COUNTIF([$'Alle Antworten'.$K$1:.$K$1048576]; [.J1])" office:value-type="float" office:value="0" calcext:value-type="float">
            <text:p>0</text:p>
          </table:table-cell>
          <table:table-cell table:number-columns-repeated="1014"/>
        </table:table-row>
        <table:table-row table:style-name="ro2">
          <table:table-cell/>
          <table:table-cell>
            <draw:frame table:end-cell-address="'3.1 Wie ausgereift würden Sie Ihr Wissen über Pflanzen einschätzen'.I20" table:end-x="43.31pt" table:end-y="13.49pt" draw:z-index="0" draw:name="Chart 10" draw:style-name="gr1" draw:text-style-name="P1" svg:width="529.48pt" svg:height="266.23pt" svg:x="4.88pt" svg:y="15pt">
              <draw:object draw:notify-on-update-of-ranges="'3.1 Wie ausgereift würden Sie Ihr Wissen über Pflanzen einschätzen'.B1:'3.1 Wie ausgereift würden Sie Ihr Wissen über Pflanzen einschätzen'.J1 'Gärtnert &gt; 6'.A26:'Gärtnert &gt; 6'.A26 'Gärtnert &gt; 6'.B26:'Gärtnert &gt; 6'.L26 'Gärtnert &lt; 6'.B20:'Gärtnert &lt; 6'.L20" xlink:href="./Object 10" xlink:type="simple" xlink:show="embed" xlink:actuate="onLoad">
                <loext:p/>
              </draw:object>
              <draw:image xlink:href="./ObjectReplacements/Object 10" xlink:type="simple" xlink:show="embed" xlink:actuate="onLoad"/>
            </draw:frame>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3.2 Wie ausgereift würden Sie Ihr Wissen über das Gärtnern einschätzen" table:style-name="ta18">
        <table:table-column table:style-name="co20" table:number-columns-repeated="1024" table:default-cell-style-name="Default"/>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14"/>
        </table:table-row>
        <table:table-row table:style-name="ro1">
          <table:table-cell table:style-name="ce13" table:formula="of:=COUNTIF([$'Alle Antworten'.$L$1:.$L$1048576]; [.A1])" office:value-type="float" office:value="0" calcext:value-type="float">
            <text:p>0</text:p>
          </table:table-cell>
          <table:table-cell table:style-name="ce13" table:formula="of:=COUNTIF([$'Alle Antworten'.$L$1:.$L$1048576]; [.B1])" office:value-type="float" office:value="1" calcext:value-type="float">
            <text:p>1</text:p>
          </table:table-cell>
          <table:table-cell table:style-name="ce13" table:formula="of:=COUNTIF([$'Alle Antworten'.$L$1:.$L$1048576]; [.C1])" office:value-type="float" office:value="4" calcext:value-type="float">
            <text:p>4</text:p>
          </table:table-cell>
          <table:table-cell table:style-name="ce13" table:formula="of:=COUNTIF([$'Alle Antworten'.$L$1:.$L$1048576]; [.D1])" office:value-type="float" office:value="3" calcext:value-type="float">
            <text:p>3</text:p>
          </table:table-cell>
          <table:table-cell table:style-name="ce13" table:formula="of:=COUNTIF([$'Alle Antworten'.$L$1:.$L$1048576]; [.E1])" office:value-type="float" office:value="6" calcext:value-type="float">
            <text:p>6</text:p>
          </table:table-cell>
          <table:table-cell table:style-name="ce13" table:formula="of:=COUNTIF([$'Alle Antworten'.$L$1:.$L$1048576]; [.F1])" office:value-type="float" office:value="3" calcext:value-type="float">
            <text:p>3</text:p>
          </table:table-cell>
          <table:table-cell table:style-name="ce13" table:formula="of:=COUNTIF([$'Alle Antworten'.$L$1:.$L$1048576]; [.G1])" office:value-type="float" office:value="11" calcext:value-type="float">
            <text:p>11</text:p>
          </table:table-cell>
          <table:table-cell table:style-name="ce13" table:formula="of:=COUNTIF([$'Alle Antworten'.$L$1:.$L$1048576]; [.H1])" office:value-type="float" office:value="7" calcext:value-type="float">
            <text:p>7</text:p>
          </table:table-cell>
          <table:table-cell table:style-name="ce13" table:formula="of:=COUNTIF([$'Alle Antworten'.$L$1:.$L$1048576]; [.I1])" office:value-type="float" office:value="3" calcext:value-type="float">
            <text:p>3</text:p>
          </table:table-cell>
          <table:table-cell table:style-name="ce13" table:formula="of:=COUNTIF([$'Alle Antworten'.$L$1:.$L$1048576]; [.J1])" office:value-type="float" office:value="1" calcext:value-type="float">
            <text:p>1</text:p>
          </table:table-cell>
          <table:table-cell table:number-columns-repeated="1014"/>
        </table:table-row>
        <table:table-row table:style-name="ro2">
          <table:table-cell table:number-columns-repeated="1024"/>
        </table:table-row>
        <table:table-row table:style-name="ro2">
          <table:table-cell/>
          <table:table-cell>
            <draw:frame table:end-cell-address="'3.2 Wie ausgereift würden Sie Ihr Wissen über das Gärtnern einschätzen'.J20" table:end-x="49.63pt" table:end-y="14.97pt" draw:z-index="0" draw:name="Chart 11" draw:style-name="gr1" draw:text-style-name="P1" svg:width="607.46pt" svg:height="266.97pt" svg:x="3.37pt" svg:y="0pt">
              <draw:object draw:notify-on-update-of-ranges="'3.1 Wie ausgereift würden Sie Ihr Wissen über Pflanzen einschätzen'.B1:'3.1 Wie ausgereift würden Sie Ihr Wissen über Pflanzen einschätzen'.J1 'Gärtnert &gt; 6'.A27:'Gärtnert &gt; 6'.A27 'Gärtnert &gt; 6'.B27:'Gärtnert &gt; 6'.L27 'Gärtnert &lt; 6'.B21:'Gärtnert &lt; 6'.L21" xlink:href="./Object 11" xlink:type="simple" xlink:show="embed" xlink:actuate="onLoad">
                <loext:p/>
              </draw:object>
              <draw:image xlink:href="./ObjectReplacements/Object 11" xlink:type="simple" xlink:show="embed" xlink:actuate="onLoad"/>
            </draw:frame>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3.3 Wie ausgereift würden Sie Ihr Wissen über die naturnahe Gestaltung einschätzen" table:style-name="ta19">
        <table:table-column table:style-name="co20" table:number-columns-repeated="1024" table:default-cell-style-name="Default"/>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14"/>
        </table:table-row>
        <table:table-row table:style-name="ro1">
          <table:table-cell table:style-name="ce13" table:formula="of:=COUNTIF([$'Alle Antworten'.$M$1:.$M$1048576]; [.A1])" office:value-type="float" office:value="0" calcext:value-type="float">
            <text:p>0</text:p>
          </table:table-cell>
          <table:table-cell table:style-name="ce13" table:formula="of:=COUNTIF([$'Alle Antworten'.$M$1:.$M$1048576]; [.B1])" office:value-type="float" office:value="2" calcext:value-type="float">
            <text:p>2</text:p>
          </table:table-cell>
          <table:table-cell table:style-name="ce13" table:formula="of:=COUNTIF([$'Alle Antworten'.$M$1:.$M$1048576]; [.C1])" office:value-type="float" office:value="4" calcext:value-type="float">
            <text:p>4</text:p>
          </table:table-cell>
          <table:table-cell table:style-name="ce13" table:formula="of:=COUNTIF([$'Alle Antworten'.$M$1:.$M$1048576]; [.D1])" office:value-type="float" office:value="1" calcext:value-type="float">
            <text:p>1</text:p>
          </table:table-cell>
          <table:table-cell table:style-name="ce13" table:formula="of:=COUNTIF([$'Alle Antworten'.$M$1:.$M$1048576]; [.E1])" office:value-type="float" office:value="3" calcext:value-type="float">
            <text:p>3</text:p>
          </table:table-cell>
          <table:table-cell table:style-name="ce13" table:formula="of:=COUNTIF([$'Alle Antworten'.$M$1:.$M$1048576]; [.F1])" office:value-type="float" office:value="4" calcext:value-type="float">
            <text:p>4</text:p>
          </table:table-cell>
          <table:table-cell table:style-name="ce13" table:formula="of:=COUNTIF([$'Alle Antworten'.$M$1:.$M$1048576]; [.G1])" office:value-type="float" office:value="10" calcext:value-type="float">
            <text:p>10</text:p>
          </table:table-cell>
          <table:table-cell table:style-name="ce13" table:formula="of:=COUNTIF([$'Alle Antworten'.$M$1:.$M$1048576]; [.H1])" office:value-type="float" office:value="10" calcext:value-type="float">
            <text:p>10</text:p>
          </table:table-cell>
          <table:table-cell table:style-name="ce13" table:formula="of:=COUNTIF([$'Alle Antworten'.$M$1:.$M$1048576]; [.I1])" office:value-type="float" office:value="5" calcext:value-type="float">
            <text:p>5</text:p>
          </table:table-cell>
          <table:table-cell table:style-name="ce13" table:formula="of:=COUNTIF([$'Alle Antworten'.$M$1:.$M$1048576]; [.J1])" office:value-type="float" office:value="0" calcext:value-type="float">
            <text:p>0</text:p>
          </table:table-cell>
          <table:table-cell table:number-columns-repeated="1014"/>
        </table:table-row>
        <table:table-row table:style-name="ro2">
          <table:table-cell table:number-columns-repeated="1024"/>
        </table:table-row>
        <table:table-row table:style-name="ro2">
          <table:table-cell/>
          <table:table-cell>
            <draw:frame table:end-cell-address="'3.3 Wie ausgereift würden Sie Ihr Wissen über die naturnahe Gestaltung einschätzen'.H21" table:end-x="33.93pt" table:end-y="5.95pt" draw:z-index="0" draw:name="Chart 12" draw:style-name="gr1" draw:text-style-name="P1" svg:width="449.97pt" svg:height="260.22pt" svg:x="4.88pt" svg:y="13.49pt">
              <draw:object draw:notify-on-update-of-ranges="'3.1 Wie ausgereift würden Sie Ihr Wissen über Pflanzen einschätzen'.B1:'3.1 Wie ausgereift würden Sie Ihr Wissen über Pflanzen einschätzen'.J1 'Gärtnert &gt; 6'.A28:'Gärtnert &gt; 6'.A28 'Gärtnert &gt; 6'.B28:'Gärtnert &gt; 6'.L28 'Gärtnert &lt; 6'.B22:'Gärtnert &lt; 6'.L22" xlink:href="./Object 12" xlink:type="simple" xlink:show="embed" xlink:actuate="onLoad">
                <loext:p/>
              </draw:object>
              <draw:image xlink:href="./ObjectReplacements/Object 12" xlink:type="simple" xlink:show="embed" xlink:actuate="onLoad"/>
            </draw:frame>
          </table:table-cell>
          <table:table-cell table:number-columns-repeated="5"/>
          <table:table-cell>
            <draw:frame table:end-cell-address="'3.3 Wie ausgereift würden Sie Ihr Wissen über die naturnahe Gestaltung einschätzen'.N21" table:end-x="31.32pt" table:end-y="5.95pt" draw:z-index="1" draw:name="Chart 13" draw:style-name="gr1" draw:text-style-name="P1" svg:width="449.97pt" svg:height="260.22pt" svg:x="2.24pt" svg:y="13.49pt">
              <draw:object draw:notify-on-update-of-ranges="'3.1 Wie ausgereift würden Sie Ihr Wissen über Pflanzen einschätzen'.B1:'3.1 Wie ausgereift würden Sie Ihr Wissen über Pflanzen einschätzen'.J1 'Gärtnert &gt; 6'.A29:'Gärtnert &gt; 6'.A29 'Gärtnert &gt; 6'.B29:'Gärtnert &gt; 6'.L29 'Gärtnert &lt; 6'.B23:'Gärtnert &lt; 6'.L23" xlink:href="./Object 13" xlink:type="simple" xlink:show="embed" xlink:actuate="onLoad">
                <loext:p/>
              </draw:object>
              <draw:image xlink:href="./ObjectReplacements/Object 13" xlink:type="simple" xlink:show="embed" xlink:actuate="onLoad"/>
            </draw:frame>
          </table:table-cell>
          <table:table-cell table:number-columns-repeated="1016"/>
        </table:table-row>
        <table:table-row table:style-name="ro2" table:number-rows-repeated="9">
          <table:table-cell table:number-columns-repeated="1024"/>
        </table:table-row>
        <table:table-row table:style-name="ro1">
          <table:table-cell table:number-columns-repeated="15"/>
          <table:table-cell table:style-name="ce1" office:value-type="string" calcext:value-type="string">
            <text:p><text:s/></text:p>
          </table:table-cell>
          <table:table-cell table:number-columns-repeated="1008"/>
        </table:table-row>
        <table:table-row table:style-name="ro2">
          <table:table-cell table:number-columns-repeated="1024"/>
        </table:table-row>
        <table:table-row table:style-name="ro1">
          <table:table-cell table:number-columns-repeated="6"/>
          <table:table-cell table:style-name="ce1" office:value-type="string" calcext:value-type="string">
            <text:p><text:s text:c="15"/></text:p>
          </table:table-cell>
          <table:table-cell table:number-columns-repeated="1017"/>
        </table:table-row>
        <table:table-row table:style-name="ro2" table:number-rows-repeated="5">
          <table:table-cell table:number-columns-repeated="1024"/>
        </table:table-row>
        <table:table-row table:style-name="ro2">
          <table:table-cell/>
          <table:table-cell>
            <draw:frame table:end-cell-address="'3.3 Wie ausgereift würden Sie Ihr Wissen über die naturnahe Gestaltung einschätzen'.H38" table:end-x="33.93pt" table:end-y="13.46pt" draw:z-index="2" draw:name="Chart 14" draw:style-name="gr1" draw:text-style-name="P1" svg:width="449.97pt" svg:height="260.22pt" svg:x="4.88pt" svg:y="5.24pt">
              <draw:object draw:notify-on-update-of-ranges="'3.1 Wie ausgereift würden Sie Ihr Wissen über Pflanzen einschätzen'.B1:'3.1 Wie ausgereift würden Sie Ihr Wissen über Pflanzen einschätzen'.J1 'Gärtnert &lt; 6'.B23:'Gärtnert &lt; 6'.L23 'Gärtnert &lt; 6'.B22:'Gärtnert &lt; 6'.L22" xlink:href="./Object 14" xlink:type="simple" xlink:show="embed" xlink:actuate="onLoad">
                <loext:p/>
              </draw:object>
              <draw:image xlink:href="./ObjectReplacements/Object 14" xlink:type="simple" xlink:show="embed" xlink:actuate="onLoad"/>
            </draw:frame>
          </table:table-cell>
          <table:table-cell table:number-columns-repeated="5"/>
          <table:table-cell>
            <draw:frame table:end-cell-address="'3.3 Wie ausgereift würden Sie Ihr Wissen über die naturnahe Gestaltung einschätzen'.N38" table:end-x="31.32pt" table:end-y="13.46pt" draw:z-index="3" draw:name="Chart 15" draw:style-name="gr1" draw:text-style-name="P1" svg:width="449.97pt" svg:height="260.22pt" svg:x="2.24pt" svg:y="5.24pt">
              <draw:object draw:notify-on-update-of-ranges="'3.1 Wie ausgereift würden Sie Ihr Wissen über Pflanzen einschätzen'.B1:'3.1 Wie ausgereift würden Sie Ihr Wissen über Pflanzen einschätzen'.J1 'Gärtnert &gt; 6'.B29:'Gärtnert &gt; 6'.L29 'Gärtnert &gt; 6'.B28:'Gärtnert &gt; 6'.L28" xlink:href="./Object 15" xlink:type="simple" xlink:show="embed" xlink:actuate="onLoad">
                <loext:p/>
              </draw:object>
              <draw:image xlink:href="./ObjectReplacements/Object 15" xlink:type="simple" xlink:show="embed" xlink:actuate="onLoad"/>
            </draw:frame>
          </table:table-cell>
          <table:table-cell table:number-columns-repeated="1016"/>
        </table:table-row>
        <table:table-row table:style-name="ro2">
          <table:table-cell table:number-columns-repeated="1024"/>
        </table:table-row>
        <table:table-row table:style-name="ro1">
          <table:table-cell table:number-columns-repeated="13"/>
          <table:table-cell table:style-name="ce1" office:value-type="string" calcext:value-type="string">
            <text:p><text:s/></text:p>
          </table:table-cell>
          <table:table-cell table:number-columns-repeated="1010"/>
        </table:table-row>
        <table:table-row table:style-name="ro2" table:number-rows-repeated="1048551">
          <table:table-cell table:number-columns-repeated="1024"/>
        </table:table-row>
        <table:table-row table:style-name="ro2">
          <table:table-cell table:number-columns-repeated="1024"/>
        </table:table-row>
      </table:table>
      <table:table table:name="4.1 Was macht naturnahe Gestaltung für Sie aus" table:style-name="ta20">
        <table:table-column table:style-name="co24" table:default-cell-style-name="Default"/>
        <table:table-column table:style-name="co20" table:number-columns-repeated="2" table:default-cell-style-name="Default"/>
        <table:table-column table:style-name="co25" table:default-cell-style-name="Default"/>
        <table:table-column table:style-name="co26" table:default-cell-style-name="Default"/>
        <table:table-column table:style-name="co20" table:default-cell-style-name="Default"/>
        <table:table-column table:style-name="co27" table:default-cell-style-name="Default"/>
        <table:table-column table:style-name="co28" table:default-cell-style-name="Default"/>
        <table:table-column table:style-name="co24" table:default-cell-style-name="Default"/>
        <table:table-column table:style-name="co20" table:number-columns-repeated="1015" table:default-cell-style-name="Default"/>
        <table:table-row table:style-name="ro1">
          <table:table-cell table:style-name="ce14" office:value-type="string" calcext:value-type="string" table:number-columns-spanned="3" table:number-rows-spanned="1">
            <text:p>4.1 Was macht naturnahe Gestaltung für Sie aus?</text:p>
          </table:table-cell>
          <table:covered-table-cell table:number-columns-repeated="2"/>
          <table:table-cell table:style-name="ce15" table:number-columns-repeated="23"/>
          <table:table-cell table:number-columns-repeated="998"/>
        </table:table-row>
        <table:table-row table:style-name="ro1">
          <table:table-cell table:style-name="ce15" office:value-type="string" calcext:value-type="string">
            <text:p>Nicht zu oft mähen</text:p>
          </table:table-cell>
          <table:table-cell table:style-name="ce15" office:value-type="string" calcext:value-type="string">
            <text:p>Totholz</text:p>
          </table:table-cell>
          <table:table-cell table:style-name="ce15" office:value-type="string" calcext:value-type="string">
            <text:p>Wilde Ecken</text:p>
          </table:table-cell>
          <table:table-cell table:style-name="ce15" office:value-type="string" calcext:value-type="string">
            <text:p>Nachhaltige / Ökologische Kreisläufe</text:p>
          </table:table-cell>
          <table:table-cell table:style-name="ce15" office:value-type="string" calcext:value-type="string">
            <text:p>Nistmöglichkeiten</text:p>
          </table:table-cell>
          <table:table-cell table:style-name="ce15" office:value-type="string" calcext:value-type="string">
            <text:p>Verzicht auf Chemie</text:p>
          </table:table-cell>
          <table:table-cell table:style-name="ce15" office:value-type="string" calcext:value-type="string">
            <text:p>Vielfalt</text:p>
          </table:table-cell>
          <table:table-cell table:style-name="ce15" office:value-type="string" calcext:value-type="string">
            <text:p>Natürlichkeit</text:p>
          </table:table-cell>
          <table:table-cell table:style-name="ce15" office:value-type="string" calcext:value-type="string">
            <text:p>Einheimische Pflanzen</text:p>
          </table:table-cell>
          <table:table-cell table:style-name="ce15" office:value-type="string" calcext:value-type="string">
            <text:p>Insekten- / Tierfreundlich</text:p>
          </table:table-cell>
          <table:table-cell table:number-columns-repeated="2"/>
          <table:table-cell table:style-name="ce15" table:number-columns-repeated="14"/>
          <table:table-cell table:number-columns-repeated="998"/>
        </table:table-row>
        <table:table-row table:style-name="ro1">
          <table:table-cell table:style-name="ce15" table:formula="of:=COUNTIF([$'Alle Antworten'.$N$1:.$N$1048576]; &quot;*mähen*&quot;)" office:value-type="float" office:value="1" calcext:value-type="float">
            <text:p>1</text:p>
          </table:table-cell>
          <table:table-cell table:style-name="ce17" table:formula="of:=COUNTIF([$'Alle Antworten'.$N$1:.$N$1048576]; &quot;*totholz*&quot;)" office:value-type="float" office:value="3" calcext:value-type="float">
            <text:p>3</text:p>
          </table:table-cell>
          <table:table-cell table:style-name="ce15" table:formula="of:=COUNTIF([$'Alle Antworten'.$N$1:.$N$1048576]; &quot;*ecken*&quot;)" office:value-type="float" office:value="3" calcext:value-type="float">
            <text:p>3</text:p>
          </table:table-cell>
          <table:table-cell table:style-name="ce15" table:formula="of:=COUNTIF([$'Alle Antworten'.$N$1:.$N$1048576]; &quot;*kreis*&quot;) + COUNTIF([$'Alle Antworten'.$N$1:.$N$1048576]; &quot;*ökologisch*&quot;)" office:value-type="float" office:value="4" calcext:value-type="float">
            <text:p>4</text:p>
          </table:table-cell>
          <table:table-cell table:style-name="ce15" table:formula="of:=COUNTIF([$'Alle Antworten'.$N$1:.$N$1048576]; &quot;*nist*&quot;) + COUNTIF([$'Alle Antworten'.$N$1:.$N$1048576]; &quot;*rückzug*&quot;) + COUNTIF([$'Alle Antworten'.$N$1:.$N$1048576]; &quot;*unterschlupf*&quot;)" office:value-type="float" office:value="7" calcext:value-type="float">
            <text:p>7</text:p>
          </table:table-cell>
          <table:table-cell table:style-name="ce17" table:formula="of:=COUNTIF([$'Alle Antworten'.$N$1:.$N$1048576]; &quot;*Chemie*&quot;) + COUNTIF([$'Alle Antworten'.$N$1:.$N$1048576]; &quot;*Gift*&quot;) + COUNTIF([$'Alle Antworten'.$N$1:.$N$1048576]; &quot;*Pestizide*&quot;) + COUNTIF([$'Alle Antworten'.$N$1:.$N$1048576]; &quot;*Dünger*&quot;) + COUNTIF([$'Alle Antworten'.$N$1:.$N$1048576]; &quot;*Mittel*&quot;)" office:value-type="float" office:value="10" calcext:value-type="float">
            <text:p>10</text:p>
          </table:table-cell>
          <table:table-cell table:style-name="ce17" table:formula="of:=COUNTIF([$'Alle Antworten'.$N$1:.$N$1048576]; &quot;*vielf*&quot;) + COUNTIF([$'Alle Antworten'.$N$1:.$N$1048576]; &quot;*abwechslung*&quot;) + COUNTIF([$'Alle Antworten'.$N$1:.$N$1048576]; &quot;*nie kahl*&quot;) + COUNTIF([$'Alle Antworten'.$N$1:.$N$1048576]; &quot;*wachsen lassen*&quot;) +  COUNTIF([$'Alle Antworten'.$N$1:.$N$1048576]; &quot;*gleichgewicht*&quot;) + COUNTIF([$'Alle Antworten'.$N$1:.$N$1048576]; &quot;*divers*&quot;)" office:value-type="float" office:value="11" calcext:value-type="float">
            <text:p>11</text:p>
          </table:table-cell>
          <table:table-cell table:style-name="ce17" table:formula="of:=COUNTIF([$'Alle Antworten'.$N$1:.$N$1048576]; &quot;*nachhaltig*&quot;) + COUNTIF([$'Alle Antworten'.$N$1:.$N$1048576]; &quot;*öko*&quot;) + COUNTIF([$'Alle Antworten'.$N$1:.$N$1048576]; &quot;*nie kahl*&quot;) + COUNTIF([$'Alle Antworten'.$N$1:.$N$1048576]; &quot;*wachsen lassen*&quot;) + COUNTIF([$'Alle Antworten'.$N$1:.$N$1048576]; &quot;*wild*&quot;) + COUNTIF([$'Alle Antworten'.$N$1:.$N$1048576]; &quot;*nicht mit Dünger*&quot;) + COUNTIF([$'Alle Antworten'.$N$1:.$N$1048576]; &quot;*permakultur*&quot;) + COUNTIF([$'Alle Antworten'.$N$1:.$N$1048576]; &quot;*nicht perfekt*&quot;)" office:value-type="float" office:value="11" calcext:value-type="float">
            <text:p>11</text:p>
          </table:table-cell>
          <table:table-cell table:style-name="ce17" table:formula="of:=COUNTIF([$'Alle Antworten'.$N$1:.$N$1048576]; &quot;*heimisch*&quot;)" office:value-type="float" office:value="16" calcext:value-type="float">
            <text:p>16</text:p>
          </table:table-cell>
          <table:table-cell table:style-name="ce17" table:formula="of:=COUNTIF([$'Alle Antworten'.$N$1:.$N$1048576]; &quot;*biene*&quot;) + COUNTIF([$'Alle Antworten'.$N$1:.$N$1048576]; &quot;*insekt*&quot;) + COUNTIF([$'Alle Antworten'.$N$1:.$N$1048576]; &quot;*igel*&quot;) + COUNTIF([$'Alle Antworten'.$N$1:.$N$1048576]; &quot;*vögel*&quot;) + COUNTIF([$'Alle Antworten'.$N$1:.$N$1048576]; &quot;*tiere*&quot;) + COUNTIF([$'Alle Antworten'.$N$1:.$N$1048576]; &quot;*lebens*&quot;)" office:value-type="float" office:value="31" calcext:value-type="float">
            <text:p>31</text:p>
          </table:table-cell>
          <table:table-cell table:number-columns-repeated="2"/>
          <table:table-cell table:style-name="ce15" table:number-columns-repeated="14"/>
          <table:table-cell table:number-columns-repeated="998"/>
        </table:table-row>
        <table:table-row table:style-name="ro1">
          <table:table-cell table:style-name="ce16" table:formula="of:=[.A3]/39" office:value-type="percentage" office:value="0.0256410256410256" calcext:value-type="percentage">
            <text:p>3%</text:p>
          </table:table-cell>
          <table:table-cell table:style-name="ce16" table:formula="of:=[.B3]/39" office:value-type="percentage" office:value="0.0769230769230769" calcext:value-type="percentage">
            <text:p>8%</text:p>
          </table:table-cell>
          <table:table-cell table:style-name="ce16" table:formula="of:=[.C3]/39" office:value-type="percentage" office:value="0.0769230769230769" calcext:value-type="percentage">
            <text:p>8%</text:p>
          </table:table-cell>
          <table:table-cell table:style-name="ce16" table:formula="of:=[.D3]/39" office:value-type="percentage" office:value="0.102564102564103" calcext:value-type="percentage">
            <text:p>10%</text:p>
          </table:table-cell>
          <table:table-cell table:style-name="ce16" table:formula="of:=[.E3]/39" office:value-type="percentage" office:value="0.179487179487179" calcext:value-type="percentage">
            <text:p>18%</text:p>
          </table:table-cell>
          <table:table-cell table:style-name="ce16" table:formula="of:=[.F3]/39" office:value-type="percentage" office:value="0.256410256410256" calcext:value-type="percentage">
            <text:p>26%</text:p>
          </table:table-cell>
          <table:table-cell table:style-name="ce16" table:formula="of:=[.G3]/39" office:value-type="percentage" office:value="0.282051282051282" calcext:value-type="percentage">
            <text:p>28%</text:p>
          </table:table-cell>
          <table:table-cell table:style-name="ce16" table:formula="of:=[.H3]/39" office:value-type="percentage" office:value="0.282051282051282" calcext:value-type="percentage">
            <text:p>28%</text:p>
          </table:table-cell>
          <table:table-cell table:style-name="ce16" table:formula="of:=[.I3]/39" office:value-type="percentage" office:value="0.41025641025641" calcext:value-type="percentage">
            <text:p>41%</text:p>
          </table:table-cell>
          <table:table-cell table:style-name="ce16" table:formula="of:=[.J3]/39" office:value-type="percentage" office:value="0.794871794871795" calcext:value-type="percentage">
            <text:p>79%</text:p>
          </table:table-cell>
          <table:table-cell/>
          <table:table-cell table:style-name="ce15" table:number-columns-repeated="15"/>
          <table:table-cell table:number-columns-repeated="998"/>
        </table:table-row>
        <table:table-row table:style-name="ro1">
          <table:table-cell table:style-name="ce15"/>
          <table:table-cell table:style-name="ce15">
            <draw:frame table:end-cell-address="'4.1 Was macht naturnahe Gestaltung für Sie aus'.I23" table:end-x="5.44pt" table:end-y="2.98pt" draw:z-index="1" draw:name="Chart 17" draw:style-name="gr1" draw:text-style-name="P1" svg:width="530.99pt" svg:height="271.47pt" svg:x="4.45pt" svg:y="15pt">
              <draw:object draw:notify-on-update-of-ranges="'4.1 Was macht naturnahe Gestaltung für Sie aus'.A2:'4.1 Was macht naturnahe Gestaltung für Sie aus'.J2 '4.1 Was macht naturnahe Gestaltung für Sie aus'.A3:'4.1 Was macht naturnahe Gestaltung für Sie aus'.J3" xlink:href="./Object 17" xlink:type="simple" xlink:show="embed" xlink:actuate="onLoad">
                <loext:p/>
              </draw:object>
              <draw:image xlink:href="./ObjectReplacements/Object 17" xlink:type="simple" xlink:show="embed" xlink:actuate="onLoad"/>
            </draw:frame>
          </table:table-cell>
          <table:table-cell table:style-name="ce15" table:number-columns-repeated="24"/>
          <table:table-cell table:number-columns-repeated="998"/>
        </table:table-row>
        <table:table-row table:style-name="ro1">
          <table:table-cell table:style-name="ce14" table:number-columns-spanned="4" table:number-rows-spanned="1"/>
          <table:covered-table-cell table:number-columns-repeated="3"/>
          <table:table-cell table:style-name="ce15"/>
          <table:table-cell table:style-name="ce19" table:number-columns-spanned="2" table:number-rows-spanned="1"/>
          <table:covered-table-cell/>
          <table:table-cell table:style-name="ce15" table:number-columns-repeated="19"/>
          <table:table-cell table:number-columns-repeated="998"/>
        </table:table-row>
        <table:table-row table:style-name="ro1" table:number-rows-repeated="5">
          <table:table-cell table:style-name="ce15" table:number-columns-repeated="26"/>
          <table:table-cell table:number-columns-repeated="998"/>
        </table:table-row>
        <table:table-row table:style-name="ro1">
          <table:table-cell table:style-name="ce15"/>
          <table:table-cell table:style-name="ce18" table:number-columns-spanned="2" table:number-rows-spanned="1"/>
          <table:covered-table-cell/>
          <table:table-cell table:style-name="ce15" table:number-columns-repeated="23"/>
          <table:table-cell table:number-columns-repeated="998"/>
        </table:table-row>
        <table:table-row table:style-name="ro1" table:number-rows-repeated="4">
          <table:table-cell table:style-name="ce15" table:number-columns-repeated="26"/>
          <table:table-cell table:number-columns-repeated="998"/>
        </table:table-row>
        <table:table-row table:style-name="ro1">
          <table:table-cell table:style-name="ce15" table:number-columns-repeated="8"/>
          <table:table-cell/>
          <table:table-cell table:style-name="ce15" table:number-columns-repeated="17"/>
          <table:table-cell table:number-columns-repeated="998"/>
        </table:table-row>
        <table:table-row table:style-name="ro1">
          <table:table-cell table:style-name="ce15" table:number-columns-repeated="8"/>
          <table:table-cell table:style-name="ce20" table:number-columns-spanned="4" table:number-rows-spanned="1"/>
          <table:covered-table-cell table:number-columns-repeated="3"/>
          <table:table-cell table:style-name="ce15" table:number-columns-repeated="14"/>
          <table:table-cell table:number-columns-repeated="998"/>
        </table:table-row>
        <table:table-row table:style-name="ro1" table:number-rows-repeated="5">
          <table:table-cell table:style-name="ce15" table:number-columns-repeated="26"/>
          <table:table-cell table:number-columns-repeated="998"/>
        </table:table-row>
        <table:table-row table:style-name="ro1">
          <table:table-cell table:style-name="ce15" office:value-type="string" calcext:value-type="string">
            <text:p>Verzicht auf Chemie</text:p>
          </table:table-cell>
          <table:table-cell table:style-name="ce15" office:value-type="string" calcext:value-type="string">
            <text:p>Vielfalt</text:p>
          </table:table-cell>
          <table:table-cell table:style-name="ce15" office:value-type="string" calcext:value-type="string">
            <text:p>Natürlichkeit (+ nachhaltige/ökologische Kreisläufe)</text:p>
          </table:table-cell>
          <table:table-cell table:style-name="ce15" office:value-type="string" calcext:value-type="string">
            <text:p>Lebensraum für Tiere (+ Nistmöglichkeiten)</text:p>
          </table:table-cell>
          <table:table-cell table:style-name="ce15" office:value-type="string" calcext:value-type="string">
            <text:p>Einheimische Plfanzen</text:p>
          </table:table-cell>
          <table:table-cell table:style-name="ce15" office:value-type="string" calcext:value-type="string">
            <text:p>Totholz</text:p>
          </table:table-cell>
          <table:table-cell table:style-name="ce15" office:value-type="string" calcext:value-type="string">
            <text:p>Kompost</text:p>
          </table:table-cell>
          <table:table-cell table:style-name="ce15"/>
          <table:table-cell table:style-name="ce21"/>
          <table:table-cell table:style-name="ce15" table:number-columns-repeated="17"/>
          <table:table-cell table:number-columns-repeated="998"/>
        </table:table-row>
        <table:table-row table:style-name="ro1">
          <table:table-cell table:style-name="ce17" table:formula="of:=COUNTIF([$'Alle Antworten'.$N$1:.$N$1048576]; &quot;*Chemie*&quot;) + COUNTIF([$'Alle Antworten'.$N$1:.$N$1048576]; &quot;*Gift*&quot;) + COUNTIF([$'Alle Antworten'.$N$1:.$N$1048576]; &quot;*Pestizide*&quot;) + COUNTIF([$'Alle Antworten'.$N$1:.$N$1048576]; &quot;*Dünger*&quot;) + COUNTIF([$'Alle Antworten'.$N$1:.$N$1048576]; &quot;*Mittel*&quot;)" office:value-type="float" office:value="10" calcext:value-type="float">
            <text:p>10</text:p>
          </table:table-cell>
          <table:table-cell table:style-name="ce17" table:formula="of:=COUNTIF([$'Alle Antworten'.$N$1:.$N$1048576]; &quot;*vielf*&quot;) + COUNTIF([$'Alle Antworten'.$N$1:.$N$1048576]; &quot;*abwechslung*&quot;) + COUNTIF([$'Alle Antworten'.$N$1:.$N$1048576]; &quot;*nie kahl*&quot;) + COUNTIF([$'Alle Antworten'.$N$1:.$N$1048576]; &quot;*wachsen lassen*&quot;) +  COUNTIF([$'Alle Antworten'.$N$1:.$N$1048576]; &quot;*gleichgewicht*&quot;) + COUNTIF([$'Alle Antworten'.$N$1:.$N$1048576]; &quot;*divers*&quot;)" office:value-type="float" office:value="11" calcext:value-type="float">
            <text:p>11</text:p>
          </table:table-cell>
          <table:table-cell table:style-name="ce17" table:formula="of:=COUNTIF([$'Alle Antworten'.$N$1:.$N$1048576]; &quot;*nachhaltig*&quot;) + COUNTIF([$'Alle Antworten'.$N$1:.$N$1048576]; &quot;*öko*&quot;) + COUNTIF([$'Alle Antworten'.$N$1:.$N$1048576]; &quot;*nie kahl*&quot;) + COUNTIF([$'Alle Antworten'.$N$1:.$N$1048576]; &quot;*wachsen lassen*&quot;) + COUNTIF([$'Alle Antworten'.$N$1:.$N$1048576]; &quot;*wild*&quot;) + COUNTIF([$'Alle Antworten'.$N$1:.$N$1048576]; &quot;*nicht mit Dünger*&quot;) + COUNTIF([$'Alle Antworten'.$N$1:.$N$1048576]; &quot;*permakultur*&quot;) + COUNTIF([$'Alle Antworten'.$N$1:.$N$1048576]; &quot;*nicht perfekt*&quot;) + COUNTIF([$'Alle Antworten'.$P$1:.$P$1048576]; &quot;*Natur*&quot;)" office:value-type="float" office:value="13" calcext:value-type="float">
            <text:p>13</text:p>
          </table:table-cell>
          <table:table-cell table:style-name="ce17" table:formula="of:=COUNTIF([$'Alle Antworten'.$P$1:.$P$1048576]; &quot;*Tiere*&quot;)" office:value-type="float" office:value="36" calcext:value-type="float">
            <text:p>36</text:p>
          </table:table-cell>
          <table:table-cell table:style-name="ce17" table:formula="of:=COUNTIF([$'Alle Antworten'.$P$1:.$P$1048576]; &quot;*lokal*&quot;)" office:value-type="float" office:value="36" calcext:value-type="float">
            <text:p>36</text:p>
          </table:table-cell>
          <table:table-cell table:style-name="ce17" table:formula="of:=COUNTIF([$'Alle Antworten'.$P$1:.$P$1048576]; &quot;*&quot;&amp;[.F24]&amp;&quot;*&quot;)" office:value-type="float" office:value="34" calcext:value-type="float">
            <text:p>34</text:p>
          </table:table-cell>
          <table:table-cell table:style-name="ce15" table:formula="of:=COUNTIF([$'Alle Antworten'.$P$1:.$P$1048576]; &quot;*Kompost*&quot;) + COUNTIF([$'Alle Antworten'.$P$1:.$P$1048576]; &quot;*Mulch*&quot;)" office:value-type="float" office:value="34" calcext:value-type="float">
            <text:p>34</text:p>
          </table:table-cell>
          <table:table-cell table:style-name="ce15" table:number-columns-repeated="19"/>
          <table:table-cell table:number-columns-repeated="998"/>
        </table:table-row>
        <table:table-row table:style-name="ro1">
          <table:table-cell table:style-name="ce16" table:formula="of:=[.A25]/39" office:value-type="percentage" office:value="0.256410256410256" calcext:value-type="percentage">
            <text:p>26%</text:p>
          </table:table-cell>
          <table:table-cell table:style-name="ce16" table:formula="of:=[.B25]/39" office:value-type="percentage" office:value="0.282051282051282" calcext:value-type="percentage">
            <text:p>28%</text:p>
          </table:table-cell>
          <table:table-cell table:style-name="ce16" table:formula="of:=[.C25]/39" office:value-type="percentage" office:value="0.333333333333333" calcext:value-type="percentage">
            <text:p>33%</text:p>
          </table:table-cell>
          <table:table-cell table:style-name="ce16" table:formula="of:=[.D25]/39" office:value-type="percentage" office:value="0.923076923076923" calcext:value-type="percentage">
            <text:p>92%</text:p>
          </table:table-cell>
          <table:table-cell table:style-name="ce16" table:formula="of:=[.E25]/39" office:value-type="percentage" office:value="0.923076923076923" calcext:value-type="percentage">
            <text:p>92%</text:p>
          </table:table-cell>
          <table:table-cell table:style-name="ce16" table:formula="of:=[.F25]/39" office:value-type="percentage" office:value="0.871794871794872" calcext:value-type="percentage">
            <text:p>87%</text:p>
          </table:table-cell>
          <table:table-cell table:style-name="ce16" table:formula="of:=[.G25]/39" office:value-type="percentage" office:value="0.871794871794872" calcext:value-type="percentage">
            <text:p>87%</text:p>
          </table:table-cell>
          <table:table-cell table:style-name="ce15" table:number-columns-repeated="19"/>
          <table:table-cell table:number-columns-repeated="998"/>
        </table:table-row>
        <table:table-row table:style-name="ro1">
          <table:table-cell table:style-name="ce15"/>
          <table:table-cell table:style-name="ce15">
            <draw:frame table:end-cell-address="'4.1 Was macht naturnahe Gestaltung für Sie aus'.I45" table:end-x="5.44pt" table:end-y="2.98pt" draw:z-index="0" draw:name="Chart 16" draw:style-name="gr1" draw:text-style-name="P1" svg:width="530.99pt" svg:height="271.47pt" svg:x="4.45pt" svg:y="15pt">
              <draw:object draw:notify-on-update-of-ranges="'4.1 Was macht naturnahe Gestaltung für Sie aus'.A24:'4.1 Was macht naturnahe Gestaltung für Sie aus'.G24 '4.1 Was macht naturnahe Gestaltung für Sie aus'.A25:'4.1 Was macht naturnahe Gestaltung für Sie aus'.G25" xlink:href="./Object 16" xlink:type="simple" xlink:show="embed" xlink:actuate="onLoad">
                <loext:p/>
              </draw:object>
              <draw:image xlink:href="./ObjectReplacements/Object 16" xlink:type="simple" xlink:show="embed" xlink:actuate="onLoad"/>
            </draw:frame>
          </table:table-cell>
          <table:table-cell table:style-name="ce15" table:number-columns-repeated="24"/>
          <table:table-cell table:number-columns-repeated="998"/>
        </table:table-row>
        <table:table-row table:style-name="ro1" table:number-rows-repeated="973">
          <table:table-cell table:style-name="ce15"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4.2 Wie sehr achten Sie auf naturnahe Gestaltung" table:style-name="ta21">
        <table:table-column table:style-name="co20" table:number-columns-repeated="1024" table:default-cell-style-name="Default"/>
        <table:table-row table:style-name="ro1">
          <table:table-cell table:style-name="ce1" office:value-type="string" calcext:value-type="string">
            <text:p>Skala</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13"/>
        </table:table-row>
        <table:table-row table:style-name="ro1">
          <table:table-cell table:style-name="ce1" office:value-type="string" calcext:value-type="string">
            <text:p>Antworten</text:p>
          </table:table-cell>
          <table:table-cell table:style-name="ce22" table:formula="of:=COUNTIF([$'Alle Antworten'.$O$1:.$O$1048576]; [.B1])" office:value-type="float" office:value="0" calcext:value-type="float">
            <text:p>0</text:p>
          </table:table-cell>
          <table:table-cell table:style-name="ce22" table:formula="of:=COUNTIF([$'Alle Antworten'.$O$1:.$O$1048576]; [.C1])" office:value-type="float" office:value="0" calcext:value-type="float">
            <text:p>0</text:p>
          </table:table-cell>
          <table:table-cell table:style-name="ce22" table:formula="of:=COUNTIF([$'Alle Antworten'.$O$1:.$O$1048576]; [.D1])" office:value-type="float" office:value="0" calcext:value-type="float">
            <text:p>0</text:p>
          </table:table-cell>
          <table:table-cell table:style-name="ce22" table:formula="of:=COUNTIF([$'Alle Antworten'.$O$1:.$O$1048576]; [.E1])" office:value-type="float" office:value="3" calcext:value-type="float">
            <text:p>3</text:p>
          </table:table-cell>
          <table:table-cell table:style-name="ce22" table:formula="of:=COUNTIF([$'Alle Antworten'.$O$1:.$O$1048576]; [.F1])" office:value-type="float" office:value="2" calcext:value-type="float">
            <text:p>2</text:p>
          </table:table-cell>
          <table:table-cell table:style-name="ce22" table:formula="of:=COUNTIF([$'Alle Antworten'.$O$1:.$O$1048576]; [.G1])" office:value-type="float" office:value="0" calcext:value-type="float">
            <text:p>0</text:p>
          </table:table-cell>
          <table:table-cell table:style-name="ce22" table:formula="of:=COUNTIF([$'Alle Antworten'.$O$1:.$O$1048576]; [.H1])" office:value-type="float" office:value="9" calcext:value-type="float">
            <text:p>9</text:p>
          </table:table-cell>
          <table:table-cell table:style-name="ce22" table:formula="of:=COUNTIF([$'Alle Antworten'.$O$1:.$O$1048576]; [.I1])" office:value-type="float" office:value="6" calcext:value-type="float">
            <text:p>6</text:p>
          </table:table-cell>
          <table:table-cell table:style-name="ce22" table:formula="of:=COUNTIF([$'Alle Antworten'.$O$1:.$O$1048576]; [.J1])" office:value-type="float" office:value="9" calcext:value-type="float">
            <text:p>9</text:p>
          </table:table-cell>
          <table:table-cell table:style-name="ce22" table:formula="of:=COUNTIF([$'Alle Antworten'.$O$1:.$O$1048576]; [.K1])" office:value-type="float" office:value="10" calcext:value-type="float">
            <text:p>10</text:p>
          </table:table-cell>
          <table:table-cell table:number-columns-repeated="1013"/>
        </table:table-row>
        <table:table-row table:style-name="ro2">
          <table:table-cell table:number-columns-repeated="1024"/>
        </table:table-row>
        <table:table-row table:style-name="ro1">
          <table:table-cell/>
          <table:table-cell>
            <draw:frame table:end-cell-address="'4.2 Wie sehr achten Sie auf naturnahe Gestaltung'.J19" table:end-x="49.63pt" table:end-y="2.21pt" draw:z-index="0" draw:name="Chart 18" draw:style-name="gr1" draw:text-style-name="P1" svg:width="606.73pt" svg:height="224.22pt" svg:x="4.11pt" svg:y="14.26pt">
              <draw:object draw:notify-on-update-of-ranges="'4.2 Wie sehr achten Sie auf naturnahe Gestaltung'.B1:'4.2 Wie sehr achten Sie auf naturnahe Gestaltung'.K1 '4.2 Wie sehr achten Sie auf naturnahe Gestaltung'.A2:'4.2 Wie sehr achten Sie auf naturnahe Gestaltung'.A2 '4.2 Wie sehr achten Sie auf naturnahe Gestaltung'.B2:'4.2 Wie sehr achten Sie auf naturnahe Gestaltung'.K2" xlink:href="./Object 18" xlink:type="simple" xlink:show="embed" xlink:actuate="onLoad">
                <loext:p/>
              </draw:object>
              <draw:image xlink:href="./ObjectReplacements/Object 18" xlink:type="simple" xlink:show="embed" xlink:actuate="onLoad"/>
            </draw:frame>
          </table:table-cell>
          <table:table-cell table:number-columns-repeated="5"/>
          <table:table-cell table:style-name="ce23" table:formula="of:=SUM([.H2:.K2])/39" office:value-type="percentage" office:value="0.8717948718" calcext:value-type="percentage" table:number-columns-spanned="4" table:number-rows-spanned="1">
            <text:p>87%</text:p>
          </table:table-cell>
          <table:covered-table-cell table:number-columns-repeated="3"/>
          <table:table-cell table:number-columns-repeated="1013"/>
        </table:table-row>
        <table:table-row table:style-name="ro2" table:number-rows-repeated="2">
          <table:table-cell table:number-columns-repeated="1024"/>
        </table:table-row>
        <table:table-row table:style-name="ro1">
          <table:table-cell table:number-columns-repeated="9"/>
          <table:table-cell table:style-name="ce14" table:number-columns-spanned="4" table:number-rows-spanned="1"/>
          <table:covered-table-cell table:number-columns-repeated="3"/>
          <table:table-cell table:number-columns-repeated="1011"/>
        </table:table-row>
        <table:table-row table:style-name="ro2" table:number-rows-repeated="1048568">
          <table:table-cell table:number-columns-repeated="1024"/>
        </table:table-row>
        <table:table-row table:style-name="ro2">
          <table:table-cell table:number-columns-repeated="1024"/>
        </table:table-row>
      </table:table>
      <table:table table:name="5.0 Tauschen Sie sich mit anderen Leuten über ihren GartenPflanzen aus" table:style-name="ta22">
        <table:table-column table:style-name="co20" table:number-columns-repeated="1024" table:default-cell-style-name="Default"/>
        <table:table-row table:style-name="ro1">
          <table:table-cell table:style-name="ce1" office:value-type="string" calcext:value-type="string">
            <text:p>Ja</text:p>
          </table:table-cell>
          <table:table-cell table:style-name="ce1" office:value-type="string" calcext:value-type="string">
            <text:p>Nein</text:p>
          </table:table-cell>
          <table:table-cell table:number-columns-repeated="1022"/>
        </table:table-row>
        <table:table-row table:style-name="ro1">
          <table:table-cell table:style-name="ce3" table:formula="of:=COUNTIF([$'Alle Antworten'.$Q$1:.$Q$1048576]; [.A1])" office:value-type="float" office:value="37" calcext:value-type="float">
            <text:p>37</text:p>
          </table:table-cell>
          <table:table-cell table:style-name="ce3" table:formula="of:=COUNTIF([$'Alle Antworten'.$Q$1:.$Q$1048576]; [.B1])" office:value-type="float" office:value="2" calcext:value-type="float">
            <text:p>2</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5.1 Wo tauschen Sie sich mit diesen Leuten aus" table:style-name="ta23">
        <table:table-column table:style-name="co20" table:number-columns-repeated="1024" table:default-cell-style-name="Default"/>
        <table:table-row table:style-name="ro1">
          <table:table-cell table:style-name="ce1" office:value-type="string" calcext:value-type="string">
            <text:p>Internet</text:p>
          </table:table-cell>
          <table:table-cell table:style-name="ce1" office:value-type="string" calcext:value-type="string">
            <text:p>Soziale Medien</text:p>
          </table:table-cell>
          <table:table-cell table:style-name="ce1" office:value-type="string" calcext:value-type="string">
            <text:p>Verein</text:p>
          </table:table-cell>
          <table:table-cell table:style-name="ce1" office:value-type="string" calcext:value-type="string">
            <text:p>Nachbarschaft</text:p>
          </table:table-cell>
          <table:table-cell table:style-name="ce1" office:value-type="string" calcext:value-type="string">
            <text:p>Familie &amp; Freunde</text:p>
          </table:table-cell>
          <table:table-cell table:style-name="ce1" office:value-type="string" calcext:value-type="string">
            <text:p>Sonstiges</text:p>
          </table:table-cell>
          <table:table-cell table:number-columns-repeated="1018"/>
        </table:table-row>
        <table:table-row table:style-name="ro1">
          <table:table-cell table:style-name="ce3" table:formula="of:=COUNTIF([$'Alle Antworten'.$R$1:.$R$1048576]; &quot;*Internet*&quot;) + COUNTIF([$'Alle Antworten'.$R$1:.$R$1048576]; &quot;*Blog*&quot;)" office:value-type="float" office:value="10" calcext:value-type="float">
            <text:p>10</text:p>
          </table:table-cell>
          <table:table-cell table:style-name="ce24" table:formula="of:=COUNTIF([$'Alle Antworten'.$R$1:.$R$1048576]; &quot;*Medien*&quot;)" office:value-type="float" office:value="23" calcext:value-type="float">
            <text:p>23</text:p>
          </table:table-cell>
          <table:table-cell table:style-name="ce24" table:formula="of:=COUNTIF([$'Alle Antworten'.$R$1:.$R$1048576]; &quot;*Verein*&quot;)" office:value-type="float" office:value="20" calcext:value-type="float">
            <text:p>20</text:p>
          </table:table-cell>
          <table:table-cell table:style-name="ce24" table:formula="of:=COUNTIF([$'Alle Antworten'.$R$1:.$R$1048576]; &quot;*Nachbar*&quot;)" office:value-type="float" office:value="17" calcext:value-type="float">
            <text:p>17</text:p>
          </table:table-cell>
          <table:table-cell table:style-name="ce24" table:formula="of:=COUNTIF([$'Alle Antworten'.$R$1:.$R$1048576]; &quot;*Familie*&quot;) + COUNTIF([$'Alle Antworten'.$R$1:.$R$1048576]; &quot;*Freunde*&quot;)" office:value-type="float" office:value="27" calcext:value-type="float">
            <text:p>27</text:p>
          </table:table-cell>
          <table:table-cell table:style-name="ce24" table:formula="of:=COUNTIF([$'Alle Antworten'.$R$1:.$R$1048576]; &quot;*Beruf*&quot;)" office:value-type="float" office:value="1" calcext:value-type="float">
            <text:p>1</text:p>
          </table:table-cell>
          <table:table-cell table:number-columns-repeated="1018"/>
        </table:table-row>
        <table:table-row table:style-name="ro1">
          <table:table-cell table:style-name="ce12" table:formula="of:=[.A2]/39" office:value-type="percentage" office:value="0.256410256410256" calcext:value-type="percentage">
            <text:p>25.6%</text:p>
          </table:table-cell>
          <table:table-cell table:style-name="ce12" table:formula="of:=[.B2]/39" office:value-type="percentage" office:value="0.58974358974359" calcext:value-type="percentage">
            <text:p>59.0%</text:p>
          </table:table-cell>
          <table:table-cell table:style-name="ce12" table:formula="of:=[.C2]/39" office:value-type="percentage" office:value="0.512820512820513" calcext:value-type="percentage">
            <text:p>51.3%</text:p>
          </table:table-cell>
          <table:table-cell table:style-name="ce12" table:formula="of:=[.D2]/39" office:value-type="percentage" office:value="0.435897435897436" calcext:value-type="percentage">
            <text:p>43.6%</text:p>
          </table:table-cell>
          <table:table-cell table:style-name="ce12" table:formula="of:=[.E2]/39" office:value-type="percentage" office:value="0.692307692307692" calcext:value-type="percentage">
            <text:p>69.2%</text:p>
          </table:table-cell>
          <table:table-cell table:style-name="ce12" table:formula="of:=[.F2]/39" office:value-type="percentage" office:value="0.0256410256410256" calcext:value-type="percentage">
            <text:p>2.6%</text:p>
          </table:table-cell>
          <table:table-cell table:number-columns-repeated="1018"/>
        </table:table-row>
        <table:table-row table:style-name="ro2">
          <table:table-cell/>
          <table:table-cell>
            <draw:frame table:end-cell-address="'5.1 Wo tauschen Sie sich mit diesen Leuten aus'.I19" table:end-x="44.05pt" table:end-y="14.94pt" draw:z-index="0" draw:name="Chart 19" draw:style-name="gr1" draw:text-style-name="P1" svg:width="530.22pt" svg:height="236.21pt" svg:x="4.88pt" svg:y="15pt">
              <draw:object draw:notify-on-update-of-ranges="'5.1 Wo tauschen Sie sich mit diesen Leuten aus'.A1:'5.1 Wo tauschen Sie sich mit diesen Leuten aus'.F1 '5.1 Wo tauschen Sie sich mit diesen Leuten aus'.A2:'5.1 Wo tauschen Sie sich mit diesen Leuten aus'.F2" xlink:href="./Object 19" xlink:type="simple" xlink:show="embed" xlink:actuate="onLoad">
                <loext:p/>
              </draw:object>
              <draw:image xlink:href="./ObjectReplacements/Object 19" xlink:type="simple" xlink:show="embed" xlink:actuate="onLoad"/>
            </draw:frame>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5.2 Worüber tauschen Sie sich aus" table:style-name="ta24">
        <table:table-column table:style-name="co20" table:number-columns-repeated="1024" table:default-cell-style-name="Default"/>
        <table:table-row table:style-name="ro1">
          <table:table-cell table:style-name="ce1" office:value-type="string" calcext:value-type="string">
            <text:p>Pflanzenpflege</text:p>
          </table:table-cell>
          <table:table-cell table:style-name="ce1" office:value-type="string" calcext:value-type="string">
            <text:p>Pflanzenarten</text:p>
          </table:table-cell>
          <table:table-cell table:style-name="ce1" office:value-type="string" calcext:value-type="string">
            <text:p>Umwelt</text:p>
          </table:table-cell>
          <table:table-cell table:style-name="ce1" office:value-type="string" calcext:value-type="string">
            <text:p>Gartenutensilien</text:p>
          </table:table-cell>
          <table:table-cell table:style-name="ce1" office:value-type="string" calcext:value-type="string">
            <text:p>Wetter</text:p>
          </table:table-cell>
          <table:table-cell table:style-name="ce1" office:value-type="string" calcext:value-type="string">
            <text:p>Düngemittel</text:p>
          </table:table-cell>
          <table:table-cell table:style-name="ce1" office:value-type="string" calcext:value-type="string">
            <text:p>Pflanztechniken</text:p>
          </table:table-cell>
          <table:table-cell table:style-name="ce1" office:value-type="string" calcext:value-type="string">
            <text:p>Ernte</text:p>
          </table:table-cell>
          <table:table-cell table:style-name="ce1" office:value-type="string" calcext:value-type="string">
            <text:p>Ungeziefer</text:p>
          </table:table-cell>
          <table:table-cell table:style-name="ce1" office:value-type="string" calcext:value-type="string">
            <text:p>Pflanzenzucht</text:p>
          </table:table-cell>
          <table:table-cell table:style-name="ce1" office:value-type="string" calcext:value-type="string">
            <text:p>Sonstiges</text:p>
          </table:table-cell>
          <table:table-cell table:number-columns-repeated="1013"/>
        </table:table-row>
        <table:table-row table:style-name="ro1">
          <table:table-cell table:style-name="ce3" table:formula="of:=COUNTIF([$'Alle Antworten'.$S$1:.$S$1048576]; &quot;*&quot;&amp;[.A1]&amp;&quot;*&quot;) + COUNTIF([$'Alle Antworten'.$S$1:.$S$1048576]; &quot;*Schnitt*&quot;)" office:value-type="float" office:value="33" calcext:value-type="float">
            <text:p>33</text:p>
          </table:table-cell>
          <table:table-cell table:style-name="ce3" table:formula="of:=COUNTIF([$'Alle Antworten'.$S$1:.$S$1048576]; &quot;*&quot;&amp;[.B1]&amp;&quot;*&quot;) + COUNTIF([$'Alle Antworten'.$S$1:.$S$1048576]; &quot;*Samen*&quot;)" office:value-type="float" office:value="31" calcext:value-type="float">
            <text:p>31</text:p>
          </table:table-cell>
          <table:table-cell table:style-name="ce3" table:formula="of:=COUNTIF([$'Alle Antworten'.$S$1:.$S$1048576]; &quot;*&quot;&amp;[.C1]&amp;&quot;*&quot;) + COUNTIF([$'Alle Antworten'.$S$1:.$S$1048576]; &quot;*Nachhaltig*&quot;) + COUNTIF([$'Alle Antworten'.$S$1:.$S$1048576]; &quot;*Boden*&quot;)" office:value-type="float" office:value="27" calcext:value-type="float">
            <text:p>27</text:p>
          </table:table-cell>
          <table:table-cell table:style-name="ce3" table:formula="of:=COUNTIF([$'Alle Antworten'.$S$1:.$S$1048576]; &quot;*&quot;&amp;[.D1]&amp;&quot;*&quot;)" office:value-type="float" office:value="18" calcext:value-type="float">
            <text:p>18</text:p>
          </table:table-cell>
          <table:table-cell table:style-name="ce3" table:formula="of:=COUNTIF([$'Alle Antworten'.$S$1:.$S$1048576]; &quot;*&quot;&amp;[.E1]&amp;&quot;*&quot;)" office:value-type="float" office:value="15" calcext:value-type="float">
            <text:p>15</text:p>
          </table:table-cell>
          <table:table-cell table:style-name="ce3" table:formula="of:=COUNTIF([$'Alle Antworten'.$S$1:.$S$1048576]; &quot;*&quot;&amp;[.F1]&amp;&quot;*&quot;) + COUNTIF([$'Alle Antworten'.$S$1:.$S$1048576]; &quot;*Bokashi*&quot;) + COUNTIF([$'Alle Antworten'.$S$1:.$S$1048576]; &quot;*Kompost*&quot;)" office:value-type="float" office:value="12" calcext:value-type="float">
            <text:p>12</text:p>
          </table:table-cell>
          <table:table-cell table:style-name="ce3" table:formula="of:=COUNTIF([$'Alle Antworten'.$S$1:.$S$1048576]; &quot;*&quot;&amp;[.G1]&amp;&quot;*&quot;) + COUNTIF([$'Alle Antworten'.$S$1:.$S$1048576]; &quot;*Bokashi*&quot;)" office:value-type="float" office:value="20" calcext:value-type="float">
            <text:p>20</text:p>
          </table:table-cell>
          <table:table-cell table:style-name="ce3" table:formula="of:=COUNTIF([$'Alle Antworten'.$S$1:.$S$1048576]; &quot;*&quot;&amp;[.H1]&amp;&quot;*&quot;)" office:value-type="float" office:value="24" calcext:value-type="float">
            <text:p>24</text:p>
          </table:table-cell>
          <table:table-cell table:style-name="ce3" table:formula="of:=COUNTIF([$'Alle Antworten'.$S$1:.$S$1048576]; &quot;*&quot;&amp;[.I1]&amp;&quot;*&quot;) + COUNTIF([$'Alle Antworten'.$S$1:.$S$1048576]; &quot;*Würmer*&quot;)" office:value-type="float" office:value="23" calcext:value-type="float">
            <text:p>23</text:p>
          </table:table-cell>
          <table:table-cell table:style-name="ce3" table:formula="of:=COUNTIF([$'Alle Antworten'.$S$1:.$S$1048576]; &quot;*&quot;&amp;[.J1]&amp;&quot;*&quot;)" office:value-type="float" office:value="24" calcext:value-type="float">
            <text:p>24</text:p>
          </table:table-cell>
          <table:table-cell table:style-name="ce3" table:formula="of:=COUNTIF([$'Alle Antworten'.$S$1:.$S$1048576]; &quot;*Geschmack*&quot;) + COUNTIF([$'Alle Antworten'.$S$1:.$S$1048576]; &quot;*Essen*&quot;) + COUNTIF([$'Alle Antworten'.$S$1:.$S$1048576]; &quot;*Lagerfeuer*&quot;) + COUNTIF([$'Alle Antworten'.$S$1:.$S$1048576]; &quot;*Standort*&quot;)" office:value-type="float" office:value="4" calcext:value-type="float">
            <text:p>4</text:p>
          </table:table-cell>
          <table:table-cell table:number-columns-repeated="1013"/>
        </table:table-row>
        <table:table-row table:style-name="ro1">
          <table:table-cell table:style-name="ce12" table:formula="of:=[.A2]/39" office:value-type="percentage" office:value="0.846153846153846" calcext:value-type="percentage">
            <text:p>84.6%</text:p>
          </table:table-cell>
          <table:table-cell table:style-name="ce12" table:formula="of:=[.B2]/39" office:value-type="percentage" office:value="0.794871794871795" calcext:value-type="percentage">
            <text:p>79.5%</text:p>
          </table:table-cell>
          <table:table-cell table:style-name="ce12" table:formula="of:=[.C2]/39" office:value-type="percentage" office:value="0.692307692307692" calcext:value-type="percentage">
            <text:p>69.2%</text:p>
          </table:table-cell>
          <table:table-cell table:style-name="ce12" table:formula="of:=[.D2]/39" office:value-type="percentage" office:value="0.461538461538462" calcext:value-type="percentage">
            <text:p>46.2%</text:p>
          </table:table-cell>
          <table:table-cell table:style-name="ce12" table:formula="of:=[.E2]/39" office:value-type="percentage" office:value="0.384615384615385" calcext:value-type="percentage">
            <text:p>38.5%</text:p>
          </table:table-cell>
          <table:table-cell table:style-name="ce12" table:formula="of:=[.F2]/39" office:value-type="percentage" office:value="0.307692307692308" calcext:value-type="percentage">
            <text:p>30.8%</text:p>
          </table:table-cell>
          <table:table-cell table:style-name="ce12" table:formula="of:=[.G2]/39" office:value-type="percentage" office:value="0.512820512820513" calcext:value-type="percentage">
            <text:p>51.3%</text:p>
          </table:table-cell>
          <table:table-cell table:style-name="ce12" table:formula="of:=[.H2]/39" office:value-type="percentage" office:value="0.615384615384615" calcext:value-type="percentage">
            <text:p>61.5%</text:p>
          </table:table-cell>
          <table:table-cell table:style-name="ce12" table:formula="of:=[.I2]/39" office:value-type="percentage" office:value="0.58974358974359" calcext:value-type="percentage">
            <text:p>59.0%</text:p>
          </table:table-cell>
          <table:table-cell table:style-name="ce12" table:formula="of:=[.J2]/39" office:value-type="percentage" office:value="0.615384615384615" calcext:value-type="percentage">
            <text:p>61.5%</text:p>
          </table:table-cell>
          <table:table-cell table:style-name="ce12" table:formula="of:=[.K2]/39" office:value-type="percentage" office:value="0.102564102564103" calcext:value-type="percentage">
            <text:p>10.3%</text:p>
          </table:table-cell>
          <table:table-cell table:number-columns-repeated="1013"/>
        </table:table-row>
        <table:table-row table:style-name="ro2">
          <table:table-cell/>
          <table:table-cell>
            <draw:frame table:end-cell-address="'5.2 Worüber tauschen Sie sich aus'.L22" table:end-x="60.8pt" table:end-y="13.44pt" draw:z-index="0" draw:name="Chart 20" draw:style-name="gr1" draw:text-style-name="P1" svg:width="758.21pt" svg:height="281.96pt" svg:x="4.11pt" svg:y="15pt">
              <draw:object draw:notify-on-update-of-ranges="'5.2 Worüber tauschen Sie sich aus'.A1:'5.2 Worüber tauschen Sie sich aus'.K1 '5.2 Worüber tauschen Sie sich aus'.A2:'5.2 Worüber tauschen Sie sich aus'.K2" xlink:href="./Object 20" xlink:type="simple" xlink:show="embed" xlink:actuate="onLoad">
                <loext:p/>
              </draw:object>
              <draw:image xlink:href="./ObjectReplacements/Object 20" xlink:type="simple" xlink:show="embed" xlink:actuate="onLoad"/>
            </draw:frame>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5.3 Wie wichtig ist Ihnen der Austausch über Pflanzen und ihre Pflege mit anderen" table:style-name="ta25">
        <table:table-column table:style-name="co20" table:number-columns-repeated="1024" table:default-cell-style-name="Default"/>
        <table:table-row table:style-name="ro1">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number-columns-repeated="1014"/>
        </table:table-row>
        <table:table-row table:style-name="ro1">
          <table:table-cell table:style-name="ce24" table:formula="of:=COUNTIF([$'Alle Antworten'.$T$1:.$T$1048576]; [.A1])" office:value-type="float" office:value="0" calcext:value-type="float">
            <text:p>0</text:p>
          </table:table-cell>
          <table:table-cell table:style-name="ce24" table:formula="of:=COUNTIF([$'Alle Antworten'.$T$1:.$T$1048576]; [.B1])" office:value-type="float" office:value="2" calcext:value-type="float">
            <text:p>2</text:p>
          </table:table-cell>
          <table:table-cell table:style-name="ce24" table:formula="of:=COUNTIF([$'Alle Antworten'.$T$1:.$T$1048576]; [.C1])" office:value-type="float" office:value="1" calcext:value-type="float">
            <text:p>1</text:p>
          </table:table-cell>
          <table:table-cell table:style-name="ce24" table:formula="of:=COUNTIF([$'Alle Antworten'.$T$1:.$T$1048576]; [.D1])" office:value-type="float" office:value="5" calcext:value-type="float">
            <text:p>5</text:p>
          </table:table-cell>
          <table:table-cell table:style-name="ce24" table:formula="of:=COUNTIF([$'Alle Antworten'.$T$1:.$T$1048576]; [.E1])" office:value-type="float" office:value="3" calcext:value-type="float">
            <text:p>3</text:p>
          </table:table-cell>
          <table:table-cell table:style-name="ce24" table:formula="of:=COUNTIF([$'Alle Antworten'.$T$1:.$T$1048576]; [.F1])" office:value-type="float" office:value="3" calcext:value-type="float">
            <text:p>3</text:p>
          </table:table-cell>
          <table:table-cell table:style-name="ce24" table:formula="of:=COUNTIF([$'Alle Antworten'.$T$1:.$T$1048576]; [.G1])" office:value-type="float" office:value="7" calcext:value-type="float">
            <text:p>7</text:p>
          </table:table-cell>
          <table:table-cell table:style-name="ce24" table:formula="of:=COUNTIF([$'Alle Antworten'.$T$1:.$T$1048576]; [.H1])" office:value-type="float" office:value="6" calcext:value-type="float">
            <text:p>6</text:p>
          </table:table-cell>
          <table:table-cell table:style-name="ce24" table:formula="of:=COUNTIF([$'Alle Antworten'.$T$1:.$T$1048576]; [.I1])" office:value-type="float" office:value="8" calcext:value-type="float">
            <text:p>8</text:p>
          </table:table-cell>
          <table:table-cell table:style-name="ce24" table:formula="of:=COUNTIF([$'Alle Antworten'.$T$1:.$T$1048576]; [.J1])" office:value-type="float" office:value="2" calcext:value-type="float">
            <text:p>2</text:p>
          </table:table-cell>
          <table:table-cell table:number-columns-repeated="1014"/>
        </table:table-row>
        <table:table-row table:style-name="ro2">
          <table:table-cell table:number-columns-repeated="1024"/>
        </table:table-row>
        <table:table-row table:style-name="ro1">
          <table:table-cell table:style-name="ce1" office:value-type="string" calcext:value-type="string">
            <text:p>Durchschnitt</text:p>
          </table:table-cell>
          <table:table-cell table:number-columns-repeated="1023"/>
        </table:table-row>
        <table:table-row table:style-name="ro1">
          <table:table-cell table:style-name="ce3" table:formula="of:=([.B1]*[.B2]+[.C1]*[.C2]+[.D1]*[.D2]+[.E1]*[.E2]+[.F1]*[.F2]+[.G1]*[.G2]+[.H1]*[.H2]+[.I1]*[.I2]+[.J1]*[.J2])/39" office:value-type="float" office:value="6.384615385" calcext:value-type="float">
            <text:p>6.384615385</text:p>
          </table:table-cell>
          <table:table-cell table:number-columns-repeated="1023"/>
        </table:table-row>
        <table:table-row table:style-name="ro2">
          <table:table-cell/>
          <table:table-cell>
            <draw:frame table:end-cell-address="'5.3 Wie wichtig ist Ihnen der Austausch über Pflanzen und ihre Pflege mit anderen'.K22" table:end-x="55.22pt" table:end-y="13.46pt" draw:z-index="0" draw:name="Chart 21" draw:style-name="gr1" draw:text-style-name="P1" svg:width="682.47pt" svg:height="250.47pt" svg:x="4.11pt" svg:y="15pt">
              <draw:object draw:notify-on-update-of-ranges="'5.3 Wie wichtig ist Ihnen der Austausch über Pflanzen und ihre Pflege mit anderen'.A1:'5.3 Wie wichtig ist Ihnen der Austausch über Pflanzen und ihre Pflege mit anderen'.J1 '5.3 Wie wichtig ist Ihnen der Austausch über Pflanzen und ihre Pflege mit anderen'.A2:'5.3 Wie wichtig ist Ihnen der Austausch über Pflanzen und ihre Pflege mit anderen'.J2" xlink:href="./Object 21" xlink:type="simple" xlink:show="embed" xlink:actuate="onLoad">
                <loext:p/>
              </draw:object>
              <draw:image xlink:href="./ObjectReplacements/Object 21" xlink:type="simple" xlink:show="embed" xlink:actuate="onLoad"/>
            </draw:frame>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6.1 Schauen Sie zur Inspiration auch mal in die Gärten anderer Leute Wenn nein Warum nicht" table:style-name="ta26">
        <table:table-column table:style-name="co20" table:number-columns-repeated="1024" table:default-cell-style-name="Default"/>
        <table:table-row table:style-name="ro1">
          <table:table-cell table:style-name="ce1" office:value-type="string" calcext:value-type="string">
            <text:p>Ja</text:p>
          </table:table-cell>
          <table:table-cell table:style-name="ce1" office:value-type="string" calcext:value-type="string">
            <text:p>Nein, zu weit weg</text:p>
          </table:table-cell>
          <table:table-cell table:number-columns-repeated="1022"/>
        </table:table-row>
        <table:table-row table:style-name="ro1">
          <table:table-cell table:style-name="ce24" table:formula="of:=COUNTIF([$'Alle Antworten'.$U$1:.$U$1048576]; [.A1])" office:value-type="float" office:value="38" calcext:value-type="float">
            <text:p>38</text:p>
          </table:table-cell>
          <table:table-cell table:style-name="ce24" table:formula="of:=COUNTIF([$'Alle Antworten'.$U$1:.$U$1048576]; &quot;*weg*&quot;)" office:value-type="float" office:value="1" calcext:value-type="float">
            <text:p>1</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6.2 Suchen Sie ab und an nach Inspiration für Ihren Garten, Balkon etc. Wenn ja, wo" table:style-name="ta27">
        <table:table-column table:style-name="co20" table:number-columns-repeated="1024" table:default-cell-style-name="Default"/>
        <table:table-row table:style-name="ro1">
          <table:table-cell table:style-name="ce1" office:value-type="string" calcext:value-type="string">
            <text:p>Freunde und Bekannte</text:p>
          </table:table-cell>
          <table:table-cell table:style-name="ce1" office:value-type="string" calcext:value-type="string">
            <text:p>Fachhandel</text:p>
          </table:table-cell>
          <table:table-cell table:style-name="ce1" office:value-type="string" calcext:value-type="string">
            <text:p>Litratur</text:p>
          </table:table-cell>
          <table:table-cell table:style-name="ce1" office:value-type="string" calcext:value-type="string">
            <text:p>Videoplattformen</text:p>
          </table:table-cell>
          <table:table-cell table:style-name="ce1" office:value-type="string" calcext:value-type="string">
            <text:p>Social Media</text:p>
          </table:table-cell>
          <table:table-cell table:style-name="ce1" office:value-type="string" calcext:value-type="string">
            <text:p>Internet</text:p>
          </table:table-cell>
          <table:table-cell table:style-name="ce1" office:value-type="string" calcext:value-type="string">
            <text:p>Keine Suche nach Inspiration</text:p>
          </table:table-cell>
          <table:table-cell table:style-name="ce1" office:value-type="string" calcext:value-type="string">
            <text:p>Andere Gärten</text:p>
          </table:table-cell>
          <table:table-cell table:number-columns-repeated="1016"/>
        </table:table-row>
        <table:table-row table:style-name="ro1">
          <table:table-cell table:style-name="ce1" table:formula="of:=COUNTIF([$'Alle Antworten'.$V$1:.$V$1048576]; &quot;*&quot;&amp;[.A1]&amp;&quot;*&quot;)" office:value-type="float" office:value="27" calcext:value-type="float">
            <text:p>27</text:p>
          </table:table-cell>
          <table:table-cell table:style-name="ce1" table:formula="of:=COUNTIF([$'Alle Antworten'.$V$1:.$V$1048576]; &quot;*&quot;&amp;[.B1]&amp;&quot;*&quot;)" office:value-type="float" office:value="13" calcext:value-type="float">
            <text:p>13</text:p>
          </table:table-cell>
          <table:table-cell table:style-name="ce1" table:formula="of:=COUNTIF([$'Alle Antworten'.$V$1:.$V$1048576]; &quot;*Zeitschriften*&quot;) + COUNTIF([$'Alle Antworten'.$V$1:.$V$1048576]; &quot;*Bücher*&quot;) - COUNTIF([$'Alle Antworten'.$V$1:.$V$1048576]; &quot;*Zeitschriften, Bücher*&quot;)" office:value-type="float" office:value="27" calcext:value-type="float">
            <text:p>27</text:p>
          </table:table-cell>
          <table:table-cell table:style-name="ce1" table:formula="of:=COUNTIF([$'Alle Antworten'.$V$1:.$V$1048576]; &quot;*&quot;&amp;[.D1]&amp;&quot;*&quot;) + COUNTIF([$'Alle Antworten'.$V$1:.$V$1048576]; &quot;*TV*&quot;)" office:value-type="float" office:value="20" calcext:value-type="float">
            <text:p>20</text:p>
          </table:table-cell>
          <table:table-cell table:style-name="ce1" table:formula="of:=COUNTIF([$'Alle Antworten'.$V$1:.$V$1048576]; &quot;*Medien*&quot;)" office:value-type="float" office:value="29" calcext:value-type="float">
            <text:p>29</text:p>
          </table:table-cell>
          <table:table-cell table:style-name="ce1" table:formula="of:=COUNTIF([$'Alle Antworten'.$V$1:.$V$1048576]; &quot;*&quot;&amp;[.F1]&amp;&quot;*&quot;) + COUNTIF([$'Alle Antworten'.$V$1:.$V$1048576]; &quot;*Pinterest*&quot;)" office:value-type="float" office:value="28" calcext:value-type="float">
            <text:p>28</text:p>
          </table:table-cell>
          <table:table-cell table:style-name="ce1" table:formula="of:=COUNTIF([$'Alle Antworten'.$V$1:.$V$1048576]; &quot;*nicht*&quot;)" office:value-type="float" office:value="4" calcext:value-type="float">
            <text:p>4</text:p>
          </table:table-cell>
          <table:table-cell table:style-name="ce1" table:formula="of:=COUNTIF([$'Alle Antworten'.$U$1:.$U$1048576]; &quot;Ja&quot;)" office:value-type="float" office:value="38" calcext:value-type="float">
            <text:p>38</text:p>
          </table:table-cell>
          <table:table-cell table:number-columns-repeated="1016"/>
        </table:table-row>
        <table:table-row table:style-name="ro1">
          <table:table-cell table:number-columns-repeated="6"/>
          <table:table-cell table:style-name="ce10" office:value-type="string" calcext:value-type="string">
            <text:p>aus Frage davor</text:p>
          </table:table-cell>
          <table:table-cell table:number-columns-repeated="1017"/>
        </table:table-row>
        <table:table-row table:style-name="ro1">
          <table:table-cell table:style-name="ce12" table:formula="of:=[.A2]/39" office:value-type="percentage" office:value="0.692307692307692" calcext:value-type="percentage">
            <text:p>69.2%</text:p>
          </table:table-cell>
          <table:table-cell table:style-name="ce12" table:formula="of:=[.B2]/39" office:value-type="percentage" office:value="0.333333333333333" calcext:value-type="percentage">
            <text:p>33.3%</text:p>
          </table:table-cell>
          <table:table-cell table:style-name="ce12" table:formula="of:=[.C2]/39" office:value-type="percentage" office:value="0.692307692307692" calcext:value-type="percentage">
            <text:p>69.2%</text:p>
          </table:table-cell>
          <table:table-cell table:style-name="ce12" table:formula="of:=[.D2]/39" office:value-type="percentage" office:value="0.512820512820513" calcext:value-type="percentage">
            <text:p>51.3%</text:p>
          </table:table-cell>
          <table:table-cell table:style-name="ce12" table:formula="of:=[.E2]/39" office:value-type="percentage" office:value="0.743589743589744" calcext:value-type="percentage">
            <text:p>74.4%</text:p>
          </table:table-cell>
          <table:table-cell table:style-name="ce12" table:formula="of:=[.F2]/39" office:value-type="percentage" office:value="0.717948717948718" calcext:value-type="percentage">
            <text:p>71.8%</text:p>
          </table:table-cell>
          <table:table-cell table:style-name="ce12" table:formula="of:=[.H2]/39" office:value-type="percentage" office:value="0.9743589744" calcext:value-type="percentage">
            <text:p>97.4%</text:p>
          </table:table-cell>
          <table:table-cell table:style-name="ce12" table:formula="of:=[.G2]/39" office:value-type="percentage" office:value="0.1025641026" calcext:value-type="percentage">
            <text:p>10.3%</text:p>
          </table:table-cell>
          <table:table-cell table:number-columns-repeated="1016"/>
        </table:table-row>
        <table:table-row table:style-name="ro2">
          <table:table-cell table:number-columns-repeated="1024"/>
        </table:table-row>
        <table:table-row table:style-name="ro2">
          <table:table-cell/>
          <table:table-cell>
            <draw:frame table:end-cell-address="'6.2 Suchen Sie ab und an nach Inspiration für Ihren Garten, Balkon etc. Wenn ja, wo'.J20" table:end-x="48.87pt" table:end-y="13.49pt" draw:z-index="0" draw:name="Chart 22" draw:style-name="gr1" draw:text-style-name="P1" svg:width="605.96pt" svg:height="233.97pt" svg:x="4.11pt" svg:y="0pt">
              <draw:object draw:notify-on-update-of-ranges="'6.2 Suchen Sie ab und an nach Inspiration für Ihren Garten, Balkon etc. Wenn ja, wo'.A1:'6.2 Suchen Sie ab und an nach Inspiration für Ihren Garten, Balkon etc. Wenn ja, wo'.G1 '6.2 Suchen Sie ab und an nach Inspiration für Ihren Garten, Balkon etc. Wenn ja, wo'.A2:'6.2 Suchen Sie ab und an nach Inspiration für Ihren Garten, Balkon etc. Wenn ja, wo'.G2" xlink:href="./Object 22" xlink:type="simple" xlink:show="embed" xlink:actuate="onLoad">
                <loext:p/>
              </draw:object>
              <draw:image xlink:href="./ObjectReplacements/Object 22" xlink:type="simple" xlink:show="embed" xlink:actuate="onLoad"/>
            </draw:frame>
          </table:table-cell>
          <table:table-cell table:number-columns-repeated="1022"/>
        </table:table-row>
        <table:table-row table:style-name="ro2" table:number-rows-repeated="1048569">
          <table:table-cell table:number-columns-repeated="1024"/>
        </table:table-row>
        <table:table-row table:style-name="ro2">
          <table:table-cell table:number-columns-repeated="1024"/>
        </table:table-row>
      </table:table>
      <table:table table:name="7.0 Sind Sie Mitglied eines Garten-Vereins, Schrebergarten-Vereins o.ä." table:style-name="ta28">
        <table:table-column table:style-name="co20" table:number-columns-repeated="1024" table:default-cell-style-name="Default"/>
        <table:table-row table:style-name="ro1">
          <table:table-cell table:style-name="ce1" office:value-type="string" calcext:value-type="string">
            <text:p>Ja</text:p>
          </table:table-cell>
          <table:table-cell table:style-name="ce1" office:value-type="string" calcext:value-type="string">
            <text:p>Nein, aber Interesse</text:p>
          </table:table-cell>
          <table:table-cell table:style-name="ce1" office:value-type="string" calcext:value-type="string">
            <text:p>Nein, und kein Interesse</text:p>
          </table:table-cell>
          <table:table-cell table:number-columns-repeated="1021"/>
        </table:table-row>
        <table:table-row table:style-name="ro1">
          <table:table-cell table:style-name="ce13" table:formula="of:=COUNTIF([$'Alle Antworten'.$W$1:.$W$1048576]; &quot;Ja&quot;)" office:value-type="float" office:value="25" calcext:value-type="float">
            <text:p>25</text:p>
          </table:table-cell>
          <table:table-cell table:style-name="ce13" table:formula="of:=COUNTIF([$'Alle Antworten'.$W$1:.$W$1048576]; &quot;*kein Interesse*&quot;)" office:value-type="float" office:value="12" calcext:value-type="float">
            <text:p>12</text:p>
          </table:table-cell>
          <table:table-cell table:style-name="ce13" table:formula="of:=COUNTIF([$'Alle Antworten'.$W$1:.$W$1048576]; &quot;*hätte Interesse*&quot;)" office:value-type="float" office:value="2" calcext:value-type="float">
            <text:p>2</text:p>
          </table:table-cell>
          <table:table-cell table:number-columns-repeated="1021"/>
        </table:table-row>
        <table:table-row table:style-name="ro2" table:number-rows-repeated="1048573">
          <table:table-cell table:number-columns-repeated="1024"/>
        </table:table-row>
        <table:table-row table:style-name="ro2">
          <table:table-cell table:number-columns-repeated="1024"/>
        </table:table-row>
      </table:table>
      <table:table table:name="7.1 Was macht Ihr Verein  Gruppe" table:style-name="ta29">
        <table:table-column table:style-name="co20" table:number-columns-repeated="1024" table:default-cell-style-name="Default"/>
        <table:table-row table:style-name="ro1">
          <table:table-cell table:style-name="ce1" office:value-type="string" calcext:value-type="string">
            <text:p>Stellt (Schreber-)Gärten zur Verfügung</text:p>
          </table:table-cell>
          <table:table-cell table:style-name="ce1" office:value-type="string" calcext:value-type="string">
            <text:p>Tauschbörse</text:p>
          </table:table-cell>
          <table:table-cell table:style-name="ce1" office:value-type="string" calcext:value-type="string">
            <text:p>Vorträge</text:p>
          </table:table-cell>
          <table:table-cell table:style-name="ce1" office:value-type="string" calcext:value-type="string">
            <text:p>Vernetzung</text:p>
          </table:table-cell>
          <table:table-cell table:style-name="ce1" office:value-type="string" calcext:value-type="string">
            <text:p>Naturnahes Gärtnern</text:p>
          </table:table-cell>
          <table:table-cell table:number-columns-repeated="1019"/>
        </table:table-row>
        <table:table-row table:style-name="ro1">
          <table:table-cell table:style-name="ce13" table:formula="of:=COUNTIF([$'Alle Antworten'.$X$1:.$X$1048576]; &quot;*leiten*&quot;) + COUNTIF([$'Alle Antworten'.$X$1:.$X$1048576]; &quot;*Infra*&quot;)" office:value-type="float" office:value="2" calcext:value-type="float">
            <text:p>2</text:p>
          </table:table-cell>
          <table:table-cell table:style-name="ce13" table:formula="of:=COUNTIF([$'Alle Antworten'.$X$1:.$X$1048576]; &quot;*tausch*&quot;)" office:value-type="float" office:value="2" calcext:value-type="float">
            <text:p>2</text:p>
          </table:table-cell>
          <table:table-cell table:style-name="ce13" table:formula="of:=COUNTIF([$'Alle Antworten'.$X$1:.$X$1048576]; &quot;*Vorträge*&quot;) + COUNTIF([$'Alle Antworten'.$X$1:.$X$1048576]; &quot;*bildung*&quot;)" office:value-type="float" office:value="2" calcext:value-type="float">
            <text:p>2</text:p>
          </table:table-cell>
          <table:table-cell table:style-name="ce13" table:formula="of:=COUNTIF([$'Alle Antworten'.$X$1:.$X$1048576]; &quot;*Vernetzung*&quot;)" office:value-type="float" office:value="1" calcext:value-type="float">
            <text:p>1</text:p>
          </table:table-cell>
          <table:table-cell table:style-name="ce13" table:formula="of:=COUNTIF([$'Alle Antworten'.$X$1:.$X$1048576]; &quot;*natur*&quot;)" office:value-type="float" office:value="5" calcext:value-type="float">
            <text:p>5</text:p>
          </table:table-cell>
          <table:table-cell table:number-columns-repeated="1019"/>
        </table:table-row>
        <table:table-row table:style-name="ro2" table:number-rows-repeated="1048573">
          <table:table-cell table:number-columns-repeated="1024"/>
        </table:table-row>
        <table:table-row table:style-name="ro2">
          <table:table-cell table:number-columns-repeated="1024"/>
        </table:table-row>
      </table:table>
      <table:table table:name="7.2 Nehmen Sie dort eine besondere Rolle ein Wenn ja, welche" table:style-name="ta30">
        <table:table-column table:style-name="co20" table:number-columns-repeated="1024" table:default-cell-style-name="Default"/>
        <table:table-row table:style-name="ro1">
          <table:table-cell table:style-name="ce1" office:value-type="string" calcext:value-type="string">
            <text:p>Mitglied</text:p>
          </table:table-cell>
          <table:table-cell table:style-name="ce1" office:value-type="string" calcext:value-type="string">
            <text:p>Andere Mitarbeit</text:p>
          </table:table-cell>
          <table:table-cell table:style-name="ce1" office:value-type="string" calcext:value-type="string">
            <text:p>Leitung</text:p>
          </table:table-cell>
          <table:table-cell table:number-columns-repeated="1021"/>
        </table:table-row>
        <table:table-row table:style-name="ro1">
          <table:table-cell table:style-name="ce3" table:formula="of:=COUNTIF([$'Alle Antworten'.$Y$1:.$Y$1048576]; &quot;*nein*&quot;) + COUNTIF([$'Alle Antworten'.$Y$1:.$Y$1048576]; &quot;*teilnehmen*&quot;) + COUNTIF([$'Alle Antworten'.$Y$1:.$Y$1048576]; &quot;*Mitglied*&quot;)" office:value-type="float" office:value="8" calcext:value-type="float">
            <text:p>8</text:p>
          </table:table-cell>
          <table:table-cell table:style-name="ce3" table:formula="of:=COUNTIF([$'Alle Antworten'.$Y$1:.$Y$1048576]; &quot;*Berater*&quot;) + COUNTIF([$'Alle Antworten'.$Y$1:.$Y$1048576]; &quot;*Schrift*&quot;) + COUNTIF([$'Alle Antworten'.$Y$1:.$Y$1048576]; &quot;*Kassierer*&quot;) + COUNTIF([$'Alle Antworten'.$Y$1:.$Y$1048576]; &quot;*Mitarbeit*&quot;)" office:value-type="float" office:value="5" calcext:value-type="float">
            <text:p>5</text:p>
          </table:table-cell>
          <table:table-cell table:style-name="ce3" table:formula="of:=COUNTIF([$'Alle Antworten'.$Y$1:.$Y$1048576]; &quot;*Admin*&quot;) + COUNTIF([$'Alle Antworten'.$Y$1:.$Y$1048576]; &quot;*Vorstand*&quot;) + COUNTIF([$'Alle Antworten'.$Y$1:.$Y$1048576]; &quot;*Vorsitz*&quot;)" office:value-type="float" office:value="6" calcext:value-type="float">
            <text:p>6</text:p>
          </table:table-cell>
          <table:table-cell table:number-columns-repeated="1021"/>
        </table:table-row>
        <table:table-row table:style-name="ro2" table:number-rows-repeated="1048573">
          <table:table-cell table:number-columns-repeated="1024"/>
        </table:table-row>
        <table:table-row table:style-name="ro2">
          <table:table-cell table:number-columns-repeated="1024"/>
        </table:table-row>
      </table:table>
      <table:table table:name="8.1 Nutzen Sie bereits eine App für Tipps &amp; Tricks, Inspiration und Austausch Wenn ja, welche" table:style-name="ta31">
        <table:table-column table:style-name="co20" table:number-columns-repeated="2" table:default-cell-style-name="Default"/>
        <table:table-column table:style-name="co29" table:default-cell-style-name="Default"/>
        <table:table-column table:style-name="co30" table:default-cell-style-name="Default"/>
        <table:table-column table:style-name="co20" table:number-columns-repeated="1020" table:default-cell-style-name="Default"/>
        <table:table-row table:style-name="ro1">
          <table:table-cell table:style-name="ce1" office:value-type="string" calcext:value-type="string">
            <text:p>Nein</text:p>
          </table:table-cell>
          <table:table-cell table:style-name="ce1" office:value-type="string" calcext:value-type="string">
            <text:p>Facebook</text:p>
          </table:table-cell>
          <table:table-cell table:style-name="ce1" office:value-type="string" calcext:value-type="string">
            <text:p>Mein schöner Garten</text:p>
          </table:table-cell>
          <table:table-cell table:style-name="ce1" office:value-type="string" calcext:value-type="string">
            <text:p>Pflannzenerkennungs-App</text:p>
          </table:table-cell>
          <table:table-cell table:style-name="ce1" office:value-type="string" calcext:value-type="string">
            <text:p>Nabu</text:p>
          </table:table-cell>
          <table:table-cell table:style-name="ce1"/>
          <table:table-cell table:number-columns-repeated="1018"/>
        </table:table-row>
        <table:table-row table:style-name="ro1">
          <table:table-cell table:style-name="ce3" table:formula="of:=COUNTIF([$'Alle Antworten'.$Z$1:.$Z$1048576]; &quot;*nein*&quot;) + COUNTIF([$'Alle Antworten'.$Z$1:.$Z$1048576]; &quot;*keine*&quot;)" office:value-type="float" office:value="16" calcext:value-type="float">
            <text:p>16</text:p>
          </table:table-cell>
          <table:table-cell table:style-name="ce1" table:formula="of:=COUNTIF([$'Alle Antworten'.$Z$1:.$Z$1048576]; &quot;*Facebook*&quot;)" office:value-type="float" office:value="1" calcext:value-type="float">
            <text:p>1</text:p>
          </table:table-cell>
          <table:table-cell table:style-name="ce3" table:formula="of:=COUNTIF([$'Alle Antworten'.$Z$1:.$Z$1048576]; &quot;*Garten*&quot;)" office:value-type="float" office:value="1" calcext:value-type="float">
            <text:p>1</text:p>
          </table:table-cell>
          <table:table-cell table:style-name="ce3" table:formula="of:=COUNTIF([$'Alle Antworten'.$Z$1:.$Z$1048576]; &quot;*Erkennung*&quot;) + COUNTIF([$'Alle Antworten'.$Z$1:.$Z$1048576]; &quot;*Flora*&quot;)" office:value-type="float" office:value="3" calcext:value-type="float">
            <text:p>3</text:p>
          </table:table-cell>
          <table:table-cell table:style-name="ce3" table:formula="of:=COUNTIF([$'Alle Antworten'.$Z$1:.$Z$1048576]; &quot;*nabu*&quot;)" office:value-type="float" office:value="1" calcext:value-type="float">
            <text:p>1</text:p>
          </table:table-cell>
          <table:table-cell table:number-columns-repeated="1019"/>
        </table:table-row>
        <table:table-row table:style-name="ro2" table:number-rows-repeated="1048573">
          <table:table-cell table:number-columns-repeated="1024"/>
        </table:table-row>
        <table:table-row table:style-name="ro2">
          <table:table-cell table:number-columns-repeated="1024"/>
        </table:table-row>
      </table:table>
      <table:table table:name="8.2 Wie finden sie die Idee von GrowUp" table:style-name="ta32">
        <table:table-column table:style-name="co20" table:number-columns-repeated="1024" table:default-cell-style-name="Default"/>
        <table:table-row table:style-name="ro1">
          <table:table-cell table:style-name="ce1" office:value-type="string" calcext:value-type="string">
            <text:p>Positiv</text:p>
          </table:table-cell>
          <table:table-cell table:style-name="ce1" office:value-type="string" calcext:value-type="string">
            <text:p>Interessiert</text:p>
          </table:table-cell>
          <table:table-cell table:style-name="ce1" office:value-type="string" calcext:value-type="string">
            <text:p>Negativ</text:p>
          </table:table-cell>
          <table:table-cell table:number-columns-repeated="1021"/>
        </table:table-row>
        <table:table-row table:style-name="ro1">
          <table:table-cell table:style-name="ce3" table:formula="of:=COUNTIF([$'Alle Antworten'.$AA$1:.$AA$1048576]; &quot;*gut*&quot;) + COUNTIF([$'Alle Antworten'.$AA$1:.$AA$1048576]; &quot;*praktisch*&quot;) + COUNTIF([$'Alle Antworten'.$AA$1:.$AA$1048576]; &quot;*Anspruch*&quot;) + COUNTIF([$'Alle Antworten'.$AA$1:.$AA$1048576]; &quot;*nicht schlecht*&quot;) + COUNTIF([$'Alle Antworten'.$AA$1:.$AA$1048576]; &quot;*cool*&quot;) - 2" office:value-type="float" office:value="13" calcext:value-type="float">
            <text:p>13</text:p>
          </table:table-cell>
          <table:table-cell table:style-name="ce3" table:formula="of:=COUNTIF([$'Alle Antworten'.$AA$1:.$AA$1048576]; &quot;*Joar*&quot;) + COUNTIF([$'Alle Antworten'.$AA$1:.$AA$1048576]; &quot;*interessant*&quot;) + COUNTIF([$'Alle Antworten'.$AA$1:.$AA$1048576]; &quot;*mal anschauen*&quot;) + COUNTIF([$'Alle Antworten'.$AA$1:.$AA$1048576]; &quot;*testen*&quot;)" office:value-type="float" office:value="6" calcext:value-type="float">
            <text:p>6</text:p>
          </table:table-cell>
          <table:table-cell table:style-name="ce3" table:formula="of:=COUNTIF([$'Alle Antworten'.$AA$1:.$AA$1048576]; &quot;*überflüssig*&quot;) + + COUNTIF([$'Alle Antworten'.$AA$1:.$AA$1048576]; &quot;*nicht so*&quot;) + + COUNTIF([$'Alle Antworten'.$AA$1:.$AA$1048576]; &quot;*App*&quot;) + + COUNTIF([$'Alle Antworten'.$AA$1:.$AA$1048576]; &quot;*kein Handy*&quot;) + COUNTIF([$'Alle Antworten'.$AA$1:.$AA$1048576]; &quot;*nicht vorstellen*&quot;) + + COUNTIF([$'Alle Antworten'.$AA$1:.$AA$1048576]; &quot;*Blödsinn*&quot;) + + COUNTIF([$'Alle Antworten'.$AA$1:.$AA$1048576]; &quot;*gruppe*&quot;) + + COUNTIF([$'Alle Antworten'.$AA$1:.$AA$1048576]; &quot;*brauche ich nicht*&quot;)" office:value-type="float" office:value="11" calcext:value-type="float">
            <text:p>11</text:p>
          </table:table-cell>
          <table:table-cell table:number-columns-repeated="1021"/>
        </table:table-row>
        <table:table-row table:style-name="ro2">
          <table:table-cell/>
          <table:table-cell>
            <draw:frame table:end-cell-address="'8.2 Wie finden sie die Idee von GrowUp'.F18" table:end-x="27.24pt" table:end-y="15.73pt" draw:z-index="0" draw:name="Chart 23" draw:style-name="gr1" draw:text-style-name="P1" svg:width="303.73pt" svg:height="238.48pt" svg:x="4.11pt" svg:y="13.49pt">
              <draw:object draw:notify-on-update-of-ranges="'8.2 Wie finden sie die Idee von GrowUp'.A1:'8.2 Wie finden sie die Idee von GrowUp'.C1 '8.2 Wie finden sie die Idee von GrowUp'.A2:'8.2 Wie finden sie die Idee von GrowUp'.C2" xlink:href="./Object 23" xlink:type="simple" xlink:show="embed" xlink:actuate="onLoad">
                <loext:p/>
              </draw:object>
              <draw:image xlink:href="./ObjectReplacements/Object 23" xlink:type="simple" xlink:show="embed" xlink:actuate="onLoad"/>
            </draw:frame>
          </table:table-cell>
          <table:table-cell table:number-columns-repeated="1022"/>
        </table:table-row>
        <table:table-row table:style-name="ro2" table:number-rows-repeated="1048572">
          <table:table-cell table:number-columns-repeated="1024"/>
        </table:table-row>
        <table:table-row table:style-name="ro2">
          <table:table-cell table:number-columns-repeated="1024"/>
        </table:table-row>
      </table:table>
      <table:table table:name="8.3 Wie finden sie die Idee von GrowUp mit Fokus auf naturnähe" table:style-name="ta33">
        <table:table-column table:style-name="co20" table:number-columns-repeated="1024" table:default-cell-style-name="Default"/>
        <table:table-row table:style-name="ro1">
          <table:table-cell table:style-name="ce1" office:value-type="string" calcext:value-type="string">
            <text:p>Positv</text:p>
          </table:table-cell>
          <table:table-cell table:style-name="ce1" office:value-type="string" calcext:value-type="string">
            <text:p>Interesse</text:p>
          </table:table-cell>
          <table:table-cell table:style-name="ce1" office:value-type="string" calcext:value-type="string">
            <text:p>Negativ</text:p>
          </table:table-cell>
          <table:table-cell table:number-columns-repeated="1021"/>
        </table:table-row>
        <table:table-row table:style-name="ro1">
          <table:table-cell table:style-name="ce1" office:value-type="float" office:value="14" calcext:value-type="float">
            <text:p>14</text:p>
          </table:table-cell>
          <table:table-cell table:style-name="ce1" office:value-type="float" office:value="11" calcext:value-type="float">
            <text:p>11</text:p>
          </table:table-cell>
          <table:table-cell table:style-name="ce1" office:value-type="float" office:value="5" calcext:value-type="float">
            <text:p>5</text:p>
          </table:table-cell>
          <table:table-cell table:number-columns-repeated="1021"/>
        </table:table-row>
        <table:table-row table:style-name="ro2" table:number-rows-repeated="2">
          <table:table-cell table:number-columns-repeated="1024"/>
        </table:table-row>
        <table:table-row table:style-name="ro1">
          <table:table-cell table:style-name="ce1" office:value-type="string" calcext:value-type="string">
            <text:p>Negativ --&gt; Positv</text:p>
          </table:table-cell>
          <table:table-cell table:style-name="ce1" office:value-type="string" calcext:value-type="string">
            <text:p>Negativ --&gt; Interesse</text:p>
          </table:table-cell>
          <table:table-cell table:style-name="ce1" office:value-type="string" calcext:value-type="string">
            <text:p>Interesse --&gt; Positiv</text:p>
          </table:table-cell>
          <table:table-cell table:number-columns-repeated="1021"/>
        </table:table-row>
        <table:table-row table:style-name="ro1">
          <table:table-cell table:style-name="ce1" office:value-type="float" office:value="1" calcext:value-type="float">
            <text:p>1</text:p>
          </table:table-cell>
          <table:table-cell table:style-name="ce1" office:value-type="float" office:value="6" calcext:value-type="float">
            <text:p>6</text:p>
          </table:table-cell>
          <table:table-cell table:style-name="ce1" office:value-type="float" office:value="1" calcext:value-type="float">
            <text:p>1</text:p>
          </table:table-cell>
          <table:table-cell table:number-columns-repeated="1021"/>
        </table:table-row>
        <table:table-row table:style-name="ro2">
          <table:table-cell table:number-columns-repeated="1024"/>
        </table:table-row>
        <table:table-row table:style-name="ro2">
          <table:table-cell/>
          <table:table-cell>
            <draw:frame table:end-cell-address="'8.3 Wie finden sie die Idee von GrowUp mit Fokus auf naturnähe'.F22" table:end-x="29.51pt" table:end-y="13.46pt" draw:z-index="0" draw:name="Chart 24" draw:style-name="gr1" draw:text-style-name="P1" svg:width="305.23pt" svg:height="233.97pt" svg:x="4.88pt" svg:y="0pt">
              <draw:object draw:notify-on-update-of-ranges="'8.3 Wie finden sie die Idee von GrowUp mit Fokus auf naturnähe'.A1:'8.3 Wie finden sie die Idee von GrowUp mit Fokus auf naturnähe'.C1 '8.3 Wie finden sie die Idee von GrowUp mit Fokus auf naturnähe'.A2:'8.3 Wie finden sie die Idee von GrowUp mit Fokus auf naturnähe'.C2" xlink:href="./Object 24" xlink:type="simple" xlink:show="embed" xlink:actuate="onLoad">
                <loext:p/>
              </draw:object>
              <draw:image xlink:href="./ObjectReplacements/Object 24" xlink:type="simple" xlink:show="embed" xlink:actuate="onLoad"/>
            </draw:frame>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Alter" table:style-name="ta34">
        <table:table-column table:style-name="co20" table:number-columns-repeated="1024" table:default-cell-style-name="Default"/>
        <table:table-row table:style-name="ro1">
          <table:table-cell table:style-name="ce1" office:value-type="string" calcext:value-type="string">
            <text:p>Unter 20 Jahre</text:p>
          </table:table-cell>
          <table:table-cell table:style-name="ce7" office:value-type="string" calcext:value-type="string">
            <text:p>20 - 29 Jahre</text:p>
          </table:table-cell>
          <table:table-cell table:style-name="ce7" office:value-type="string" calcext:value-type="string">
            <text:p>30 - 39 Jahre</text:p>
          </table:table-cell>
          <table:table-cell table:style-name="ce7" office:value-type="string" calcext:value-type="string">
            <text:p>40 - 49 Jahre</text:p>
          </table:table-cell>
          <table:table-cell table:style-name="ce7" office:value-type="string" calcext:value-type="string">
            <text:p>50 - 59 Jahre</text:p>
          </table:table-cell>
          <table:table-cell table:style-name="ce7" office:value-type="string" calcext:value-type="string">
            <text:p>Über 60 Jahre</text:p>
          </table:table-cell>
          <table:table-cell table:number-columns-repeated="1018"/>
        </table:table-row>
        <table:table-row table:style-name="ro1">
          <table:table-cell table:style-name="ce3" table:formula="of:=COUNTIF([$'Alle Antworten'.AC$1:.AC$1048576];[.A1])" office:value-type="float" office:value="0" calcext:value-type="float">
            <text:p>0</text:p>
          </table:table-cell>
          <table:table-cell table:style-name="ce3" table:formula="of:=COUNTIF([$'Alle Antworten'.AC$1:.AC$1048576];[.B1])" office:value-type="float" office:value="4" calcext:value-type="float">
            <text:p>4</text:p>
          </table:table-cell>
          <table:table-cell table:style-name="ce3" table:formula="of:=COUNTIF([$'Alle Antworten'.AC$1:.AC$1048576];[.C1])" office:value-type="float" office:value="7" calcext:value-type="float">
            <text:p>7</text:p>
          </table:table-cell>
          <table:table-cell table:style-name="ce3" table:formula="of:=COUNTIF([$'Alle Antworten'.AC$1:.AC$1048576];[.D1])" office:value-type="float" office:value="11" calcext:value-type="float">
            <text:p>11</text:p>
          </table:table-cell>
          <table:table-cell table:style-name="ce3" table:formula="of:=COUNTIF([$'Alle Antworten'.AC$1:.AC$1048576];[.E1])" office:value-type="float" office:value="13" calcext:value-type="float">
            <text:p>13</text:p>
          </table:table-cell>
          <table:table-cell table:style-name="ce3" table:formula="of:=COUNTIF([$'Alle Antworten'.AC$1:.AC$1048576];[.F1])" office:value-type="float" office:value="4" calcext:value-type="float">
            <text:p>4</text:p>
          </table:table-cell>
          <table:table-cell table:number-columns-repeated="1018"/>
        </table:table-row>
        <table:table-row table:style-name="ro2" table:number-rows-repeated="1048573">
          <table:table-cell table:number-columns-repeated="1024"/>
        </table:table-row>
        <table:table-row table:style-name="ro2">
          <table:table-cell table:number-columns-repeated="1024"/>
        </table:table-row>
      </table:table>
      <table:table table:name="Geschlecht" table:style-name="ta35">
        <table:table-column table:style-name="co20" table:number-columns-repeated="1024" table:default-cell-style-name="Default"/>
        <table:table-row table:style-name="ro1">
          <table:table-cell table:style-name="ce7" office:value-type="string" calcext:value-type="string">
            <text:p>Weiblich</text:p>
          </table:table-cell>
          <table:table-cell table:style-name="ce1" office:value-type="string" calcext:value-type="string">
            <text:p>Männlich</text:p>
          </table:table-cell>
          <table:table-cell table:style-name="ce1" office:value-type="string" calcext:value-type="string">
            <text:p>Divers</text:p>
          </table:table-cell>
          <table:table-cell table:number-columns-repeated="1021"/>
        </table:table-row>
        <table:table-row table:style-name="ro1">
          <table:table-cell table:style-name="ce3" table:formula="of:=COUNTIF([$'Alle Antworten'.AD$1:.AD$1048576];[.A1])" office:value-type="float" office:value="27" calcext:value-type="float">
            <text:p>27</text:p>
          </table:table-cell>
          <table:table-cell table:style-name="ce3" table:formula="of:=COUNTIF([$'Alle Antworten'.AD$1:.AD$1048576];[.B1])" office:value-type="float" office:value="11" calcext:value-type="float">
            <text:p>11</text:p>
          </table:table-cell>
          <table:table-cell table:style-name="ce3" table:formula="of:=COUNTIF([$'Alle Antworten'.AD$1:.AD$1048576];[.C1])" office:value-type="float" office:value="0" calcext:value-type="float">
            <text:p>0</text:p>
          </table:table-cell>
          <table:table-cell table:number-columns-repeated="1021"/>
        </table:table-row>
        <table:table-row table:style-name="ro2" table:number-rows-repeated="1048573">
          <table:table-cell table:number-columns-repeated="1024"/>
        </table:table-row>
        <table:table-row table:style-name="ro2">
          <table:table-cell table:number-columns-repeated="1024"/>
        </table:table-row>
      </table:table>
      <table:table table:name="Wohnort" table:style-name="ta36">
        <table:table-column table:style-name="co20" table:number-columns-repeated="2" table:default-cell-style-name="Default"/>
        <table:table-column table:style-name="co31" table:default-cell-style-name="Default"/>
        <table:table-column table:style-name="co20" table:number-columns-repeated="1021" table:default-cell-style-name="Default"/>
        <table:table-row table:style-name="ro1">
          <table:table-cell table:style-name="ce7" office:value-type="string" calcext:value-type="string">
            <text:p>Innenstadt</text:p>
          </table:table-cell>
          <table:table-cell table:style-name="ce7" office:value-type="string" calcext:value-type="string">
            <text:p>Stadtrand</text:p>
          </table:table-cell>
          <table:table-cell table:style-name="ce1" office:value-type="string" calcext:value-type="string">
            <text:p>Außerhalb der Stadt</text:p>
          </table:table-cell>
          <table:table-cell table:style-name="ce10" office:value-type="string" calcext:value-type="string">
            <text:p>ländlich und dörflich zusammengefasst</text:p>
          </table:table-cell>
          <table:table-cell table:number-columns-repeated="1020"/>
        </table:table-row>
        <table:table-row table:style-name="ro1">
          <table:table-cell table:style-name="ce3" table:formula="of:=COUNTIF([$'Alle Antworten'.AE$1:.AE$1048576];[.A1])" office:value-type="float" office:value="15" calcext:value-type="float">
            <text:p>15</text:p>
          </table:table-cell>
          <table:table-cell table:style-name="ce3" table:formula="of:=COUNTIF([$'Alle Antworten'.AE$1:.AE$1048576];[.B1])" office:value-type="float" office:value="21" calcext:value-type="float">
            <text:p>21</text:p>
          </table:table-cell>
          <table:table-cell table:style-name="ce3" table:formula="of:=COUNTIF([$'Alle Antworten'.AE$1:.AE$1048576];&quot;Ländlich&quot;) + COUNTIF([$'Alle Antworten'.AE$1:.AE$1048576];&quot;Dörflich&quot;)" office:value-type="float" office:value="3" calcext:value-type="float">
            <text:p>3</text:p>
          </table:table-cell>
          <table:table-cell table:number-columns-repeated="1021"/>
        </table:table-row>
        <table:table-row table:style-name="ro2" table:number-rows-repeated="1048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Inconsolata" svg:font-family="Inconsolat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number-style style:name="N126">
      <number:number number:decimal-places="1" loext:min-decimal-places="1" number:min-integer-digits="1"/>
    </number:number-style>
    <number:percentage-style style:name="N127">
      <number:number number:decimal-places="1" loext:min-decimal-places="1" number:min-integer-digits="1"/>
      <number:text>%</number:text>
    </number:percentag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3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lle_20_Antworten" style:display-name="PageStyle_Alle Antworten" style:page-layout-name="Mpm3">
      <style:header style:display="false"/>
      <style:header-left style:display="false"/>
      <style:footer style:display="false"/>
      <style:footer-left style:display="false"/>
    </style:master-page>
    <style:master-page style:name="PageStyle_5f_Beruflich" style:display-name="PageStyle_Beruflich" style:page-layout-name="Mpm3">
      <style:header style:display="false"/>
      <style:header-left style:display="false"/>
      <style:footer style:display="false"/>
      <style:footer-left style:display="false"/>
    </style:master-page>
    <style:master-page style:name="PageStyle_5f_Hobby" style:display-name="PageStyle_Hobby" style:page-layout-name="Mpm3">
      <style:header style:display="false"/>
      <style:header-left style:display="false"/>
      <style:footer style:display="false"/>
      <style:footer-left style:display="false"/>
    </style:master-page>
    <style:master-page style:name="PageStyle_5f_Nicht_20_im_20_Verein" style:display-name="PageStyle_Nicht im Verein" style:page-layout-name="Mpm3">
      <style:header style:display="false"/>
      <style:header-left style:display="false"/>
      <style:footer style:display="false"/>
      <style:footer-left style:display="false"/>
    </style:master-page>
    <style:master-page style:name="PageStyle_5f_Im_20_Verein" style:display-name="PageStyle_Im Verein" style:page-layout-name="Mpm3">
      <style:header style:display="false"/>
      <style:header-left style:display="false"/>
      <style:footer style:display="false"/>
      <style:footer-left style:display="false"/>
    </style:master-page>
    <style:master-page style:name="PageStyle_5f_Erfahren" style:display-name="PageStyle_Erfahren" style:page-layout-name="Mpm3">
      <style:header style:display="false"/>
      <style:header-left style:display="false"/>
      <style:footer style:display="false"/>
      <style:footer-left style:display="false"/>
    </style:master-page>
    <style:master-page style:name="PageStyle_5f_Unerfahren" style:display-name="PageStyle_Unerfahren" style:page-layout-name="Mpm3">
      <style:header style:display="false"/>
      <style:header-left style:display="false"/>
      <style:footer style:display="false"/>
      <style:footer-left style:display="false"/>
    </style:master-page>
    <style:master-page style:name="PageStyle_5f_Gärtnert_20__3e__20_6" style:display-name="PageStyle_Gärtnert &gt; 6" style:page-layout-name="Mpm3">
      <style:header style:display="false"/>
      <style:header-left style:display="false"/>
      <style:footer style:display="false"/>
      <style:footer-left style:display="false"/>
    </style:master-page>
    <style:master-page style:name="PageStyle_5f_Gärtnert_20__3c__20_6" style:display-name="PageStyle_Gärtnert &lt; 6" style:page-layout-name="Mpm3">
      <style:header style:display="false"/>
      <style:header-left style:display="false"/>
      <style:footer style:display="false"/>
      <style:footer-left style:display="false"/>
    </style:master-page>
    <style:master-page style:name="PageStyle_5f_1.1_20_Wo_20_verbringen_20_Sie_20_die_20_meiste_20_Zeit_20_beim_20_Gärtnern" style:display-name="PageStyle_1.1 Wo verbringen Sie die meiste Zeit beim Gärtnern" style:page-layout-name="Mpm3">
      <style:header style:display="false"/>
      <style:header-left style:display="false"/>
      <style:footer style:display="false"/>
      <style:footer-left style:display="false"/>
    </style:master-page>
    <style:master-page style:name="PageStyle_5f_1.2_20_Worauf_20_achten_20_Sie_20_bei_20_der_20_Gestaltung_20_ihres_20_Gartens_2c__20_Balkons_20_oder_20_ihrer_20_Terrasse_20_etc._20_" style:display-name="PageStyle_1.2 Worauf achten Sie bei der Gestaltung ihres Gartens, Balkons oder ihrer Terrasse etc. " style:page-layout-name="Mpm3">
      <style:header style:display="false"/>
      <style:header-left style:display="false"/>
      <style:footer style:display="false"/>
      <style:footer-left style:display="false"/>
    </style:master-page>
    <style:master-page style:name="PageStyle_5f_1.3_20_Wie_20_lange_20_gärtnern_20_Sie_20_schon_20_oder_20_interessieren_20_sich_20_für_20_Pflanzen" style:display-name="PageStyle_1.3 Wie lange gärtnern Sie schon oder interessieren sich für Pflanzen" style:page-layout-name="Mpm3">
      <style:header style:display="false"/>
      <style:header-left style:display="false"/>
      <style:footer style:display="false"/>
      <style:footer-left style:display="false"/>
    </style:master-page>
    <style:master-page style:name="PageStyle_5f_1.4_20_Beschäftigen_20_Sie_20_sich_20_beruflich_20_mit_20_Pflanzen" style:display-name="PageStyle_1.4 Beschäftigen Sie sich beruflich mit Pflanzen" style:page-layout-name="Mpm3">
      <style:header style:display="false"/>
      <style:header-left style:display="false"/>
      <style:footer style:display="false"/>
      <style:footer-left style:display="false"/>
    </style:master-page>
    <style:master-page style:name="PageStyle_5f_2.1_20_Welche_20_Aktivitäten_20_unternehmen_20_Sie_20_beim_20_Gärtnern" style:display-name="PageStyle_2.1 Welche Aktivitäten unternehmen Sie beim Gärtnern" style:page-layout-name="Mpm3">
      <style:header style:display="false"/>
      <style:header-left style:display="false"/>
      <style:footer style:display="false"/>
      <style:footer-left style:display="false"/>
    </style:master-page>
    <style:master-page style:name="PageStyle_5f_2.2_20_Welche_20_Probleme_20_treten_20_dabei_20_für_20_Sie_20_auf" style:display-name="PageStyle_2.2 Welche Probleme treten dabei für Sie auf" style:page-layout-name="Mpm3">
      <style:header style:display="false"/>
      <style:header-left style:display="false"/>
      <style:footer style:display="false"/>
      <style:footer-left style:display="false"/>
    </style:master-page>
    <style:master-page style:name="PageStyle_5f_2.3_20_Wo_20_finden_20_Sie_20_Lösungen_20_für_20_auftretende_20_Probleme" style:display-name="PageStyle_2.3 Wo finden Sie Lösungen für auftretende Probleme" style:page-layout-name="Mpm3">
      <style:header style:display="false"/>
      <style:header-left style:display="false"/>
      <style:footer style:display="false"/>
      <style:footer-left style:display="false"/>
    </style:master-page>
    <style:master-page style:name="PageStyle_5f_3.1_20_Wie_20_ausgereift_20_würden_20_Sie_20_Ihr_20_Wissen_20_über_20_Pflanzen_20_einschätzen" style:display-name="PageStyle_3.1 Wie ausgereift würden Sie Ihr Wissen über Pflanzen einschätzen" style:page-layout-name="Mpm3">
      <style:header style:display="false"/>
      <style:header-left style:display="false"/>
      <style:footer style:display="false"/>
      <style:footer-left style:display="false"/>
    </style:master-page>
    <style:master-page style:name="PageStyle_5f_3.2_20_Wie_20_ausgereift_20_würden_20_Sie_20_Ihr_20_Wissen_20_über_20_das_20_Gärtnern_20_einschätzen" style:display-name="PageStyle_3.2 Wie ausgereift würden Sie Ihr Wissen über das Gärtnern einschätzen" style:page-layout-name="Mpm3">
      <style:header style:display="false"/>
      <style:header-left style:display="false"/>
      <style:footer style:display="false"/>
      <style:footer-left style:display="false"/>
    </style:master-page>
    <style:master-page style:name="PageStyle_5f_3.3_20_Wie_20_ausgereift_20_würden_20_Sie_20_Ihr_20_Wissen_20_über_20_die_20_naturnahe_20_Gestaltung_20_einschätzen" style:display-name="PageStyle_3.3 Wie ausgereift würden Sie Ihr Wissen über die naturnahe Gestaltung einschätzen" style:page-layout-name="Mpm3">
      <style:header style:display="false"/>
      <style:header-left style:display="false"/>
      <style:footer style:display="false"/>
      <style:footer-left style:display="false"/>
    </style:master-page>
    <style:master-page style:name="PageStyle_5f_4.1_20_Was_20_macht_20_naturnahe_20_Gestaltung_20_für_20_Sie_20_aus" style:display-name="PageStyle_4.1 Was macht naturnahe Gestaltung für Sie aus" style:page-layout-name="Mpm3">
      <style:header style:display="false"/>
      <style:header-left style:display="false"/>
      <style:footer style:display="false"/>
      <style:footer-left style:display="false"/>
    </style:master-page>
    <style:master-page style:name="PageStyle_5f_4.2_20_Wie_20_sehr_20_achten_20_Sie_20_auf_20_naturnahe_20_Gestaltung" style:display-name="PageStyle_4.2 Wie sehr achten Sie auf naturnahe Gestaltung" style:page-layout-name="Mpm3">
      <style:header style:display="false"/>
      <style:header-left style:display="false"/>
      <style:footer style:display="false"/>
      <style:footer-left style:display="false"/>
    </style:master-page>
    <style:master-page style:name="PageStyle_5f_5.0_20_Tauschen_20_Sie_20_sich_20_mit_20_anderen_20_Leuten_20_über_20_ihren_20_GartenPflanzen_20_aus" style:display-name="PageStyle_5.0 Tauschen Sie sich mit anderen Leuten über ihren GartenPflanzen aus" style:page-layout-name="Mpm3">
      <style:header style:display="false"/>
      <style:header-left style:display="false"/>
      <style:footer style:display="false"/>
      <style:footer-left style:display="false"/>
    </style:master-page>
    <style:master-page style:name="PageStyle_5f_5.1_20_Wo_20_tauschen_20_Sie_20_sich_20_mit_20_diesen_20_Leuten_20_aus" style:display-name="PageStyle_5.1 Wo tauschen Sie sich mit diesen Leuten aus" style:page-layout-name="Mpm3">
      <style:header style:display="false"/>
      <style:header-left style:display="false"/>
      <style:footer style:display="false"/>
      <style:footer-left style:display="false"/>
    </style:master-page>
    <style:master-page style:name="PageStyle_5f_5.2_20_Worüber_20_tauschen_20_Sie_20_sich_20_aus" style:display-name="PageStyle_5.2 Worüber tauschen Sie sich aus" style:page-layout-name="Mpm3">
      <style:header style:display="false"/>
      <style:header-left style:display="false"/>
      <style:footer style:display="false"/>
      <style:footer-left style:display="false"/>
    </style:master-page>
    <style:master-page style:name="PageStyle_5f_5.3_20_Wie_20_wichtig_20_ist_20_Ihnen_20_der_20_Austausch_20_über_20_Pflanzen_20_und_20_ihre_20_Pflege_20_mit_20_anderen" style:display-name="PageStyle_5.3 Wie wichtig ist Ihnen der Austausch über Pflanzen und ihre Pflege mit anderen" style:page-layout-name="Mpm3">
      <style:header style:display="false"/>
      <style:header-left style:display="false"/>
      <style:footer style:display="false"/>
      <style:footer-left style:display="false"/>
    </style:master-page>
    <style:master-page style:name="PageStyle_5f_6.1_20_Schauen_20_Sie_20_zur_20_Inspiration_20_auch_20_mal_20_in_20_die_20_Gärten_20_anderer_20_Leute_20_Wenn_20_nein_20_Warum_20_nicht" style:display-name="PageStyle_6.1 Schauen Sie zur Inspiration auch mal in die Gärten anderer Leute Wenn nein Warum nicht" style:page-layout-name="Mpm3">
      <style:header style:display="false"/>
      <style:header-left style:display="false"/>
      <style:footer style:display="false"/>
      <style:footer-left style:display="false"/>
    </style:master-page>
    <style:master-page style:name="PageStyle_5f_6.2_20_Suchen_20_Sie_20_ab_20_und_20_an_20_nach_20_Inspiration_20_für_20_Ihren_20_Garten_2c__20_Balkon_20_etc._20_Wenn_20_ja_2c__20_wo" style:display-name="PageStyle_6.2 Suchen Sie ab und an nach Inspiration für Ihren Garten, Balkon etc. Wenn ja, wo" style:page-layout-name="Mpm3">
      <style:header style:display="false"/>
      <style:header-left style:display="false"/>
      <style:footer style:display="false"/>
      <style:footer-left style:display="false"/>
    </style:master-page>
    <style:master-page style:name="PageStyle_5f_7.0_20_Sind_20_Sie_20_Mitglied_20_eines_20_Garten-Vereins_2c__20_Schrebergarten-Vereins_20_o.ä." style:display-name="PageStyle_7.0 Sind Sie Mitglied eines Garten-Vereins, Schrebergarten-Vereins o.ä." style:page-layout-name="Mpm3">
      <style:header style:display="false"/>
      <style:header-left style:display="false"/>
      <style:footer style:display="false"/>
      <style:footer-left style:display="false"/>
    </style:master-page>
    <style:master-page style:name="PageStyle_5f_7.1_20_Was_20_macht_20_Ihr_20_Verein_20__20_Gruppe" style:display-name="PageStyle_7.1 Was macht Ihr Verein  Gruppe" style:page-layout-name="Mpm3">
      <style:header style:display="false"/>
      <style:header-left style:display="false"/>
      <style:footer style:display="false"/>
      <style:footer-left style:display="false"/>
    </style:master-page>
    <style:master-page style:name="PageStyle_5f_7.2_20_Nehmen_20_Sie_20_dort_20_eine_20_besondere_20_Rolle_20_ein_20_Wenn_20_ja_2c__20_welche" style:display-name="PageStyle_7.2 Nehmen Sie dort eine besondere Rolle ein Wenn ja, welche" style:page-layout-name="Mpm3">
      <style:header style:display="false"/>
      <style:header-left style:display="false"/>
      <style:footer style:display="false"/>
      <style:footer-left style:display="false"/>
    </style:master-page>
    <style:master-page style:name="PageStyle_5f_8.1_20_Nutzen_20_Sie_20_bereits_20_eine_20_App_20_für_20_Tipps_20__26__20_Tricks_2c__20_Inspiration_20_und_20_Austausch_20_Wenn_20_ja_2c__20_welche" style:display-name="PageStyle_8.1 Nutzen Sie bereits eine App für Tipps &amp; Tricks, Inspiration und Austausch Wenn ja, welche" style:page-layout-name="Mpm3">
      <style:header style:display="false"/>
      <style:header-left style:display="false"/>
      <style:footer style:display="false"/>
      <style:footer-left style:display="false"/>
    </style:master-page>
    <style:master-page style:name="PageStyle_5f_8.2_20_Wie_20_finden_20_sie_20_die_20_Idee_20_von_20_GrowUp" style:display-name="PageStyle_8.2 Wie finden sie die Idee von GrowUp" style:page-layout-name="Mpm3">
      <style:header style:display="false"/>
      <style:header-left style:display="false"/>
      <style:footer style:display="false"/>
      <style:footer-left style:display="false"/>
    </style:master-page>
    <style:master-page style:name="PageStyle_5f_8.3_20_Wie_20_finden_20_sie_20_die_20_Idee_20_von_20_GrowUp_20_mit_20_Fokus_20_auf_20_naturnähe" style:display-name="PageStyle_8.3 Wie finden sie die Idee von GrowUp mit Fokus auf naturnähe" style:page-layout-name="Mpm3">
      <style:header style:display="false"/>
      <style:header-left style:display="false"/>
      <style:footer style:display="false"/>
      <style:footer-left style:display="false"/>
    </style:master-page>
    <style:master-page style:name="PageStyle_5f_Alter" style:display-name="PageStyle_Alter" style:page-layout-name="Mpm3">
      <style:header style:display="false"/>
      <style:header-left style:display="false"/>
      <style:footer style:display="false"/>
      <style:footer-left style:display="false"/>
    </style:master-page>
    <style:master-page style:name="PageStyle_5f_Geschlecht" style:display-name="PageStyle_Geschlecht" style:page-layout-name="Mpm3">
      <style:header style:display="false"/>
      <style:header-left style:display="false"/>
      <style:footer style:display="false"/>
      <style:footer-left style:display="false"/>
    </style:master-page>
    <style:master-page style:name="PageStyle_5f_Wohnort" style:display-name="PageStyle_Wohn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6" meta:cell-count="6326" meta:object-count="24"/>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data-style-name="N0">
      <style:chart-properties chart:link-data-style-to-source="true"/>
      <style:graphic-properties draw:fill-color="#ea4335"/>
      <style:text-properties fo:font-size="10pt" style:font-size-asian="10pt" style:font-size-complex="10pt"/>
    </style:style>
    <style:style style:name="ch10" style:family="chart" style:data-style-name="N0">
      <style:chart-properties chart:link-data-style-to-source="true"/>
      <style:graphic-properties draw:fill-color="#fbbc04"/>
      <style:text-properties fo:font-size="10pt" style:font-size-asian="10pt" style:font-size-complex="10pt"/>
    </style:style>
    <style:style style:name="ch11" style:family="chart" style:data-style-name="N0">
      <style:chart-properties chart:link-data-style-to-source="true"/>
      <style:graphic-properties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875cm" svg:height="9.816cm" xlink:href=".." xlink:type="simple" chart:class="chart:bar" chart:style-name="ch1">
        <chart:legend chart:legend-position="end" svg:x="11.204cm" svg:y="3.068cm" style:legend-expansion="high" chart:style-name="ch2"/>
        <chart:plot-area chart:style-name="ch3" table:cell-range-address="'Gärtnert &gt; 6'.A25:'Gärtnert &gt; 6'.L29" chart:data-source-has-labels="both" svg:x="0.317cm" svg:y="0.196cm" svg:width="10.57cm" svg:height="8.394cm">
          <chartooo:coordinate-region svg:x="0.788cm" svg:y="0.395cm" svg:width="10.099cm" svg:height="7.698cm"/>
          <chart:axis chart:dimension="x" chart:name="primary-x" chart:style-name="ch4" chartooo:axis-type="text">
            <chart:title svg:x="5.101cm" svg:y="8.787cm" chart:style-name="ch5">
              <text:p>Skala</text:p>
            </chart:title>
            <chart:categories table:cell-range-address="'Gärtnert &gt; 6'.C25:'Gärtnert &gt; 6'.L25"/>
          </chart:axis>
          <chart:axis chart:dimension="y" chart:name="primary-y" chart:style-name="ch6">
            <chart:grid chart:style-name="ch7" chart:class="major"/>
          </chart:axis>
          <chart:series chart:style-name="ch8" chart:values-cell-range-address="'Gärtnert &gt; 6'.C26:'Gärtnert &gt; 6'.L26" chart:label-cell-address="'Gärtnert &gt; 6'.A26:'Gärtnert &gt; 6'.B26" chart:class="chart:bar">
            <chart:data-point chart:repeated="10"/>
          </chart:series>
          <chart:series chart:style-name="ch9" chart:values-cell-range-address="'Gärtnert &gt; 6'.C27:'Gärtnert &gt; 6'.L27" chart:label-cell-address="'Gärtnert &gt; 6'.A27:'Gärtnert &gt; 6'.B27" chart:class="chart:bar">
            <chart:data-point chart:repeated="10"/>
          </chart:series>
          <chart:series chart:style-name="ch10" chart:values-cell-range-address="'Gärtnert &gt; 6'.C28:'Gärtnert &gt; 6'.L28" chart:label-cell-address="'Gärtnert &gt; 6'.A28:'Gärtnert &gt; 6'.B28" chart:class="chart:bar">
            <chart:data-point chart:repeated="10"/>
          </chart:series>
          <chart:series chart:style-name="ch11" chart:values-cell-range-address="'Gärtnert &gt; 6'.C29:'Gärtnert &gt; 6'.L29" chart:label-cell-address="'Gärtnert &gt; 6'.A29:'Gärtnert &gt; 6'.B29"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1</text:p>
                <draw:g>
                  <svg:desc>'Gärtnert &gt; 6'.C25:'Gärtnert &gt; 6'.L25</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header-rows>
          <table:table-rows>
            <table:table-row>
              <table:table-cell office:value-type="string">
                <text:p>Gärtnert mehr als 6 Jahre Pflanzen</text:p>
                <text:list>
                  <text:list-item>
                    <text:p>Gärtnert mehr als 6 Jahre</text:p>
                  </text:list-item>
                  <text:list-item>
                    <text:p>Pflanzen</text:p>
                  </text:list-item>
                </text:list>
                <draw:g>
                  <svg:desc>'Gärtnert &gt; 6'.A26:'Gärtnert &gt; 6'.B26</svg:desc>
                </draw:g>
              </table:table-cell>
              <table:table-cell office:value-type="float" office:value="NaN">
                <text:p>NaN</text:p>
                <draw:g>
                  <svg:desc>'Gärtnert &gt; 6'.C26:'Gärtnert &gt; 6'.L26</svg:desc>
                </draw:g>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9">
                <text:p>9</text:p>
              </table:table-cell>
              <table:table-cell office:value-type="float" office:value="5">
                <text:p>5</text:p>
              </table:table-cell>
              <table:table-cell office:value-type="float" office:value="2">
                <text:p>2</text:p>
              </table:table-cell>
              <table:table-cell office:value-type="float" office:value="0">
                <text:p>0</text:p>
              </table:table-cell>
            </table:table-row>
            <table:table-row>
              <table:table-cell office:value-type="string">
                <text:p>Gärtnert mehr als 6 Jahre Gärtnern</text:p>
                <text:list>
                  <text:list-item>
                    <text:p>Gärtnert mehr als 6 Jahre</text:p>
                  </text:list-item>
                  <text:list-item>
                    <text:p>Gärtnern</text:p>
                  </text:list-item>
                </text:list>
                <draw:g>
                  <svg:desc>'Gärtnert &gt; 6'.A27:'Gärtnert &gt; 6'.B27</svg:desc>
                </draw:g>
              </table:table-cell>
              <table:table-cell office:value-type="float" office:value="NaN">
                <text:p>NaN</text:p>
                <draw:g>
                  <svg:desc>'Gärtnert &gt; 6'.C27:'Gärtnert &gt; 6'.L27</svg:desc>
                </draw:g>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3">
                <text:p>3</text:p>
              </table:table-cell>
              <table:table-cell office:value-type="float" office:value="1">
                <text:p>1</text:p>
              </table:table-cell>
            </table:table-row>
            <table:table-row>
              <table:table-cell office:value-type="string">
                <text:p>Gärtnert mehr als 6 Jahre Naturnähe</text:p>
                <text:list>
                  <text:list-item>
                    <text:p>Gärtnert mehr als 6 Jahre</text:p>
                  </text:list-item>
                  <text:list-item>
                    <text:p>Naturnähe</text:p>
                  </text:list-item>
                </text:list>
                <draw:g>
                  <svg:desc>'Gärtnert &gt; 6'.A28:'Gärtnert &gt; 6'.B28</svg:desc>
                </draw:g>
              </table:table-cell>
              <table:table-cell office:value-type="float" office:value="NaN">
                <text:p>NaN</text:p>
                <draw:g>
                  <svg:desc>'Gärtnert &gt; 6'.C28:'Gärtnert &gt; 6'.L2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7">
                <text:p>7</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table-cell office:value-type="string">
                <text:p>Gärtnert mehr als 6 Jahre Darauf achten</text:p>
                <text:list>
                  <text:list-item>
                    <text:p>Gärtnert mehr als 6 Jahre</text:p>
                  </text:list-item>
                  <text:list-item>
                    <text:p>Darauf achten</text:p>
                  </text:list-item>
                </text:list>
                <draw:g>
                  <svg:desc>'Gärtnert &gt; 6'.A29:'Gärtnert &gt; 6'.B29</svg:desc>
                </draw:g>
              </table:table-cell>
              <table:table-cell office:value-type="float" office:value="NaN">
                <text:p>NaN</text:p>
                <draw:g>
                  <svg:desc>'Gärtnert &gt; 6'.C29:'Gärtnert &gt; 6'.L29</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5">
                <text:p>5</text:p>
              </table:table-cell>
              <table:table-cell office:value-type="float" office:value="7">
                <text:p>7</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maximum="11"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4285f4"/>
      <style:text-properties fo:font-size="10pt" style:font-size-asian="10pt" style:font-size-complex="10pt"/>
    </style:style>
    <style:style style:name="ch10" style:family="chart" style:data-style-name="N0">
      <style:chart-properties chart:link-data-style-to-source="true"/>
      <style:graphic-properties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68cm" svg:height="9.393cm" xlink:href=".." xlink:type="simple" chart:class="chart:bar" chart:style-name="ch1">
        <chart:legend chart:legend-position="end" svg:x="14.009cm" svg:y="4.148cm" style:legend-expansion="high" chart:style-name="ch2"/>
        <chart:plot-area chart:style-name="ch3" table:cell-range-address="'3.1 Wie ausgereift würden Sie Ihr Wissen über Pflanzen einschätzen'.B1:'3.1 Wie ausgereift würden Sie Ihr Wissen über Pflanzen einschätzen'.J1 'Gärtnert &gt; 6'.A26:'Gärtnert &gt; 6'.L26 'Gärtnert &lt; 6'.B20:'Gärtnert &lt; 6'.L20" chart:data-source-has-labels="both" svg:x="1.433cm" svg:y="0.187cm" svg:width="12.203cm" svg:height="7.989cm">
          <chartooo:coordinate-region svg:x="1.904cm" svg:y="0.31cm" svg:width="11.732cm" svg:height="7.591cm"/>
          <chart:axis chart:dimension="x" chart:name="primary-x" chart:style-name="ch4" chartooo:axis-type="text">
            <chart:title svg:x="5.644cm" svg:y="8.364cm" chart:style-name="ch5">
              <text:p>Kenntnisse zu Pflanzen</text:p>
            </chart:title>
            <chart:categories table:cell-range-address="'3.1 Wie ausgereift würden Sie Ihr Wissen über Pflanzen einschätzen'.B1:'3.1 Wie ausgereift würden Sie Ihr Wissen über Pflanzen einschätzen'.J1"/>
          </chart:axis>
          <chart:axis chart:dimension="y" chart:name="primary-y" chart:style-name="ch6">
            <chart:title svg:x="0.451cm" svg:y="5.476cm" chart:style-name="ch7">
              <text:p>Anzahl Befragte</text:p>
            </chart:title>
            <chart:grid chart:style-name="ch8" chart:class="major"/>
          </chart:axis>
          <chart:series chart:style-name="ch9" chart:values-cell-range-address="'Gärtnert &gt; 6'.B26:'Gärtnert &gt; 6'.L26" chart:label-cell-address="'Gärtnert &gt; 6'.A26:'Gärtnert &gt; 6'.A26" chart:class="chart:bar">
            <chart:data-point chart:repeated="11"/>
          </chart:series>
          <chart:series chart:style-name="ch10" chart:values-cell-range-address="'Gärtnert &lt; 6'.B20:'Gärtnert &lt; 6'.L20" loext:label-string="&quot;Gärtnert bis zu 6 Jahren&quot;"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ärtnert mehr als 6 Jahre</text:p>
                <draw:g>
                  <svg:desc>'Gärtnert &gt; 6'.A26:'Gärtnert &gt; 6'.A26</svg:desc>
                </draw:g>
              </table:table-cell>
              <table:table-cell office:value-type="string">
                <text:p>Gärtnert bis zu 6 Jahren</text:p>
              </table:table-cell>
            </table:table-row>
          </table:table-header-rows>
          <table:table-rows>
            <table:table-row>
              <table:table-cell office:value-type="float" office:value="2">
                <text:p>2</text:p>
                <draw:g>
                  <svg:desc>'3.1 Wie ausgereift würden Sie Ihr Wissen über Pflanzen einschätzen'.B1:'3.1 Wie ausgereift würden Sie Ihr Wissen über Pflanzen einschätzen'.J1</svg:desc>
                </draw:g>
              </table:table-cell>
              <table:table-cell office:value-type="float" office:value="NaN">
                <text:p>NaN</text:p>
                <draw:g>
                  <svg:desc>'Gärtnert &gt; 6'.B26:'Gärtnert &gt; 6'.L26</svg:desc>
                </draw:g>
              </table:table-cell>
              <table:table-cell office:value-type="float" office:value="NaN">
                <text:p>NaN</text:p>
                <draw:g>
                  <svg:desc>'Gärtnert &lt; 6'.B20:'Gärtnert &lt; 6'.L20</svg:desc>
                </draw:g>
              </table:table-cell>
            </table:table-row>
            <table:table-row>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float" office:value="4">
                <text:p>4</text:p>
              </table:table-cell>
              <table:table-cell office:value-type="float" office:value="0">
                <text:p>0</text:p>
              </table:table-cell>
              <table:table-cell office:value-type="float" office:value="1">
                <text:p>1</text:p>
              </table:table-cell>
            </table:table-row>
            <table:table-row>
              <table:table-cell office:value-type="float" office:value="5">
                <text:p>5</text:p>
              </table:table-cell>
              <table:table-cell office:value-type="float" office:value="1">
                <text:p>1</text:p>
              </table:table-cell>
              <table:table-cell office:value-type="float" office:value="2">
                <text:p>2</text:p>
              </table:table-cell>
            </table:table-row>
            <table:table-row>
              <table:table-cell office:value-type="float" office:value="6">
                <text:p>6</text:p>
              </table:table-cell>
              <table:table-cell office:value-type="float" office:value="0">
                <text:p>0</text:p>
              </table:table-cell>
              <table:table-cell office:value-type="float" office:value="6">
                <text:p>6</text:p>
              </table:table-cell>
            </table:table-row>
            <table:table-row>
              <table:table-cell office:value-type="float" office:value="7">
                <text:p>7</text:p>
              </table:table-cell>
              <table:table-cell office:value-type="float" office:value="1">
                <text:p>1</text:p>
              </table:table-cell>
              <table:table-cell office:value-type="float" office:value="2">
                <text:p>2</text:p>
              </table:table-cell>
            </table:table-row>
            <table:table-row>
              <table:table-cell office:value-type="float" office:value="8">
                <text:p>8</text:p>
              </table:table-cell>
              <table:table-cell office:value-type="float" office:value="5">
                <text:p>5</text:p>
              </table:table-cell>
              <table:table-cell office:value-type="float" office:value="3">
                <text:p>3</text:p>
              </table:table-cell>
            </table:table-row>
            <table:table-row>
              <table:table-cell office:value-type="float" office:value="9">
                <text:p>9</text:p>
              </table:table-cell>
              <table:table-cell office:value-type="float" office:value="9">
                <text:p>9</text:p>
              </table:table-cell>
              <table:table-cell office:value-type="float" office:value="1">
                <text:p>1</text:p>
              </table:table-cell>
            </table:table-row>
            <table:table-row>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able:table-cell office:value-type="float" office:value="2">
                <text:p>2</text:p>
              </table:table-cell>
              <table:table-cell office:value-type="float" office:value="0">
                <text:p>0</text:p>
              </table:table-cell>
            </table:table-row>
            <table:table-row>
              <table:table-cell office:value-type="string"/>
              <table:table-cell office:value-type="float" office:value="0">
                <text:p>0</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maximum="11"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4285f4"/>
      <style:text-properties fo:font-size="10pt" style:font-size-asian="10pt" style:font-size-complex="10pt"/>
    </style:style>
    <style:style style:name="ch10" style:family="chart" style:data-style-name="N0">
      <style:chart-properties chart:link-data-style-to-source="true"/>
      <style:graphic-properties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21.431cm" svg:height="9.419cm" xlink:href=".." xlink:type="simple" chart:class="chart:bar" chart:style-name="ch1">
        <chart:legend chart:legend-position="end" svg:x="16.76cm" svg:y="4.161cm" style:legend-expansion="high" chart:style-name="ch2"/>
        <chart:plot-area chart:style-name="ch3" table:cell-range-address="'3.1 Wie ausgereift würden Sie Ihr Wissen über Pflanzen einschätzen'.B1:'3.1 Wie ausgereift würden Sie Ihr Wissen über Pflanzen einschätzen'.J1 'Gärtnert &gt; 6'.A27:'Gärtnert &gt; 6'.L27 'Gärtnert &lt; 6'.B21:'Gärtnert &lt; 6'.L21" chart:data-source-has-labels="both" svg:x="1.488cm" svg:y="0.188cm" svg:width="14.844cm" svg:height="8.013cm">
          <chartooo:coordinate-region svg:x="1.959cm" svg:y="0.313cm" svg:width="14.373cm" svg:height="7.614cm"/>
          <chart:axis chart:dimension="x" chart:name="primary-x" chart:style-name="ch4" chartooo:axis-type="text">
            <chart:title svg:x="6.703cm" svg:y="8.39cm" chart:style-name="ch5">
              <text:p>Kenntnisse zur Gartenarbeit</text:p>
            </chart:title>
            <chart:categories table:cell-range-address="'3.1 Wie ausgereift würden Sie Ihr Wissen über Pflanzen einschätzen'.B1:'3.1 Wie ausgereift würden Sie Ihr Wissen über Pflanzen einschätzen'.J1"/>
          </chart:axis>
          <chart:axis chart:dimension="y" chart:name="primary-y" chart:style-name="ch6">
            <chart:title svg:x="0.451cm" svg:y="5.489cm" chart:style-name="ch7">
              <text:p>Anzahl Befragte</text:p>
            </chart:title>
            <chart:grid chart:style-name="ch8" chart:class="major"/>
          </chart:axis>
          <chart:series chart:style-name="ch9" chart:values-cell-range-address="'Gärtnert &gt; 6'.B27:'Gärtnert &gt; 6'.L27" chart:label-cell-address="'Gärtnert &gt; 6'.A27:'Gärtnert &gt; 6'.A27" chart:class="chart:bar">
            <chart:data-point chart:repeated="11"/>
          </chart:series>
          <chart:series chart:style-name="ch10" chart:values-cell-range-address="'Gärtnert &lt; 6'.B21:'Gärtnert &lt; 6'.L21" loext:label-string="&quot;Gärtnert bis zu 6 Jahren&quot;"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ärtnert mehr als 6 Jahre</text:p>
                <draw:g>
                  <svg:desc>'Gärtnert &gt; 6'.A27:'Gärtnert &gt; 6'.A27</svg:desc>
                </draw:g>
              </table:table-cell>
              <table:table-cell office:value-type="string">
                <text:p>Gärtnert bis zu 6 Jahren</text:p>
              </table:table-cell>
            </table:table-row>
          </table:table-header-rows>
          <table:table-rows>
            <table:table-row>
              <table:table-cell office:value-type="float" office:value="2">
                <text:p>2</text:p>
                <draw:g>
                  <svg:desc>'3.1 Wie ausgereift würden Sie Ihr Wissen über Pflanzen einschätzen'.B1:'3.1 Wie ausgereift würden Sie Ihr Wissen über Pflanzen einschätzen'.J1</svg:desc>
                </draw:g>
              </table:table-cell>
              <table:table-cell office:value-type="float" office:value="NaN">
                <text:p>NaN</text:p>
                <draw:g>
                  <svg:desc>'Gärtnert &gt; 6'.B27:'Gärtnert &gt; 6'.L27</svg:desc>
                </draw:g>
              </table:table-cell>
              <table:table-cell office:value-type="float" office:value="NaN">
                <text:p>NaN</text:p>
                <draw:g>
                  <svg:desc>'Gärtnert &lt; 6'.B21:'Gärtnert &lt; 6'.L21</svg:desc>
                </draw:g>
              </table:table-cell>
            </table:table-row>
            <table:table-row>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float" office:value="4">
                <text:p>4</text:p>
              </table:table-cell>
              <table:table-cell office:value-type="float" office:value="0">
                <text:p>0</text:p>
              </table:table-cell>
              <table:table-cell office:value-type="float" office:value="1">
                <text:p>1</text:p>
              </table:table-cell>
            </table:table-row>
            <table:table-row>
              <table:table-cell office:value-type="float" office:value="5">
                <text:p>5</text:p>
              </table:table-cell>
              <table:table-cell office:value-type="float" office:value="0">
                <text:p>0</text:p>
              </table:table-cell>
              <table:table-cell office:value-type="float" office:value="4">
                <text:p>4</text:p>
              </table:table-cell>
            </table:table-row>
            <table:table-row>
              <table:table-cell office:value-type="float" office:value="6">
                <text:p>6</text:p>
              </table:table-cell>
              <table:table-cell office:value-type="float" office:value="1">
                <text:p>1</text:p>
              </table:table-cell>
              <table:table-cell office:value-type="float" office:value="2">
                <text:p>2</text:p>
              </table:table-cell>
            </table:table-row>
            <table:table-row>
              <table:table-cell office:value-type="float" office:value="7">
                <text:p>7</text:p>
              </table:table-cell>
              <table:table-cell office:value-type="float" office:value="2">
                <text:p>2</text:p>
              </table:table-cell>
              <table:table-cell office:value-type="float" office:value="4">
                <text:p>4</text:p>
              </table:table-cell>
            </table:table-row>
            <table:table-row>
              <table:table-cell office:value-type="float" office:value="8">
                <text:p>8</text:p>
              </table:table-cell>
              <table:table-cell office:value-type="float" office:value="1">
                <text:p>1</text:p>
              </table:table-cell>
              <table:table-cell office:value-type="float" office:value="2">
                <text:p>2</text:p>
              </table:table-cell>
            </table:table-row>
            <table:table-row>
              <table:table-cell office:value-type="float" office:value="9">
                <text:p>9</text:p>
              </table:table-cell>
              <table:table-cell office:value-type="float" office:value="9">
                <text:p>9</text:p>
              </table:table-cell>
              <table:table-cell office:value-type="float" office:value="2">
                <text:p>2</text:p>
              </table:table-cell>
            </table:table-row>
            <table:table-row>
              <table:table-cell office:value-type="float" office:value="10">
                <text:p>10</text:p>
              </table:table-cell>
              <table:table-cell office:value-type="float" office:value="6">
                <text:p>6</text:p>
              </table:table-cell>
              <table:table-cell office:value-type="float" office:value="1">
                <text:p>1</text:p>
              </table:table-cell>
            </table:table-row>
            <table:table-row>
              <table:table-cell office:value-type="string"/>
              <table:table-cell office:value-type="float" office:value="3">
                <text:p>3</text:p>
              </table:table-cell>
              <table:table-cell office:value-type="float" office:value="0">
                <text:p>0</text:p>
              </table:table-cell>
            </table:table-row>
            <table:table-row>
              <table:table-cell office:value-type="string"/>
              <table:table-cell office:value-type="float" office:value="1">
                <text:p>1</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maximum="11"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4285f4"/>
      <style:text-properties fo:font-size="10pt" style:font-size-asian="10pt" style:font-size-complex="10pt"/>
    </style:style>
    <style:style style:name="ch10" style:family="chart" style:data-style-name="N0">
      <style:chart-properties chart:link-data-style-to-source="true"/>
      <style:graphic-properties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5.875cm" svg:height="9.181cm" xlink:href=".." xlink:type="simple" chart:class="chart:bar" chart:style-name="ch1">
        <chart:legend chart:legend-position="end" svg:x="11.204cm" svg:y="4.042cm" style:legend-expansion="high" chart:style-name="ch2"/>
        <chart:plot-area chart:style-name="ch3" table:cell-range-address="'3.1 Wie ausgereift würden Sie Ihr Wissen über Pflanzen einschätzen'.B1:'3.1 Wie ausgereift würden Sie Ihr Wissen über Pflanzen einschätzen'.J1 'Gärtnert &gt; 6'.A28:'Gärtnert &gt; 6'.L28 'Gärtnert &lt; 6'.B22:'Gärtnert &lt; 6'.L22" chart:data-source-has-labels="both" svg:x="1.377cm" svg:y="0.183cm" svg:width="9.51cm" svg:height="7.785cm">
          <chartooo:coordinate-region svg:x="1.848cm" svg:y="0.301cm" svg:width="9.039cm" svg:height="7.387cm"/>
          <chart:axis chart:dimension="x" chart:name="primary-x" chart:style-name="ch4" chartooo:axis-type="text">
            <chart:title svg:x="3.131cm" svg:y="8.152cm" chart:style-name="ch5">
              <text:p>Kenntnisse zur naturnahen Gestaltung</text:p>
            </chart:title>
            <chart:categories table:cell-range-address="'3.1 Wie ausgereift würden Sie Ihr Wissen über Pflanzen einschätzen'.B1:'3.1 Wie ausgereift würden Sie Ihr Wissen über Pflanzen einschätzen'.J1"/>
          </chart:axis>
          <chart:axis chart:dimension="y" chart:name="primary-y" chart:style-name="ch6">
            <chart:title svg:x="0.451cm" svg:y="5.37cm" chart:style-name="ch7">
              <text:p>Anzahl Befragte</text:p>
            </chart:title>
            <chart:grid chart:style-name="ch8" chart:class="major"/>
          </chart:axis>
          <chart:series chart:style-name="ch9" chart:values-cell-range-address="'Gärtnert &gt; 6'.B28:'Gärtnert &gt; 6'.L28" chart:label-cell-address="'Gärtnert &gt; 6'.A28:'Gärtnert &gt; 6'.A28" chart:class="chart:bar">
            <chart:data-point chart:repeated="11"/>
          </chart:series>
          <chart:series chart:style-name="ch10" chart:values-cell-range-address="'Gärtnert &lt; 6'.B22:'Gärtnert &lt; 6'.L22" loext:label-string="&quot;Gärtnert bis zu 6 Jahren&quot;"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ärtnert mehr als 6 Jahre</text:p>
                <draw:g>
                  <svg:desc>'Gärtnert &gt; 6'.A28:'Gärtnert &gt; 6'.A28</svg:desc>
                </draw:g>
              </table:table-cell>
              <table:table-cell office:value-type="string">
                <text:p>Gärtnert bis zu 6 Jahren</text:p>
              </table:table-cell>
            </table:table-row>
          </table:table-header-rows>
          <table:table-rows>
            <table:table-row>
              <table:table-cell office:value-type="float" office:value="2">
                <text:p>2</text:p>
                <draw:g>
                  <svg:desc>'3.1 Wie ausgereift würden Sie Ihr Wissen über Pflanzen einschätzen'.B1:'3.1 Wie ausgereift würden Sie Ihr Wissen über Pflanzen einschätzen'.J1</svg:desc>
                </draw:g>
              </table:table-cell>
              <table:table-cell office:value-type="float" office:value="NaN">
                <text:p>NaN</text:p>
                <draw:g>
                  <svg:desc>'Gärtnert &gt; 6'.B28:'Gärtnert &gt; 6'.L28</svg:desc>
                </draw:g>
              </table:table-cell>
              <table:table-cell office:value-type="float" office:value="NaN">
                <text:p>NaN</text:p>
                <draw:g>
                  <svg:desc>'Gärtnert &lt; 6'.B22:'Gärtnert &lt; 6'.L22</svg:desc>
                </draw:g>
              </table:table-cell>
            </table:table-row>
            <table:table-row>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float" office:value="4">
                <text:p>4</text:p>
              </table:table-cell>
              <table:table-cell office:value-type="float" office:value="0">
                <text:p>0</text:p>
              </table:table-cell>
              <table:table-cell office:value-type="float" office:value="2">
                <text:p>2</text:p>
              </table:table-cell>
            </table:table-row>
            <table:table-row>
              <table:table-cell office:value-type="float" office:value="5">
                <text:p>5</text:p>
              </table:table-cell>
              <table:table-cell office:value-type="float" office:value="0">
                <text:p>0</text:p>
              </table:table-cell>
              <table:table-cell office:value-type="float" office:value="4">
                <text:p>4</text:p>
              </table:table-cell>
            </table:table-row>
            <table:table-row>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7">
                <text:p>7</text:p>
              </table:table-cell>
              <table:table-cell office:value-type="float" office:value="2">
                <text:p>2</text:p>
              </table:table-cell>
              <table:table-cell office:value-type="float" office:value="1">
                <text:p>1</text:p>
              </table:table-cell>
            </table:table-row>
            <table:table-row>
              <table:table-cell office:value-type="float" office:value="8">
                <text:p>8</text:p>
              </table:table-cell>
              <table:table-cell office:value-type="float" office:value="3">
                <text:p>3</text:p>
              </table:table-cell>
              <table:table-cell office:value-type="float" office:value="1">
                <text:p>1</text:p>
              </table:table-cell>
            </table:table-row>
            <table:table-row>
              <table:table-cell office:value-type="float" office:value="9">
                <text:p>9</text:p>
              </table:table-cell>
              <table:table-cell office:value-type="float" office:value="7">
                <text:p>7</text:p>
              </table:table-cell>
              <table:table-cell office:value-type="float" office:value="3">
                <text:p>3</text:p>
              </table:table-cell>
            </table:table-row>
            <table:table-row>
              <table:table-cell office:value-type="float" office:value="10">
                <text:p>10</text:p>
              </table:table-cell>
              <table:table-cell office:value-type="float" office:value="8">
                <text:p>8</text:p>
              </table:table-cell>
              <table:table-cell office:value-type="float" office:value="2">
                <text:p>2</text:p>
              </table:table-cell>
            </table:table-row>
            <table:table-row>
              <table:table-cell office:value-type="string"/>
              <table:table-cell office:value-type="float" office:value="3">
                <text:p>3</text:p>
              </table:table-cell>
              <table:table-cell office:value-type="float" office:value="2">
                <text:p>2</text:p>
              </table:table-cell>
            </table:table-row>
            <table:table-row>
              <table:table-cell office:value-type="string"/>
              <table:table-cell office:value-type="float" office:value="0">
                <text:p>0</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maximum="11"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draw:fill-color="#4285f4"/>
      <style:text-properties fo:font-size="10pt" style:font-size-asian="10pt" style:font-size-complex="10pt"/>
    </style:style>
    <style:style style:name="ch10" style:family="chart" style:data-style-name="N0">
      <style:chart-properties chart:link-data-style-to-source="true"/>
      <style:graphic-properties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5.875cm" svg:height="9.181cm" xlink:href=".." xlink:type="simple" chart:class="chart:bar" chart:style-name="ch1">
        <chart:legend chart:legend-position="end" svg:x="11.204cm" svg:y="4.042cm" style:legend-expansion="high" chart:style-name="ch2"/>
        <chart:plot-area chart:style-name="ch3" table:cell-range-address="'3.1 Wie ausgereift würden Sie Ihr Wissen über Pflanzen einschätzen'.B1:'3.1 Wie ausgereift würden Sie Ihr Wissen über Pflanzen einschätzen'.J1 'Gärtnert &gt; 6'.A29:'Gärtnert &gt; 6'.L29 'Gärtnert &lt; 6'.B23:'Gärtnert &lt; 6'.L23" chart:data-source-has-labels="both" svg:x="1.377cm" svg:y="0.183cm" svg:width="9.51cm" svg:height="7.785cm">
          <chartooo:coordinate-region svg:x="1.848cm" svg:y="0.301cm" svg:width="9.039cm" svg:height="7.387cm"/>
          <chart:axis chart:dimension="x" chart:name="primary-x" chart:style-name="ch4" chartooo:axis-type="text">
            <chart:title svg:x="3.144cm" svg:y="8.152cm" chart:style-name="ch5">
              <text:p>Wichtigkeit der naturnahen Gestaltung</text:p>
            </chart:title>
            <chart:categories table:cell-range-address="'3.1 Wie ausgereift würden Sie Ihr Wissen über Pflanzen einschätzen'.B1:'3.1 Wie ausgereift würden Sie Ihr Wissen über Pflanzen einschätzen'.J1"/>
          </chart:axis>
          <chart:axis chart:dimension="y" chart:name="primary-y" chart:style-name="ch6">
            <chart:title svg:x="0.451cm" svg:y="4.668cm" chart:style-name="ch7">
              <text:p>Anzahl</text:p>
            </chart:title>
            <chart:grid chart:style-name="ch8" chart:class="major"/>
          </chart:axis>
          <chart:series chart:style-name="ch9" chart:values-cell-range-address="'Gärtnert &gt; 6'.B29:'Gärtnert &gt; 6'.L29" chart:label-cell-address="'Gärtnert &gt; 6'.A29:'Gärtnert &gt; 6'.A29" chart:class="chart:bar">
            <chart:data-point chart:repeated="11"/>
          </chart:series>
          <chart:series chart:style-name="ch10" chart:values-cell-range-address="'Gärtnert &lt; 6'.B23:'Gärtnert &lt; 6'.L23" loext:label-string="&quot;Gärtnert bis zu 6 Jahren&quot;"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Gärtnert mehr als 6 Jahre</text:p>
                <draw:g>
                  <svg:desc>'Gärtnert &gt; 6'.A29:'Gärtnert &gt; 6'.A29</svg:desc>
                </draw:g>
              </table:table-cell>
              <table:table-cell office:value-type="string">
                <text:p>Gärtnert bis zu 6 Jahren</text:p>
              </table:table-cell>
            </table:table-row>
          </table:table-header-rows>
          <table:table-rows>
            <table:table-row>
              <table:table-cell office:value-type="float" office:value="2">
                <text:p>2</text:p>
                <draw:g>
                  <svg:desc>'3.1 Wie ausgereift würden Sie Ihr Wissen über Pflanzen einschätzen'.B1:'3.1 Wie ausgereift würden Sie Ihr Wissen über Pflanzen einschätzen'.J1</svg:desc>
                </draw:g>
              </table:table-cell>
              <table:table-cell office:value-type="float" office:value="NaN">
                <text:p>NaN</text:p>
                <draw:g>
                  <svg:desc>'Gärtnert &gt; 6'.B29:'Gärtnert &gt; 6'.L29</svg:desc>
                </draw:g>
              </table:table-cell>
              <table:table-cell office:value-type="float" office:value="NaN">
                <text:p>NaN</text:p>
                <draw:g>
                  <svg:desc>'Gärtnert &lt; 6'.B23:'Gärtnert &lt; 6'.L23</svg:desc>
                </draw:g>
              </table:table-cell>
            </table:table-row>
            <table:table-row>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6">
                <text:p>6</text:p>
              </table:table-cell>
              <table:table-cell office:value-type="float" office:value="0">
                <text:p>0</text:p>
              </table:table-cell>
              <table:table-cell office:value-type="float" office:value="3">
                <text:p>3</text:p>
              </table:table-cell>
            </table:table-row>
            <table:table-row>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9">
                <text:p>9</text:p>
              </table:table-cell>
              <table:table-cell office:value-type="float" office:value="4">
                <text:p>4</text:p>
              </table:table-cell>
              <table:table-cell office:value-type="float" office:value="5">
                <text:p>5</text:p>
              </table:table-cell>
            </table:table-row>
            <table:table-row>
              <table:table-cell office:value-type="float" office:value="10">
                <text:p>10</text:p>
              </table:table-cell>
              <table:table-cell office:value-type="float" office:value="5">
                <text:p>5</text:p>
              </table:table-cell>
              <table:table-cell office:value-type="float" office:value="1">
                <text:p>1</text:p>
              </table:table-cell>
            </table:table-row>
            <table:table-row>
              <table:table-cell office:value-type="string"/>
              <table:table-cell office:value-type="float" office:value="7">
                <text:p>7</text:p>
              </table:table-cell>
              <table:table-cell office:value-type="float" office:value="2">
                <text:p>2</text:p>
              </table:table-cell>
            </table:table-row>
            <table:table-row>
              <table:table-cell office:value-type="string"/>
              <table:table-cell office:value-type="float" office:value="6">
                <text:p>6</text:p>
              </table:table-cell>
              <table:table-cell office:value-type="float" office:value="4">
                <text:p>4</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maximum="11"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svg:stroke-color="#ea4335" draw:fill-color="#ea4335" draw:opacity="30%"/>
      <style:text-properties fo:font-size="10pt" style:font-size-asian="10pt" style:font-size-complex="10pt"/>
    </style:style>
    <style:style style:name="ch10" style:family="chart" style:data-style-name="N0">
      <style:chart-properties chart:link-data-style-to-source="true"/>
      <style:graphic-properties svg:stroke-color="#4285f4" draw:fill-color="#4285f4" draw:opacity="30%"/>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5.875cm" svg:height="9.181cm" xlink:href=".." xlink:type="simple" chart:class="chart:area" chart:style-name="ch1">
        <chart:legend chart:legend-position="end" svg:x="11.019cm" svg:y="3.645cm" style:legend-expansion="high" chart:style-name="ch2"/>
        <chart:plot-area chart:style-name="ch3" table:cell-range-address="'3.1 Wie ausgereift würden Sie Ihr Wissen über Pflanzen einschätzen'.B1:'3.1 Wie ausgereift würden Sie Ihr Wissen über Pflanzen einschätzen'.J1 'Gärtnert &lt; 6'.B22:'Gärtnert &lt; 6'.L23" chart:data-source-has-labels="both" svg:x="1.377cm" svg:y="0.183cm" svg:width="9.325cm" svg:height="7.785cm">
          <chartooo:coordinate-region svg:x="1.848cm" svg:y="0.301cm" svg:width="8.854cm" svg:height="7.387cm"/>
          <chart:axis chart:dimension="x" chart:name="primary-x" chart:style-name="ch4" chartooo:axis-type="text">
            <chart:title svg:x="0.617cm" svg:y="8.152cm" chart:style-name="ch5">
              <text:p>Naturnahe Gestaltung bei Gärtner*innen mit bis zu 6 Jahren Erfahrung</text:p>
            </chart:title>
            <chart:categories table:cell-range-address="'3.1 Wie ausgereift würden Sie Ihr Wissen über Pflanzen einschätzen'.B1:'3.1 Wie ausgereift würden Sie Ihr Wissen über Pflanzen einschätzen'.J1"/>
          </chart:axis>
          <chart:axis chart:dimension="y" chart:name="primary-y" chart:style-name="ch6">
            <chart:title svg:x="0.451cm" svg:y="4.668cm" chart:style-name="ch7">
              <text:p>Anzahl</text:p>
            </chart:title>
            <chart:grid chart:style-name="ch8" chart:class="major"/>
          </chart:axis>
          <chart:series chart:style-name="ch9" chart:values-cell-range-address="'Gärtnert &lt; 6'.B23:'Gärtnert &lt; 6'.L23" loext:label-string="&quot;Wichtigkeit der naturnahen Gestaltung&quot;" chart:class="chart:area">
            <chart:data-point chart:repeated="11"/>
          </chart:series>
          <chart:series chart:style-name="ch10" chart:values-cell-range-address="'Gärtnert &lt; 6'.B22:'Gärtnert &lt; 6'.L22" loext:label-string="&quot;Kenntnisse zur naturnahen Gestaltung&quot;" chart:class="chart:area">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chtigkeit der naturnahen Gestaltung</text:p>
              </table:table-cell>
              <table:table-cell office:value-type="string">
                <text:p>Kenntnisse zur naturnahen Gestaltung</text:p>
              </table:table-cell>
            </table:table-row>
          </table:table-header-rows>
          <table:table-rows>
            <table:table-row>
              <table:table-cell office:value-type="float" office:value="2">
                <text:p>2</text:p>
                <draw:g>
                  <svg:desc>'3.1 Wie ausgereift würden Sie Ihr Wissen über Pflanzen einschätzen'.B1:'3.1 Wie ausgereift würden Sie Ihr Wissen über Pflanzen einschätzen'.J1</svg:desc>
                </draw:g>
              </table:table-cell>
              <table:table-cell office:value-type="float" office:value="NaN">
                <text:p>NaN</text:p>
                <draw:g>
                  <svg:desc>'Gärtnert &lt; 6'.B23:'Gärtnert &lt; 6'.L23</svg:desc>
                </draw:g>
              </table:table-cell>
              <table:table-cell office:value-type="float" office:value="NaN">
                <text:p>NaN</text:p>
                <draw:g>
                  <svg:desc>'Gärtnert &lt; 6'.B22:'Gärtnert &lt; 6'.L22</svg:desc>
                </draw:g>
              </table:table-cell>
            </table:table-row>
            <table:table-row>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float" office:value="4">
                <text:p>4</text:p>
              </table:table-cell>
              <table:table-cell office:value-type="float" office:value="0">
                <text:p>0</text:p>
              </table:table-cell>
              <table:table-cell office:value-type="float" office:value="2">
                <text:p>2</text:p>
              </table:table-cell>
            </table:table-row>
            <table:table-row>
              <table:table-cell office:value-type="float" office:value="5">
                <text:p>5</text:p>
              </table:table-cell>
              <table:table-cell office:value-type="float" office:value="0">
                <text:p>0</text:p>
              </table:table-cell>
              <table:table-cell office:value-type="float" office:value="4">
                <text:p>4</text:p>
              </table:table-cell>
            </table:table-row>
            <table:table-row>
              <table:table-cell office:value-type="float" office:value="6">
                <text:p>6</text:p>
              </table:table-cell>
              <table:table-cell office:value-type="float" office:value="3">
                <text:p>3</text:p>
              </table:table-cell>
              <table:table-cell office:value-type="float" office:value="1">
                <text:p>1</text:p>
              </table:table-cell>
            </table:table-row>
            <table:table-row>
              <table:table-cell office:value-type="float" office:value="7">
                <text:p>7</text:p>
              </table:table-cell>
              <table:table-cell office:value-type="float" office:value="1">
                <text:p>1</text:p>
              </table:table-cell>
              <table:table-cell office:value-type="float" office:value="1">
                <text:p>1</text:p>
              </table:table-cell>
            </table:table-row>
            <table:table-row>
              <table:table-cell office:value-type="float" office:value="8">
                <text:p>8</text:p>
              </table:table-cell>
              <table:table-cell office:value-type="float" office:value="0">
                <text:p>0</text:p>
              </table:table-cell>
              <table:table-cell office:value-type="float" office:value="1">
                <text:p>1</text:p>
              </table:table-cell>
            </table:table-row>
            <table:table-row>
              <table:table-cell office:value-type="float" office:value="9">
                <text:p>9</text:p>
              </table:table-cell>
              <table:table-cell office:value-type="float" office:value="5">
                <text:p>5</text:p>
              </table:table-cell>
              <table:table-cell office:value-type="float" office:value="3">
                <text:p>3</text:p>
              </table:table-cell>
            </table:table-row>
            <table:table-row>
              <table:table-cell office:value-type="float" office:value="10">
                <text:p>10</text:p>
              </table:table-cell>
              <table:table-cell office:value-type="float" office:value="1">
                <text:p>1</text:p>
              </table:table-cell>
              <table:table-cell office:value-type="float" office:value="2">
                <text:p>2</text:p>
              </table:table-cell>
            </table:table-row>
            <table:table-row>
              <table:table-cell office:value-type="string"/>
              <table:table-cell office:value-type="float" office:value="2">
                <text:p>2</text:p>
              </table:table-cell>
              <table:table-cell office:value-type="float" office:value="2">
                <text:p>2</text:p>
              </table:table-cell>
            </table:table-row>
            <table:table-row>
              <table:table-cell office:value-type="string"/>
              <table:table-cell office:value-type="float" office:value="4">
                <text:p>4</text:p>
              </table:table-cell>
              <table:table-cell office:value-type="float" office:value="0">
                <text:p>0</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maximum="11"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link-data-style-to-source="true"/>
      <style:graphic-properties svg:stroke-color="#ea4335" draw:fill-color="#ea4335" draw:opacity="30%"/>
      <style:text-properties fo:font-size="10pt" style:font-size-asian="10pt" style:font-size-complex="10pt"/>
    </style:style>
    <style:style style:name="ch10" style:family="chart" style:data-style-name="N0">
      <style:chart-properties chart:link-data-style-to-source="true"/>
      <style:graphic-properties svg:stroke-color="#4285f4" draw:fill-color="#4285f4" draw:opacity="30%"/>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5.875cm" svg:height="9.181cm" xlink:href=".." xlink:type="simple" chart:class="chart:area" chart:style-name="ch1">
        <chart:legend chart:legend-position="end" svg:x="11.019cm" svg:y="3.645cm" style:legend-expansion="high" chart:style-name="ch2"/>
        <chart:plot-area chart:style-name="ch3" table:cell-range-address="'3.1 Wie ausgereift würden Sie Ihr Wissen über Pflanzen einschätzen'.B1:'3.1 Wie ausgereift würden Sie Ihr Wissen über Pflanzen einschätzen'.J1 'Gärtnert &gt; 6'.B28:'Gärtnert &gt; 6'.L29" chart:data-source-has-labels="both" svg:x="1.377cm" svg:y="0.183cm" svg:width="9.325cm" svg:height="7.785cm">
          <chartooo:coordinate-region svg:x="1.848cm" svg:y="0.301cm" svg:width="8.854cm" svg:height="7.387cm"/>
          <chart:axis chart:dimension="x" chart:name="primary-x" chart:style-name="ch4" chartooo:axis-type="text">
            <chart:title svg:x="1.941cm" svg:y="8.431cm" chart:style-name="ch5">
              <text:p>Naturnahe Gestaltung bei Gärtner*innen mit mehr als 6 Jahren Erfahrung</text:p>
            </chart:title>
            <chart:categories table:cell-range-address="'3.1 Wie ausgereift würden Sie Ihr Wissen über Pflanzen einschätzen'.B1:'3.1 Wie ausgereift würden Sie Ihr Wissen über Pflanzen einschätzen'.J1"/>
          </chart:axis>
          <chart:axis chart:dimension="y" chart:name="primary-y" chart:style-name="ch6">
            <chart:title svg:x="0.451cm" svg:y="4.668cm" chart:style-name="ch7">
              <text:p>Anzahl</text:p>
            </chart:title>
            <chart:grid chart:style-name="ch8" chart:class="major"/>
          </chart:axis>
          <chart:series chart:style-name="ch9" chart:values-cell-range-address="'Gärtnert &gt; 6'.B29:'Gärtnert &gt; 6'.L29" loext:label-string="&quot;Wichtigkeit der naturnahen Gestaltung&quot;" chart:class="chart:area">
            <chart:data-point chart:repeated="11"/>
          </chart:series>
          <chart:series chart:style-name="ch10" chart:values-cell-range-address="'Gärtnert &gt; 6'.B28:'Gärtnert &gt; 6'.L28" loext:label-string="&quot;Kenntnisse zur naturnahen Gestaltung&quot;" chart:class="chart:area">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chtigkeit der naturnahen Gestaltung</text:p>
              </table:table-cell>
              <table:table-cell office:value-type="string">
                <text:p>Kenntnisse zur naturnahen Gestaltung</text:p>
              </table:table-cell>
            </table:table-row>
          </table:table-header-rows>
          <table:table-rows>
            <table:table-row>
              <table:table-cell office:value-type="float" office:value="2">
                <text:p>2</text:p>
                <draw:g>
                  <svg:desc>'3.1 Wie ausgereift würden Sie Ihr Wissen über Pflanzen einschätzen'.B1:'3.1 Wie ausgereift würden Sie Ihr Wissen über Pflanzen einschätzen'.J1</svg:desc>
                </draw:g>
              </table:table-cell>
              <table:table-cell office:value-type="float" office:value="NaN">
                <text:p>NaN</text:p>
                <draw:g>
                  <svg:desc>'Gärtnert &gt; 6'.B29:'Gärtnert &gt; 6'.L29</svg:desc>
                </draw:g>
              </table:table-cell>
              <table:table-cell office:value-type="float" office:value="NaN">
                <text:p>NaN</text:p>
                <draw:g>
                  <svg:desc>'Gärtnert &gt; 6'.B28:'Gärtnert &gt; 6'.L28</svg:desc>
                </draw:g>
              </table:table-cell>
            </table:table-row>
            <table:table-row>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float" office:value="7">
                <text:p>7</text:p>
              </table:table-cell>
              <table:table-cell office:value-type="float" office:value="1">
                <text:p>1</text:p>
              </table:table-cell>
              <table:table-cell office:value-type="float" office:value="2">
                <text:p>2</text:p>
              </table:table-cell>
            </table:table-row>
            <table:table-row>
              <table:table-cell office:value-type="float" office:value="8">
                <text:p>8</text:p>
              </table:table-cell>
              <table:table-cell office:value-type="float" office:value="0">
                <text:p>0</text:p>
              </table:table-cell>
              <table:table-cell office:value-type="float" office:value="3">
                <text:p>3</text:p>
              </table:table-cell>
            </table:table-row>
            <table:table-row>
              <table:table-cell office:value-type="float" office:value="9">
                <text:p>9</text:p>
              </table:table-cell>
              <table:table-cell office:value-type="float" office:value="4">
                <text:p>4</text:p>
              </table:table-cell>
              <table:table-cell office:value-type="float" office:value="7">
                <text:p>7</text:p>
              </table:table-cell>
            </table:table-row>
            <table:table-row>
              <table:table-cell office:value-type="float" office:value="10">
                <text:p>10</text:p>
              </table:table-cell>
              <table:table-cell office:value-type="float" office:value="5">
                <text:p>5</text:p>
              </table:table-cell>
              <table:table-cell office:value-type="float" office:value="8">
                <text:p>8</text:p>
              </table:table-cell>
            </table:table-row>
            <table:table-row>
              <table:table-cell office:value-type="string"/>
              <table:table-cell office:value-type="float" office:value="7">
                <text:p>7</text:p>
              </table:table-cell>
              <table:table-cell office:value-type="float" office:value="3">
                <text:p>3</text:p>
              </table:table-cell>
            </table:table-row>
            <table:table-row>
              <table:table-cell office:value-type="string"/>
              <table:table-cell office:value-type="float" office:value="6">
                <text:p>6</text:p>
              </table:table-cell>
              <table:table-cell office:value-type="float" office:value="0">
                <text:p>0</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4285f4"/>
      <style:text-properties fo:font-size="10pt" style:font-size-asian="10pt" style:font-size-complex="10pt"/>
    </style:style>
    <style:style style:name="ch8" style:family="chart">
      <style:graphic-properties draw:fill-color="#004586"/>
    </style:style>
    <style:style style:name="ch9" style:family="chart">
      <style:graphic-properties draw:fill-color="#ff420e"/>
    </style:style>
    <style:style style:name="ch10" style:family="chart">
      <style:graphic-properties draw:fill-color="#ffd320"/>
    </style:style>
    <style:style style:name="ch11" style:family="chart">
      <style:graphic-properties draw:fill-color="#579d1c"/>
    </style:style>
    <style:style style:name="ch12" style:family="chart">
      <style:graphic-properties draw:fill-color="#7e0021"/>
    </style:style>
    <style:style style:name="ch13" style:family="chart">
      <style:graphic-properties draw:fill-color="#83caff"/>
    </style:style>
    <style:style style:name="ch14" style:family="chart">
      <style:graphic-properties draw:fill-color="#314004"/>
    </style:style>
    <style:style style:name="ch15" style:family="chart">
      <style:graphic-properties draw:fill="solid" draw:fill-color="#ffffff"/>
    </style:style>
    <style:style style:name="ch16" style:family="chart">
      <style:graphic-properties draw:fill-color="#d9d9d9"/>
    </style:style>
  </office:automatic-styles>
  <office:body>
    <office:chart>
      <chart:chart svg:width="18.733cm" svg:height="9.578cm" xlink:href=".." xlink:type="simple" chart:class="chart:bar" chart:style-name="ch1">
        <chart:legend chart:legend-position="end" svg:x="13.692cm" svg:y="2.599cm" style:legend-expansion="high" chart:style-name="ch2"/>
        <chart:plot-area chart:style-name="ch3" table:cell-range-address="'4.1 Was macht naturnahe Gestaltung für Sie aus'.A24:'4.1 Was macht naturnahe Gestaltung für Sie aus'.G25" chart:data-source-has-labels="row" svg:x="0.374cm" svg:y="0.191cm" svg:width="12.944cm" svg:height="9.196cm">
          <chartooo:coordinate-region svg:x="2.716cm" svg:y="0.191cm" svg:width="10.602cm" svg:height="3.065cm"/>
          <chart:axis chart:dimension="x" chart:name="primary-x" chart:style-name="ch4" chartooo:axis-type="text">
            <chart:categories table:cell-range-address="'4.1 Was macht naturnahe Gestaltung für Sie aus'.A24:'4.1 Was macht naturnahe Gestaltung für Sie aus'.G24"/>
          </chart:axis>
          <chart:axis chart:dimension="y" chart:name="primary-y" chart:style-name="ch5">
            <chart:grid chart:style-name="ch6" chart:class="major"/>
          </chart:axis>
          <chart:series chart:style-name="ch7" chart:values-cell-range-address="'4.1 Was macht naturnahe Gestaltung für Sie aus'.A25:'4.1 Was macht naturnahe Gestaltung für Sie aus'.G25" chart:class="chart:bar">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Verzicht auf Chemie</text:p>
                <draw:g>
                  <svg:desc>'4.1 Was macht naturnahe Gestaltung für Sie aus'.A24:'4.1 Was macht naturnahe Gestaltung für Sie aus'.G24</svg:desc>
                </draw:g>
              </table:table-cell>
              <table:table-cell office:value-type="string">
                <text:p>Vielfalt</text:p>
              </table:table-cell>
              <table:table-cell office:value-type="string">
                <text:p>Natürlichkeit (+ nachhaltige/ökologische Kreisläufe)</text:p>
              </table:table-cell>
              <table:table-cell office:value-type="string">
                <text:p>Lebensraum für Tiere (+ Nistmöglichkeiten)</text:p>
              </table:table-cell>
              <table:table-cell office:value-type="string">
                <text:p>Einheimische Plfanzen</text:p>
              </table:table-cell>
              <table:table-cell office:value-type="string">
                <text:p>Totholz</text:p>
              </table:table-cell>
              <table:table-cell office:value-type="string">
                <text:p>Kompost</text:p>
              </table:table-cell>
            </table:table-row>
          </table:table-header-rows>
          <table:table-rows>
            <table:table-row>
              <table:table-cell office:value-type="string">
                <text:p>Row 25</text:p>
                <draw:g>
                  <svg:desc/>
                </draw:g>
              </table:table-cell>
              <table:table-cell office:value-type="float" office:value="10">
                <text:p>10</text:p>
                <draw:g>
                  <svg:desc>'4.1 Was macht naturnahe Gestaltung für Sie aus'.A25:'4.1 Was macht naturnahe Gestaltung für Sie aus'.G25</svg:desc>
                </draw:g>
              </table:table-cell>
              <table:table-cell office:value-type="float" office:value="11">
                <text:p>11</text:p>
              </table:table-cell>
              <table:table-cell office:value-type="float" office:value="13">
                <text:p>13</text:p>
              </table:table-cell>
              <table:table-cell office:value-type="float" office:value="36">
                <text:p>36</text:p>
              </table:table-cell>
              <table:table-cell office:value-type="float" office:value="36">
                <text:p>36</text:p>
              </table:table-cell>
              <table:table-cell office:value-type="float" office:value="34">
                <text:p>34</text:p>
              </table:table-cell>
              <table:table-cell office:value-type="float" office:value="34">
                <text:p>3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vertical="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color="#aecf00"/>
    </style:style>
    <style:style style:name="ch17" style:family="chart">
      <style:graphic-properties draw:fill-color="#4b1f6f"/>
    </style:style>
    <style:style style:name="ch18" style:family="chart">
      <style:graphic-properties draw:fill-color="#ff950e"/>
    </style:style>
    <style:style style:name="ch19" style:family="chart">
      <style:graphic-properties draw:fill="solid" draw:fill-color="#ffffff"/>
    </style:style>
    <style:style style:name="ch20" style:family="chart">
      <style:graphic-properties draw:fill-color="#d9d9d9"/>
    </style:style>
  </office:automatic-styles>
  <office:body>
    <office:chart>
      <chart:chart svg:width="18.733cm" svg:height="9.578cm" xlink:href=".." xlink:type="simple" chart:class="chart:bar" chart:style-name="ch1">
        <chart:legend chart:legend-position="end" svg:x="13.956cm" svg:y="2.05cm" style:legend-expansion="high" chart:style-name="ch2"/>
        <chart:plot-area chart:style-name="ch3" table:cell-range-address="'4.1 Was macht naturnahe Gestaltung für Sie aus'.A2:'4.1 Was macht naturnahe Gestaltung für Sie aus'.J3" chart:data-source-has-labels="row" svg:x="0.374cm" svg:y="0.191cm" svg:width="13.208cm" svg:height="8.166cm">
          <chartooo:coordinate-region svg:x="6.137cm" svg:y="0.191cm" svg:width="7.258cm" svg:height="7.669cm"/>
          <chart:axis chart:dimension="x" chart:name="primary-x" chart:style-name="ch4" chartooo:axis-type="text">
            <chart:categories table:cell-range-address="'4.1 Was macht naturnahe Gestaltung für Sie aus'.A2:'4.1 Was macht naturnahe Gestaltung für Sie aus'.J2"/>
          </chart:axis>
          <chart:axis chart:dimension="y" chart:name="primary-y" chart:style-name="ch5">
            <chart:title svg:x="5.683cm" svg:y="8.549cm" chart:style-name="ch6">
              <text:p>Anzahl Befragte</text:p>
            </chart:title>
            <chart:grid chart:style-name="ch7" chart:class="major"/>
          </chart:axis>
          <chart:series chart:style-name="ch8" chart:values-cell-range-address="'4.1 Was macht naturnahe Gestaltung für Sie aus'.A3:'4.1 Was macht naturnahe Gestaltung für Sie aus'.J3" chart:class="chart:bar">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Nicht zu oft mähen</text:p>
                <draw:g>
                  <svg:desc>'4.1 Was macht naturnahe Gestaltung für Sie aus'.A2:'4.1 Was macht naturnahe Gestaltung für Sie aus'.J2</svg:desc>
                </draw:g>
              </table:table-cell>
              <table:table-cell office:value-type="string">
                <text:p>Totholz</text:p>
              </table:table-cell>
              <table:table-cell office:value-type="string">
                <text:p>Wilde Ecken</text:p>
              </table:table-cell>
              <table:table-cell office:value-type="string">
                <text:p>Nachhaltige / Ökologische Kreisläufe</text:p>
              </table:table-cell>
              <table:table-cell office:value-type="string">
                <text:p>Nistmöglichkeiten</text:p>
              </table:table-cell>
              <table:table-cell office:value-type="string">
                <text:p>Verzicht auf Chemie</text:p>
              </table:table-cell>
              <table:table-cell office:value-type="string">
                <text:p>Vielfalt</text:p>
              </table:table-cell>
              <table:table-cell office:value-type="string">
                <text:p>Natürlichkeit</text:p>
              </table:table-cell>
              <table:table-cell office:value-type="string">
                <text:p>Einheimische Pflanzen</text:p>
              </table:table-cell>
              <table:table-cell office:value-type="string">
                <text:p>Insekten- / Tierfreundlich</text:p>
              </table:table-cell>
            </table:table-row>
          </table:table-header-rows>
          <table:table-rows>
            <table:table-row>
              <table:table-cell office:value-type="string">
                <text:p>Row 3</text:p>
                <draw:g>
                  <svg:desc/>
                </draw:g>
              </table:table-cell>
              <table:table-cell office:value-type="float" office:value="1">
                <text:p>1</text:p>
                <draw:g>
                  <svg:desc>'4.1 Was macht naturnahe Gestaltung für Sie aus'.A3:'4.1 Was macht naturnahe Gestaltung für Sie aus'.J3</svg:desc>
                </draw:g>
              </table:table-cell>
              <table:table-cell office:value-type="float" office:value="3">
                <text:p>3</text:p>
              </table:table-cell>
              <table:table-cell office:value-type="float" office:value="3">
                <text:p>3</text:p>
              </table:table-cell>
              <table:table-cell office:value-type="float" office:value="4">
                <text:p>4</text:p>
              </table:table-cell>
              <table:table-cell office:value-type="float" office:value="7">
                <text:p>7</text:p>
              </table:table-cell>
              <table:table-cell office:value-type="float" office:value="10">
                <text:p>10</text:p>
              </table:table-cell>
              <table:table-cell office:value-type="float" office:value="11">
                <text:p>11</text:p>
              </table:table-cell>
              <table:table-cell office:value-type="float" office:value="11">
                <text:p>11</text:p>
              </table:table-cell>
              <table:table-cell office:value-type="float" office:value="16">
                <text:p>16</text:p>
              </table:table-cell>
              <table:table-cell office:value-type="float" office:value="31">
                <text:p>3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color="#aecf00"/>
    </style:style>
    <style:style style:name="ch17" style:family="chart">
      <style:graphic-properties draw:fill-color="#4b1f6f"/>
    </style:style>
    <style:style style:name="ch18" style:family="chart">
      <style:graphic-properties draw:fill-color="#ff950e"/>
    </style:style>
    <style:style style:name="ch19" style:family="chart">
      <style:graphic-properties draw:fill="solid" draw:fill-color="#ffffff"/>
    </style:style>
    <style:style style:name="ch20" style:family="chart">
      <style:graphic-properties draw:fill-color="#d9d9d9"/>
    </style:style>
  </office:automatic-styles>
  <office:body>
    <office:chart>
      <chart:chart svg:width="21.405cm" svg:height="7.911cm" xlink:href=".." xlink:type="simple" chart:class="chart:bar" chart:style-name="ch1">
        <chart:legend chart:legend-position="end" svg:x="20.28cm" svg:y="1.415cm" style:legend-expansion="high" chart:style-name="ch2"/>
        <chart:plot-area chart:style-name="ch3" table:cell-range-address="'4.2 Wie sehr achten Sie auf naturnahe Gestaltung'.A1:'4.2 Wie sehr achten Sie auf naturnahe Gestaltung'.K2" chart:data-source-has-labels="both" svg:x="1.488cm" svg:y="0.158cm" svg:width="18.364cm" svg:height="7.595cm">
          <chartooo:coordinate-region svg:x="1.959cm" svg:y="0.357cm" svg:width="17.893cm" svg:height="6.899cm"/>
          <chart:axis chart:dimension="x" chart:name="primary-x" chart:style-name="ch4" chartooo:axis-type="text">
            <chart:categories table:cell-range-address="'4.2 Wie sehr achten Sie auf naturnahe Gestaltung'.B1:'4.2 Wie sehr achten Sie auf naturnahe Gestaltung'.K1"/>
          </chart:axis>
          <chart:axis chart:dimension="y" chart:name="primary-y" chart:style-name="ch5">
            <chart:title svg:x="0.451cm" svg:y="5.25cm" chart:style-name="ch6">
              <text:p>Anzahl Befragte</text:p>
            </chart:title>
            <chart:grid chart:style-name="ch7" chart:class="major"/>
          </chart:axis>
          <chart:series chart:style-name="ch8" chart:values-cell-range-address="'4.2 Wie sehr achten Sie auf naturnahe Gestaltung'.B2:'4.2 Wie sehr achten Sie auf naturnahe Gestaltung'.K2" chart:label-cell-address="'4.2 Wie sehr achten Sie auf naturnahe Gestaltung'.A2:'4.2 Wie sehr achten Sie auf naturnahe Gestaltung'.A2" chart:class="chart:bar">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1</text:p>
                <draw:g>
                  <svg:desc>'4.2 Wie sehr achten Sie auf naturnahe Gestaltung'.B1:'4.2 Wie sehr achten Sie auf naturnahe Gestaltung'.K1</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header-rows>
          <table:table-rows>
            <table:table-row>
              <table:table-cell office:value-type="string">
                <text:p>Antworten</text:p>
                <draw:g>
                  <svg:desc>'4.2 Wie sehr achten Sie auf naturnahe Gestaltung'.A2:'4.2 Wie sehr achten Sie auf naturnahe Gestaltung'.A2</svg:desc>
                </draw:g>
              </table:table-cell>
              <table:table-cell office:value-type="float" office:value="0">
                <text:p>0</text:p>
                <draw:g>
                  <svg:desc>'4.2 Wie sehr achten Sie auf naturnahe Gestaltung'.B2:'4.2 Wie sehr achten Sie auf naturnahe Gestaltung'.K2</svg:desc>
                </draw:g>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9">
                <text:p>9</text:p>
              </table:table-cell>
              <table:table-cell office:value-type="float" office:value="6">
                <text:p>6</text:p>
              </table:table-cell>
              <table:table-cell office:value-type="float" office:value="9">
                <text:p>9</text:p>
              </table:table-cell>
              <table:table-cell office:value-type="float" office:value="10">
                <text:p>10</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solid" draw:fill-color="#ffffff"/>
    </style:style>
    <style:style style:name="ch16" style:family="chart">
      <style:graphic-properties draw:fill-color="#d9d9d9"/>
    </style:style>
  </office:automatic-styles>
  <office:body>
    <office:chart>
      <chart:chart svg:width="18.706cm" svg:height="8.334cm" xlink:href=".." xlink:type="simple" chart:class="chart:bar" chart:style-name="ch1">
        <chart:legend chart:legend-position="end" svg:x="15.146cm" svg:y="2.623cm" style:legend-expansion="high" chart:style-name="ch2"/>
        <chart:plot-area chart:style-name="ch3" table:cell-range-address="'5.1 Wo tauschen Sie sich mit diesen Leuten aus'.A1:'5.1 Wo tauschen Sie sich mit diesen Leuten aus'.F2" chart:data-source-has-labels="row" svg:x="1.434cm" svg:y="0.166cm" svg:width="13.338cm" svg:height="8.002cm">
          <chartooo:coordinate-region svg:x="1.905cm" svg:y="0.166cm" svg:width="12.867cm" svg:height="5.439cm"/>
          <chart:axis chart:dimension="x" chart:name="primary-x" chart:style-name="ch4" chartooo:axis-type="text">
            <chart:categories table:cell-range-address="'5.1 Wo tauschen Sie sich mit diesen Leuten aus'.A1:'5.1 Wo tauschen Sie sich mit diesen Leuten aus'.F1"/>
          </chart:axis>
          <chart:axis chart:dimension="y" chart:name="primary-y" chart:style-name="ch5">
            <chart:title svg:x="0.451cm" svg:y="5.462cm" chart:style-name="ch6">
              <text:p>Anzahl Befragte</text:p>
            </chart:title>
            <chart:grid chart:style-name="ch7" chart:class="major"/>
          </chart:axis>
          <chart:series chart:style-name="ch8" chart:values-cell-range-address="'5.1 Wo tauschen Sie sich mit diesen Leuten aus'.A2:'5.1 Wo tauschen Sie sich mit diesen Leuten aus'.F2" chart:class="chart:bar">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Internet</text:p>
                <draw:g>
                  <svg:desc>'5.1 Wo tauschen Sie sich mit diesen Leuten aus'.A1:'5.1 Wo tauschen Sie sich mit diesen Leuten aus'.F1</svg:desc>
                </draw:g>
              </table:table-cell>
              <table:table-cell office:value-type="string">
                <text:p>Soziale Medien</text:p>
              </table:table-cell>
              <table:table-cell office:value-type="string">
                <text:p>Verein</text:p>
              </table:table-cell>
              <table:table-cell office:value-type="string">
                <text:p>Nachbarschaft</text:p>
              </table:table-cell>
              <table:table-cell office:value-type="string">
                <text:p>Familie &amp; Freunde</text:p>
              </table:table-cell>
              <table:table-cell office:value-type="string">
                <text:p>Sonstiges</text:p>
              </table:table-cell>
            </table:table-row>
          </table:table-header-rows>
          <table:table-rows>
            <table:table-row>
              <table:table-cell office:value-type="string">
                <text:p>Row 2</text:p>
                <draw:g>
                  <svg:desc/>
                </draw:g>
              </table:table-cell>
              <table:table-cell office:value-type="float" office:value="10">
                <text:p>10</text:p>
                <draw:g>
                  <svg:desc>'5.1 Wo tauschen Sie sich mit diesen Leuten aus'.A2:'5.1 Wo tauschen Sie sich mit diesen Leuten aus'.F2</svg:desc>
                </draw:g>
              </table:table-cell>
              <table:table-cell office:value-type="float" office:value="23">
                <text:p>23</text:p>
              </table:table-cell>
              <table:table-cell office:value-type="float" office:value="20">
                <text:p>20</text:p>
              </table:table-cell>
              <table:table-cell office:value-type="float" office:value="17">
                <text:p>17</text:p>
              </table:table-cell>
              <table:table-cell office:value-type="float" office:value="27">
                <text:p>27</text:p>
              </table:table-cell>
              <table:table-cell office:value-type="float" office:value="1">
                <text:p>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data-style-name="N0">
      <style:chart-properties chart:link-data-style-to-source="true"/>
      <style:graphic-properties draw:fill-color="#ea4335"/>
      <style:text-properties fo:font-size="10pt" style:font-size-asian="10pt" style:font-size-complex="10pt"/>
    </style:style>
    <style:style style:name="ch10" style:family="chart" style:data-style-name="N0">
      <style:chart-properties chart:link-data-style-to-source="true"/>
      <style:graphic-properties draw:fill-color="#fbbc04"/>
      <style:text-properties fo:font-size="10pt" style:font-size-asian="10pt" style:font-size-complex="10pt"/>
    </style:style>
    <style:style style:name="ch11" style:family="chart" style:data-style-name="N0">
      <style:chart-properties chart:link-data-style-to-source="true"/>
      <style:graphic-properties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875cm" svg:height="9.816cm" xlink:href=".." xlink:type="simple" chart:class="chart:bar" chart:style-name="ch1">
        <chart:legend chart:legend-position="end" svg:x="11.204cm" svg:y="3.068cm" style:legend-expansion="high" chart:style-name="ch2"/>
        <chart:plot-area chart:style-name="ch3" table:cell-range-address="'Gärtnert &gt; 6'.A25:'Gärtnert &gt; 6'.L29" chart:data-source-has-labels="both" svg:x="0.317cm" svg:y="0.196cm" svg:width="10.57cm" svg:height="8.394cm">
          <chartooo:coordinate-region svg:x="0.788cm" svg:y="0.395cm" svg:width="10.099cm" svg:height="7.698cm"/>
          <chart:axis chart:dimension="x" chart:name="primary-x" chart:style-name="ch4" chartooo:axis-type="text">
            <chart:title svg:x="5.101cm" svg:y="8.787cm" chart:style-name="ch5">
              <text:p>Skala</text:p>
            </chart:title>
            <chart:categories table:cell-range-address="'Gärtnert &gt; 6'.C25:'Gärtnert &gt; 6'.L25"/>
          </chart:axis>
          <chart:axis chart:dimension="y" chart:name="primary-y" chart:style-name="ch6">
            <chart:grid chart:style-name="ch7" chart:class="major"/>
          </chart:axis>
          <chart:series chart:style-name="ch8" chart:values-cell-range-address="'Gärtnert &gt; 6'.C26:'Gärtnert &gt; 6'.L26" chart:label-cell-address="'Gärtnert &gt; 6'.A26:'Gärtnert &gt; 6'.B26" chart:class="chart:bar">
            <chart:data-point chart:repeated="10"/>
          </chart:series>
          <chart:series chart:style-name="ch9" chart:values-cell-range-address="'Gärtnert &gt; 6'.C27:'Gärtnert &gt; 6'.L27" chart:label-cell-address="'Gärtnert &gt; 6'.A27:'Gärtnert &gt; 6'.B27" chart:class="chart:bar">
            <chart:data-point chart:repeated="10"/>
          </chart:series>
          <chart:series chart:style-name="ch10" chart:values-cell-range-address="'Gärtnert &gt; 6'.C28:'Gärtnert &gt; 6'.L28" chart:label-cell-address="'Gärtnert &gt; 6'.A28:'Gärtnert &gt; 6'.B28" chart:class="chart:bar">
            <chart:data-point chart:repeated="10"/>
          </chart:series>
          <chart:series chart:style-name="ch11" chart:values-cell-range-address="'Gärtnert &gt; 6'.C29:'Gärtnert &gt; 6'.L29" chart:label-cell-address="'Gärtnert &gt; 6'.A29:'Gärtnert &gt; 6'.B29"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1</text:p>
                <draw:g>
                  <svg:desc>'Gärtnert &gt; 6'.C25:'Gärtnert &gt; 6'.L25</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header-rows>
          <table:table-rows>
            <table:table-row>
              <table:table-cell office:value-type="string">
                <text:p>Gärtnert mehr als 6 Jahre Pflanzen</text:p>
                <text:list>
                  <text:list-item>
                    <text:p>Gärtnert mehr als 6 Jahre</text:p>
                  </text:list-item>
                  <text:list-item>
                    <text:p>Pflanzen</text:p>
                  </text:list-item>
                </text:list>
                <draw:g>
                  <svg:desc>'Gärtnert &gt; 6'.A26:'Gärtnert &gt; 6'.B26</svg:desc>
                </draw:g>
              </table:table-cell>
              <table:table-cell office:value-type="float" office:value="NaN">
                <text:p>NaN</text:p>
                <draw:g>
                  <svg:desc>'Gärtnert &gt; 6'.C26:'Gärtnert &gt; 6'.L26</svg:desc>
                </draw:g>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office:value-type="float" office:value="9">
                <text:p>9</text:p>
              </table:table-cell>
              <table:table-cell office:value-type="float" office:value="5">
                <text:p>5</text:p>
              </table:table-cell>
              <table:table-cell office:value-type="float" office:value="2">
                <text:p>2</text:p>
              </table:table-cell>
              <table:table-cell office:value-type="float" office:value="0">
                <text:p>0</text:p>
              </table:table-cell>
            </table:table-row>
            <table:table-row>
              <table:table-cell office:value-type="string">
                <text:p>Gärtnert mehr als 6 Jahre Gärtnern</text:p>
                <text:list>
                  <text:list-item>
                    <text:p>Gärtnert mehr als 6 Jahre</text:p>
                  </text:list-item>
                  <text:list-item>
                    <text:p>Gärtnern</text:p>
                  </text:list-item>
                </text:list>
                <draw:g>
                  <svg:desc>'Gärtnert &gt; 6'.A27:'Gärtnert &gt; 6'.B27</svg:desc>
                </draw:g>
              </table:table-cell>
              <table:table-cell office:value-type="float" office:value="NaN">
                <text:p>NaN</text:p>
                <draw:g>
                  <svg:desc>'Gärtnert &gt; 6'.C27:'Gärtnert &gt; 6'.L27</svg:desc>
                </draw:g>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3">
                <text:p>3</text:p>
              </table:table-cell>
              <table:table-cell office:value-type="float" office:value="1">
                <text:p>1</text:p>
              </table:table-cell>
            </table:table-row>
            <table:table-row>
              <table:table-cell office:value-type="string">
                <text:p>Gärtnert mehr als 6 Jahre Naturnähe</text:p>
                <text:list>
                  <text:list-item>
                    <text:p>Gärtnert mehr als 6 Jahre</text:p>
                  </text:list-item>
                  <text:list-item>
                    <text:p>Naturnähe</text:p>
                  </text:list-item>
                </text:list>
                <draw:g>
                  <svg:desc>'Gärtnert &gt; 6'.A28:'Gärtnert &gt; 6'.B28</svg:desc>
                </draw:g>
              </table:table-cell>
              <table:table-cell office:value-type="float" office:value="NaN">
                <text:p>NaN</text:p>
                <draw:g>
                  <svg:desc>'Gärtnert &gt; 6'.C28:'Gärtnert &gt; 6'.L2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3">
                <text:p>3</text:p>
              </table:table-cell>
              <table:table-cell office:value-type="float" office:value="7">
                <text:p>7</text:p>
              </table:table-cell>
              <table:table-cell office:value-type="float" office:value="8">
                <text:p>8</text:p>
              </table:table-cell>
              <table:table-cell office:value-type="float" office:value="3">
                <text:p>3</text:p>
              </table:table-cell>
              <table:table-cell office:value-type="float" office:value="0">
                <text:p>0</text:p>
              </table:table-cell>
            </table:table-row>
            <table:table-row>
              <table:table-cell office:value-type="string">
                <text:p>Gärtnert mehr als 6 Jahre Darauf achten</text:p>
                <text:list>
                  <text:list-item>
                    <text:p>Gärtnert mehr als 6 Jahre</text:p>
                  </text:list-item>
                  <text:list-item>
                    <text:p>Darauf achten</text:p>
                  </text:list-item>
                </text:list>
                <draw:g>
                  <svg:desc>'Gärtnert &gt; 6'.A29:'Gärtnert &gt; 6'.B29</svg:desc>
                </draw:g>
              </table:table-cell>
              <table:table-cell office:value-type="float" office:value="NaN">
                <text:p>NaN</text:p>
                <draw:g>
                  <svg:desc>'Gärtnert &gt; 6'.C29:'Gärtnert &gt; 6'.L29</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4">
                <text:p>4</text:p>
              </table:table-cell>
              <table:table-cell office:value-type="float" office:value="5">
                <text:p>5</text:p>
              </table:table-cell>
              <table:table-cell office:value-type="float" office:value="7">
                <text:p>7</text:p>
              </table:table-cell>
              <table:table-cell office:value-type="float" office:value="6">
                <text:p>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vertical="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color="#aecf00"/>
    </style:style>
    <style:style style:name="ch17" style:family="chart">
      <style:graphic-properties draw:fill-color="#4b1f6f"/>
    </style:style>
    <style:style style:name="ch18" style:family="chart">
      <style:graphic-properties draw:fill-color="#ff950e"/>
    </style:style>
    <style:style style:name="ch19" style:family="chart">
      <style:graphic-properties draw:fill-color="#c5000b"/>
    </style:style>
    <style:style style:name="ch20" style:family="chart">
      <style:graphic-properties draw:fill="solid" draw:fill-color="#ffffff"/>
    </style:style>
    <style:style style:name="ch21" style:family="chart">
      <style:graphic-properties draw:fill-color="#d9d9d9"/>
    </style:style>
  </office:automatic-styles>
  <office:body>
    <office:chart>
      <chart:chart svg:width="26.749cm" svg:height="9.948cm" xlink:href=".." xlink:type="simple" chart:class="chart:bar" chart:style-name="ch1">
        <chart:legend chart:legend-position="end" svg:x="23.507cm" svg:y="2.185cm" style:legend-expansion="high" chart:style-name="ch2"/>
        <chart:plot-area chart:style-name="ch3" table:cell-range-address="'5.2 Worüber tauschen Sie sich aus'.A1:'5.2 Worüber tauschen Sie sich aus'.K2" chart:data-source-has-labels="row" svg:x="0.534cm" svg:y="0.198cm" svg:width="22.439cm" svg:height="8.522cm">
          <chartooo:coordinate-region svg:x="3.122cm" svg:y="0.198cm" svg:width="19.664cm" svg:height="8.026cm"/>
          <chart:axis chart:dimension="x" chart:name="primary-x" chart:style-name="ch4" chartooo:axis-type="text">
            <chart:categories table:cell-range-address="'5.2 Worüber tauschen Sie sich aus'.A1:'5.2 Worüber tauschen Sie sich aus'.K1"/>
          </chart:axis>
          <chart:axis chart:dimension="y" chart:name="primary-y" chart:style-name="ch5">
            <chart:title svg:x="10.458cm" svg:y="8.919cm" chart:style-name="ch6">
              <text:p>Anzahl Befragte</text:p>
            </chart:title>
            <chart:grid chart:style-name="ch7" chart:class="major"/>
          </chart:axis>
          <chart:series chart:style-name="ch8" chart:values-cell-range-address="'5.2 Worüber tauschen Sie sich aus'.A2:'5.2 Worüber tauschen Sie sich aus'.K2" chart:class="chart:bar">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Pflanzenpflege</text:p>
                <draw:g>
                  <svg:desc>'5.2 Worüber tauschen Sie sich aus'.A1:'5.2 Worüber tauschen Sie sich aus'.K1</svg:desc>
                </draw:g>
              </table:table-cell>
              <table:table-cell office:value-type="string">
                <text:p>Pflanzenarten</text:p>
              </table:table-cell>
              <table:table-cell office:value-type="string">
                <text:p>Umwelt</text:p>
              </table:table-cell>
              <table:table-cell office:value-type="string">
                <text:p>Gartenutensilien</text:p>
              </table:table-cell>
              <table:table-cell office:value-type="string">
                <text:p>Wetter</text:p>
              </table:table-cell>
              <table:table-cell office:value-type="string">
                <text:p>Düngemittel</text:p>
              </table:table-cell>
              <table:table-cell office:value-type="string">
                <text:p>Pflanztechniken</text:p>
              </table:table-cell>
              <table:table-cell office:value-type="string">
                <text:p>Ernte</text:p>
              </table:table-cell>
              <table:table-cell office:value-type="string">
                <text:p>Ungeziefer</text:p>
              </table:table-cell>
              <table:table-cell office:value-type="string">
                <text:p>Pflanzenzucht</text:p>
              </table:table-cell>
              <table:table-cell office:value-type="string">
                <text:p>Sonstiges</text:p>
              </table:table-cell>
            </table:table-row>
          </table:table-header-rows>
          <table:table-rows>
            <table:table-row>
              <table:table-cell office:value-type="string">
                <text:p>Row 2</text:p>
                <draw:g>
                  <svg:desc/>
                </draw:g>
              </table:table-cell>
              <table:table-cell office:value-type="float" office:value="33">
                <text:p>33</text:p>
                <draw:g>
                  <svg:desc>'5.2 Worüber tauschen Sie sich aus'.A2:'5.2 Worüber tauschen Sie sich aus'.K2</svg:desc>
                </draw:g>
              </table:table-cell>
              <table:table-cell office:value-type="float" office:value="31">
                <text:p>31</text:p>
              </table:table-cell>
              <table:table-cell office:value-type="float" office:value="27">
                <text:p>27</text:p>
              </table:table-cell>
              <table:table-cell office:value-type="float" office:value="18">
                <text:p>18</text:p>
              </table:table-cell>
              <table:table-cell office:value-type="float" office:value="15">
                <text:p>15</text:p>
              </table:table-cell>
              <table:table-cell office:value-type="float" office:value="12">
                <text:p>12</text:p>
              </table:table-cell>
              <table:table-cell office:value-type="float" office:value="20">
                <text:p>20</text:p>
              </table:table-cell>
              <table:table-cell office:value-type="float" office:value="24">
                <text:p>24</text:p>
              </table:table-cell>
              <table:table-cell office:value-type="float" office:value="23">
                <text:p>23</text:p>
              </table:table-cell>
              <table:table-cell office:value-type="float" office:value="24">
                <text:p>24</text:p>
              </table:table-cell>
              <table:table-cell office:value-type="float" office:value="4">
                <text:p>4</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color="#aecf00"/>
    </style:style>
    <style:style style:name="ch17" style:family="chart">
      <style:graphic-properties draw:fill-color="#4b1f6f"/>
    </style:style>
    <style:style style:name="ch18" style:family="chart">
      <style:graphic-properties draw:fill-color="#ff950e"/>
    </style:style>
    <style:style style:name="ch19" style:family="chart">
      <style:graphic-properties draw:fill="solid" draw:fill-color="#ffffff"/>
    </style:style>
    <style:style style:name="ch20" style:family="chart">
      <style:graphic-properties draw:fill-color="#d9d9d9"/>
    </style:style>
  </office:automatic-styles>
  <office:body>
    <office:chart>
      <chart:chart svg:width="24.077cm" svg:height="8.837cm" xlink:href=".." xlink:type="simple" chart:class="chart:bar" chart:style-name="ch1">
        <chart:legend chart:legend-position="end" svg:x="22.952cm" svg:y="1.878cm" style:legend-expansion="high" chart:style-name="ch2"/>
        <chart:plot-area chart:style-name="ch3" table:cell-range-address="'5.3 Wie wichtig ist Ihnen der Austausch über Pflanzen und ihre Pflege mit anderen'.A1:'5.3 Wie wichtig ist Ihnen der Austausch über Pflanzen und ihre Pflege mit anderen'.J2" chart:data-source-has-labels="row" svg:x="1.541cm" svg:y="0.176cm" svg:width="20.93cm" svg:height="8.485cm">
          <chartooo:coordinate-region svg:x="1.827cm" svg:y="0.375cm" svg:width="20.644cm" svg:height="7.789cm"/>
          <chart:axis chart:dimension="x" chart:name="primary-x" chart:style-name="ch4" chartooo:axis-type="text">
            <chart:categories table:cell-range-address="'5.3 Wie wichtig ist Ihnen der Austausch über Pflanzen und ihre Pflege mit anderen'.A1:'5.3 Wie wichtig ist Ihnen der Austausch über Pflanzen und ihre Pflege mit anderen'.J1"/>
          </chart:axis>
          <chart:axis chart:dimension="y" chart:name="primary-y" chart:style-name="ch5">
            <chart:title svg:x="0.451cm" svg:y="5.713cm" chart:style-name="ch6">
              <text:p>Anzahl Befragte</text:p>
            </chart:title>
            <chart:grid chart:style-name="ch7" chart:class="major"/>
          </chart:axis>
          <chart:series chart:style-name="ch8" chart:values-cell-range-address="'5.3 Wie wichtig ist Ihnen der Austausch über Pflanzen und ihre Pflege mit anderen'.A2:'5.3 Wie wichtig ist Ihnen der Austausch über Pflanzen und ihre Pflege mit anderen'.J2" chart:class="chart:bar">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1</text:p>
                <draw:g>
                  <svg:desc>'5.3 Wie wichtig ist Ihnen der Austausch über Pflanzen und ihre Pflege mit anderen'.A1:'5.3 Wie wichtig ist Ihnen der Austausch über Pflanzen und ihre Pflege mit anderen'.J1</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0">
                <text:p>0</text:p>
                <draw:g>
                  <svg:desc>'5.3 Wie wichtig ist Ihnen der Austausch über Pflanzen und ihre Pflege mit anderen'.A2:'5.3 Wie wichtig ist Ihnen der Austausch über Pflanzen und ihre Pflege mit anderen'.J2</svg:desc>
                </draw:g>
              </table:table-cell>
              <table:table-cell office:value-type="float" office:value="2">
                <text:p>2</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3">
                <text:p>3</text:p>
              </table:table-cell>
              <table:table-cell office:value-type="float" office:value="7">
                <text:p>7</text:p>
              </table:table-cell>
              <table:table-cell office:value-type="float" office:value="6">
                <text:p>6</text:p>
              </table:table-cell>
              <table:table-cell office:value-type="float" office:value="8">
                <text:p>8</text:p>
              </table:table-cell>
              <table:table-cell office:value-type="float" office:value="2">
                <text:p>2</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vertical="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21.378cm" svg:height="8.255cm" xlink:href=".." xlink:type="simple" chart:class="chart:bar" chart:style-name="ch1">
        <chart:legend chart:legend-position="end" svg:x="16.125cm" svg:y="2.334cm" style:legend-expansion="high" chart:style-name="ch2"/>
        <chart:plot-area chart:style-name="ch3" table:cell-range-address="'6.2 Suchen Sie ab und an nach Inspiration für Ihren Garten, Balkon etc. Wenn ja, wo'.A1:'6.2 Suchen Sie ab und an nach Inspiration für Ihren Garten, Balkon etc. Wenn ja, wo'.G2" chart:data-source-has-labels="row" svg:x="0.427cm" svg:y="0.165cm" svg:width="15.271cm" svg:height="6.895cm">
          <chartooo:coordinate-region svg:x="3.994cm" svg:y="0.165cm" svg:width="10.485cm" svg:height="6.398cm"/>
          <chart:axis chart:dimension="x" chart:name="primary-x" chart:style-name="ch4" chartooo:axis-type="text">
            <chart:categories table:cell-range-address="'6.2 Suchen Sie ab und an nach Inspiration für Ihren Garten, Balkon etc. Wenn ja, wo'.A1:'6.2 Suchen Sie ab und an nach Inspiration für Ihren Garten, Balkon etc. Wenn ja, wo'.G1"/>
          </chart:axis>
          <chart:axis chart:dimension="y" chart:name="primary-y" chart:style-name="ch5">
            <chart:title svg:x="6.767cm" svg:y="7.226cm" chart:style-name="ch6">
              <text:p>Anzahl Befragte</text:p>
            </chart:title>
            <chart:grid chart:style-name="ch7" chart:class="major"/>
          </chart:axis>
          <chart:series chart:style-name="ch8" chart:values-cell-range-address="'6.2 Suchen Sie ab und an nach Inspiration für Ihren Garten, Balkon etc. Wenn ja, wo'.A2:'6.2 Suchen Sie ab und an nach Inspiration für Ihren Garten, Balkon etc. Wenn ja, wo'.G2" chart:class="chart:bar">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reunde und Bekannte</text:p>
                <draw:g>
                  <svg:desc>'6.2 Suchen Sie ab und an nach Inspiration für Ihren Garten, Balkon etc. Wenn ja, wo'.A1:'6.2 Suchen Sie ab und an nach Inspiration für Ihren Garten, Balkon etc. Wenn ja, wo'.G1</svg:desc>
                </draw:g>
              </table:table-cell>
              <table:table-cell office:value-type="string">
                <text:p>Fachhandel</text:p>
              </table:table-cell>
              <table:table-cell office:value-type="string">
                <text:p>Litratur</text:p>
              </table:table-cell>
              <table:table-cell office:value-type="string">
                <text:p>Videoplattformen</text:p>
              </table:table-cell>
              <table:table-cell office:value-type="string">
                <text:p>Social Media</text:p>
              </table:table-cell>
              <table:table-cell office:value-type="string">
                <text:p>Internet</text:p>
              </table:table-cell>
              <table:table-cell office:value-type="string">
                <text:p>Keine Suche nach Inspiration</text:p>
              </table:table-cell>
            </table:table-row>
          </table:table-header-rows>
          <table:table-rows>
            <table:table-row>
              <table:table-cell office:value-type="string">
                <text:p>Row 2</text:p>
                <draw:g>
                  <svg:desc/>
                </draw:g>
              </table:table-cell>
              <table:table-cell office:value-type="float" office:value="27">
                <text:p>27</text:p>
                <draw:g>
                  <svg:desc>'6.2 Suchen Sie ab und an nach Inspiration für Ihren Garten, Balkon etc. Wenn ja, wo'.A2:'6.2 Suchen Sie ab und an nach Inspiration für Ihren Garten, Balkon etc. Wenn ja, wo'.G2</svg:desc>
                </draw:g>
              </table:table-cell>
              <table:table-cell office:value-type="float" office:value="13">
                <text:p>13</text:p>
              </table:table-cell>
              <table:table-cell office:value-type="float" office:value="27">
                <text:p>27</text:p>
              </table:table-cell>
              <table:table-cell office:value-type="float" office:value="20">
                <text:p>20</text:p>
              </table:table-cell>
              <table:table-cell office:value-type="float" office:value="29">
                <text:p>29</text:p>
              </table:table-cell>
              <table:table-cell office:value-type="float" office:value="28">
                <text:p>28</text:p>
              </table:table-cell>
              <table:table-cell office:value-type="float" office:value="4">
                <text:p>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34a853"/>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0.716cm" svg:height="8.414cm" xlink:href=".." xlink:type="simple" chart:class="chart:circle" chart:style-name="ch1">
        <chart:legend chart:legend-position="bottom" svg:x="2.569cm" svg:y="7.815cm" style:legend-expansion="wide" chart:style-name="ch2"/>
        <chart:plot-area chart:style-name="ch3" table:cell-range-address="'8.2 Wie finden sie die Idee von GrowUp'.A1:'8.2 Wie finden sie die Idee von GrowUp'.C2" chart:data-source-has-labels="row" svg:x="0.214cm" svg:y="0.168cm" svg:width="10.288cm" svg:height="7.295cm">
          <chartooo:coordinate-region svg:x="1.711cm" svg:y="0.169cm" svg:width="7.294cm" svg:height="7.294cm"/>
          <chart:axis chart:dimension="x" chart:name="primary-x" chart:style-name="ch4" chartooo:axis-type="text">
            <chart:categories table:cell-range-address="'8.2 Wie finden sie die Idee von GrowUp'.A1:'8.2 Wie finden sie die Idee von GrowUp'.C1"/>
          </chart:axis>
          <chart:axis chart:dimension="y" chart:name="primary-y" chart:style-name="ch5"/>
          <chart:series chart:style-name="ch6" chart:values-cell-range-address="'8.2 Wie finden sie die Idee von GrowUp'.A2:'8.2 Wie finden sie die Idee von GrowUp'.C2"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ositiv</text:p>
                <draw:g>
                  <svg:desc>'8.2 Wie finden sie die Idee von GrowUp'.A1:'8.2 Wie finden sie die Idee von GrowUp'.C1</svg:desc>
                </draw:g>
              </table:table-cell>
              <table:table-cell office:value-type="string">
                <text:p>Interessiert</text:p>
              </table:table-cell>
              <table:table-cell office:value-type="string">
                <text:p>Negativ</text:p>
              </table:table-cell>
            </table:table-row>
          </table:table-header-rows>
          <table:table-rows>
            <table:table-row>
              <table:table-cell office:value-type="string">
                <text:p>Row 2</text:p>
                <draw:g>
                  <svg:desc/>
                </draw:g>
              </table:table-cell>
              <table:table-cell office:value-type="float" office:value="13">
                <text:p>13</text:p>
                <draw:g>
                  <svg:desc>'8.2 Wie finden sie die Idee von GrowUp'.A2:'8.2 Wie finden sie die Idee von GrowUp'.C2</svg:desc>
                </draw:g>
              </table:table-cell>
              <table:table-cell office:value-type="float" office:value="6">
                <text:p>6</text:p>
              </table:table-cell>
              <table:table-cell office:value-type="float" office:value="11">
                <text:p>11</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285f4"/>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0.769cm" svg:height="8.255cm" xlink:href=".." xlink:type="simple" chart:class="chart:circle" chart:style-name="ch1">
        <chart:legend chart:legend-position="bottom" svg:x="2.78cm" svg:y="7.656cm" style:legend-expansion="wide" chart:style-name="ch2"/>
        <chart:plot-area chart:style-name="ch3" table:cell-range-address="'8.3 Wie finden sie die Idee von GrowUp mit Fokus auf naturnähe'.A1:'8.3 Wie finden sie die Idee von GrowUp mit Fokus auf naturnähe'.C2" chart:data-source-has-labels="row" svg:x="0.215cm" svg:y="0.165cm" svg:width="10.339cm" svg:height="7.142cm">
          <chartooo:coordinate-region svg:x="1.814cm" svg:y="0.166cm" svg:width="7.141cm" svg:height="7.141cm"/>
          <chart:axis chart:dimension="x" chart:name="primary-x" chart:style-name="ch4" chartooo:axis-type="text">
            <chart:categories table:cell-range-address="'8.3 Wie finden sie die Idee von GrowUp mit Fokus auf naturnähe'.A1:'8.3 Wie finden sie die Idee von GrowUp mit Fokus auf naturnähe'.C1"/>
          </chart:axis>
          <chart:axis chart:dimension="y" chart:name="primary-y" chart:style-name="ch5"/>
          <chart:series chart:style-name="ch6" chart:values-cell-range-address="'8.3 Wie finden sie die Idee von GrowUp mit Fokus auf naturnähe'.A2:'8.3 Wie finden sie die Idee von GrowUp mit Fokus auf naturnähe'.C2" chart:class="chart:circle">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ositv</text:p>
                <draw:g>
                  <svg:desc>'8.3 Wie finden sie die Idee von GrowUp mit Fokus auf naturnähe'.A1:'8.3 Wie finden sie die Idee von GrowUp mit Fokus auf naturnähe'.C1</svg:desc>
                </draw:g>
              </table:table-cell>
              <table:table-cell office:value-type="string">
                <text:p>Interesse</text:p>
              </table:table-cell>
              <table:table-cell office:value-type="string">
                <text:p>Negativ</text:p>
              </table:table-cell>
            </table:table-row>
          </table:table-header-rows>
          <table:table-rows>
            <table:table-row>
              <table:table-cell office:value-type="string">
                <text:p>Row 2</text:p>
                <draw:g>
                  <svg:desc/>
                </draw:g>
              </table:table-cell>
              <table:table-cell office:value-type="float" office:value="14">
                <text:p>14</text:p>
                <draw:g>
                  <svg:desc>'8.3 Wie finden sie die Idee von GrowUp mit Fokus auf naturnähe'.A2:'8.3 Wie finden sie die Idee von GrowUp mit Fokus auf naturnähe'.C2</svg:desc>
                </draw:g>
              </table:table-cell>
              <table:table-cell office:value-type="float" office:value="11">
                <text:p>11</text:p>
              </table:table-cell>
              <table:table-cell office:value-type="float" office:value="5">
                <text:p>5</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tacked="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data-style-name="N0">
      <style:chart-properties chart:link-data-style-to-source="true"/>
      <style:graphic-properties draw:fill-color="#ea4335"/>
      <style:text-properties fo:font-size="10pt" style:font-size-asian="10pt" style:font-size-complex="10pt"/>
    </style:style>
    <style:style style:name="ch10" style:family="chart" style:data-style-name="N0">
      <style:chart-properties chart:link-data-style-to-source="true"/>
      <style:graphic-properties draw:fill-color="#fbbc04"/>
      <style:text-properties fo:font-size="10pt" style:font-size-asian="10pt" style:font-size-complex="10pt"/>
    </style:style>
    <style:style style:name="ch11" style:family="chart" style:data-style-name="N0">
      <style:chart-properties chart:link-data-style-to-source="true"/>
      <style:graphic-properties draw:fill-color="#34a853"/>
      <style:text-properties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6.034cm" svg:height="9.816cm" xlink:href=".." xlink:type="simple" chart:class="chart:bar" chart:style-name="ch1">
        <chart:legend chart:legend-position="end" svg:x="10.966cm" svg:y="3.068cm" style:legend-expansion="high" chart:style-name="ch2"/>
        <chart:plot-area chart:style-name="ch3" table:cell-range-address="'Gärtnert &lt; 6'.A19:'Gärtnert &lt; 6'.L23" chart:data-source-has-labels="both" svg:x="0.32cm" svg:y="0.196cm" svg:width="10.326cm" svg:height="8.394cm">
          <chartooo:coordinate-region svg:x="0.791cm" svg:y="0.395cm" svg:width="9.855cm" svg:height="7.698cm"/>
          <chart:axis chart:dimension="x" chart:name="primary-x" chart:style-name="ch4" chartooo:axis-type="text">
            <chart:title svg:x="4.982cm" svg:y="8.787cm" chart:style-name="ch5">
              <text:p>Skala</text:p>
            </chart:title>
            <chart:categories table:cell-range-address="'Gärtnert &lt; 6'.C19:'Gärtnert &lt; 6'.L19"/>
          </chart:axis>
          <chart:axis chart:dimension="y" chart:name="primary-y" chart:style-name="ch6">
            <chart:grid chart:style-name="ch7" chart:class="major"/>
          </chart:axis>
          <chart:series chart:style-name="ch8" chart:values-cell-range-address="'Gärtnert &lt; 6'.C20:'Gärtnert &lt; 6'.L20" chart:label-cell-address="'Gärtnert &lt; 6'.A20:'Gärtnert &lt; 6'.B20" chart:class="chart:bar">
            <chart:data-point chart:repeated="10"/>
          </chart:series>
          <chart:series chart:style-name="ch9" chart:values-cell-range-address="'Gärtnert &lt; 6'.C21:'Gärtnert &lt; 6'.L21" chart:label-cell-address="'Gärtnert &lt; 6'.A21:'Gärtnert &lt; 6'.B21" chart:class="chart:bar">
            <chart:data-point chart:repeated="10"/>
          </chart:series>
          <chart:series chart:style-name="ch10" chart:values-cell-range-address="'Gärtnert &lt; 6'.C22:'Gärtnert &lt; 6'.L22" chart:label-cell-address="'Gärtnert &lt; 6'.A22:'Gärtnert &lt; 6'.B22" chart:class="chart:bar">
            <chart:data-point chart:repeated="10"/>
          </chart:series>
          <chart:series chart:style-name="ch11" chart:values-cell-range-address="'Gärtnert &lt; 6'.C23:'Gärtnert &lt; 6'.L23" chart:label-cell-address="'Gärtnert &lt; 6'.A23:'Gärtnert &lt; 6'.B23"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float" office:value="1">
                <text:p>1</text:p>
                <draw:g>
                  <svg:desc>'Gärtnert &lt; 6'.C19:'Gärtnert &lt; 6'.L19</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header-rows>
          <table:table-rows>
            <table:table-row>
              <table:table-cell office:value-type="string">
                <text:p>Gärtnert weniger als 6 Jahre Pflanzen</text:p>
                <text:list>
                  <text:list-item>
                    <text:p>Gärtnert weniger als 6 Jahre</text:p>
                  </text:list-item>
                  <text:list-item>
                    <text:p>Pflanzen</text:p>
                  </text:list-item>
                </text:list>
                <draw:g>
                  <svg:desc>'Gärtnert &lt; 6'.A20:'Gärtnert &lt; 6'.B20</svg:desc>
                </draw:g>
              </table:table-cell>
              <table:table-cell office:value-type="float" office:value="NaN">
                <text:p>NaN</text:p>
                <draw:g>
                  <svg:desc>'Gärtnert &lt; 6'.C20:'Gärtnert &lt; 6'.L20</svg:desc>
                </draw:g>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Gärtnert weniger als 6 Jahre Gärtnern</text:p>
                <text:list>
                  <text:list-item>
                    <text:p>Gärtnert weniger als 6 Jahre</text:p>
                  </text:list-item>
                  <text:list-item>
                    <text:p>Gärtnern</text:p>
                  </text:list-item>
                </text:list>
                <draw:g>
                  <svg:desc>'Gärtnert &lt; 6'.A21:'Gärtnert &lt; 6'.B21</svg:desc>
                </draw:g>
              </table:table-cell>
              <table:table-cell office:value-type="float" office:value="NaN">
                <text:p>NaN</text:p>
                <draw:g>
                  <svg:desc>'Gärtnert &lt; 6'.C21:'Gärtnert &lt; 6'.L21</svg:desc>
                </draw:g>
              </table:table-cell>
              <table:table-cell office:value-type="float" office:value="1">
                <text:p>1</text:p>
              </table:table-cell>
              <table:table-cell office:value-type="float" office:value="4">
                <text:p>4</text:p>
              </table:table-cell>
              <table:table-cell office:value-type="float" office:value="2">
                <text:p>2</text:p>
              </table:table-cell>
              <table:table-cell office:value-type="float" office:value="4">
                <text:p>4</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Gärtnert weniger als 6 Jahre Naturnähe</text:p>
                <text:list>
                  <text:list-item>
                    <text:p>Gärtnert weniger als 6 Jahre</text:p>
                  </text:list-item>
                  <text:list-item>
                    <text:p>Naturnähe</text:p>
                  </text:list-item>
                </text:list>
                <draw:g>
                  <svg:desc>'Gärtnert &lt; 6'.A22:'Gärtnert &lt; 6'.B22</svg:desc>
                </draw:g>
              </table:table-cell>
              <table:table-cell office:value-type="float" office:value="NaN">
                <text:p>NaN</text:p>
                <draw:g>
                  <svg:desc>'Gärtnert &lt; 6'.C22:'Gärtnert &lt; 6'.L22</svg:desc>
                </draw:g>
              </table:table-cell>
              <table:table-cell office:value-type="float" office:value="2">
                <text:p>2</text:p>
              </table:table-cell>
              <table:table-cell office:value-type="float" office:value="4">
                <text:p>4</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3">
                <text:p>3</text:p>
              </table:table-cell>
              <table:table-cell office:value-type="float" office:value="2">
                <text:p>2</text:p>
              </table:table-cell>
              <table:table-cell office:value-type="float" office:value="2">
                <text:p>2</text:p>
              </table:table-cell>
              <table:table-cell office:value-type="float" office:value="0">
                <text:p>0</text:p>
              </table:table-cell>
            </table:table-row>
            <table:table-row>
              <table:table-cell office:value-type="string">
                <text:p>Gärtnert weniger als 6 Jahre Darauf achten</text:p>
                <text:list>
                  <text:list-item>
                    <text:p>Gärtnert weniger als 6 Jahre</text:p>
                  </text:list-item>
                  <text:list-item>
                    <text:p>Darauf achten</text:p>
                  </text:list-item>
                </text:list>
                <draw:g>
                  <svg:desc>'Gärtnert &lt; 6'.A23:'Gärtnert &lt; 6'.B23</svg:desc>
                </draw:g>
              </table:table-cell>
              <table:table-cell office:value-type="float" office:value="NaN">
                <text:p>NaN</text:p>
                <draw:g>
                  <svg:desc>'Gärtnert &lt; 6'.C23:'Gärtnert &lt; 6'.L23</svg:desc>
                </draw:g>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0">
                <text:p>0</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4">
                <text:p>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285f4"/>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chart-properties chart:solid-type="cuboid"/>
      <style:graphic-properties draw:fill-color="#34a853"/>
    </style:style>
    <style:style style:name="ch11" style:family="chart">
      <style:chart-properties chart:solid-type="cuboid"/>
      <style:graphic-properties draw:fill-color="#ff6d01"/>
    </style:style>
    <style:style style:name="ch12" style:family="chart">
      <style:chart-properties chart:solid-type="cuboid"/>
      <style:graphic-properties draw:fill-color="#46bdc6"/>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6.06cm" svg:height="9.816cm" xlink:href=".." xlink:type="simple" chart:class="chart:circle" chart:style-name="ch1">
        <chart:legend chart:legend-position="bottom" svg:x="4.006cm" svg:y="8.221cm" style:legend-expansion="wide" chart:style-name="ch2"/>
        <chart:plot-area chart:style-name="ch3" table:cell-range-address="'1.1 Wo verbringen Sie die meiste Zeit beim Gärtnern'.A1:'1.1 Wo verbringen Sie die meiste Zeit beim Gärtnern'.F1 '1.1 Wo verbringen Sie die meiste Zeit beim Gärtnern'.A3:'1.1 Wo verbringen Sie die meiste Zeit beim Gärtnern'.F3" chart:data-source-has-labels="row" svg:x="0.321cm" svg:y="0.196cm" svg:width="15.418cm" svg:height="7.645cm">
          <chartooo:coordinate-region svg:x="4.208cm" svg:y="0.198cm" svg:width="7.643cm" svg:height="7.643cm"/>
          <chart:axis chart:dimension="x" chart:name="primary-x" chart:style-name="ch4" chartooo:axis-type="text">
            <chart:categories table:cell-range-address="'1.1 Wo verbringen Sie die meiste Zeit beim Gärtnern'.A1:'1.1 Wo verbringen Sie die meiste Zeit beim Gärtnern'.F1"/>
          </chart:axis>
          <chart:axis chart:dimension="y" chart:name="primary-y" chart:style-name="ch5"/>
          <chart:series chart:style-name="ch6" chart:values-cell-range-address="'1.1 Wo verbringen Sie die meiste Zeit beim Gärtnern'.A3:'1.1 Wo verbringen Sie die meiste Zeit beim Gärtnern'.F3" chart:class="chart:circle">
            <chart:data-point chart:style-name="ch7"/>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Garten</text:p>
                <draw:g>
                  <svg:desc>'1.1 Wo verbringen Sie die meiste Zeit beim Gärtnern'.A1:'1.1 Wo verbringen Sie die meiste Zeit beim Gärtnern'.F1</svg:desc>
                </draw:g>
              </table:table-cell>
              <table:table-cell office:value-type="string">
                <text:p>Schrebergarten</text:p>
              </table:table-cell>
              <table:table-cell office:value-type="string">
                <text:p>Balkon</text:p>
              </table:table-cell>
              <table:table-cell office:value-type="string">
                <text:p>Terrasse</text:p>
              </table:table-cell>
              <table:table-cell office:value-type="string">
                <text:p>Zimmer</text:p>
              </table:table-cell>
              <table:table-cell office:value-type="string">
                <text:p>Beete in der Stadt (Urban Gardening*)</text:p>
              </table:table-cell>
            </table:table-row>
          </table:table-header-rows>
          <table:table-rows>
            <table:table-row>
              <table:table-cell office:value-type="string">
                <text:p>Row 3</text:p>
                <draw:g>
                  <svg:desc/>
                </draw:g>
              </table:table-cell>
              <table:table-cell office:value-type="float" office:value="21">
                <text:p>21</text:p>
                <draw:g>
                  <svg:desc>'1.1 Wo verbringen Sie die meiste Zeit beim Gärtnern'.A3:'1.1 Wo verbringen Sie die meiste Zeit beim Gärtnern'.F3</svg:desc>
                </draw:g>
              </table:table-cell>
              <table:table-cell office:value-type="float" office:value="20">
                <text:p>20</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2">
                <text:p>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link-data-style-to-source="true" chart:label-position="avoid-overlap">
        <chart:label-separator>
          <text:p>; </text:p>
        </chart:label-separator>
      </style:chart-properties>
      <style:graphic-properties draw:stroke="none" draw:fill-color="#4285f4"/>
      <style:text-properties fo:color="#000000" style:text-position="0% 100%" fo:font-family="Arial" fo:font-size="10pt" style:font-family-asian="Arial" style:font-size-asian="10pt" style:font-family-complex="Arial" style:font-size-complex="10pt"/>
    </style:style>
    <style:style style:name="ch7" style:family="chart">
      <style:chart-properties chart:solid-type="cuboid"/>
      <style:graphic-properties draw:fill-color="#4285f4"/>
    </style:style>
    <style:style style:name="ch8" style:family="chart">
      <style:chart-properties chart:solid-type="cuboid"/>
      <style:graphic-properties draw:fill-color="#ea4335"/>
    </style:style>
    <style:style style:name="ch9" style:family="chart">
      <style:chart-properties chart:solid-type="cuboid"/>
      <style:graphic-properties draw:fill-color="#fbbc04"/>
    </style:style>
    <style:style style:name="ch10" style:family="chart">
      <style:chart-properties chart:solid-type="cuboid"/>
      <style:graphic-properties draw:fill-color="#34a853"/>
    </style:style>
    <style:style style:name="ch11" style:family="chart">
      <style:chart-properties chart:solid-type="cuboid"/>
      <style:graphic-properties draw:fill-color="#ff6d01"/>
    </style:style>
    <style:style style:name="ch12" style:family="chart">
      <style:chart-properties chart:solid-type="cuboid"/>
      <style:graphic-properties draw:fill-color="#46bdc6"/>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6.007cm" svg:height="9.816cm" xlink:href=".." xlink:type="simple" chart:class="chart:circle" chart:style-name="ch1">
        <chart:legend chart:legend-position="bottom" svg:x="2.317cm" svg:y="8.719cm" style:legend-expansion="wide" chart:style-name="ch2"/>
        <chart:plot-area chart:style-name="ch3" table:cell-range-address="'1.2 Worauf achten Sie bei der Gestaltung ihres Gartens, Balkons oder ihrer Terrasse etc. '.A1:'1.2 Worauf achten Sie bei der Gestaltung ihres Gartens, Balkons oder ihrer Terrasse etc. '.F2" chart:data-source-has-labels="row" svg:x="0.32cm" svg:y="0.196cm" svg:width="15.367cm" svg:height="8.143cm">
          <chartooo:coordinate-region svg:x="3.932cm" svg:y="0.197cm" svg:width="8.142cm" svg:height="8.142cm"/>
          <chart:axis chart:dimension="x" chart:name="primary-x" chart:style-name="ch4" chartooo:axis-type="text">
            <chart:categories table:cell-range-address="'1.2 Worauf achten Sie bei der Gestaltung ihres Gartens, Balkons oder ihrer Terrasse etc. '.A1:'1.2 Worauf achten Sie bei der Gestaltung ihres Gartens, Balkons oder ihrer Terrasse etc. '.F1"/>
          </chart:axis>
          <chart:axis chart:dimension="y" chart:name="primary-y" chart:style-name="ch5"/>
          <chart:series chart:style-name="ch6" chart:values-cell-range-address="'1.2 Worauf achten Sie bei der Gestaltung ihres Gartens, Balkons oder ihrer Terrasse etc. '.A2:'1.2 Worauf achten Sie bei der Gestaltung ihres Gartens, Balkons oder ihrer Terrasse etc. '.F2" chart:class="chart:circle">
            <chart:data-point chart:style-name="ch7"/>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Naturnahe Gestaltung</text:p>
                <draw:g>
                  <svg:desc>'1.2 Worauf achten Sie bei der Gestaltung ihres Gartens, Balkons oder ihrer Terrasse etc. '.A1:'1.2 Worauf achten Sie bei der Gestaltung ihres Gartens, Balkons oder ihrer Terrasse etc. '.F1</svg:desc>
                </draw:g>
              </table:table-cell>
              <table:table-cell office:value-type="string">
                <text:p>Insektenfreundlichkeit</text:p>
              </table:table-cell>
              <table:table-cell office:value-type="string">
                <text:p>Ästhetik / Dekorativ</text:p>
              </table:table-cell>
              <table:table-cell office:value-type="string">
                <text:p>Kostengünstig</text:p>
              </table:table-cell>
              <table:table-cell office:value-type="string">
                <text:p>Ernteertrag</text:p>
              </table:table-cell>
              <table:table-cell office:value-type="string">
                <text:p>Nachhaltigkeit</text:p>
              </table:table-cell>
            </table:table-row>
          </table:table-header-rows>
          <table:table-rows>
            <table:table-row>
              <table:table-cell office:value-type="string">
                <text:p>Row 2</text:p>
                <draw:g>
                  <svg:desc/>
                </draw:g>
              </table:table-cell>
              <table:table-cell office:value-type="float" office:value="35">
                <text:p>35</text:p>
                <draw:g>
                  <svg:desc>'1.2 Worauf achten Sie bei der Gestaltung ihres Gartens, Balkons oder ihrer Terrasse etc. '.A2:'1.2 Worauf achten Sie bei der Gestaltung ihres Gartens, Balkons oder ihrer Terrasse etc. '.F2</svg:desc>
                </draw:g>
              </table:table-cell>
              <table:table-cell office:value-type="float" office:value="39">
                <text:p>39</text:p>
              </table:table-cell>
              <table:table-cell office:value-type="float" office:value="17">
                <text:p>17</text:p>
              </table:table-cell>
              <table:table-cell office:value-type="float" office:value="1">
                <text:p>1</text:p>
              </table:table-cell>
              <table:table-cell office:value-type="float" office:value="7">
                <text:p>7</text:p>
              </table:table-cell>
              <table:table-cell office:value-type="float" office:value="2">
                <text:p>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6.06cm" svg:height="9.816cm" xlink:href=".." xlink:type="simple" chart:class="chart:bar" chart:style-name="ch1">
        <chart:legend chart:legend-position="end" svg:x="12.262cm" svg:y="3.613cm" style:legend-expansion="high" chart:style-name="ch2"/>
        <chart:plot-area chart:style-name="ch3" table:cell-range-address="'1.3 Wie lange gärtnern Sie schon oder interessieren sich für Pflanzen'.A1:'1.3 Wie lange gärtnern Sie schon oder interessieren sich für Pflanzen'.E2" chart:data-source-has-labels="row" svg:x="1.381cm" svg:y="0.196cm" svg:width="10.56cm" svg:height="9.424cm">
          <chartooo:coordinate-region svg:x="2.736cm" svg:y="0.196cm" svg:width="9.205cm" svg:height="6.693cm"/>
          <chart:axis chart:dimension="x" chart:name="primary-x" chart:style-name="ch4" chartooo:axis-type="text">
            <chart:categories table:cell-range-address="'1.3 Wie lange gärtnern Sie schon oder interessieren sich für Pflanzen'.A1:'1.3 Wie lange gärtnern Sie schon oder interessieren sich für Pflanzen'.E1"/>
          </chart:axis>
          <chart:axis chart:dimension="y" chart:name="primary-y" chart:style-name="ch5">
            <chart:title svg:x="0.451cm" svg:y="6.203cm" chart:style-name="ch6">
              <text:p>Anzahl Befragte</text:p>
            </chart:title>
            <chart:grid chart:style-name="ch7" chart:class="major"/>
          </chart:axis>
          <chart:series chart:style-name="ch8" chart:values-cell-range-address="'1.3 Wie lange gärtnern Sie schon oder interessieren sich für Pflanzen'.A2:'1.3 Wie lange gärtnern Sie schon oder interessieren sich für Pflanzen'.E2" chart:class="chart:bar">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weniger als ein Jahr</text:p>
                <draw:g>
                  <svg:desc>'1.3 Wie lange gärtnern Sie schon oder interessieren sich für Pflanzen'.A1:'1.3 Wie lange gärtnern Sie schon oder interessieren sich für Pflanzen'.E1</svg:desc>
                </draw:g>
              </table:table-cell>
              <table:table-cell office:value-type="string">
                <text:p>1 bis 3 Jahre</text:p>
              </table:table-cell>
              <table:table-cell office:value-type="string">
                <text:p>4 bis 6 Jahre</text:p>
              </table:table-cell>
              <table:table-cell office:value-type="string">
                <text:p>7 bis 9 Jahre</text:p>
              </table:table-cell>
              <table:table-cell office:value-type="string">
                <text:p>10 Jahre oder mehr</text:p>
              </table:table-cell>
            </table:table-row>
          </table:table-header-rows>
          <table:table-rows>
            <table:table-row>
              <table:table-cell office:value-type="string">
                <text:p>Row 2</text:p>
                <draw:g>
                  <svg:desc/>
                </draw:g>
              </table:table-cell>
              <table:table-cell office:value-type="float" office:value="0">
                <text:p>0</text:p>
                <draw:g>
                  <svg:desc>'1.3 Wie lange gärtnern Sie schon oder interessieren sich für Pflanzen'.A2:'1.3 Wie lange gärtnern Sie schon oder interessieren sich für Pflanzen'.E2</svg:desc>
                </draw:g>
              </table:table-cell>
              <table:table-cell office:value-type="float" office:value="7">
                <text:p>7</text:p>
              </table:table-cell>
              <table:table-cell office:value-type="float" office:value="9">
                <text:p>9</text:p>
              </table:table-cell>
              <table:table-cell office:value-type="float" office:value="4">
                <text:p>4</text:p>
              </table:table-cell>
              <table:table-cell office:value-type="float" office:value="19">
                <text:p>1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vertical="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color="#aecf00"/>
    </style:style>
    <style:style style:name="ch17" style:family="chart">
      <style:graphic-properties draw:fill-color="#4b1f6f"/>
    </style:style>
    <style:style style:name="ch18" style:family="chart">
      <style:graphic-properties draw:fill-color="#ff950e"/>
    </style:style>
    <style:style style:name="ch19" style:family="chart">
      <style:graphic-properties draw:fill="solid" draw:fill-color="#ffffff"/>
    </style:style>
    <style:style style:name="ch20" style:family="chart">
      <style:graphic-properties draw:fill-color="#d9d9d9"/>
    </style:style>
  </office:automatic-styles>
  <office:body>
    <office:chart>
      <chart:chart svg:width="24.024cm" svg:height="9.816cm" xlink:href=".." xlink:type="simple" chart:class="chart:bar" chart:style-name="ch1">
        <chart:legend chart:legend-position="end" svg:x="20.041cm" svg:y="2.368cm" style:legend-expansion="high" chart:style-name="ch2"/>
        <chart:plot-area chart:style-name="ch3" table:cell-range-address="'2.1 Welche Aktivitäten unternehmen Sie beim Gärtnern'.A1:'2.1 Welche Aktivitäten unternehmen Sie beim Gärtnern'.J2" chart:data-source-has-labels="row" svg:x="0.48cm" svg:y="0.196cm" svg:width="19.081cm" svg:height="8.394cm">
          <chartooo:coordinate-region svg:x="3.809cm" svg:y="0.196cm" svg:width="15.565cm" svg:height="7.897cm"/>
          <chart:axis chart:dimension="x" chart:name="primary-x" chart:style-name="ch4" chartooo:axis-type="text">
            <chart:categories table:cell-range-address="'2.1 Welche Aktivitäten unternehmen Sie beim Gärtnern'.A1:'2.1 Welche Aktivitäten unternehmen Sie beim Gärtnern'.J1"/>
          </chart:axis>
          <chart:axis chart:dimension="y" chart:name="primary-y" chart:style-name="ch5">
            <chart:title svg:x="8.725cm" svg:y="8.787cm" chart:style-name="ch6">
              <text:p>Anzahl Befragte</text:p>
            </chart:title>
            <chart:grid chart:style-name="ch7" chart:class="major"/>
          </chart:axis>
          <chart:series chart:style-name="ch8" chart:values-cell-range-address="'2.1 Welche Aktivitäten unternehmen Sie beim Gärtnern'.A2:'2.1 Welche Aktivitäten unternehmen Sie beim Gärtnern'.J2" chart:class="chart:bar">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Gießen</text:p>
                <draw:g>
                  <svg:desc>'2.1 Welche Aktivitäten unternehmen Sie beim Gärtnern'.A1:'2.1 Welche Aktivitäten unternehmen Sie beim Gärtnern'.J1</svg:desc>
                </draw:g>
              </table:table-cell>
              <table:table-cell office:value-type="string">
                <text:p>Unkraut jähten</text:p>
              </table:table-cell>
              <table:table-cell office:value-type="string">
                <text:p>Schädlinge entfernen</text:p>
              </table:table-cell>
              <table:table-cell office:value-type="string">
                <text:p>Umtopfen</text:p>
              </table:table-cell>
              <table:table-cell office:value-type="string">
                <text:p>Anpflanzen</text:p>
              </table:table-cell>
              <table:table-cell office:value-type="string">
                <text:p>Zurückschneiden</text:p>
              </table:table-cell>
              <table:table-cell office:value-type="string">
                <text:p>Mähen</text:p>
              </table:table-cell>
              <table:table-cell office:value-type="string">
                <text:p>Winterfest machen</text:p>
              </table:table-cell>
              <table:table-cell office:value-type="string">
                <text:p>Fotografieren</text:p>
              </table:table-cell>
              <table:table-cell office:value-type="string">
                <text:p>Sonstiges</text:p>
              </table:table-cell>
            </table:table-row>
          </table:table-header-rows>
          <table:table-rows>
            <table:table-row>
              <table:table-cell office:value-type="string">
                <text:p>Row 2</text:p>
                <draw:g>
                  <svg:desc/>
                </draw:g>
              </table:table-cell>
              <table:table-cell office:value-type="float" office:value="35">
                <text:p>35</text:p>
                <draw:g>
                  <svg:desc>'2.1 Welche Aktivitäten unternehmen Sie beim Gärtnern'.A2:'2.1 Welche Aktivitäten unternehmen Sie beim Gärtnern'.J2</svg:desc>
                </draw:g>
              </table:table-cell>
              <table:table-cell office:value-type="float" office:value="31">
                <text:p>31</text:p>
              </table:table-cell>
              <table:table-cell office:value-type="float" office:value="11">
                <text:p>11</text:p>
              </table:table-cell>
              <table:table-cell office:value-type="float" office:value="28">
                <text:p>28</text:p>
              </table:table-cell>
              <table:table-cell office:value-type="float" office:value="38">
                <text:p>38</text:p>
              </table:table-cell>
              <table:table-cell office:value-type="float" office:value="36">
                <text:p>36</text:p>
              </table:table-cell>
              <table:table-cell office:value-type="float" office:value="28">
                <text:p>28</text:p>
              </table:table-cell>
              <table:table-cell office:value-type="float" office:value="22">
                <text:p>22</text:p>
              </table:table-cell>
              <table:table-cell office:value-type="float" office:value="22">
                <text:p>22</text:p>
              </table:table-cell>
              <table:table-cell office:value-type="float" office:value="14">
                <text:p>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vertical="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color="#aecf00"/>
    </style:style>
    <style:style style:name="ch17" style:family="chart">
      <style:graphic-properties draw:fill="solid" draw:fill-color="#ffffff"/>
    </style:style>
    <style:style style:name="ch18" style:family="chart">
      <style:graphic-properties draw:fill-color="#d9d9d9"/>
    </style:style>
  </office:automatic-styles>
  <office:body>
    <office:chart>
      <chart:chart svg:width="26.802cm" svg:height="9.816cm" xlink:href=".." xlink:type="simple" chart:class="chart:bar" chart:style-name="ch1">
        <chart:legend chart:legend-position="end" svg:x="21.258cm" svg:y="2.866cm" style:legend-expansion="high" chart:style-name="ch2"/>
        <chart:plot-area chart:style-name="ch3" table:cell-range-address="'2.2 Welche Probleme treten dabei für Sie auf'.A1:'2.2 Welche Probleme treten dabei für Sie auf'.H2" chart:data-source-has-labels="row" svg:x="0.536cm" svg:y="0.196cm" svg:width="20.186cm" svg:height="8.394cm">
          <chartooo:coordinate-region svg:x="5.426cm" svg:y="0.196cm" svg:width="15.109cm" svg:height="7.897cm"/>
          <chart:axis chart:dimension="x" chart:name="primary-x" chart:style-name="ch4" chartooo:axis-type="text">
            <chart:categories table:cell-range-address="'2.2 Welche Probleme treten dabei für Sie auf'.A1:'2.2 Welche Probleme treten dabei für Sie auf'.H1"/>
          </chart:axis>
          <chart:axis chart:dimension="y" chart:name="primary-y" chart:style-name="ch5">
            <chart:title svg:x="9.334cm" svg:y="8.787cm" chart:style-name="ch6">
              <text:p>Anzahl Befragte</text:p>
            </chart:title>
            <chart:grid chart:style-name="ch7" chart:class="major"/>
          </chart:axis>
          <chart:series chart:style-name="ch8" chart:values-cell-range-address="'2.2 Welche Probleme treten dabei für Sie auf'.A2:'2.2 Welche Probleme treten dabei für Sie auf'.H2" chart:class="chart:bar">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Reglen</text:p>
                <draw:g>
                  <svg:desc>'2.2 Welche Probleme treten dabei für Sie auf'.A1:'2.2 Welche Probleme treten dabei für Sie auf'.H1</svg:desc>
                </draw:g>
              </table:table-cell>
              <table:table-cell office:value-type="string">
                <text:p>Wetter</text:p>
              </table:table-cell>
              <table:table-cell office:value-type="string">
                <text:p>mangelnde Pflanzenkenntnisse</text:p>
              </table:table-cell>
              <table:table-cell office:value-type="string">
                <text:p>mangelnde Inspiration</text:p>
              </table:table-cell>
              <table:table-cell office:value-type="string">
                <text:p>Unkraut</text:p>
              </table:table-cell>
              <table:table-cell office:value-type="string">
                <text:p>Schädlinge</text:p>
              </table:table-cell>
              <table:table-cell office:value-type="string">
                <text:p>Krankheiten</text:p>
              </table:table-cell>
              <table:table-cell office:value-type="string">
                <text:p>Aufwand</text:p>
              </table:table-cell>
            </table:table-row>
          </table:table-header-rows>
          <table:table-rows>
            <table:table-row>
              <table:table-cell office:value-type="string">
                <text:p>Row 2</text:p>
                <draw:g>
                  <svg:desc/>
                </draw:g>
              </table:table-cell>
              <table:table-cell office:value-type="float" office:value="5">
                <text:p>5</text:p>
                <draw:g>
                  <svg:desc>'2.2 Welche Probleme treten dabei für Sie auf'.A2:'2.2 Welche Probleme treten dabei für Sie auf'.H2</svg:desc>
                </draw:g>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5">
                <text:p>5</text:p>
              </table:table-cell>
              <table:table-cell office:value-type="float" office:value="9">
                <text:p>9</text:p>
              </table:table-cell>
              <table:table-cell office:value-type="float" office:value="3">
                <text:p>3</text:p>
              </table:table-cell>
              <table:table-cell office:value-type="float" office:value="2">
                <text:p>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vertical="true"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tru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end"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7" style:family="chart">
      <style:graphic-properties svg:stroke-width="0.018cm" svg:stroke-color="#b7b7b7"/>
    </style:style>
    <style:style style:name="ch8" style:family="chart" style:data-style-name="N0">
      <style:chart-properties chart:link-data-style-to-source="true"/>
      <style:graphic-properties draw:fill-color="#4285f4"/>
      <style:text-properties fo:font-size="10pt"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fill-color="#7e0021"/>
    </style:style>
    <style:style style:name="ch14" style:family="chart">
      <style:graphic-properties draw:fill-color="#83caff"/>
    </style:style>
    <style:style style:name="ch15" style:family="chart">
      <style:graphic-properties draw:fill-color="#314004"/>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26.802cm" svg:height="9.816cm" xlink:href=".." xlink:type="simple" chart:class="chart:bar" chart:style-name="ch1">
        <chart:legend chart:legend-position="end" svg:x="22.581cm" svg:y="3.115cm" style:legend-expansion="high" chart:style-name="ch2"/>
        <chart:plot-area chart:style-name="ch3" table:cell-range-address="'2.3 Wo finden Sie Lösungen für auftretende Probleme'.A1:'2.3 Wo finden Sie Lösungen für auftretende Probleme'.G2" chart:data-source-has-labels="row" svg:x="0.536cm" svg:y="0.196cm" svg:width="21.509cm" svg:height="8.394cm">
          <chartooo:coordinate-region svg:x="4.103cm" svg:y="0.196cm" svg:width="17.755cm" svg:height="7.897cm"/>
          <chart:axis chart:dimension="x" chart:name="primary-x" chart:style-name="ch4" chartooo:axis-type="text">
            <chart:categories table:cell-range-address="'2.3 Wo finden Sie Lösungen für auftretende Probleme'.A1:'2.3 Wo finden Sie Lösungen für auftretende Probleme'.G1"/>
          </chart:axis>
          <chart:axis chart:dimension="y" chart:name="primary-y" chart:style-name="ch5">
            <chart:title svg:x="9.995cm" svg:y="8.787cm" chart:style-name="ch6">
              <text:p>Anzahl Befragte</text:p>
            </chart:title>
            <chart:grid chart:style-name="ch7" chart:class="major"/>
          </chart:axis>
          <chart:series chart:style-name="ch8" chart:values-cell-range-address="'2.3 Wo finden Sie Lösungen für auftretende Probleme'.A2:'2.3 Wo finden Sie Lösungen für auftretende Probleme'.G2" chart:class="chart:bar">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Freunde und Bekannte</text:p>
                <draw:g>
                  <svg:desc>'2.3 Wo finden Sie Lösungen für auftretende Probleme'.A1:'2.3 Wo finden Sie Lösungen für auftretende Probleme'.G1</svg:desc>
                </draw:g>
              </table:table-cell>
              <table:table-cell office:value-type="string">
                <text:p>Fachhandel</text:p>
              </table:table-cell>
              <table:table-cell office:value-type="string">
                <text:p>Literatur</text:p>
              </table:table-cell>
              <table:table-cell office:value-type="string">
                <text:p>Videoplattformen</text:p>
              </table:table-cell>
              <table:table-cell office:value-type="string">
                <text:p>Soziale Medien</text:p>
              </table:table-cell>
              <table:table-cell office:value-type="string">
                <text:p>Internetrecherche</text:p>
              </table:table-cell>
              <table:table-cell office:value-type="string">
                <text:p>Apps</text:p>
              </table:table-cell>
            </table:table-row>
          </table:table-header-rows>
          <table:table-rows>
            <table:table-row>
              <table:table-cell office:value-type="string">
                <text:p>Row 2</text:p>
                <draw:g>
                  <svg:desc/>
                </draw:g>
              </table:table-cell>
              <table:table-cell office:value-type="float" office:value="31">
                <text:p>31</text:p>
                <draw:g>
                  <svg:desc>'2.3 Wo finden Sie Lösungen für auftretende Probleme'.A2:'2.3 Wo finden Sie Lösungen für auftretende Probleme'.G2</svg:desc>
                </draw:g>
              </table:table-cell>
              <table:table-cell office:value-type="float" office:value="8">
                <text:p>8</text:p>
              </table:table-cell>
              <table:table-cell office:value-type="float" office:value="22">
                <text:p>22</text:p>
              </table:table-cell>
              <table:table-cell office:value-type="float" office:value="18">
                <text:p>18</text:p>
              </table:table-cell>
              <table:table-cell office:value-type="float" office:value="23">
                <text:p>23</text:p>
              </table:table-cell>
              <table:table-cell office:value-type="float" office:value="38">
                <text:p>38</text:p>
              </table:table-cell>
              <table:table-cell office:value-type="float" office:value="1">
                <text:p>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